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ye skribenter" table:style-name="ta1">
        <table:shapes>
          <draw:frame draw:z-index="0" draw:style-name="gr1" draw:text-style-name="P1" svg:width="159.99mm" svg:height="89.99mm" svg:x="91.32mm" svg:y="1mm">
            <loext:p draw:notify-on-update-of-ranges="'Nye skribenter'.A2:'Nye skribenter'.A160 'Nye skribenter'.B1:'Nye skribenter'.B1 'Nye skribenter'.B2:'Nye skribenter'.B160 'Nye skribenter'.C1:'Nye skribenter'.C1 'Nye skribenter'.C2:'Nye skribenter'.C160 'Nye skribenter'.D1:'Nye skribenter'.D1 'Nye skribenter'.D2:'Nye skribenter'.D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Nye skribent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table:number-columns-repeated="3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table:number-columns-repeated="3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3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formula="of:=SUM([.B1:.B13])/12" office:value-type="float" office:value="2.58333333333333" calcext:value-type="float">
            <text:p>2,5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formula="of:=SUM([.B2:.B14])/12" office:value-type="float" office:value="3.08333333333333" calcext:value-type="float">
            <text:p>3,0833333333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3" calcext:value-type="float">
            <text:p>23</text:p>
          </table:table-cell>
          <table:table-cell table:formula="of:=SUM([.B3:.B15])/12" office:value-type="float" office:value="3.58333333333333" calcext:value-type="float">
            <text:p>3,5833333333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table:formula="of:=SUM([.B4:.B16])/12" office:value-type="float" office:value="5.25" calcext:value-type="float">
            <text:p>5,25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formula="of:=SUM([.B5:.B17])/12" office:value-type="float" office:value="5.83333333333333" calcext:value-type="float">
            <text:p>5,8333333333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6" calcext:value-type="float">
            <text:p>16</text:p>
          </table:table-cell>
          <table:table-cell table:formula="of:=SUM([.B6:.B18])/12" office:value-type="float" office:value="6.66666666666667" calcext:value-type="float">
            <text:p>6,6666666667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formula="of:=SUM([.B7:.B19])/1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formula="of:=SUM([.B8:.B20])/12" office:value-type="float" office:value="9.33333333333333" calcext:value-type="float">
            <text:p>9,3333333333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table:formula="of:=SUM([.B9:.B21])/12" office:value-type="float" office:value="10.4166666666667" calcext:value-type="float">
            <text:p>10,41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SUM([.B10:.B22])/12" office:value-type="float" office:value="11.5" calcext:value-type="float">
            <text:p>11,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9" calcext:value-type="float">
            <text:p>39</text:p>
          </table:table-cell>
          <table:table-cell table:formula="of:=SUM([.B11:.B23])/12" office:value-type="float" office:value="15.0833333333333" calcext:value-type="float">
            <text:p>15,0833333333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SUM([.B12:.B24])/12" office:value-type="float" office:value="18.0833333333333" calcext:value-type="float">
            <text:p>18,0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7" calcext:value-type="float">
            <text:p>37</text:p>
          </table:table-cell>
          <table:table-cell table:formula="of:=SUM([.B13:.B25])/12" office:value-type="float" office:value="20.25" calcext:value-type="float">
            <text:p>20,25</text:p>
          </table:table-cell>
          <table:table-cell table:formula="of:=[.C26]-[.C14]" office:value-type="float" office:value="17.6666666666667" calcext:value-type="float">
            <text:p>17,666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3" calcext:value-type="float">
            <text:p>23</text:p>
          </table:table-cell>
          <table:table-cell table:formula="of:=SUM([.B14:.B26])/12" office:value-type="float" office:value="22.1666666666667" calcext:value-type="float">
            <text:p>22,1666666667</text:p>
          </table:table-cell>
          <table:table-cell table:formula="of:=[.C27]-[.C15]" office:value-type="float" office:value="19.0833333333333" calcext:value-type="float">
            <text:p>19,08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0" calcext:value-type="float">
            <text:p>50</text:p>
          </table:table-cell>
          <table:table-cell table:formula="of:=SUM([.B15:.B27])/12" office:value-type="float" office:value="23.5833333333333" calcext:value-type="float">
            <text:p>23,5833333333</text:p>
          </table:table-cell>
          <table:table-cell table:formula="of:=[.C28]-[.C16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2" calcext:value-type="float">
            <text:p>42</text:p>
          </table:table-cell>
          <table:table-cell table:formula="of:=SUM([.B16:.B28])/12" office:value-type="float" office:value="27.1666666666667" calcext:value-type="float">
            <text:p>27,1666666667</text:p>
          </table:table-cell>
          <table:table-cell table:formula="of:=[.C29]-[.C17]" office:value-type="float" office:value="21.9166666666667" calcext:value-type="float">
            <text:p>21,91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SUM([.B17:.B29])/12" office:value-type="float" office:value="28.75" calcext:value-type="float">
            <text:p>28,75</text:p>
          </table:table-cell>
          <table:table-cell table:formula="of:=[.C30]-[.C18]" office:value-type="float" office:value="22.9166666666667" calcext:value-type="float">
            <text:p>22,91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6" calcext:value-type="float">
            <text:p>46</text:p>
          </table:table-cell>
          <table:table-cell table:formula="of:=SUM([.B18:.B30])/12" office:value-type="float" office:value="31.6666666666667" calcext:value-type="float">
            <text:p>31,6666666667</text:p>
          </table:table-cell>
          <table:table-cell table:formula="of:=[.C31]-[.C19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0" calcext:value-type="float">
            <text:p>40</text:p>
          </table:table-cell>
          <table:table-cell table:formula="of:=SUM([.B19:.B31])/12" office:value-type="float" office:value="34.5" calcext:value-type="float">
            <text:p>34,5</text:p>
          </table:table-cell>
          <table:table-cell table:formula="of:=[.C32]-[.C20]" office:value-type="float" office:value="26.5" calcext:value-type="float">
            <text:p>26,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" calcext:value-type="float">
            <text:p>67</text:p>
          </table:table-cell>
          <table:table-cell table:formula="of:=SUM([.B20:.B32])/12" office:value-type="float" office:value="36.5" calcext:value-type="float">
            <text:p>36,5</text:p>
          </table:table-cell>
          <table:table-cell table:formula="of:=[.C33]-[.C21]" office:value-type="float" office:value="27.1666666666667" calcext:value-type="float">
            <text:p>27,16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6" calcext:value-type="float">
            <text:p>36</text:p>
          </table:table-cell>
          <table:table-cell table:formula="of:=SUM([.B21:.B33])/12" office:value-type="float" office:value="40.5833333333333" calcext:value-type="float">
            <text:p>40,5833333333</text:p>
          </table:table-cell>
          <table:table-cell table:formula="of:=[.C34]-[.C22]" office:value-type="float" office:value="30.1666666666667" calcext:value-type="float">
            <text:p>30,1666666667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2" calcext:value-type="float">
            <text:p>52</text:p>
          </table:table-cell>
          <table:table-cell table:formula="of:=SUM([.B22:.B34])/12" office:value-type="float" office:value="42.25" calcext:value-type="float">
            <text:p>42,25</text:p>
          </table:table-cell>
          <table:table-cell table:formula="of:=[.C35]-[.C23]" office:value-type="float" office:value="30.75" calcext:value-type="float">
            <text:p>30,7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7" calcext:value-type="float">
            <text:p>67</text:p>
          </table:table-cell>
          <table:table-cell table:formula="of:=SUM([.B23:.B35])/12" office:value-type="float" office:value="45.4166666666667" calcext:value-type="float">
            <text:p>45,4166666667</text:p>
          </table:table-cell>
          <table:table-cell table:formula="of:=[.C36]-[.C24]" office:value-type="float" office:value="30.3333333333333" calcext:value-type="float">
            <text:p>30,33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9" calcext:value-type="float">
            <text:p>89</text:p>
          </table:table-cell>
          <table:table-cell table:formula="of:=SUM([.B24:.B36])/12" office:value-type="float" office:value="47.4166666666667" calcext:value-type="float">
            <text:p>47,4166666667</text:p>
          </table:table-cell>
          <table:table-cell table:formula="of:=[.C37]-[.C25]" office:value-type="float" office:value="29.3333333333333" calcext:value-type="float">
            <text:p>29,33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0" calcext:value-type="float">
            <text:p>80</text:p>
          </table:table-cell>
          <table:table-cell table:formula="of:=SUM([.B25:.B37])/12" office:value-type="float" office:value="51.5833333333333" calcext:value-type="float">
            <text:p>51,5833333333</text:p>
          </table:table-cell>
          <table:table-cell table:formula="of:=[.C38]-[.C26]" office:value-type="float" office:value="31.3333333333333" calcext:value-type="float">
            <text:p>31,33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7" calcext:value-type="float">
            <text:p>77</text:p>
          </table:table-cell>
          <table:table-cell table:formula="of:=SUM([.B26:.B38])/12" office:value-type="float" office:value="55.9166666666667" calcext:value-type="float">
            <text:p>55,9166666667</text:p>
          </table:table-cell>
          <table:table-cell table:formula="of:=[.C39]-[.C27]" office:value-type="float" office:value="33.75" calcext:value-type="float">
            <text:p>33,75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6" calcext:value-type="float">
            <text:p>106</text:p>
          </table:table-cell>
          <table:table-cell table:formula="of:=SUM([.B27:.B39])/12" office:value-type="float" office:value="59.25" calcext:value-type="float">
            <text:p>59,25</text:p>
          </table:table-cell>
          <table:table-cell table:formula="of:=[.C40]-[.C28]" office:value-type="float" office:value="35.6666666666667" calcext:value-type="float">
            <text:p>35,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1" calcext:value-type="float">
            <text:p>101</text:p>
          </table:table-cell>
          <table:table-cell table:formula="of:=SUM([.B28:.B40])/12" office:value-type="float" office:value="66.1666666666667" calcext:value-type="float">
            <text:p>66,1666666667</text:p>
          </table:table-cell>
          <table:table-cell table:formula="of:=[.C41]-[.C29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5" calcext:value-type="float">
            <text:p>135</text:p>
          </table:table-cell>
          <table:table-cell table:formula="of:=SUM([.B29:.B41])/12" office:value-type="float" office:value="70.4166666666667" calcext:value-type="float">
            <text:p>70,4166666667</text:p>
          </table:table-cell>
          <table:table-cell table:formula="of:=[.C42]-[.C30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9" calcext:value-type="float">
            <text:p>119</text:p>
          </table:table-cell>
          <table:table-cell table:formula="of:=SUM([.B30:.B42])/12" office:value-type="float" office:value="78.1666666666667" calcext:value-type="float">
            <text:p>78,1666666667</text:p>
          </table:table-cell>
          <table:table-cell table:formula="of:=[.C43]-[.C31]" office:value-type="float" office:value="46.5" calcext:value-type="float">
            <text:p>46,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table:formula="of:=SUM([.B31:.B43])/12" office:value-type="float" office:value="84.5833333333333" calcext:value-type="float">
            <text:p>84,5833333333</text:p>
          </table:table-cell>
          <table:table-cell table:formula="of:=[.C44]-[.C32]" office:value-type="float" office:value="50.0833333333333" calcext:value-type="float">
            <text:p>50,0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0" calcext:value-type="float">
            <text:p>130</text:p>
          </table:table-cell>
          <table:table-cell table:formula="of:=SUM([.B32:.B44])/12" office:value-type="float" office:value="90.4166666666667" calcext:value-type="float">
            <text:p>90,4166666667</text:p>
          </table:table-cell>
          <table:table-cell table:formula="of:=[.C45]-[.C33]" office:value-type="float" office:value="53.9166666666667" calcext:value-type="float">
            <text:p>53,91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52" calcext:value-type="float">
            <text:p>152</text:p>
          </table:table-cell>
          <table:table-cell table:formula="of:=SUM([.B33:.B45])/12" office:value-type="float" office:value="97.9166666666667" calcext:value-type="float">
            <text:p>97,9166666667</text:p>
          </table:table-cell>
          <table:table-cell table:formula="of:=[.C46]-[.C34]" office:value-type="float" office:value="57.3333333333333" calcext:value-type="float">
            <text:p>57,3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3" calcext:value-type="float">
            <text:p>143</text:p>
          </table:table-cell>
          <table:table-cell table:formula="of:=SUM([.B34:.B46])/12" office:value-type="float" office:value="105" calcext:value-type="float">
            <text:p>105</text:p>
          </table:table-cell>
          <table:table-cell table:formula="of:=[.C47]-[.C35]" office:value-type="float" office:value="62.75" calcext:value-type="float">
            <text:p>62,7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8" calcext:value-type="float">
            <text:p>198</text:p>
          </table:table-cell>
          <table:table-cell table:formula="of:=SUM([.B35:.B47])/12" office:value-type="float" office:value="113.916666666667" calcext:value-type="float">
            <text:p>113,9166666667</text:p>
          </table:table-cell>
          <table:table-cell table:formula="of:=[.C48]-[.C36]" office:value-type="float" office:value="68.5" calcext:value-type="float">
            <text:p>68,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76" calcext:value-type="float">
            <text:p>176</text:p>
          </table:table-cell>
          <table:table-cell table:formula="of:=SUM([.B36:.B48])/12" office:value-type="float" office:value="126.083333333333" calcext:value-type="float">
            <text:p>126,0833333333</text:p>
          </table:table-cell>
          <table:table-cell table:formula="of:=[.C49]-[.C37]" office:value-type="float" office:value="78.6666666666667" calcext:value-type="float">
            <text:p>78,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17" calcext:value-type="float">
            <text:p>217</text:p>
          </table:table-cell>
          <table:table-cell table:formula="of:=SUM([.B37:.B49])/12" office:value-type="float" office:value="135.166666666667" calcext:value-type="float">
            <text:p>135,1666666667</text:p>
          </table:table-cell>
          <table:table-cell table:formula="of:=[.C50]-[.C38]" office:value-type="float" office:value="83.5833333333333" calcext:value-type="float">
            <text:p>83,58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0" calcext:value-type="float">
            <text:p>220</text:p>
          </table:table-cell>
          <table:table-cell table:formula="of:=SUM([.B38:.B50])/12" office:value-type="float" office:value="145.833333333333" calcext:value-type="float">
            <text:p>145,8333333333</text:p>
          </table:table-cell>
          <table:table-cell table:formula="of:=[.C51]-[.C39]" office:value-type="float" office:value="89.9166666666667" calcext:value-type="float">
            <text:p>89,91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26" calcext:value-type="float">
            <text:p>226</text:p>
          </table:table-cell>
          <table:table-cell table:formula="of:=SUM([.B39:.B51])/12" office:value-type="float" office:value="157.5" calcext:value-type="float">
            <text:p>157,5</text:p>
          </table:table-cell>
          <table:table-cell table:formula="of:=[.C52]-[.C40]" office:value-type="float" office:value="98.25" calcext:value-type="float">
            <text:p>98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3" calcext:value-type="float">
            <text:p>203</text:p>
          </table:table-cell>
          <table:table-cell table:formula="of:=SUM([.B40:.B52])/12" office:value-type="float" office:value="169.916666666667" calcext:value-type="float">
            <text:p>169,9166666667</text:p>
          </table:table-cell>
          <table:table-cell table:formula="of:=[.C53]-[.C41]" office:value-type="float" office:value="103.75" calcext:value-type="float">
            <text:p>103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76" calcext:value-type="float">
            <text:p>176</text:p>
          </table:table-cell>
          <table:table-cell table:formula="of:=SUM([.B41:.B53])/12" office:value-type="float" office:value="178" calcext:value-type="float">
            <text:p>178</text:p>
          </table:table-cell>
          <table:table-cell table:formula="of:=[.C54]-[.C42]" office:value-type="float" office:value="107.583333333333" calcext:value-type="float">
            <text:p>107,58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4" calcext:value-type="float">
            <text:p>164</text:p>
          </table:table-cell>
          <table:table-cell table:formula="of:=SUM([.B42:.B54])/12" office:value-type="float" office:value="184.25" calcext:value-type="float">
            <text:p>184,25</text:p>
          </table:table-cell>
          <table:table-cell table:formula="of:=[.C55]-[.C43]" office:value-type="float" office:value="106.083333333333" calcext:value-type="float">
            <text:p>106,08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8" calcext:value-type="float">
            <text:p>128</text:p>
          </table:table-cell>
          <table:table-cell table:formula="of:=SUM([.B43:.B55])/12" office:value-type="float" office:value="186.666666666667" calcext:value-type="float">
            <text:p>186,6666666667</text:p>
          </table:table-cell>
          <table:table-cell table:formula="of:=[.C56]-[.C44]" office:value-type="float" office:value="102.083333333333" calcext:value-type="float">
            <text:p>102,08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36" calcext:value-type="float">
            <text:p>136</text:p>
          </table:table-cell>
          <table:table-cell table:formula="of:=SUM([.B44:.B56])/12" office:value-type="float" office:value="187.416666666667" calcext:value-type="float">
            <text:p>187,4166666667</text:p>
          </table:table-cell>
          <table:table-cell table:formula="of:=[.C57]-[.C45]"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6" calcext:value-type="float">
            <text:p>146</text:p>
          </table:table-cell>
          <table:table-cell table:formula="of:=SUM([.B45:.B57])/12" office:value-type="float" office:value="189.083333333333" calcext:value-type="float">
            <text:p>189,0833333333</text:p>
          </table:table-cell>
          <table:table-cell table:formula="of:=[.C58]-[.C46]" office:value-type="float" office:value="91.1666666666667" calcext:value-type="float">
            <text:p>91,1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46" calcext:value-type="float">
            <text:p>146</text:p>
          </table:table-cell>
          <table:table-cell table:formula="of:=SUM([.B46:.B58])/12" office:value-type="float" office:value="190.416666666667" calcext:value-type="float">
            <text:p>190,4166666667</text:p>
          </table:table-cell>
          <table:table-cell table:formula="of:=[.C59]-[.C47]" office:value-type="float" office:value="85.4166666666667" calcext:value-type="float">
            <text:p>85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8" calcext:value-type="float">
            <text:p>178</text:p>
          </table:table-cell>
          <table:table-cell table:formula="of:=SUM([.B47:.B59])/12" office:value-type="float" office:value="189.916666666667" calcext:value-type="float">
            <text:p>189,9166666667</text:p>
          </table:table-cell>
          <table:table-cell table:formula="of:=[.C60]-[.C48]"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1" calcext:value-type="float">
            <text:p>151</text:p>
          </table:table-cell>
          <table:table-cell table:formula="of:=SUM([.B48:.B60])/12" office:value-type="float" office:value="192.833333333333" calcext:value-type="float">
            <text:p>192,8333333333</text:p>
          </table:table-cell>
          <table:table-cell table:formula="of:=[.C61]-[.C49]" office:value-type="float" office:value="66.75" calcext:value-type="float">
            <text:p>66,7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SUM([.B49:.B61])/12" office:value-type="float" office:value="188.916666666667" calcext:value-type="float">
            <text:p>188,9166666667</text:p>
          </table:table-cell>
          <table:table-cell table:formula="of:=[.C62]-[.C50]" office:value-type="float" office:value="53.75" calcext:value-type="float">
            <text:p>53,7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9" calcext:value-type="float">
            <text:p>179</text:p>
          </table:table-cell>
          <table:table-cell table:formula="of:=SUM([.B50:.B62])/12" office:value-type="float" office:value="187.166666666667" calcext:value-type="float">
            <text:p>187,1666666667</text:p>
          </table:table-cell>
          <table:table-cell table:formula="of:=[.C63]-[.C51]" office:value-type="float" office:value="41.3333333333333" calcext:value-type="float">
            <text:p>41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6" calcext:value-type="float">
            <text:p>176</text:p>
          </table:table-cell>
          <table:table-cell table:formula="of:=SUM([.B51:.B63])/12" office:value-type="float" office:value="184" calcext:value-type="float">
            <text:p>184</text:p>
          </table:table-cell>
          <table:table-cell table:formula="of:=[.C64]-[.C52]" office:value-type="float" office:value="26.5" calcext:value-type="float">
            <text:p>26,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5" calcext:value-type="float">
            <text:p>155</text:p>
          </table:table-cell>
          <table:table-cell table:formula="of:=SUM([.B52:.B64])/12" office:value-type="float" office:value="180.333333333333" calcext:value-type="float">
            <text:p>180,3333333333</text:p>
          </table:table-cell>
          <table:table-cell table:formula="of:=[.C65]-[.C53]" office:value-type="float" office:value="10.4166666666667" calcext:value-type="float">
            <text:p>10,41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4" calcext:value-type="float">
            <text:p>154</text:p>
          </table:table-cell>
          <table:table-cell table:formula="of:=SUM([.B53:.B65])/12" office:value-type="float" office:value="174.416666666667" calcext:value-type="float">
            <text:p>174,4166666667</text:p>
          </table:table-cell>
          <table:table-cell table:formula="of:=[.C66]-[.C54]" office:value-type="float" office:value="-3.58333333333334" calcext:value-type="float">
            <text:p>-3,5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1" calcext:value-type="float">
            <text:p>131</text:p>
          </table:table-cell>
          <table:table-cell table:formula="of:=SUM([.B54:.B66])/12" office:value-type="float" office:value="170.333333333333" calcext:value-type="float">
            <text:p>170,3333333333</text:p>
          </table:table-cell>
          <table:table-cell table:formula="of:=[.C67]-[.C55]" office:value-type="float" office:value="-13.9166666666667" calcext:value-type="float">
            <text:p>-13,9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4" calcext:value-type="float">
            <text:p>144</text:p>
          </table:table-cell>
          <table:table-cell table:formula="of:=SUM([.B55:.B67])/12" office:value-type="float" office:value="166.583333333333" calcext:value-type="float">
            <text:p>166,5833333333</text:p>
          </table:table-cell>
          <table:table-cell table:formula="of:=[.C68]-[.C56]" office:value-type="float" office:value="-20.0833333333333" calcext:value-type="float">
            <text:p>-20,08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0" calcext:value-type="float">
            <text:p>150</text:p>
          </table:table-cell>
          <table:table-cell table:formula="of:=SUM([.B56:.B68])/12" office:value-type="float" office:value="164.916666666667" calcext:value-type="float">
            <text:p>164,9166666667</text:p>
          </table:table-cell>
          <table:table-cell table:formula="of:=[.C69]-[.C57]" office:value-type="float" office:value="-22.5" calcext:value-type="float">
            <text:p>-22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79" calcext:value-type="float">
            <text:p>179</text:p>
          </table:table-cell>
          <table:table-cell table:formula="of:=SUM([.B57:.B69])/12" office:value-type="float" office:value="166.75" calcext:value-type="float">
            <text:p>166,75</text:p>
          </table:table-cell>
          <table:table-cell table:formula="of:=[.C70]-[.C58]" office:value-type="float" office:value="-22.3333333333333" calcext:value-type="float">
            <text:p>-22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1" calcext:value-type="float">
            <text:p>191</text:p>
          </table:table-cell>
          <table:table-cell table:formula="of:=SUM([.B58:.B70])/12" office:value-type="float" office:value="170.333333333333" calcext:value-type="float">
            <text:p>170,3333333333</text:p>
          </table:table-cell>
          <table:table-cell table:formula="of:=[.C71]-[.C59]" office:value-type="float" office:value="-20.0833333333333" calcext:value-type="float">
            <text:p>-20,08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1" calcext:value-type="float">
            <text:p>181</text:p>
          </table:table-cell>
          <table:table-cell table:formula="of:=SUM([.B59:.B71])/12" office:value-type="float" office:value="174.083333333333" calcext:value-type="float">
            <text:p>174,0833333333</text:p>
          </table:table-cell>
          <table:table-cell table:formula="of:=[.C72]-[.C60]" office:value-type="float" office:value="-15.8333333333333" calcext:value-type="float">
            <text:p>-15,8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4" calcext:value-type="float">
            <text:p>164</text:p>
          </table:table-cell>
          <table:table-cell table:formula="of:=SUM([.B60:.B72])/12" office:value-type="float" office:value="177" calcext:value-type="float">
            <text:p>177</text:p>
          </table:table-cell>
          <table:table-cell table:formula="of:=[.C73]-[.C61]" office:value-type="float" office:value="-15.8333333333333" calcext:value-type="float">
            <text:p>-15,8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6" calcext:value-type="float">
            <text:p>206</text:p>
          </table:table-cell>
          <table:table-cell table:formula="of:=SUM([.B61:.B73])/12" office:value-type="float" office:value="175.833333333333" calcext:value-type="float">
            <text:p>175,8333333333</text:p>
          </table:table-cell>
          <table:table-cell table:formula="of:=[.C74]-[.C62]" office:value-type="float" office:value="-13.0833333333333" calcext:value-type="float">
            <text:p>-13,08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9" calcext:value-type="float">
            <text:p>159</text:p>
          </table:table-cell>
          <table:table-cell table:formula="of:=SUM([.B62:.B74])/12" office:value-type="float" office:value="180.416666666667" calcext:value-type="float">
            <text:p>180,4166666667</text:p>
          </table:table-cell>
          <table:table-cell table:formula="of:=[.C75]-[.C63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8" calcext:value-type="float">
            <text:p>218</text:p>
          </table:table-cell>
          <table:table-cell table:formula="of:=SUM([.B63:.B75])/12" office:value-type="float" office:value="180.75" calcext:value-type="float">
            <text:p>180,75</text:p>
          </table:table-cell>
          <table:table-cell table:formula="of:=[.C76]-[.C64]" office:value-type="float" office:value="-3.25" calcext:value-type="float">
            <text:p>-3,2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1" calcext:value-type="float">
            <text:p>141</text:p>
          </table:table-cell>
          <table:table-cell table:formula="of:=SUM([.B64:.B76])/12" office:value-type="float" office:value="184" calcext:value-type="float">
            <text:p>184</text:p>
          </table:table-cell>
          <table:table-cell table:formula="of:=[.C77]-[.C65]" office:value-type="float" office:value="3.66666666666666" calcext:value-type="float">
            <text:p>3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76" calcext:value-type="float">
            <text:p>176</text:p>
          </table:table-cell>
          <table:table-cell table:formula="of:=SUM([.B65:.B77])/12" office:value-type="float" office:value="181.083333333333" calcext:value-type="float">
            <text:p>181,0833333333</text:p>
          </table:table-cell>
          <table:table-cell table:formula="of:=[.C78]-[.C66]" office:value-type="float" office:value="6.66666666666669" calcext:value-type="float">
            <text:p>6,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48" calcext:value-type="float">
            <text:p>148</text:p>
          </table:table-cell>
          <table:table-cell table:formula="of:=SUM([.B66:.B78])/12" office:value-type="float" office:value="182.833333333333" calcext:value-type="float">
            <text:p>182,8333333333</text:p>
          </table:table-cell>
          <table:table-cell table:formula="of:=[.C79]-[.C67]" office:value-type="float" office:value="12.5" calcext:value-type="float">
            <text:p>12,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41" calcext:value-type="float">
            <text:p>141</text:p>
          </table:table-cell>
          <table:table-cell table:formula="of:=SUM([.B67:.B79])/12" office:value-type="float" office:value="182.333333333333" calcext:value-type="float">
            <text:p>182,3333333333</text:p>
          </table:table-cell>
          <table:table-cell table:formula="of:=[.C80]-[.C68]" office:value-type="float" office:value="15.75" calcext:value-type="float">
            <text:p>15,7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5" calcext:value-type="float">
            <text:p>155</text:p>
          </table:table-cell>
          <table:table-cell table:formula="of:=SUM([.B68:.B80])/12" office:value-type="float" office:value="183.166666666667" calcext:value-type="float">
            <text:p>183,1666666667</text:p>
          </table:table-cell>
          <table:table-cell table:formula="of:=[.C81]-[.C69]" office:value-type="float" office:value="18.25" calcext:value-type="float">
            <text:p>18,2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46" calcext:value-type="float">
            <text:p>146</text:p>
          </table:table-cell>
          <table:table-cell table:formula="of:=SUM([.B69:.B81])/12" office:value-type="float" office:value="184.083333333333" calcext:value-type="float">
            <text:p>184,0833333333</text:p>
          </table:table-cell>
          <table:table-cell table:formula="of:=[.C82]-[.C70]" office:value-type="float" office:value="17.3333333333333" calcext:value-type="float">
            <text:p>17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4" calcext:value-type="float">
            <text:p>174</text:p>
          </table:table-cell>
          <table:table-cell table:formula="of:=SUM([.B70:.B82])/12" office:value-type="float" office:value="183.75" calcext:value-type="float">
            <text:p>183,75</text:p>
          </table:table-cell>
          <table:table-cell table:formula="of:=[.C83]-[.C71]" office:value-type="float" office:value="13.4166666666667" calcext:value-type="float">
            <text:p>13,41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0" calcext:value-type="float">
            <text:p>200</text:p>
          </table:table-cell>
          <table:table-cell table:formula="of:=SUM([.B71:.B83])/12" office:value-type="float" office:value="183.333333333333" calcext:value-type="float">
            <text:p>183,3333333333</text:p>
          </table:table-cell>
          <table:table-cell table:formula="of:=[.C84]-[.C72]" office:value-type="float" office:value="9.25" calcext:value-type="float">
            <text:p>9,2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7" calcext:value-type="float">
            <text:p>137</text:p>
          </table:table-cell>
          <table:table-cell table:formula="of:=SUM([.B72:.B84])/12" office:value-type="float" office:value="184.083333333333" calcext:value-type="float">
            <text:p>184,0833333333</text:p>
          </table:table-cell>
          <table:table-cell table:formula="of:=[.C85]-[.C73]" office:value-type="float" office:value="7.08333333333334" calcext:value-type="float">
            <text:p>7,08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5" calcext:value-type="float">
            <text:p>175</text:p>
          </table:table-cell>
          <table:table-cell table:formula="of:=SUM([.B73:.B85])/12" office:value-type="float" office:value="180.416666666667" calcext:value-type="float">
            <text:p>180,4166666667</text:p>
          </table:table-cell>
          <table:table-cell table:formula="of:=[.C86]-[.C74]" office:value-type="float" office:value="4.58333333333331" calcext:value-type="float">
            <text:p>4,58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5" calcext:value-type="float">
            <text:p>165</text:p>
          </table:table-cell>
          <table:table-cell table:formula="of:=SUM([.B74:.B86])/12" office:value-type="float" office:value="181.333333333333" calcext:value-type="float">
            <text:p>181,3333333333</text:p>
          </table:table-cell>
          <table:table-cell table:formula="of:=[.C87]-[.C75]" office:value-type="float" office:value="0.916666666666686" calcext:value-type="float">
            <text:p>0,91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3" calcext:value-type="float">
            <text:p>183</text:p>
          </table:table-cell>
          <table:table-cell table:formula="of:=SUM([.B75:.B87])/12" office:value-type="float" office:value="177.916666666667" calcext:value-type="float">
            <text:p>177,9166666667</text:p>
          </table:table-cell>
          <table:table-cell table:formula="of:=[.C88]-[.C76]" office:value-type="float" office:value="-2.83333333333334" calcext:value-type="float">
            <text:p>-2,8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88" calcext:value-type="float">
            <text:p>188</text:p>
          </table:table-cell>
          <table:table-cell table:formula="of:=SUM([.B76:.B88])/12" office:value-type="float" office:value="179.916666666667" calcext:value-type="float">
            <text:p>179,9166666667</text:p>
          </table:table-cell>
          <table:table-cell table:formula="of:=[.C89]-[.C77]" office:value-type="float" office:value="-4.08333333333334" calcext:value-type="float">
            <text:p>-4,08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7" calcext:value-type="float">
            <text:p>167</text:p>
          </table:table-cell>
          <table:table-cell table:formula="of:=SUM([.B77:.B89])/12" office:value-type="float" office:value="177.416666666667" calcext:value-type="float">
            <text:p>177,4166666667</text:p>
          </table:table-cell>
          <table:table-cell table:formula="of:=[.C90]-[.C78]" office:value-type="float" office:value="-3.66666666666669" calcext:value-type="float">
            <text:p>-3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7" calcext:value-type="float">
            <text:p>117</text:p>
          </table:table-cell>
          <table:table-cell table:formula="of:=SUM([.B78:.B90])/12" office:value-type="float" office:value="179.583333333333" calcext:value-type="float">
            <text:p>179,5833333333</text:p>
          </table:table-cell>
          <table:table-cell table:formula="of:=[.C91]-[.C79]" office:value-type="float" office:value="-3.25" calcext:value-type="float">
            <text:p>-3,2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17" calcext:value-type="float">
            <text:p>117</text:p>
          </table:table-cell>
          <table:table-cell table:formula="of:=SUM([.B79:.B91])/12" office:value-type="float" office:value="174.666666666667" calcext:value-type="float">
            <text:p>174,6666666667</text:p>
          </table:table-cell>
          <table:table-cell table:formula="of:=[.C92]-[.C80]" office:value-type="float" office:value="-7.66666666666669" calcext:value-type="float">
            <text:p>-7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2" calcext:value-type="float">
            <text:p>122</text:p>
          </table:table-cell>
          <table:table-cell table:formula="of:=SUM([.B80:.B92])/12" office:value-type="float" office:value="172.083333333333" calcext:value-type="float">
            <text:p>172,0833333333</text:p>
          </table:table-cell>
          <table:table-cell table:formula="of:=[.C93]-[.C81]" office:value-type="float" office:value="-11.0833333333333" calcext:value-type="float">
            <text:p>-11,08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2" calcext:value-type="float">
            <text:p>112</text:p>
          </table:table-cell>
          <table:table-cell table:formula="of:=SUM([.B81:.B93])/12" office:value-type="float" office:value="170.5" calcext:value-type="float">
            <text:p>170,5</text:p>
          </table:table-cell>
          <table:table-cell table:formula="of:=[.C94]-[.C82]" office:value-type="float" office:value="-13.5833333333333" calcext:value-type="float">
            <text:p>-13,58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7" calcext:value-type="float">
            <text:p>147</text:p>
          </table:table-cell>
          <table:table-cell table:formula="of:=SUM([.B82:.B94])/12" office:value-type="float" office:value="166.916666666667" calcext:value-type="float">
            <text:p>166,9166666667</text:p>
          </table:table-cell>
          <table:table-cell table:formula="of:=[.C95]-[.C83]" office:value-type="float" office:value="-16.8333333333333" calcext:value-type="float">
            <text:p>-16,8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3" calcext:value-type="float">
            <text:p>143</text:p>
          </table:table-cell>
          <table:table-cell table:formula="of:=SUM([.B83:.B95])/12" office:value-type="float" office:value="167" calcext:value-type="float">
            <text:p>167</text:p>
          </table:table-cell>
          <table:table-cell table:formula="of:=[.C96]-[.C84]" office:value-type="float" office:value="-16.3333333333333" calcext:value-type="float">
            <text:p>-16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7" calcext:value-type="float">
            <text:p>117</text:p>
          </table:table-cell>
          <table:table-cell table:formula="of:=SUM([.B84:.B96])/12" office:value-type="float" office:value="164.416666666667" calcext:value-type="float">
            <text:p>164,4166666667</text:p>
          </table:table-cell>
          <table:table-cell table:formula="of:=[.C97]-[.C85]" office:value-type="float" office:value="-19.6666666666667" calcext:value-type="float">
            <text:p>-19,6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1" calcext:value-type="float">
            <text:p>151</text:p>
          </table:table-cell>
          <table:table-cell table:formula="of:=SUM([.B85:.B97])/12" office:value-type="float" office:value="157.5" calcext:value-type="float">
            <text:p>157,5</text:p>
          </table:table-cell>
          <table:table-cell table:formula="of:=[.C98]-[.C86]" office:value-type="float" office:value="-22.9166666666667" calcext:value-type="float">
            <text:p>-22,9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9" calcext:value-type="float">
            <text:p>139</text:p>
          </table:table-cell>
          <table:table-cell table:formula="of:=SUM([.B86:.B98])/12" office:value-type="float" office:value="158.666666666667" calcext:value-type="float">
            <text:p>158,6666666667</text:p>
          </table:table-cell>
          <table:table-cell table:formula="of:=[.C99]-[.C87]" office:value-type="float" office:value="-22.6666666666667" calcext:value-type="float">
            <text:p>-22,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2" calcext:value-type="float">
            <text:p>152</text:p>
          </table:table-cell>
          <table:table-cell table:formula="of:=SUM([.B87:.B99])/12" office:value-type="float" office:value="155.666666666667" calcext:value-type="float">
            <text:p>155,6666666667</text:p>
          </table:table-cell>
          <table:table-cell table:formula="of:=[.C100]-[.C88]" office:value-type="float" office:value="-22.25" calcext:value-type="float">
            <text:p>-22,2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49" calcext:value-type="float">
            <text:p>149</text:p>
          </table:table-cell>
          <table:table-cell table:formula="of:=SUM([.B88:.B100])/12" office:value-type="float" office:value="154.583333333333" calcext:value-type="float">
            <text:p>154,5833333333</text:p>
          </table:table-cell>
          <table:table-cell table:formula="of:=[.C101]-[.C89]" office:value-type="float" office:value="-25.3333333333333" calcext:value-type="float">
            <text:p>-25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table:formula="of:=SUM([.B89:.B101])/12" office:value-type="float" office:value="151.75" calcext:value-type="float">
            <text:p>151,75</text:p>
          </table:table-cell>
          <table:table-cell table:formula="of:=[.C102]-[.C90]" office:value-type="float" office:value="-25.6666666666667" calcext:value-type="float">
            <text:p>-25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8" calcext:value-type="float">
            <text:p>118</text:p>
          </table:table-cell>
          <table:table-cell table:formula="of:=SUM([.B90:.B102])/12" office:value-type="float" office:value="148.75" calcext:value-type="float">
            <text:p>148,75</text:p>
          </table:table-cell>
          <table:table-cell table:formula="of:=[.C103]-[.C91]" office:value-type="float" office:value="-30.8333333333333" calcext:value-type="float">
            <text:p>-30,8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9" calcext:value-type="float">
            <text:p>99</text:p>
          </table:table-cell>
          <table:table-cell table:formula="of:=SUM([.B91:.B103])/12" office:value-type="float" office:value="144.666666666667" calcext:value-type="float">
            <text:p>144,6666666667</text:p>
          </table:table-cell>
          <table:table-cell table:formula="of:=[.C104]-[.C92]" office:value-type="float" office:value="-30" calcext:value-type="float">
            <text:p>-30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4" calcext:value-type="float">
            <text:p>124</text:p>
          </table:table-cell>
          <table:table-cell table:formula="of:=SUM([.B92:.B104])/12" office:value-type="float" office:value="143.166666666667" calcext:value-type="float">
            <text:p>143,1666666667</text:p>
          </table:table-cell>
          <table:table-cell table:formula="of:=[.C105]-[.C93]" office:value-type="float" office:value="-28.9166666666667" calcext:value-type="float">
            <text:p>-28,9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3" calcext:value-type="float">
            <text:p>103</text:p>
          </table:table-cell>
          <table:table-cell table:formula="of:=SUM([.B93:.B105])/12" office:value-type="float" office:value="143.75" calcext:value-type="float">
            <text:p>143,75</text:p>
          </table:table-cell>
          <table:table-cell table:formula="of:=[.C106]-[.C94]" office:value-type="float" office:value="-26.75" calcext:value-type="float">
            <text:p>-26,7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4" calcext:value-type="float">
            <text:p>124</text:p>
          </table:table-cell>
          <table:table-cell table:formula="of:=SUM([.B94:.B106])/12" office:value-type="float" office:value="142.166666666667" calcext:value-type="float">
            <text:p>142,1666666667</text:p>
          </table:table-cell>
          <table:table-cell table:formula="of:=[.C107]-[.C95]" office:value-type="float" office:value="-24.75" calcext:value-type="float">
            <text:p>-24,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1" calcext:value-type="float">
            <text:p>111</text:p>
          </table:table-cell>
          <table:table-cell table:formula="of:=SUM([.B95:.B107])/12" office:value-type="float" office:value="143.166666666667" calcext:value-type="float">
            <text:p>143,1666666667</text:p>
          </table:table-cell>
          <table:table-cell table:formula="of:=[.C108]-[.C96]" office:value-type="float" office:value="-23.8333333333333" calcext:value-type="float">
            <text:p>-23,8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2" calcext:value-type="float">
            <text:p>102</text:p>
          </table:table-cell>
          <table:table-cell table:formula="of:=SUM([.B96:.B108])/12" office:value-type="float" office:value="140.166666666667" calcext:value-type="float">
            <text:p>140,1666666667</text:p>
          </table:table-cell>
          <table:table-cell table:formula="of:=[.C109]-[.C97]" office:value-type="float" office:value="-24.25" calcext:value-type="float">
            <text:p>-24,25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32" calcext:value-type="float">
            <text:p>132</text:p>
          </table:table-cell>
          <table:table-cell table:formula="of:=SUM([.B97:.B109])/12" office:value-type="float" office:value="136.75" calcext:value-type="float">
            <text:p>136,75</text:p>
          </table:table-cell>
          <table:table-cell table:formula="of:=[.C110]-[.C98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5" calcext:value-type="float">
            <text:p>115</text:p>
          </table:table-cell>
          <table:table-cell table:formula="of:=SUM([.B98:.B110])/12" office:value-type="float" office:value="138" calcext:value-type="float">
            <text:p>138</text:p>
          </table:table-cell>
          <table:table-cell table:formula="of:=[.C111]-[.C99]" office:value-type="float" office:value="-20.6666666666667" calcext:value-type="float">
            <text:p>-20,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4" calcext:value-type="float">
            <text:p>124</text:p>
          </table:table-cell>
          <table:table-cell table:formula="of:=SUM([.B99:.B111])/12" office:value-type="float" office:value="135" calcext:value-type="float">
            <text:p>135</text:p>
          </table:table-cell>
          <table:table-cell table:formula="of:=[.C112]-[.C100]" office:value-type="float" office:value="-20.6666666666667" calcext:value-type="float">
            <text:p>-20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7" calcext:value-type="float">
            <text:p>117</text:p>
          </table:table-cell>
          <table:table-cell table:formula="of:=SUM([.B100:.B112])/12" office:value-type="float" office:value="133.75" calcext:value-type="float">
            <text:p>133,75</text:p>
          </table:table-cell>
          <table:table-cell table:formula="of:=[.C113]-[.C101]" office:value-type="float" office:value="-20.8333333333333" calcext:value-type="float">
            <text:p>-20,8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table:formula="of:=SUM([.B101:.B113])/12" office:value-type="float" office:value="130.833333333333" calcext:value-type="float">
            <text:p>130,8333333333</text:p>
          </table:table-cell>
          <table:table-cell table:formula="of:=[.C114]-[.C102]" office:value-type="float" office:value="-20.9166666666667" calcext:value-type="float">
            <text:p>-20,91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4" calcext:value-type="float">
            <text:p>94</text:p>
          </table:table-cell>
          <table:table-cell table:formula="of:=SUM([.B102:.B114])/12" office:value-type="float" office:value="128" calcext:value-type="float">
            <text:p>128</text:p>
          </table:table-cell>
          <table:table-cell table:formula="of:=[.C115]-[.C103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0" calcext:value-type="float">
            <text:p>100</text:p>
          </table:table-cell>
          <table:table-cell table:formula="of:=SUM([.B103:.B115])/12" office:value-type="float" office:value="123.166666666667" calcext:value-type="float">
            <text:p>123,1666666667</text:p>
          </table:table-cell>
          <table:table-cell table:formula="of:=[.C116]-[.C104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5" calcext:value-type="float">
            <text:p>95</text:p>
          </table:table-cell>
          <table:table-cell table:formula="of:=SUM([.B104:.B116])/12" office:value-type="float" office:value="121.666666666667" calcext:value-type="float">
            <text:p>121,6666666667</text:p>
          </table:table-cell>
          <table:table-cell table:formula="of:=[.C117]-[.C105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3" calcext:value-type="float">
            <text:p>123</text:p>
          </table:table-cell>
          <table:table-cell table:formula="of:=SUM([.B105:.B117])/12" office:value-type="float" office:value="121.333333333333" calcext:value-type="float">
            <text:p>121,3333333333</text:p>
          </table:table-cell>
          <table:table-cell table:formula="of:=[.C118]-[.C106]" office:value-type="float" office:value="-22.4166666666667" calcext:value-type="float">
            <text:p>-22,41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0" calcext:value-type="float">
            <text:p>160</text:p>
          </table:table-cell>
          <table:table-cell table:formula="of:=SUM([.B106:.B118])/12" office:value-type="float" office:value="121.25" calcext:value-type="float">
            <text:p>121,25</text:p>
          </table:table-cell>
          <table:table-cell table:formula="of:=[.C119]-[.C107]" office:value-type="float" office:value="-20.9166666666667" calcext:value-type="float">
            <text:p>-20,91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6" calcext:value-type="float">
            <text:p>166</text:p>
          </table:table-cell>
          <table:table-cell table:formula="of:=SUM([.B107:.B119])/12" office:value-type="float" office:value="126" calcext:value-type="float">
            <text:p>126</text:p>
          </table:table-cell>
          <table:table-cell table:formula="of:=[.C120]-[.C108]" office:value-type="float" office:value="-17.1666666666667" calcext:value-type="float">
            <text:p>-17,1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4" calcext:value-type="float">
            <text:p>124</text:p>
          </table:table-cell>
          <table:table-cell table:formula="of:=SUM([.B108:.B120])/12" office:value-type="float" office:value="129.5" calcext:value-type="float">
            <text:p>129,5</text:p>
          </table:table-cell>
          <table:table-cell table:formula="of:=[.C121]-[.C109]" office:value-type="float" office:value="-10.6666666666667" calcext:value-type="float">
            <text:p>-10,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0" calcext:value-type="float">
            <text:p>110</text:p>
          </table:table-cell>
          <table:table-cell table:formula="of:=SUM([.B109:.B121])/12" office:value-type="float" office:value="130.583333333333" calcext:value-type="float">
            <text:p>130,5833333333</text:p>
          </table:table-cell>
          <table:table-cell table:formula="of:=[.C122]-[.C110]" office:value-type="float" office:value="-6.16666666666666" calcext:value-type="float">
            <text:p>-6,1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6" calcext:value-type="float">
            <text:p>96</text:p>
          </table:table-cell>
          <table:table-cell table:formula="of:=SUM([.B110:.B122])/12" office:value-type="float" office:value="131.25" calcext:value-type="float">
            <text:p>131,25</text:p>
          </table:table-cell>
          <table:table-cell table:formula="of:=[.C123]-[.C111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table:formula="of:=SUM([.B111:.B123])/12" office:value-type="float" office:value="128.25" calcext:value-type="float">
            <text:p>128,25</text:p>
          </table:table-cell>
          <table:table-cell table:formula="of:=[.C124]-[.C112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8" calcext:value-type="float">
            <text:p>128</text:p>
          </table:table-cell>
          <table:table-cell table:formula="of:=SUM([.B112:.B124])/12" office:value-type="float" office:value="127.75" calcext:value-type="float">
            <text:p>127,75</text:p>
          </table:table-cell>
          <table:table-cell table:formula="of:=[.C125]-[.C113]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0" calcext:value-type="float">
            <text:p>110</text:p>
          </table:table-cell>
          <table:table-cell table:formula="of:=SUM([.B113:.B125])/12" office:value-type="float" office:value="128.083333333333" calcext:value-type="float">
            <text:p>128,0833333333</text:p>
          </table:table-cell>
          <table:table-cell table:formula="of:=[.C126]-[.C114]" office:value-type="float" office:value="-2.75" calcext:value-type="float">
            <text:p>-2,7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1" calcext:value-type="float">
            <text:p>81</text:p>
          </table:table-cell>
          <table:table-cell table:formula="of:=SUM([.B114:.B126])/12" office:value-type="float" office:value="127.5" calcext:value-type="float">
            <text:p>127,5</text:p>
          </table:table-cell>
          <table:table-cell table:formula="of:=[.C127]-[.C11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SUM([.B115:.B127])/12" office:value-type="float" office:value="124.666666666667" calcext:value-type="float">
            <text:p>124,6666666667</text:p>
          </table:table-cell>
          <table:table-cell table:formula="of:=[.C128]-[.C116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1" calcext:value-type="float">
            <text:p>91</text:p>
          </table:table-cell>
          <table:table-cell table:formula="of:=SUM([.B116:.B128])/12" office:value-type="float" office:value="122.333333333333" calcext:value-type="float">
            <text:p>122,3333333333</text:p>
          </table:table-cell>
          <table:table-cell table:formula="of:=[.C129]-[.C117]" office:value-type="float" office:value="0.666666666666657" calcext:value-type="float">
            <text:p>0,6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7" calcext:value-type="float">
            <text:p>77</text:p>
          </table:table-cell>
          <table:table-cell table:formula="of:=SUM([.B117:.B129])/12" office:value-type="float" office:value="121.583333333333" calcext:value-type="float">
            <text:p>121,5833333333</text:p>
          </table:table-cell>
          <table:table-cell table:formula="of:=[.C130]-[.C118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08" calcext:value-type="float">
            <text:p>108</text:p>
          </table:table-cell>
          <table:table-cell table:formula="of:=SUM([.B118:.B130])/12" office:value-type="float" office:value="120.083333333333" calcext:value-type="float">
            <text:p>120,0833333333</text:p>
          </table:table-cell>
          <table:table-cell table:formula="of:=[.C131]-[.C119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89" calcext:value-type="float">
            <text:p>89</text:p>
          </table:table-cell>
          <table:table-cell table:formula="of:=SUM([.B119:.B131])/12" office:value-type="float" office:value="118.833333333333" calcext:value-type="float">
            <text:p>118,8333333333</text:p>
          </table:table-cell>
          <table:table-cell table:formula="of:=[.C132]-[.C120]" office:value-type="float" office:value="-7.16666666666667" calcext:value-type="float">
            <text:p>-7,1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3" calcext:value-type="float">
            <text:p>73</text:p>
          </table:table-cell>
          <table:table-cell table:formula="of:=SUM([.B120:.B132])/12" office:value-type="float" office:value="112.916666666667" calcext:value-type="float">
            <text:p>112,9166666667</text:p>
          </table:table-cell>
          <table:table-cell table:formula="of:=[.C133]-[.C121]" office:value-type="float" office:value="-16.5833333333333" calcext:value-type="float">
            <text:p>-16,58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7" calcext:value-type="float">
            <text:p>107</text:p>
          </table:table-cell>
          <table:table-cell table:formula="of:=SUM([.B121:.B133])/12" office:value-type="float" office:value="105.166666666667" calcext:value-type="float">
            <text:p>105,1666666667</text:p>
          </table:table-cell>
          <table:table-cell table:formula="of:=[.C134]-[.C122]" office:value-type="float" office:value="-25.4166666666667" calcext:value-type="float">
            <text:p>-25,41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3" calcext:value-type="float">
            <text:p>73</text:p>
          </table:table-cell>
          <table:table-cell table:formula="of:=SUM([.B122:.B134])/12" office:value-type="float" office:value="103.75" calcext:value-type="float">
            <text:p>103,75</text:p>
          </table:table-cell>
          <table:table-cell table:formula="of:=[.C135]-[.C123]" office:value-type="float" office:value="-27.5" calcext:value-type="float">
            <text:p>-27,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7" calcext:value-type="float">
            <text:p>97</text:p>
          </table:table-cell>
          <table:table-cell table:formula="of:=SUM([.B123:.B135])/12" office:value-type="float" office:value="100.666666666667" calcext:value-type="float">
            <text:p>100,6666666667</text:p>
          </table:table-cell>
          <table:table-cell table:formula="of:=[.C136]-[.C124]" office:value-type="float" office:value="-27.5833333333333" calcext:value-type="float">
            <text:p>-27,58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2" calcext:value-type="float">
            <text:p>82</text:p>
          </table:table-cell>
          <table:table-cell table:formula="of:=SUM([.B124:.B136])/12" office:value-type="float" office:value="100.75" calcext:value-type="float">
            <text:p>100,75</text:p>
          </table:table-cell>
          <table:table-cell table:formula="of:=[.C137]-[.C125]" office:value-type="float" office:value="-27" calcext:value-type="float">
            <text:p>-2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7" calcext:value-type="float">
            <text:p>67</text:p>
          </table:table-cell>
          <table:table-cell table:formula="of:=SUM([.B125:.B137])/12" office:value-type="float" office:value="98.5" calcext:value-type="float">
            <text:p>98,5</text:p>
          </table:table-cell>
          <table:table-cell table:formula="of:=[.C138]-[.C126]" office:value-type="float" office:value="-29.5833333333333" calcext:value-type="float">
            <text:p>-29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5" calcext:value-type="float">
            <text:p>65</text:p>
          </table:table-cell>
          <table:table-cell table:formula="of:=SUM([.B126:.B138])/12" office:value-type="float" office:value="93.4166666666667" calcext:value-type="float">
            <text:p>93,4166666667</text:p>
          </table:table-cell>
          <table:table-cell table:formula="of:=[.C139]-[.C127]" office:value-type="float" office:value="-34.0833333333333" calcext:value-type="float">
            <text:p>-34,08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3" calcext:value-type="float">
            <text:p>73</text:p>
          </table:table-cell>
          <table:table-cell table:formula="of:=SUM([.B127:.B139])/12" office:value-type="float" office:value="89.6666666666667" calcext:value-type="float">
            <text:p>89,6666666667</text:p>
          </table:table-cell>
          <table:table-cell table:formula="of:=[.C140]-[.C128]" office:value-type="float" office:value="-35" calcext:value-type="float">
            <text:p>-35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" calcext:value-type="float">
            <text:p>68</text:p>
          </table:table-cell>
          <table:table-cell table:formula="of:=SUM([.B128:.B140])/12" office:value-type="float" office:value="89" calcext:value-type="float">
            <text:p>89</text:p>
          </table:table-cell>
          <table:table-cell table:formula="of:=[.C141]-[.C129]" office:value-type="float" office:value="-33.3333333333333" calcext:value-type="float">
            <text:p>-33,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3" calcext:value-type="float">
            <text:p>73</text:p>
          </table:table-cell>
          <table:table-cell table:formula="of:=SUM([.B129:.B141])/12" office:value-type="float" office:value="89.1666666666667" calcext:value-type="float">
            <text:p>89,1666666667</text:p>
          </table:table-cell>
          <table:table-cell table:formula="of:=[.C142]-[.C130]" office:value-type="float" office:value="-32.4166666666667" calcext:value-type="float">
            <text:p>-32,41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0" calcext:value-type="float">
            <text:p>80</text:p>
          </table:table-cell>
          <table:table-cell table:formula="of:=SUM([.B130:.B142])/12" office:value-type="float" office:value="87.6666666666667" calcext:value-type="float">
            <text:p>87,6666666667</text:p>
          </table:table-cell>
          <table:table-cell table:formula="of:=[.C143]-[.C131]" office:value-type="float" office:value="-32.4166666666667" calcext:value-type="float">
            <text:p>-32,41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0" calcext:value-type="float">
            <text:p>70</text:p>
          </table:table-cell>
          <table:table-cell table:formula="of:=SUM([.B131:.B143])/12" office:value-type="float" office:value="87.9166666666667" calcext:value-type="float">
            <text:p>87,9166666667</text:p>
          </table:table-cell>
          <table:table-cell table:formula="of:=[.C144]-[.C132]" office:value-type="float" office:value="-30.9166666666667" calcext:value-type="float">
            <text:p>-30,9166666667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2" calcext:value-type="float">
            <text:p>52</text:p>
          </table:table-cell>
          <table:table-cell table:formula="of:=SUM([.B132:.B144])/12" office:value-type="float" office:value="84.75" calcext:value-type="float">
            <text:p>84,75</text:p>
          </table:table-cell>
          <table:table-cell table:formula="of:=[.C145]-[.C133]" office:value-type="float" office:value="-28.1666666666667" calcext:value-type="float">
            <text:p>-28,1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2" calcext:value-type="float">
            <text:p>82</text:p>
          </table:table-cell>
          <table:table-cell table:formula="of:=SUM([.B133:.B145])/12" office:value-type="float" office:value="81.6666666666667" calcext:value-type="float">
            <text:p>81,6666666667</text:p>
          </table:table-cell>
          <table:table-cell table:formula="of:=[.C146]-[.C134]" office:value-type="float" office:value="-23.5" calcext:value-type="float">
            <text:p>-23,5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1" calcext:value-type="float">
            <text:p>61</text:p>
          </table:table-cell>
          <table:table-cell table:formula="of:=SUM([.B134:.B146])/12" office:value-type="float" office:value="82.4166666666667" calcext:value-type="float">
            <text:p>82,4166666667</text:p>
          </table:table-cell>
          <table:table-cell table:formula="of:=[.C147]-[.C135]" office:value-type="float" office:value="-21.3333333333333" calcext:value-type="float">
            <text:p>-21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5" calcext:value-type="float">
            <text:p>95</text:p>
          </table:table-cell>
          <table:table-cell table:formula="of:=SUM([.B135:.B147])/12" office:value-type="float" office:value="78.5833333333333" calcext:value-type="float">
            <text:p>78,5833333333</text:p>
          </table:table-cell>
          <table:table-cell table:formula="of:=[.C148]-[.C136]" office:value-type="float" office:value="-22.0833333333333" calcext:value-type="float">
            <text:p>-22,0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SUM([.B136:.B148])/12" office:value-type="float" office:value="80.4166666666667" calcext:value-type="float">
            <text:p>80,4166666667</text:p>
          </table:table-cell>
          <table:table-cell table:formula="of:=[.C149]-[.C137]" office:value-type="float" office:value="-20.3333333333333" calcext:value-type="float">
            <text:p>-20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7" calcext:value-type="float">
            <text:p>47</text:p>
          </table:table-cell>
          <table:table-cell table:formula="of:=SUM([.B137:.B149])/12" office:value-type="float" office:value="78.1666666666667" calcext:value-type="float">
            <text:p>78,1666666667</text:p>
          </table:table-cell>
          <table:table-cell table:formula="of:=[.C150]-[.C138]" office:value-type="float" office:value="-20.3333333333333" calcext:value-type="float">
            <text:p>-20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7" calcext:value-type="float">
            <text:p>67</text:p>
          </table:table-cell>
          <table:table-cell table:formula="of:=SUM([.B138:.B150])/12" office:value-type="float" office:value="75.25" calcext:value-type="float">
            <text:p>75,25</text:p>
          </table:table-cell>
          <table:table-cell table:formula="of:=[.C151]-[.C139]" office:value-type="float" office:value="-18.1666666666667" calcext:value-type="float">
            <text:p>-18,1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2" calcext:value-type="float">
            <text:p>52</text:p>
          </table:table-cell>
          <table:table-cell table:formula="of:=SUM([.B139:.B151])/12" office:value-type="float" office:value="75.25" calcext:value-type="float">
            <text:p>75,25</text:p>
          </table:table-cell>
          <table:table-cell table:formula="of:=[.C152]-[.C140]" office:value-type="float" office:value="-14.4166666666667" calcext:value-type="float">
            <text:p>-14,41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" calcext:value-type="float">
            <text:p>63</text:p>
          </table:table-cell>
          <table:table-cell table:formula="of:=SUM([.B140:.B152])/12" office:value-type="float" office:value="74.1666666666667" calcext:value-type="float">
            <text:p>74,1666666667</text:p>
          </table:table-cell>
          <table:table-cell table:formula="of:=[.C153]-[.C141]" office:value-type="float" office:value="-14.8333333333333" calcext:value-type="float">
            <text:p>-14,8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6" calcext:value-type="float">
            <text:p>56</text:p>
          </table:table-cell>
          <table:table-cell table:formula="of:=SUM([.B141:.B153])/12" office:value-type="float" office:value="73.3333333333333" calcext:value-type="float">
            <text:p>73,3333333333</text:p>
          </table:table-cell>
          <table:table-cell table:formula="of:=[.C154]-[.C142]" office:value-type="float" office:value="-15.8333333333333" calcext:value-type="float">
            <text:p>-15,8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9" calcext:value-type="float">
            <text:p>79</text:p>
          </table:table-cell>
          <table:table-cell table:formula="of:=SUM([.B142:.B154])/12" office:value-type="float" office:value="72.3333333333333" calcext:value-type="float">
            <text:p>72,3333333333</text:p>
          </table:table-cell>
          <table:table-cell table:formula="of:=[.C155]-[.C143]" office:value-type="float" office:value="-15.3333333333333" calcext:value-type="float">
            <text:p>-15,33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2" calcext:value-type="float">
            <text:p>62</text:p>
          </table:table-cell>
          <table:table-cell table:formula="of:=SUM([.B143:.B155])/12" office:value-type="float" office:value="72.8333333333333" calcext:value-type="float">
            <text:p>72,8333333333</text:p>
          </table:table-cell>
          <table:table-cell table:formula="of:=[.C156]-[.C144]" office:value-type="float" office:value="-15.0833333333333" calcext:value-type="float">
            <text:p>-15,08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2" calcext:value-type="float">
            <text:p>52</text:p>
          </table:table-cell>
          <table:table-cell table:formula="of:=SUM([.B144:.B156])/12" office:value-type="float" office:value="71.3333333333333" calcext:value-type="float">
            <text:p>71,3333333333</text:p>
          </table:table-cell>
          <table:table-cell table:formula="of:=[.C157]-[.C145]" office:value-type="float" office:value="-13.4166666666667" calcext:value-type="float">
            <text:p>-13,41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0" calcext:value-type="float">
            <text:p>60</text:p>
          </table:table-cell>
          <table:table-cell table:formula="of:=SUM([.B145:.B157])/12" office:value-type="float" office:value="69.8333333333333" calcext:value-type="float">
            <text:p>69,8333333333</text:p>
          </table:table-cell>
          <table:table-cell table:formula="of:=[.C158]-[.C146]" office:value-type="float" office:value="-11.8333333333333" calcext:value-type="float">
            <text:p>-11,8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0" calcext:value-type="float">
            <text:p>80</text:p>
          </table:table-cell>
          <table:table-cell table:formula="of:=SUM([.B146:.B158])/12" office:value-type="float" office:value="70.5" calcext:value-type="float">
            <text:p>70,5</text:p>
          </table:table-cell>
          <table:table-cell table:formula="of:=[.C159]-[.C147]" office:value-type="float" office:value="-11.9166666666667" calcext:value-type="float">
            <text:p>-11,91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4" calcext:value-type="float">
            <text:p>44</text:p>
          </table:table-cell>
          <table:table-cell table:formula="of:=SUM([.B147:.B159])/12" office:value-type="float" office:value="70.3333333333333" calcext:value-type="float">
            <text:p>70,3333333333</text:p>
          </table:table-cell>
          <table:table-cell table:formula="of:=[.C160]-[.C148]" office:value-type="float" office:value="-8.25" calcext:value-type="float">
            <text:p>-8,25</text:p>
          </table:table-cell>
        </table:table-row>
      </table:table>
      <table:table table:name="Skribenter &gt;5" table:style-name="ta1">
        <table:shapes>
          <draw:frame draw:z-index="0" draw:style-name="gr1" draw:text-style-name="P1" svg:width="159.99mm" svg:height="89.99mm" svg:x="91.32mm" svg:y="1mm">
            <loext:p draw:notify-on-update-of-ranges="'Skribenter &gt;5'.A2:'Skribenter &gt;5'.A160 'Skribenter &gt;5'.B1:'Skribenter &gt;5'.B1 'Skribenter &gt;5'.B2:'Skribenter &gt;5'.B160 'Skribenter &gt;5'.C1:'Skribenter &gt;5'.C1 'Skribenter &gt;5'.C2:'Skribenter &gt;5'.C160 'Skribenter &gt;5'.D1:'Skribenter &gt;5'.D1 'Skribenter &gt;5'.D2:'Skribenter &gt;5'.D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Skribenter &gt;5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table:number-columns-repeated="3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3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formula="of:=SUM([.B1:.B13])/12" office:value-type="float" office:value="3.33333333333333" calcext:value-type="float">
            <text:p>3,33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2" calcext:value-type="float">
            <text:p>22</text:p>
          </table:table-cell>
          <table:table-cell table:formula="of:=SUM([.B2:.B14])/12" office:value-type="float" office:value="4.75" calcext:value-type="float">
            <text:p>4,75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formula="of:=SUM([.B3:.B15])/12" office:value-type="float" office:value="6.41666666666667" calcext:value-type="float">
            <text:p>6,4166666667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formula="of:=SUM([.B4:.B16])/12" office:value-type="float" office:value="10.9166666666667" calcext:value-type="float">
            <text:p>10,916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3" calcext:value-type="float">
            <text:p>33</text:p>
          </table:table-cell>
          <table:table-cell table:formula="of:=SUM([.B5:.B17])/12" office:value-type="float" office:value="13.3333333333333" calcext:value-type="float">
            <text:p>13,3333333333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formula="of:=SUM([.B6:.B18])/1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4" calcext:value-type="float">
            <text:p>44</text:p>
          </table:table-cell>
          <table:table-cell table:formula="of:=SUM([.B7:.B19])/12" office:value-type="float" office:value="19.6666666666667" calcext:value-type="float">
            <text:p>19,666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0" calcext:value-type="float">
            <text:p>50</text:p>
          </table:table-cell>
          <table:table-cell table:formula="of:=SUM([.B8:.B20])/12" office:value-type="float" office:value="23.1666666666667" calcext:value-type="float">
            <text:p>23,1666666667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formula="of:=SUM([.B9:.B21])/12" office:value-type="float" office:value="27.1666666666667" calcext:value-type="float">
            <text:p>27,16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5" calcext:value-type="float">
            <text:p>85</text:p>
          </table:table-cell>
          <table:table-cell table:formula="of:=SUM([.B10:.B22])/12" office:value-type="float" office:value="31.0833333333333" calcext:value-type="float">
            <text:p>31,0833333333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7" calcext:value-type="float">
            <text:p>107</text:p>
          </table:table-cell>
          <table:table-cell table:formula="of:=SUM([.B11:.B23])/12" office:value-type="float" office:value="38.1666666666667" calcext:value-type="float">
            <text:p>38,1666666667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SUM([.B12:.B24])/12" office:value-type="float" office:value="46.75" calcext:value-type="float">
            <text:p>46,75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6" calcext:value-type="float">
            <text:p>106</text:p>
          </table:table-cell>
          <table:table-cell table:formula="of:=SUM([.B13:.B25])/12" office:value-type="float" office:value="53.8333333333333" calcext:value-type="float">
            <text:p>53,8333333333</text:p>
          </table:table-cell>
          <table:table-cell table:formula="of:=[.C26]-[.C14]" office:value-type="float" office:value="50.5" calcext:value-type="float">
            <text:p>50,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0" calcext:value-type="float">
            <text:p>100</text:p>
          </table:table-cell>
          <table:table-cell table:formula="of:=SUM([.B14:.B26])/12" office:value-type="float" office:value="61.3333333333333" calcext:value-type="float">
            <text:p>61,3333333333</text:p>
          </table:table-cell>
          <table:table-cell table:formula="of:=[.C27]-[.C15]" office:value-type="float" office:value="56.5833333333333" calcext:value-type="float">
            <text:p>56,58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48" calcext:value-type="float">
            <text:p>148</text:p>
          </table:table-cell>
          <table:table-cell table:formula="of:=SUM([.B15:.B27])/12" office:value-type="float" office:value="68.25" calcext:value-type="float">
            <text:p>68,25</text:p>
          </table:table-cell>
          <table:table-cell table:formula="of:=[.C28]-[.C16]" office:value-type="float" office:value="61.8333333333333" calcext:value-type="float">
            <text:p>61,8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57" calcext:value-type="float">
            <text:p>157</text:p>
          </table:table-cell>
          <table:table-cell table:formula="of:=SUM([.B16:.B28])/12" office:value-type="float" office:value="78.75" calcext:value-type="float">
            <text:p>78,75</text:p>
          </table:table-cell>
          <table:table-cell table:formula="of:=[.C29]-[.C17]" office:value-type="float" office:value="67.8333333333333" calcext:value-type="float">
            <text:p>67,833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5" calcext:value-type="float">
            <text:p>145</text:p>
          </table:table-cell>
          <table:table-cell table:formula="of:=SUM([.B17:.B29])/12" office:value-type="float" office:value="87" calcext:value-type="float">
            <text:p>87</text:p>
          </table:table-cell>
          <table:table-cell table:formula="of:=[.C30]-[.C18]" office:value-type="float" office:value="73.6666666666667" calcext:value-type="float">
            <text:p>73,6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4" calcext:value-type="float">
            <text:p>154</text:p>
          </table:table-cell>
          <table:table-cell table:formula="of:=SUM([.B18:.B30])/12" office:value-type="float" office:value="96.5833333333333" calcext:value-type="float">
            <text:p>96,5833333333</text:p>
          </table:table-cell>
          <table:table-cell table:formula="of:=[.C31]-[.C19]" office:value-type="float" office:value="80.5833333333333" calcext:value-type="float">
            <text:p>80,58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4" calcext:value-type="float">
            <text:p>164</text:p>
          </table:table-cell>
          <table:table-cell table:formula="of:=SUM([.B19:.B31])/12" office:value-type="float" office:value="106.666666666667" calcext:value-type="float">
            <text:p>106,6666666667</text:p>
          </table:table-cell>
          <table:table-cell table:formula="of:=[.C32]-[.C20]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4" calcext:value-type="float">
            <text:p>214</text:p>
          </table:table-cell>
          <table:table-cell table:formula="of:=SUM([.B20:.B32])/12" office:value-type="float" office:value="116.5" calcext:value-type="float">
            <text:p>116,5</text:p>
          </table:table-cell>
          <table:table-cell table:formula="of:=[.C33]-[.C21]" office:value-type="float" office:value="93.3333333333333" calcext:value-type="float">
            <text:p>93,3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3" calcext:value-type="float">
            <text:p>183</text:p>
          </table:table-cell>
          <table:table-cell table:formula="of:=SUM([.B21:.B33])/12" office:value-type="float" office:value="130.666666666667" calcext:value-type="float">
            <text:p>130,6666666667</text:p>
          </table:table-cell>
          <table:table-cell table:formula="of:=[.C34]-[.C22]" office:value-type="float" office:value="103.5" calcext:value-type="float">
            <text:p>103,5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3" calcext:value-type="float">
            <text:p>203</text:p>
          </table:table-cell>
          <table:table-cell table:formula="of:=SUM([.B22:.B34])/12" office:value-type="float" office:value="141.75" calcext:value-type="float">
            <text:p>141,75</text:p>
          </table:table-cell>
          <table:table-cell table:formula="of:=[.C35]-[.C23]" office:value-type="float" office:value="110.666666666667" calcext:value-type="float">
            <text:p>110,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18" calcext:value-type="float">
            <text:p>218</text:p>
          </table:table-cell>
          <table:table-cell table:formula="of:=SUM([.B23:.B35])/12" office:value-type="float" office:value="154.75" calcext:value-type="float">
            <text:p>154,75</text:p>
          </table:table-cell>
          <table:table-cell table:formula="of:=[.C36]-[.C24]" office:value-type="float" office:value="116.583333333333" calcext:value-type="float">
            <text:p>116,58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2" calcext:value-type="float">
            <text:p>272</text:p>
          </table:table-cell>
          <table:table-cell table:formula="of:=SUM([.B24:.B36])/12" office:value-type="float" office:value="165.833333333333" calcext:value-type="float">
            <text:p>165,8333333333</text:p>
          </table:table-cell>
          <table:table-cell table:formula="of:=[.C37]-[.C25]" office:value-type="float" office:value="119.083333333333" calcext:value-type="float">
            <text:p>119,08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4" calcext:value-type="float">
            <text:p>304</text:p>
          </table:table-cell>
          <table:table-cell table:formula="of:=SUM([.B25:.B37])/12" office:value-type="float" office:value="179.583333333333" calcext:value-type="float">
            <text:p>179,5833333333</text:p>
          </table:table-cell>
          <table:table-cell table:formula="of:=[.C38]-[.C26]" office:value-type="float" office:value="125.75" calcext:value-type="float">
            <text:p>125,75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16" calcext:value-type="float">
            <text:p>316</text:p>
          </table:table-cell>
          <table:table-cell table:formula="of:=SUM([.B26:.B38])/12" office:value-type="float" office:value="197.333333333333" calcext:value-type="float">
            <text:p>197,3333333333</text:p>
          </table:table-cell>
          <table:table-cell table:formula="of:=[.C39]-[.C27]"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0" calcext:value-type="float">
            <text:p>370</text:p>
          </table:table-cell>
          <table:table-cell table:formula="of:=SUM([.B27:.B39])/12" office:value-type="float" office:value="214.833333333333" calcext:value-type="float">
            <text:p>214,8333333333</text:p>
          </table:table-cell>
          <table:table-cell table:formula="of:=[.C40]-[.C28]" office:value-type="float" office:value="146.583333333333" calcext:value-type="float">
            <text:p>146,5833333333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72" calcext:value-type="float">
            <text:p>372</text:p>
          </table:table-cell>
          <table:table-cell table:formula="of:=SUM([.B28:.B40])/12" office:value-type="float" office:value="237.333333333333" calcext:value-type="float">
            <text:p>237,3333333333</text:p>
          </table:table-cell>
          <table:table-cell table:formula="of:=[.C41]-[.C29]" office:value-type="float" office:value="158.583333333333" calcext:value-type="float">
            <text:p>158,5833333333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09" calcext:value-type="float">
            <text:p>409</text:p>
          </table:table-cell>
          <table:table-cell table:formula="of:=SUM([.B29:.B41])/12" office:value-type="float" office:value="256" calcext:value-type="float">
            <text:p>256</text:p>
          </table:table-cell>
          <table:table-cell table:formula="of:=[.C42]-[.C30]"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27" calcext:value-type="float">
            <text:p>427</text:p>
          </table:table-cell>
          <table:table-cell table:formula="of:=SUM([.B30:.B42])/12" office:value-type="float" office:value="277" calcext:value-type="float">
            <text:p>277</text:p>
          </table:table-cell>
          <table:table-cell table:formula="of:=[.C43]-[.C31]" office:value-type="float" office:value="180.416666666667" calcext:value-type="float">
            <text:p>180,41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98" calcext:value-type="float">
            <text:p>398</text:p>
          </table:table-cell>
          <table:table-cell table:formula="of:=SUM([.B31:.B43])/12" office:value-type="float" office:value="300.5" calcext:value-type="float">
            <text:p>300,5</text:p>
          </table:table-cell>
          <table:table-cell table:formula="of:=[.C44]-[.C32]" office:value-type="float" office:value="193.833333333333" calcext:value-type="float">
            <text:p>193,8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0" calcext:value-type="float">
            <text:p>450</text:p>
          </table:table-cell>
          <table:table-cell table:formula="of:=SUM([.B32:.B44])/12" office:value-type="float" office:value="320.833333333333" calcext:value-type="float">
            <text:p>320,8333333333</text:p>
          </table:table-cell>
          <table:table-cell table:formula="of:=[.C45]-[.C33]" office:value-type="float" office:value="204.333333333333" calcext:value-type="float">
            <text:p>204,3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02" calcext:value-type="float">
            <text:p>502</text:p>
          </table:table-cell>
          <table:table-cell table:formula="of:=SUM([.B33:.B45])/12" office:value-type="float" office:value="344.666666666667" calcext:value-type="float">
            <text:p>344,6666666667</text:p>
          </table:table-cell>
          <table:table-cell table:formula="of:=[.C46]-[.C34]"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04" calcext:value-type="float">
            <text:p>504</text:p>
          </table:table-cell>
          <table:table-cell table:formula="of:=SUM([.B34:.B46])/12" office:value-type="float" office:value="368.666666666667" calcext:value-type="float">
            <text:p>368,6666666667</text:p>
          </table:table-cell>
          <table:table-cell table:formula="of:=[.C47]-[.C35]" office:value-type="float" office:value="226.916666666667" calcext:value-type="float">
            <text:p>226,9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07" calcext:value-type="float">
            <text:p>607</text:p>
          </table:table-cell>
          <table:table-cell table:formula="of:=SUM([.B35:.B47])/12" office:value-type="float" office:value="395.416666666667" calcext:value-type="float">
            <text:p>395,4166666667</text:p>
          </table:table-cell>
          <table:table-cell table:formula="of:=[.C48]-[.C36]" office:value-type="float" office:value="240.666666666667" calcext:value-type="float">
            <text:p>240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38" calcext:value-type="float">
            <text:p>638</text:p>
          </table:table-cell>
          <table:table-cell table:formula="of:=SUM([.B36:.B48])/12" office:value-type="float" office:value="429.083333333333" calcext:value-type="float">
            <text:p>429,0833333333</text:p>
          </table:table-cell>
          <table:table-cell table:formula="of:=[.C49]-[.C37]" office:value-type="float" office:value="263.25" calcext:value-type="float">
            <text:p>263,2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72" calcext:value-type="float">
            <text:p>672</text:p>
          </table:table-cell>
          <table:table-cell table:formula="of:=SUM([.B37:.B49])/12" office:value-type="float" office:value="464.083333333333" calcext:value-type="float">
            <text:p>464,0833333333</text:p>
          </table:table-cell>
          <table:table-cell table:formula="of:=[.C50]-[.C38]" office:value-type="float" office:value="284.5" calcext:value-type="float">
            <text:p>284,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11" calcext:value-type="float">
            <text:p>711</text:p>
          </table:table-cell>
          <table:table-cell table:formula="of:=SUM([.B38:.B50])/12" office:value-type="float" office:value="497.416666666667" calcext:value-type="float">
            <text:p>497,4166666667</text:p>
          </table:table-cell>
          <table:table-cell table:formula="of:=[.C51]-[.C39]" office:value-type="float" office:value="300.083333333333" calcext:value-type="float">
            <text:p>300,08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72" calcext:value-type="float">
            <text:p>772</text:p>
          </table:table-cell>
          <table:table-cell table:formula="of:=SUM([.B39:.B51])/12" office:value-type="float" office:value="531.333333333333" calcext:value-type="float">
            <text:p>531,3333333333</text:p>
          </table:table-cell>
          <table:table-cell table:formula="of:=[.C52]-[.C40]" office:value-type="float" office:value="316.5" calcext:value-type="float">
            <text:p>316,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81" calcext:value-type="float">
            <text:p>681</text:p>
          </table:table-cell>
          <table:table-cell table:formula="of:=SUM([.B40:.B52])/12" office:value-type="float" office:value="569.333333333333" calcext:value-type="float">
            <text:p>569,3333333333</text:p>
          </table:table-cell>
          <table:table-cell table:formula="of:=[.C53]-[.C41]"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690" calcext:value-type="float">
            <text:p>690</text:p>
          </table:table-cell>
          <table:table-cell table:formula="of:=SUM([.B41:.B53])/12" office:value-type="float" office:value="595.25" calcext:value-type="float">
            <text:p>595,25</text:p>
          </table:table-cell>
          <table:table-cell table:formula="of:=[.C54]-[.C42]" office:value-type="float" office:value="339.25" calcext:value-type="float">
            <text:p>339,2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592" calcext:value-type="float">
            <text:p>592</text:p>
          </table:table-cell>
          <table:table-cell table:formula="of:=SUM([.B42:.B54])/12" office:value-type="float" office:value="621.75" calcext:value-type="float">
            <text:p>621,75</text:p>
          </table:table-cell>
          <table:table-cell table:formula="of:=[.C55]-[.C43]" office:value-type="float" office:value="344.75" calcext:value-type="float">
            <text:p>344,75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60" calcext:value-type="float">
            <text:p>560</text:p>
          </table:table-cell>
          <table:table-cell table:formula="of:=SUM([.B43:.B55])/12" office:value-type="float" office:value="637" calcext:value-type="float">
            <text:p>637</text:p>
          </table:table-cell>
          <table:table-cell table:formula="of:=[.C56]-[.C44]" office:value-type="float" office:value="336.5" calcext:value-type="float">
            <text:p>336,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59" calcext:value-type="float">
            <text:p>559</text:p>
          </table:table-cell>
          <table:table-cell table:formula="of:=SUM([.B44:.B56])/12" office:value-type="float" office:value="648.083333333333" calcext:value-type="float">
            <text:p>648,0833333333</text:p>
          </table:table-cell>
          <table:table-cell table:formula="of:=[.C57]-[.C45]" office:value-type="float" office:value="327.25" calcext:value-type="float">
            <text:p>327,2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595" calcext:value-type="float">
            <text:p>595</text:p>
          </table:table-cell>
          <table:table-cell table:formula="of:=SUM([.B45:.B57])/12" office:value-type="float" office:value="661.5" calcext:value-type="float">
            <text:p>661,5</text:p>
          </table:table-cell>
          <table:table-cell table:formula="of:=[.C58]-[.C46]" office:value-type="float" office:value="316.833333333333" calcext:value-type="float">
            <text:p>316,8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01" calcext:value-type="float">
            <text:p>601</text:p>
          </table:table-cell>
          <table:table-cell table:formula="of:=SUM([.B46:.B58])/12" office:value-type="float" office:value="673.583333333333" calcext:value-type="float">
            <text:p>673,5833333333</text:p>
          </table:table-cell>
          <table:table-cell table:formula="of:=[.C59]-[.C47]" office:value-type="float" office:value="304.916666666667" calcext:value-type="float">
            <text:p>304,9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14" calcext:value-type="float">
            <text:p>614</text:p>
          </table:table-cell>
          <table:table-cell table:formula="of:=SUM([.B47:.B59])/12" office:value-type="float" office:value="681.833333333333" calcext:value-type="float">
            <text:p>681,8333333333</text:p>
          </table:table-cell>
          <table:table-cell table:formula="of:=[.C60]-[.C48]" office:value-type="float" office:value="286.416666666667" calcext:value-type="float">
            <text:p>286,41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86" calcext:value-type="float">
            <text:p>586</text:p>
          </table:table-cell>
          <table:table-cell table:formula="of:=SUM([.B48:.B60])/12" office:value-type="float" office:value="691" calcext:value-type="float">
            <text:p>691</text:p>
          </table:table-cell>
          <table:table-cell table:formula="of:=[.C61]-[.C49]" office:value-type="float" office:value="261.916666666667" calcext:value-type="float">
            <text:p>261,91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74" calcext:value-type="float">
            <text:p>674</text:p>
          </table:table-cell>
          <table:table-cell table:formula="of:=SUM([.B49:.B61])/12" office:value-type="float" office:value="689.25" calcext:value-type="float">
            <text:p>689,25</text:p>
          </table:table-cell>
          <table:table-cell table:formula="of:=[.C62]-[.C50]" office:value-type="float" office:value="225.166666666667" calcext:value-type="float">
            <text:p>225,1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692" calcext:value-type="float">
            <text:p>692</text:p>
          </table:table-cell>
          <table:table-cell table:formula="of:=SUM([.B50:.B62])/12" office:value-type="float" office:value="692.25" calcext:value-type="float">
            <text:p>692,25</text:p>
          </table:table-cell>
          <table:table-cell table:formula="of:=[.C63]-[.C51]" office:value-type="float" office:value="194.833333333333" calcext:value-type="float">
            <text:p>194,8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76" calcext:value-type="float">
            <text:p>676</text:p>
          </table:table-cell>
          <table:table-cell table:formula="of:=SUM([.B51:.B63])/12" office:value-type="float" office:value="693.916666666667" calcext:value-type="float">
            <text:p>693,9166666667</text:p>
          </table:table-cell>
          <table:table-cell table:formula="of:=[.C64]-[.C52]" office:value-type="float" office:value="162.583333333333" calcext:value-type="float">
            <text:p>162,58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25" calcext:value-type="float">
            <text:p>625</text:p>
          </table:table-cell>
          <table:table-cell table:formula="of:=SUM([.B52:.B64])/12" office:value-type="float" office:value="691" calcext:value-type="float">
            <text:p>691</text:p>
          </table:table-cell>
          <table:table-cell table:formula="of:=[.C65]-[.C53]" office:value-type="float" office:value="121.666666666667" calcext:value-type="float">
            <text:p>121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03" calcext:value-type="float">
            <text:p>603</text:p>
          </table:table-cell>
          <table:table-cell table:formula="of:=SUM([.B53:.B65])/12" office:value-type="float" office:value="678.75" calcext:value-type="float">
            <text:p>678,75</text:p>
          </table:table-cell>
          <table:table-cell table:formula="of:=[.C66]-[.C54]" office:value-type="float" office:value="83.5" calcext:value-type="float">
            <text:p>83,5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78" calcext:value-type="float">
            <text:p>578</text:p>
          </table:table-cell>
          <table:table-cell table:formula="of:=SUM([.B54:.B66])/12" office:value-type="float" office:value="672.25" calcext:value-type="float">
            <text:p>672,25</text:p>
          </table:table-cell>
          <table:table-cell table:formula="of:=[.C67]-[.C55]" office:value-type="float" office:value="50.5" calcext:value-type="float">
            <text:p>50,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64" calcext:value-type="float">
            <text:p>564</text:p>
          </table:table-cell>
          <table:table-cell table:formula="of:=SUM([.B55:.B67])/12" office:value-type="float" office:value="662.916666666667" calcext:value-type="float">
            <text:p>662,9166666667</text:p>
          </table:table-cell>
          <table:table-cell table:formula="of:=[.C68]-[.C56]" office:value-type="float" office:value="25.9166666666666" calcext:value-type="float">
            <text:p>25,91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46" calcext:value-type="float">
            <text:p>646</text:p>
          </table:table-cell>
          <table:table-cell table:formula="of:=SUM([.B56:.B68])/12" office:value-type="float" office:value="660.583333333333" calcext:value-type="float">
            <text:p>660,5833333333</text:p>
          </table:table-cell>
          <table:table-cell table:formula="of:=[.C69]-[.C57]" office:value-type="float" office:value="12.5" calcext:value-type="float">
            <text:p>12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55" calcext:value-type="float">
            <text:p>655</text:p>
          </table:table-cell>
          <table:table-cell table:formula="of:=SUM([.B57:.B69])/12" office:value-type="float" office:value="667.75" calcext:value-type="float">
            <text:p>667,75</text:p>
          </table:table-cell>
          <table:table-cell table:formula="of:=[.C70]-[.C58]" office:value-type="float" office:value="6.25" calcext:value-type="float">
            <text:p>6,2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39" calcext:value-type="float">
            <text:p>739</text:p>
          </table:table-cell>
          <table:table-cell table:formula="of:=SUM([.B58:.B70])/12" office:value-type="float" office:value="675.75" calcext:value-type="float">
            <text:p>675,75</text:p>
          </table:table-cell>
          <table:table-cell table:formula="of:=[.C71]-[.C59]" office:value-type="float" office:value="2.16666666666663" calcext:value-type="float">
            <text:p>2,16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690" calcext:value-type="float">
            <text:p>690</text:p>
          </table:table-cell>
          <table:table-cell table:formula="of:=SUM([.B59:.B71])/12" office:value-type="float" office:value="687.75" calcext:value-type="float">
            <text:p>687,75</text:p>
          </table:table-cell>
          <table:table-cell table:formula="of:=[.C72]-[.C60]" office:value-type="float" office:value="5.91666666666663" calcext:value-type="float">
            <text:p>5,91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54" calcext:value-type="float">
            <text:p>654</text:p>
          </table:table-cell>
          <table:table-cell table:formula="of:=SUM([.B60:.B72])/12" office:value-type="float" office:value="695.166666666667" calcext:value-type="float">
            <text:p>695,1666666667</text:p>
          </table:table-cell>
          <table:table-cell table:formula="of:=[.C73]-[.C61]" office:value-type="float" office:value="4.16666666666663" calcext:value-type="float">
            <text:p>4,1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40" calcext:value-type="float">
            <text:p>740</text:p>
          </table:table-cell>
          <table:table-cell table:formula="of:=SUM([.B61:.B73])/12" office:value-type="float" office:value="698.5" calcext:value-type="float">
            <text:p>698,5</text:p>
          </table:table-cell>
          <table:table-cell table:formula="of:=[.C74]-[.C62]" office:value-type="float" office:value="9.25" calcext:value-type="float">
            <text:p>9,2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93" calcext:value-type="float">
            <text:p>693</text:p>
          </table:table-cell>
          <table:table-cell table:formula="of:=SUM([.B62:.B74])/12" office:value-type="float" office:value="711.333333333333" calcext:value-type="float">
            <text:p>711,3333333333</text:p>
          </table:table-cell>
          <table:table-cell table:formula="of:=[.C75]-[.C63]" office:value-type="float" office:value="19.0833333333334" calcext:value-type="float">
            <text:p>19,08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789" calcext:value-type="float">
            <text:p>789</text:p>
          </table:table-cell>
          <table:table-cell table:formula="of:=SUM([.B63:.B75])/12" office:value-type="float" office:value="712.916666666667" calcext:value-type="float">
            <text:p>712,9166666667</text:p>
          </table:table-cell>
          <table:table-cell table:formula="of:=[.C76]-[.C64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59" calcext:value-type="float">
            <text:p>659</text:p>
          </table:table-cell>
          <table:table-cell table:formula="of:=SUM([.B64:.B76])/12" office:value-type="float" office:value="721" calcext:value-type="float">
            <text:p>721</text:p>
          </table:table-cell>
          <table:table-cell table:formula="of:=[.C77]-[.C65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34" calcext:value-type="float">
            <text:p>634</text:p>
          </table:table-cell>
          <table:table-cell table:formula="of:=SUM([.B65:.B77])/12" office:value-type="float" office:value="719.583333333333" calcext:value-type="float">
            <text:p>719,5833333333</text:p>
          </table:table-cell>
          <table:table-cell table:formula="of:=[.C78]-[.C66]" office:value-type="float" office:value="40.8333333333334" calcext:value-type="float">
            <text:p>40,8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28" calcext:value-type="float">
            <text:p>628</text:p>
          </table:table-cell>
          <table:table-cell table:formula="of:=SUM([.B66:.B78])/12" office:value-type="float" office:value="720.333333333333" calcext:value-type="float">
            <text:p>720,3333333333</text:p>
          </table:table-cell>
          <table:table-cell table:formula="of:=[.C79]-[.C67]" office:value-type="float" office:value="48.0833333333334" calcext:value-type="float">
            <text:p>48,08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63" calcext:value-type="float">
            <text:p>563</text:p>
          </table:table-cell>
          <table:table-cell table:formula="of:=SUM([.B67:.B79])/12" office:value-type="float" office:value="722.416666666667" calcext:value-type="float">
            <text:p>722,4166666667</text:p>
          </table:table-cell>
          <table:table-cell table:formula="of:=[.C80]-[.C68]" office:value-type="float" office:value="59.5" calcext:value-type="float">
            <text:p>59,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30" calcext:value-type="float">
            <text:p>630</text:p>
          </table:table-cell>
          <table:table-cell table:formula="of:=SUM([.B68:.B80])/12" office:value-type="float" office:value="721.166666666667" calcext:value-type="float">
            <text:p>721,1666666667</text:p>
          </table:table-cell>
          <table:table-cell table:formula="of:=[.C81]-[.C69]" office:value-type="float" office:value="60.5833333333333" calcext:value-type="float">
            <text:p>60,58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3" calcext:value-type="float">
            <text:p>623</text:p>
          </table:table-cell>
          <table:table-cell table:formula="of:=SUM([.B69:.B81])/12" office:value-type="float" office:value="726.666666666667" calcext:value-type="float">
            <text:p>726,6666666667</text:p>
          </table:table-cell>
          <table:table-cell table:formula="of:=[.C82]-[.C70]" office:value-type="float" office:value="58.9166666666666" calcext:value-type="float">
            <text:p>58,91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34" calcext:value-type="float">
            <text:p>634</text:p>
          </table:table-cell>
          <table:table-cell table:formula="of:=SUM([.B70:.B82])/12" office:value-type="float" office:value="724.75" calcext:value-type="float">
            <text:p>724,75</text:p>
          </table:table-cell>
          <table:table-cell table:formula="of:=[.C83]-[.C71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78" calcext:value-type="float">
            <text:p>678</text:p>
          </table:table-cell>
          <table:table-cell table:formula="of:=SUM([.B71:.B83])/12" office:value-type="float" office:value="723" calcext:value-type="float">
            <text:p>723</text:p>
          </table:table-cell>
          <table:table-cell table:formula="of:=[.C84]-[.C72]" office:value-type="float" office:value="35.25" calcext:value-type="float">
            <text:p>35,2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10" calcext:value-type="float">
            <text:p>610</text:p>
          </table:table-cell>
          <table:table-cell table:formula="of:=SUM([.B72:.B84])/12" office:value-type="float" office:value="717.916666666667" calcext:value-type="float">
            <text:p>717,9166666667</text:p>
          </table:table-cell>
          <table:table-cell table:formula="of:=[.C85]-[.C73]" office:value-type="float" office:value="22.75" calcext:value-type="float">
            <text:p>22,75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57" calcext:value-type="float">
            <text:p>657</text:p>
          </table:table-cell>
          <table:table-cell table:formula="of:=SUM([.B73:.B85])/12" office:value-type="float" office:value="711.25" calcext:value-type="float">
            <text:p>711,25</text:p>
          </table:table-cell>
          <table:table-cell table:formula="of:=[.C86]-[.C74]" office:value-type="float" office:value="12.75" calcext:value-type="float">
            <text:p>12,75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52" calcext:value-type="float">
            <text:p>652</text:p>
          </table:table-cell>
          <table:table-cell table:formula="of:=SUM([.B74:.B86])/12" office:value-type="float" office:value="711.5" calcext:value-type="float">
            <text:p>711,5</text:p>
          </table:table-cell>
          <table:table-cell table:formula="of:=[.C87]-[.C75]" office:value-type="float" office:value="0.166666666666629" calcext:value-type="float">
            <text:p>0,1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04" calcext:value-type="float">
            <text:p>704</text:p>
          </table:table-cell>
          <table:table-cell table:formula="of:=SUM([.B75:.B87])/12" office:value-type="float" office:value="704.166666666667" calcext:value-type="float">
            <text:p>704,1666666667</text:p>
          </table:table-cell>
          <table:table-cell table:formula="of:=[.C88]-[.C76]" office:value-type="float" office:value="-8.75" calcext:value-type="float">
            <text:p>-8,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60" calcext:value-type="float">
            <text:p>660</text:p>
          </table:table-cell>
          <table:table-cell table:formula="of:=SUM([.B76:.B88])/12" office:value-type="float" office:value="705.083333333333" calcext:value-type="float">
            <text:p>705,0833333333</text:p>
          </table:table-cell>
          <table:table-cell table:formula="of:=[.C89]-[.C77]" office:value-type="float" office:value="-15.9166666666666" calcext:value-type="float">
            <text:p>-15,91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80" calcext:value-type="float">
            <text:p>680</text:p>
          </table:table-cell>
          <table:table-cell table:formula="of:=SUM([.B77:.B89])/12" office:value-type="float" office:value="694.333333333333" calcext:value-type="float">
            <text:p>694,3333333333</text:p>
          </table:table-cell>
          <table:table-cell table:formula="of:=[.C90]-[.C78]" office:value-type="float" office:value="-25.25" calcext:value-type="float">
            <text:p>-25,2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79" calcext:value-type="float">
            <text:p>579</text:p>
          </table:table-cell>
          <table:table-cell table:formula="of:=SUM([.B78:.B90])/12" office:value-type="float" office:value="696.083333333333" calcext:value-type="float">
            <text:p>696,0833333333</text:p>
          </table:table-cell>
          <table:table-cell table:formula="of:=[.C91]-[.C79]" office:value-type="float" office:value="-24.25" calcext:value-type="float">
            <text:p>-24,2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20" calcext:value-type="float">
            <text:p>520</text:p>
          </table:table-cell>
          <table:table-cell table:formula="of:=SUM([.B79:.B91])/12" office:value-type="float" office:value="691.5" calcext:value-type="float">
            <text:p>691,5</text:p>
          </table:table-cell>
          <table:table-cell table:formula="of:=[.C92]-[.C80]" office:value-type="float" office:value="-30.9166666666666" calcext:value-type="float">
            <text:p>-30,91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59" calcext:value-type="float">
            <text:p>559</text:p>
          </table:table-cell>
          <table:table-cell table:formula="of:=SUM([.B80:.B92])/12" office:value-type="float" office:value="682.5" calcext:value-type="float">
            <text:p>682,5</text:p>
          </table:table-cell>
          <table:table-cell table:formula="of:=[.C93]-[.C81]" office:value-type="float" office:value="-38.6666666666666" calcext:value-type="float">
            <text:p>-38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7" calcext:value-type="float">
            <text:p>557</text:p>
          </table:table-cell>
          <table:table-cell table:formula="of:=SUM([.B81:.B93])/12" office:value-type="float" office:value="682.166666666667" calcext:value-type="float">
            <text:p>682,1666666667</text:p>
          </table:table-cell>
          <table:table-cell table:formula="of:=[.C94]-[.C82]" office:value-type="float" office:value="-44.5" calcext:value-type="float">
            <text:p>-44,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88" calcext:value-type="float">
            <text:p>588</text:p>
          </table:table-cell>
          <table:table-cell table:formula="of:=SUM([.B82:.B94])/12" office:value-type="float" office:value="676.083333333333" calcext:value-type="float">
            <text:p>676,0833333333</text:p>
          </table:table-cell>
          <table:table-cell table:formula="of:=[.C95]-[.C83]" office:value-type="float" office:value="-48.6666666666666" calcext:value-type="float">
            <text:p>-48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04" calcext:value-type="float">
            <text:p>604</text:p>
          </table:table-cell>
          <table:table-cell table:formula="of:=SUM([.B83:.B95])/12" office:value-type="float" office:value="673.166666666667" calcext:value-type="float">
            <text:p>673,1666666667</text:p>
          </table:table-cell>
          <table:table-cell table:formula="of:=[.C96]-[.C84]" office:value-type="float" office:value="-49.8333333333334" calcext:value-type="float">
            <text:p>-49,8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18" calcext:value-type="float">
            <text:p>518</text:p>
          </table:table-cell>
          <table:table-cell table:formula="of:=SUM([.B84:.B96])/12" office:value-type="float" office:value="670.666666666667" calcext:value-type="float">
            <text:p>670,6666666667</text:p>
          </table:table-cell>
          <table:table-cell table:formula="of:=[.C97]-[.C85]" office:value-type="float" office:value="-47.25" calcext:value-type="float">
            <text:p>-47,2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06" calcext:value-type="float">
            <text:p>606</text:p>
          </table:table-cell>
          <table:table-cell table:formula="of:=SUM([.B85:.B97])/12" office:value-type="float" office:value="657.333333333333" calcext:value-type="float">
            <text:p>657,3333333333</text:p>
          </table:table-cell>
          <table:table-cell table:formula="of:=[.C98]-[.C86]" office:value-type="float" office:value="-53.9166666666666" calcext:value-type="float">
            <text:p>-53,9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97" calcext:value-type="float">
            <text:p>597</text:p>
          </table:table-cell>
          <table:table-cell table:formula="of:=SUM([.B86:.B98])/12" office:value-type="float" office:value="657" calcext:value-type="float">
            <text:p>657</text:p>
          </table:table-cell>
          <table:table-cell table:formula="of:=[.C99]-[.C87]" office:value-type="float" office:value="-54.5" calcext:value-type="float">
            <text:p>-54,5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39" calcext:value-type="float">
            <text:p>639</text:p>
          </table:table-cell>
          <table:table-cell table:formula="of:=SUM([.B87:.B99])/12" office:value-type="float" office:value="652" calcext:value-type="float">
            <text:p>652</text:p>
          </table:table-cell>
          <table:table-cell table:formula="of:=[.C100]-[.C88]" office:value-type="float" office:value="-52.1666666666666" calcext:value-type="float">
            <text:p>-52,1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3" calcext:value-type="float">
            <text:p>583</text:p>
          </table:table-cell>
          <table:table-cell table:formula="of:=SUM([.B88:.B100])/12" office:value-type="float" office:value="650.916666666667" calcext:value-type="float">
            <text:p>650,9166666667</text:p>
          </table:table-cell>
          <table:table-cell table:formula="of:=[.C101]-[.C89]" office:value-type="float" office:value="-54.1666666666667" calcext:value-type="float">
            <text:p>-54,1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09" calcext:value-type="float">
            <text:p>609</text:p>
          </table:table-cell>
          <table:table-cell table:formula="of:=SUM([.B89:.B101])/12" office:value-type="float" office:value="640.833333333333" calcext:value-type="float">
            <text:p>640,8333333333</text:p>
          </table:table-cell>
          <table:table-cell table:formula="of:=[.C102]-[.C90]" office:value-type="float" office:value="-53.5" calcext:value-type="float">
            <text:p>-53,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35" calcext:value-type="float">
            <text:p>535</text:p>
          </table:table-cell>
          <table:table-cell table:formula="of:=SUM([.B90:.B102])/12" office:value-type="float" office:value="636.583333333333" calcext:value-type="float">
            <text:p>636,5833333333</text:p>
          </table:table-cell>
          <table:table-cell table:formula="of:=[.C103]-[.C91]" office:value-type="float" office:value="-59.5" calcext:value-type="float">
            <text:p>-59,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496" calcext:value-type="float">
            <text:p>496</text:p>
          </table:table-cell>
          <table:table-cell table:formula="of:=SUM([.B91:.B103])/12" office:value-type="float" office:value="624.5" calcext:value-type="float">
            <text:p>624,5</text:p>
          </table:table-cell>
          <table:table-cell table:formula="of:=[.C104]-[.C92]" office:value-type="float" office:value="-67" calcext:value-type="float">
            <text:p>-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19" calcext:value-type="float">
            <text:p>519</text:p>
          </table:table-cell>
          <table:table-cell table:formula="of:=SUM([.B92:.B104])/12" office:value-type="float" office:value="617.583333333333" calcext:value-type="float">
            <text:p>617,5833333333</text:p>
          </table:table-cell>
          <table:table-cell table:formula="of:=[.C105]-[.C93]" office:value-type="float" office:value="-64.9166666666666" calcext:value-type="float">
            <text:p>-64,9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497" calcext:value-type="float">
            <text:p>497</text:p>
          </table:table-cell>
          <table:table-cell table:formula="of:=SUM([.B93:.B105])/12" office:value-type="float" office:value="617.5" calcext:value-type="float">
            <text:p>617,5</text:p>
          </table:table-cell>
          <table:table-cell table:formula="of:=[.C106]-[.C94]" office:value-type="float" office:value="-64.6666666666666" calcext:value-type="float">
            <text:p>-64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57" calcext:value-type="float">
            <text:p>557</text:p>
          </table:table-cell>
          <table:table-cell table:formula="of:=SUM([.B94:.B106])/12" office:value-type="float" office:value="612.333333333333" calcext:value-type="float">
            <text:p>612,3333333333</text:p>
          </table:table-cell>
          <table:table-cell table:formula="of:=[.C107]-[.C95]" office:value-type="float" office:value="-63.75" calcext:value-type="float">
            <text:p>-63,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45" calcext:value-type="float">
            <text:p>545</text:p>
          </table:table-cell>
          <table:table-cell table:formula="of:=SUM([.B95:.B107])/12" office:value-type="float" office:value="612.333333333333" calcext:value-type="float">
            <text:p>612,3333333333</text:p>
          </table:table-cell>
          <table:table-cell table:formula="of:=[.C108]-[.C96]" office:value-type="float" office:value="-60.8333333333333" calcext:value-type="float">
            <text:p>-60,8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90" calcext:value-type="float">
            <text:p>490</text:p>
          </table:table-cell>
          <table:table-cell table:formula="of:=SUM([.B96:.B108])/12" office:value-type="float" office:value="608.75" calcext:value-type="float">
            <text:p>608,75</text:p>
          </table:table-cell>
          <table:table-cell table:formula="of:=[.C109]-[.C97]" office:value-type="float" office:value="-61.9166666666666" calcext:value-type="float">
            <text:p>-61,9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83" calcext:value-type="float">
            <text:p>583</text:p>
          </table:table-cell>
          <table:table-cell table:formula="of:=SUM([.B97:.B109])/12" office:value-type="float" office:value="599.25" calcext:value-type="float">
            <text:p>599,25</text:p>
          </table:table-cell>
          <table:table-cell table:formula="of:=[.C110]-[.C98]" office:value-type="float" office:value="-58.0833333333334" calcext:value-type="float">
            <text:p>-58,083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35" calcext:value-type="float">
            <text:p>535</text:p>
          </table:table-cell>
          <table:table-cell table:formula="of:=SUM([.B98:.B110])/12" office:value-type="float" office:value="604.666666666667" calcext:value-type="float">
            <text:p>604,6666666667</text:p>
          </table:table-cell>
          <table:table-cell table:formula="of:=[.C111]-[.C99]" office:value-type="float" office:value="-52.3333333333334" calcext:value-type="float">
            <text:p>-52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43" calcext:value-type="float">
            <text:p>543</text:p>
          </table:table-cell>
          <table:table-cell table:formula="of:=SUM([.B99:.B111])/12" office:value-type="float" office:value="598.75" calcext:value-type="float">
            <text:p>598,75</text:p>
          </table:table-cell>
          <table:table-cell table:formula="of:=[.C112]-[.C100]" office:value-type="float" office:value="-53.25" calcext:value-type="float">
            <text:p>-53,25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18" calcext:value-type="float">
            <text:p>518</text:p>
          </table:table-cell>
          <table:table-cell table:formula="of:=SUM([.B100:.B112])/12" office:value-type="float" office:value="594.25" calcext:value-type="float">
            <text:p>594,25</text:p>
          </table:table-cell>
          <table:table-cell table:formula="of:=[.C113]-[.C101]" office:value-type="float" office:value="-56.6666666666666" calcext:value-type="float">
            <text:p>-56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5" calcext:value-type="float">
            <text:p>535</text:p>
          </table:table-cell>
          <table:table-cell table:formula="of:=SUM([.B101:.B113])/12" office:value-type="float" office:value="584.166666666667" calcext:value-type="float">
            <text:p>584,1666666667</text:p>
          </table:table-cell>
          <table:table-cell table:formula="of:=[.C114]-[.C102]" office:value-type="float" office:value="-56.6666666666667" calcext:value-type="float">
            <text:p>-56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75" calcext:value-type="float">
            <text:p>475</text:p>
          </table:table-cell>
          <table:table-cell table:formula="of:=SUM([.B102:.B114])/12" office:value-type="float" office:value="580.166666666667" calcext:value-type="float">
            <text:p>580,1666666667</text:p>
          </table:table-cell>
          <table:table-cell table:formula="of:=[.C115]-[.C103]" office:value-type="float" office:value="-56.4166666666667" calcext:value-type="float">
            <text:p>-56,41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83" calcext:value-type="float">
            <text:p>483</text:p>
          </table:table-cell>
          <table:table-cell table:formula="of:=SUM([.B103:.B115])/12" office:value-type="float" office:value="569" calcext:value-type="float">
            <text:p>569</text:p>
          </table:table-cell>
          <table:table-cell table:formula="of:=[.C116]-[.C104]" office:value-type="float" office:value="-55.5" calcext:value-type="float">
            <text:p>-55,5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1" calcext:value-type="float">
            <text:p>471</text:p>
          </table:table-cell>
          <table:table-cell table:formula="of:=SUM([.B104:.B116])/12" office:value-type="float" office:value="564.666666666667" calcext:value-type="float">
            <text:p>564,6666666667</text:p>
          </table:table-cell>
          <table:table-cell table:formula="of:=[.C117]-[.C105]" office:value-type="float" office:value="-52.9166666666667" calcext:value-type="float">
            <text:p>-52,91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03" calcext:value-type="float">
            <text:p>503</text:p>
          </table:table-cell>
          <table:table-cell table:formula="of:=SUM([.B105:.B117])/12" office:value-type="float" office:value="562.583333333333" calcext:value-type="float">
            <text:p>562,5833333333</text:p>
          </table:table-cell>
          <table:table-cell table:formula="of:=[.C118]-[.C106]" office:value-type="float" office:value="-54.9166666666666" calcext:value-type="float">
            <text:p>-54,91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3" calcext:value-type="float">
            <text:p>573</text:p>
          </table:table-cell>
          <table:table-cell table:formula="of:=SUM([.B106:.B118])/12" office:value-type="float" office:value="561.25" calcext:value-type="float">
            <text:p>561,25</text:p>
          </table:table-cell>
          <table:table-cell table:formula="of:=[.C119]-[.C107]" office:value-type="float" office:value="-51.0833333333334" calcext:value-type="float">
            <text:p>-51,08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2" calcext:value-type="float">
            <text:p>632</text:p>
          </table:table-cell>
          <table:table-cell table:formula="of:=SUM([.B107:.B119])/12" office:value-type="float" office:value="567.583333333333" calcext:value-type="float">
            <text:p>567,5833333333</text:p>
          </table:table-cell>
          <table:table-cell table:formula="of:=[.C120]-[.C108]" office:value-type="float" office:value="-44.75" calcext:value-type="float">
            <text:p>-44,7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6" calcext:value-type="float">
            <text:p>496</text:p>
          </table:table-cell>
          <table:table-cell table:formula="of:=SUM([.B108:.B120])/12" office:value-type="float" office:value="573.833333333333" calcext:value-type="float">
            <text:p>573,8333333333</text:p>
          </table:table-cell>
          <table:table-cell table:formula="of:=[.C121]-[.C109]" office:value-type="float" office:value="-34.9166666666666" calcext:value-type="float">
            <text:p>-34,91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34" calcext:value-type="float">
            <text:p>534</text:p>
          </table:table-cell>
          <table:table-cell table:formula="of:=SUM([.B109:.B121])/12" office:value-type="float" office:value="569.75" calcext:value-type="float">
            <text:p>569,75</text:p>
          </table:table-cell>
          <table:table-cell table:formula="of:=[.C122]-[.C110]" office:value-type="float" office:value="-29.5" calcext:value-type="float">
            <text:p>-29,5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5" calcext:value-type="float">
            <text:p>475</text:p>
          </table:table-cell>
          <table:table-cell table:formula="of:=SUM([.B110:.B122])/12" office:value-type="float" office:value="573.416666666667" calcext:value-type="float">
            <text:p>573,4166666667</text:p>
          </table:table-cell>
          <table:table-cell table:formula="of:=[.C123]-[.C111]" office:value-type="float" office:value="-31.25" calcext:value-type="float">
            <text:p>-31,2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4" calcext:value-type="float">
            <text:p>504</text:p>
          </table:table-cell>
          <table:table-cell table:formula="of:=SUM([.B111:.B123])/12" office:value-type="float" office:value="564.416666666667" calcext:value-type="float">
            <text:p>564,4166666667</text:p>
          </table:table-cell>
          <table:table-cell table:formula="of:=[.C124]-[.C112]" office:value-type="float" office:value="-34.3333333333334" calcext:value-type="float">
            <text:p>-34,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1" calcext:value-type="float">
            <text:p>511</text:p>
          </table:table-cell>
          <table:table-cell table:formula="of:=SUM([.B112:.B124])/12" office:value-type="float" office:value="561.833333333333" calcext:value-type="float">
            <text:p>561,8333333333</text:p>
          </table:table-cell>
          <table:table-cell table:formula="of:=[.C125]-[.C113]" office:value-type="float" office:value="-32.4166666666666" calcext:value-type="float">
            <text:p>-32,41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46" calcext:value-type="float">
            <text:p>546</text:p>
          </table:table-cell>
          <table:table-cell table:formula="of:=SUM([.B113:.B125])/12" office:value-type="float" office:value="559.166666666667" calcext:value-type="float">
            <text:p>559,1666666667</text:p>
          </table:table-cell>
          <table:table-cell table:formula="of:=[.C126]-[.C114]" office:value-type="float" office:value="-25" calcext:value-type="float">
            <text:p>-2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19" calcext:value-type="float">
            <text:p>419</text:p>
          </table:table-cell>
          <table:table-cell table:formula="of:=SUM([.B114:.B126])/12" office:value-type="float" office:value="561.5" calcext:value-type="float">
            <text:p>561,5</text:p>
          </table:table-cell>
          <table:table-cell table:formula="of:=[.C127]-[.C115]" office:value-type="float" office:value="-18.6666666666666" calcext:value-type="float">
            <text:p>-18,6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07" calcext:value-type="float">
            <text:p>407</text:p>
          </table:table-cell>
          <table:table-cell table:formula="of:=SUM([.B115:.B127])/12" office:value-type="float" office:value="551.833333333333" calcext:value-type="float">
            <text:p>551,8333333333</text:p>
          </table:table-cell>
          <table:table-cell table:formula="of:=[.C128]-[.C116]" office:value-type="float" office:value="-17.1666666666666" calcext:value-type="float">
            <text:p>-17,1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36" calcext:value-type="float">
            <text:p>436</text:p>
          </table:table-cell>
          <table:table-cell table:formula="of:=SUM([.B116:.B128])/12" office:value-type="float" office:value="546.166666666667" calcext:value-type="float">
            <text:p>546,1666666667</text:p>
          </table:table-cell>
          <table:table-cell table:formula="of:=[.C129]-[.C117]" office:value-type="float" office:value="-18.5" calcext:value-type="float">
            <text:p>-18,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03" calcext:value-type="float">
            <text:p>403</text:p>
          </table:table-cell>
          <table:table-cell table:formula="of:=SUM([.B117:.B129])/12" office:value-type="float" office:value="542.25" calcext:value-type="float">
            <text:p>542,25</text:p>
          </table:table-cell>
          <table:table-cell table:formula="of:=[.C130]-[.C118]" office:value-type="float" office:value="-20.3333333333334" calcext:value-type="float">
            <text:p>-20,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72" calcext:value-type="float">
            <text:p>472</text:p>
          </table:table-cell>
          <table:table-cell table:formula="of:=SUM([.B118:.B130])/12" office:value-type="float" office:value="536.583333333333" calcext:value-type="float">
            <text:p>536,5833333333</text:p>
          </table:table-cell>
          <table:table-cell table:formula="of:=[.C131]-[.C119]" office:value-type="float" office:value="-24.6666666666666" calcext:value-type="float">
            <text:p>-24,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37" calcext:value-type="float">
            <text:p>437</text:p>
          </table:table-cell>
          <table:table-cell table:formula="of:=SUM([.B119:.B131])/12" office:value-type="float" office:value="534" calcext:value-type="float">
            <text:p>534</text:p>
          </table:table-cell>
          <table:table-cell table:formula="of:=[.C132]-[.C120]" office:value-type="float" office:value="-33.5833333333334" calcext:value-type="float">
            <text:p>-33,58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09" calcext:value-type="float">
            <text:p>409</text:p>
          </table:table-cell>
          <table:table-cell table:formula="of:=SUM([.B120:.B132])/12" office:value-type="float" office:value="522.666666666667" calcext:value-type="float">
            <text:p>522,6666666667</text:p>
          </table:table-cell>
          <table:table-cell table:formula="of:=[.C133]-[.C121]" office:value-type="float" office:value="-51.1666666666667" calcext:value-type="float">
            <text:p>-51,1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15" calcext:value-type="float">
            <text:p>515</text:p>
          </table:table-cell>
          <table:table-cell table:formula="of:=SUM([.B121:.B133])/12" office:value-type="float" office:value="504.083333333333" calcext:value-type="float">
            <text:p>504,0833333333</text:p>
          </table:table-cell>
          <table:table-cell table:formula="of:=[.C134]-[.C122]" office:value-type="float" office:value="-65.6666666666667" calcext:value-type="float">
            <text:p>-65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3" calcext:value-type="float">
            <text:p>413</text:p>
          </table:table-cell>
          <table:table-cell table:formula="of:=SUM([.B122:.B134])/12" office:value-type="float" office:value="505.666666666667" calcext:value-type="float">
            <text:p>505,6666666667</text:p>
          </table:table-cell>
          <table:table-cell table:formula="of:=[.C135]-[.C123]" office:value-type="float" office:value="-67.7499999999999" calcext:value-type="float">
            <text:p>-67,7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37" calcext:value-type="float">
            <text:p>437</text:p>
          </table:table-cell>
          <table:table-cell table:formula="of:=SUM([.B123:.B135])/12" office:value-type="float" office:value="495.583333333333" calcext:value-type="float">
            <text:p>495,5833333333</text:p>
          </table:table-cell>
          <table:table-cell table:formula="of:=[.C136]-[.C124]" office:value-type="float" office:value="-68.8333333333333" calcext:value-type="float">
            <text:p>-68,8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98" calcext:value-type="float">
            <text:p>398</text:p>
          </table:table-cell>
          <table:table-cell table:formula="of:=SUM([.B124:.B136])/12" office:value-type="float" office:value="492.416666666667" calcext:value-type="float">
            <text:p>492,4166666667</text:p>
          </table:table-cell>
          <table:table-cell table:formula="of:=[.C137]-[.C125]" office:value-type="float" office:value="-69.4166666666667" calcext:value-type="float">
            <text:p>-69,41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08" calcext:value-type="float">
            <text:p>408</text:p>
          </table:table-cell>
          <table:table-cell table:formula="of:=SUM([.B125:.B137])/12" office:value-type="float" office:value="483.583333333333" calcext:value-type="float">
            <text:p>483,5833333333</text:p>
          </table:table-cell>
          <table:table-cell table:formula="of:=[.C138]-[.C126]" office:value-type="float" office:value="-75.5833333333333" calcext:value-type="float">
            <text:p>-75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7" calcext:value-type="float">
            <text:p>377</text:p>
          </table:table-cell>
          <table:table-cell table:formula="of:=SUM([.B126:.B138])/12" office:value-type="float" office:value="475" calcext:value-type="float">
            <text:p>475</text:p>
          </table:table-cell>
          <table:table-cell table:formula="of:=[.C139]-[.C127]" office:value-type="float" office:value="-86.5" calcext:value-type="float">
            <text:p>-86,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3" calcext:value-type="float">
            <text:p>353</text:p>
          </table:table-cell>
          <table:table-cell table:formula="of:=SUM([.B127:.B139])/12" office:value-type="float" office:value="460.916666666667" calcext:value-type="float">
            <text:p>460,9166666667</text:p>
          </table:table-cell>
          <table:table-cell table:formula="of:=[.C140]-[.C128]" office:value-type="float" office:value="-90.9166666666667" calcext:value-type="float">
            <text:p>-90,91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5" calcext:value-type="float">
            <text:p>365</text:p>
          </table:table-cell>
          <table:table-cell table:formula="of:=SUM([.B128:.B140])/12" office:value-type="float" office:value="455.416666666667" calcext:value-type="float">
            <text:p>455,4166666667</text:p>
          </table:table-cell>
          <table:table-cell table:formula="of:=[.C141]-[.C129]" office:value-type="float" office:value="-90.7499999999999" calcext:value-type="float">
            <text:p>-90,75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3" calcext:value-type="float">
            <text:p>373</text:p>
          </table:table-cell>
          <table:table-cell table:formula="of:=SUM([.B129:.B141])/12" office:value-type="float" office:value="451.916666666667" calcext:value-type="float">
            <text:p>451,9166666667</text:p>
          </table:table-cell>
          <table:table-cell table:formula="of:=[.C142]-[.C130]" office:value-type="float" office:value="-90.3333333333333" calcext:value-type="float">
            <text:p>-90,33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4" calcext:value-type="float">
            <text:p>404</text:p>
          </table:table-cell>
          <table:table-cell table:formula="of:=SUM([.B130:.B142])/12" office:value-type="float" office:value="446.666666666667" calcext:value-type="float">
            <text:p>446,6666666667</text:p>
          </table:table-cell>
          <table:table-cell table:formula="of:=[.C143]-[.C131]" office:value-type="float" office:value="-89.9166666666667" calcext:value-type="float">
            <text:p>-89,91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8" calcext:value-type="float">
            <text:p>378</text:p>
          </table:table-cell>
          <table:table-cell table:formula="of:=SUM([.B131:.B143])/12" office:value-type="float" office:value="446.75" calcext:value-type="float">
            <text:p>446,75</text:p>
          </table:table-cell>
          <table:table-cell table:formula="of:=[.C144]-[.C132]" office:value-type="float" office:value="-87.25" calcext:value-type="float">
            <text:p>-87,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8" calcext:value-type="float">
            <text:p>348</text:p>
          </table:table-cell>
          <table:table-cell table:formula="of:=SUM([.B132:.B144])/12" office:value-type="float" office:value="438.916666666667" calcext:value-type="float">
            <text:p>438,9166666667</text:p>
          </table:table-cell>
          <table:table-cell table:formula="of:=[.C145]-[.C133]" office:value-type="float" office:value="-83.75" calcext:value-type="float">
            <text:p>-83,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4" calcext:value-type="float">
            <text:p>414</text:p>
          </table:table-cell>
          <table:table-cell table:formula="of:=SUM([.B133:.B145])/12" office:value-type="float" office:value="431.5" calcext:value-type="float">
            <text:p>431,5</text:p>
          </table:table-cell>
          <table:table-cell table:formula="of:=[.C146]-[.C134]" office:value-type="float" office:value="-72.5833333333333" calcext:value-type="float">
            <text:p>-72,58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1" calcext:value-type="float">
            <text:p>371</text:p>
          </table:table-cell>
          <table:table-cell table:formula="of:=SUM([.B134:.B146])/12" office:value-type="float" office:value="431.916666666667" calcext:value-type="float">
            <text:p>431,9166666667</text:p>
          </table:table-cell>
          <table:table-cell table:formula="of:=[.C147]-[.C135]" office:value-type="float" office:value="-73.75" calcext:value-type="float">
            <text:p>-73,75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1" calcext:value-type="float">
            <text:p>421</text:p>
          </table:table-cell>
          <table:table-cell table:formula="of:=SUM([.B135:.B147])/12" office:value-type="float" office:value="419.916666666667" calcext:value-type="float">
            <text:p>419,9166666667</text:p>
          </table:table-cell>
          <table:table-cell table:formula="of:=[.C148]-[.C136]" office:value-type="float" office:value="-75.6666666666666" calcext:value-type="float">
            <text:p>-75,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2" calcext:value-type="float">
            <text:p>392</text:p>
          </table:table-cell>
          <table:table-cell table:formula="of:=SUM([.B136:.B148])/12" office:value-type="float" office:value="420.583333333333" calcext:value-type="float">
            <text:p>420,5833333333</text:p>
          </table:table-cell>
          <table:table-cell table:formula="of:=[.C149]-[.C137]" office:value-type="float" office:value="-71.8333333333334" calcext:value-type="float">
            <text:p>-71,8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0" calcext:value-type="float">
            <text:p>370</text:p>
          </table:table-cell>
          <table:table-cell table:formula="of:=SUM([.B137:.B149])/12" office:value-type="float" office:value="416.833333333333" calcext:value-type="float">
            <text:p>416,8333333333</text:p>
          </table:table-cell>
          <table:table-cell table:formula="of:=[.C150]-[.C138]" office:value-type="float" office:value="-66.75" calcext:value-type="float">
            <text:p>-66,7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5" calcext:value-type="float">
            <text:p>355</text:p>
          </table:table-cell>
          <table:table-cell table:formula="of:=SUM([.B138:.B150])/12" office:value-type="float" office:value="414.5" calcext:value-type="float">
            <text:p>414,5</text:p>
          </table:table-cell>
          <table:table-cell table:formula="of:=[.C151]-[.C139]" office:value-type="float" office:value="-60.5" calcext:value-type="float">
            <text:p>-60,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28" calcext:value-type="float">
            <text:p>328</text:p>
          </table:table-cell>
          <table:table-cell table:formula="of:=SUM([.B139:.B151])/12" office:value-type="float" office:value="410.083333333333" calcext:value-type="float">
            <text:p>410,0833333333</text:p>
          </table:table-cell>
          <table:table-cell table:formula="of:=[.C152]-[.C140]" office:value-type="float" office:value="-50.8333333333334" calcext:value-type="float">
            <text:p>-50,8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51" calcext:value-type="float">
            <text:p>351</text:p>
          </table:table-cell>
          <table:table-cell table:formula="of:=SUM([.B140:.B152])/12" office:value-type="float" office:value="406" calcext:value-type="float">
            <text:p>406</text:p>
          </table:table-cell>
          <table:table-cell table:formula="of:=[.C153]-[.C141]" office:value-type="float" office:value="-49.4166666666667" calcext:value-type="float">
            <text:p>-49,41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4" calcext:value-type="float">
            <text:p>374</text:p>
          </table:table-cell>
          <table:table-cell table:formula="of:=SUM([.B141:.B153])/12" office:value-type="float" office:value="405.833333333333" calcext:value-type="float">
            <text:p>405,8333333333</text:p>
          </table:table-cell>
          <table:table-cell table:formula="of:=[.C154]-[.C142]" office:value-type="float" office:value="-46.0833333333334" calcext:value-type="float">
            <text:p>-46,08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6" calcext:value-type="float">
            <text:p>436</text:p>
          </table:table-cell>
          <table:table-cell table:formula="of:=SUM([.B142:.B154])/12" office:value-type="float" office:value="406.583333333333" calcext:value-type="float">
            <text:p>406,5833333333</text:p>
          </table:table-cell>
          <table:table-cell table:formula="of:=[.C155]-[.C143]" office:value-type="float" office:value="-40.0833333333334" calcext:value-type="float">
            <text:p>-40,0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90" calcext:value-type="float">
            <text:p>390</text:p>
          </table:table-cell>
          <table:table-cell table:formula="of:=SUM([.B143:.B155])/12" office:value-type="float" office:value="411.833333333333" calcext:value-type="float">
            <text:p>411,8333333333</text:p>
          </table:table-cell>
          <table:table-cell table:formula="of:=[.C156]-[.C144]" office:value-type="float" office:value="-34.9166666666667" calcext:value-type="float">
            <text:p>-34,91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59" calcext:value-type="float">
            <text:p>359</text:p>
          </table:table-cell>
          <table:table-cell table:formula="of:=SUM([.B144:.B156])/12" office:value-type="float" office:value="410.666666666667" calcext:value-type="float">
            <text:p>410,6666666667</text:p>
          </table:table-cell>
          <table:table-cell table:formula="of:=[.C157]-[.C145]" office:value-type="float" office:value="-28.25" calcext:value-type="float">
            <text:p>-28,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18" calcext:value-type="float">
            <text:p>418</text:p>
          </table:table-cell>
          <table:table-cell table:formula="of:=SUM([.B145:.B157])/12" office:value-type="float" office:value="409.083333333333" calcext:value-type="float">
            <text:p>409,0833333333</text:p>
          </table:table-cell>
          <table:table-cell table:formula="of:=[.C158]-[.C146]" office:value-type="float" office:value="-22.4166666666667" calcext:value-type="float">
            <text:p>-22,41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02" calcext:value-type="float">
            <text:p>402</text:p>
          </table:table-cell>
          <table:table-cell table:formula="of:=SUM([.B146:.B158])/12" office:value-type="float" office:value="414.916666666667" calcext:value-type="float">
            <text:p>414,9166666667</text:p>
          </table:table-cell>
          <table:table-cell table:formula="of:=[.C159]-[.C147]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88" calcext:value-type="float">
            <text:p>388</text:p>
          </table:table-cell>
          <table:table-cell table:formula="of:=SUM([.B147:.B159])/12" office:value-type="float" office:value="413.916666666667" calcext:value-type="float">
            <text:p>413,9166666667</text:p>
          </table:table-cell>
          <table:table-cell table:formula="of:=[.C160]-[.C148]" office:value-type="float" office:value="-6" calcext:value-type="float">
            <text:p>-6</text:p>
          </table:table-cell>
        </table:table-row>
      </table:table>
      <table:table table:name="Skribenter &gt;100" table:style-name="ta1">
        <table:shapes>
          <draw:frame draw:z-index="0" draw:style-name="gr1" draw:text-style-name="P1" svg:width="159.99mm" svg:height="89.99mm" svg:x="162.36mm" svg:y="112.83mm">
            <loext:p draw:notify-on-update-of-ranges="'Skribenter &gt;100'.A13:'Skribenter &gt;100'.A160 'Skribenter &gt;100'.B1:'Skribenter &gt;100'.B12 'Skribenter &gt;100'.B13:'Skribenter &gt;100'.B160 'Skribenter &gt;100'.C1:'Skribenter &gt;100'.C12 'Skribenter &gt;100'.C13:'Skribenter &gt;100'.C160 'Skribenter &gt;100'.D1:'Skribenter &gt;100'.D12 'Skribenter &gt;100'.D13:'Skribenter &gt;100'.D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Skrienter &gt;100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  <table:table-cell table:number-columns-repeated="2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table:number-columns-repeated="5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table:number-columns-repeated="5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table:number-columns-repeated="5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table:number-columns-repeated="5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table:number-columns-repeated="5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table:number-columns-repeated="5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table:number-columns-repeated="5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table:number-columns-repeated="5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5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table:number-columns-repeated="5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table:number-columns-repeated="5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" calcext:value-type="float">
            <text:p>4</text:p>
          </table:table-cell>
          <table:table-cell table:formula="of:=SUM([.B1:.B13])/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4" calcext:value-type="float">
            <text:p>4</text:p>
          </table:table-cell>
          <table:table-cell table:formula="of:=SUM([.B2:.B14])/12" office:value-type="float" office:value="0.583333333333333" calcext:value-type="float">
            <text:p>0,5833333333</text:p>
          </table:table-cell>
          <table:table-cell table:number-columns-repeated="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4" calcext:value-type="float">
            <text:p>4</text:p>
          </table:table-cell>
          <table:table-cell table:formula="of:=SUM([.B3:.B15])/12" office:value-type="float" office:value="0.916666666666667" calcext:value-type="float">
            <text:p>0,9166666667</text:p>
          </table:table-cell>
          <table:table-cell table:number-columns-repeated="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" calcext:value-type="float">
            <text:p>3</text:p>
          </table:table-cell>
          <table:table-cell table:formula="of:=SUM([.B4:.B16])/12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formula="of:=SUM([.B5:.B17])/12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formula="of:=SUM([.B6:.B18])/12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1" calcext:value-type="float">
            <text:p>11</text:p>
          </table:table-cell>
          <table:table-cell table:formula="of:=SUM([.B7:.B19])/12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" calcext:value-type="float">
            <text:p>9</text:p>
          </table:table-cell>
          <table:table-cell table:formula="of:=SUM([.B8:.B20])/12" office:value-type="float" office:value="3.41666666666667" calcext:value-type="float">
            <text:p>3,4166666667</text:p>
          </table:table-cell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formula="of:=SUM([.B9:.B21])/12" office:value-type="float" office:value="4.16666666666667" calcext:value-type="float">
            <text:p>4,1666666667</text:p>
          </table:table-cell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" calcext:value-type="float">
            <text:p>15</text:p>
          </table:table-cell>
          <table:table-cell table:formula="of:=SUM([.B10:.B22])/1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" calcext:value-type="float">
            <text:p>18</text:p>
          </table:table-cell>
          <table:table-cell table:formula="of:=SUM([.B11:.B23])/12" office:value-type="float" office:value="6.25" calcext:value-type="float">
            <text:p>6,25</text:p>
          </table:table-cell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" calcext:value-type="float">
            <text:p>13</text:p>
          </table:table-cell>
          <table:table-cell table:formula="of:=SUM([.B12:.B24])/12" office:value-type="float" office:value="7.75" calcext:value-type="float">
            <text:p>7,75</text:p>
          </table:table-cell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1" calcext:value-type="float">
            <text:p>21</text:p>
          </table:table-cell>
          <table:table-cell table:formula="of:=SUM([.B13:.B25])/12" office:value-type="float" office:value="8.83333333333333" calcext:value-type="float">
            <text:p>8,8333333333</text:p>
          </table:table-cell>
          <table:table-cell table:formula="of:=[.C26]-[.C14]" office:value-type="float" office:value="8.58333333333333" calcext:value-type="float">
            <text:p>8,5833333333</text:p>
          </table:table-cell>
          <table:table-cell table:number-columns-repeated="2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formula="of:=SUM([.B14:.B26])/12" office:value-type="float" office:value="10.3333333333333" calcext:value-type="float">
            <text:p>10,3333333333</text:p>
          </table:table-cell>
          <table:table-cell table:formula="of:=[.C27]-[.C15]" office:value-type="float" office:value="9.75" calcext:value-type="float">
            <text:p>9,75</text:p>
          </table:table-cell>
          <table:table-cell table:number-columns-repeated="2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7" calcext:value-type="float">
            <text:p>27</text:p>
          </table:table-cell>
          <table:table-cell table:formula="of:=SUM([.B15:.B27])/12" office:value-type="float" office:value="12" calcext:value-type="float">
            <text:p>12</text:p>
          </table:table-cell>
          <table:table-cell table:formula="of:=[.C28]-[.C16]" office:value-type="float" office:value="11.0833333333333" calcext:value-type="float">
            <text:p>11,0833333333</text:p>
          </table:table-cell>
          <table:table-cell table:number-columns-repeated="2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7" calcext:value-type="float">
            <text:p>27</text:p>
          </table:table-cell>
          <table:table-cell table:formula="of:=SUM([.B16:.B28])/12" office:value-type="float" office:value="13.9166666666667" calcext:value-type="float">
            <text:p>13,9166666667</text:p>
          </table:table-cell>
          <table:table-cell table:formula="of:=[.C29]-[.C17]" office:value-type="float" office:value="12.6666666666667" calcext:value-type="float">
            <text:p>12,6666666667</text:p>
          </table:table-cell>
          <table:table-cell table:number-columns-repeated="2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3" calcext:value-type="float">
            <text:p>33</text:p>
          </table:table-cell>
          <table:table-cell table:formula="of:=SUM([.B17:.B29])/12" office:value-type="float" office:value="15.8333333333333" calcext:value-type="float">
            <text:p>15,8333333333</text:p>
          </table:table-cell>
          <table:table-cell table:formula="of:=[.C30]-[.C18]" office:value-type="float" office:value="14.3333333333333" calcext:value-type="float">
            <text:p>14,3333333333</text:p>
          </table:table-cell>
          <table:table-cell table:number-columns-repeated="2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8" calcext:value-type="float">
            <text:p>28</text:p>
          </table:table-cell>
          <table:table-cell table:formula="of:=SUM([.B18:.B30])/12" office:value-type="float" office:value="18.3333333333333" calcext:value-type="float">
            <text:p>18,3333333333</text:p>
          </table:table-cell>
          <table:table-cell table:formula="of:=[.C31]-[.C19]" office:value-type="float" office:value="16.5833333333333" calcext:value-type="float">
            <text:p>16,5833333333</text:p>
          </table:table-cell>
          <table:table-cell table:number-columns-repeated="2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5" calcext:value-type="float">
            <text:p>35</text:p>
          </table:table-cell>
          <table:table-cell table:formula="of:=SUM([.B19:.B31])/12" office:value-type="float" office:value="20.4166666666667" calcext:value-type="float">
            <text:p>20,4166666667</text:p>
          </table:table-cell>
          <table:table-cell table:formula="of:=[.C32]-[.C20]" office:value-type="float" office:value="17.9166666666667" calcext:value-type="float">
            <text:p>17,9166666667</text:p>
          </table:table-cell>
          <table:table-cell table:number-columns-repeated="2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6" calcext:value-type="float">
            <text:p>46</text:p>
          </table:table-cell>
          <table:table-cell table:formula="of:=SUM([.B20:.B32])/12" office:value-type="float" office:value="22.5833333333333" calcext:value-type="float">
            <text:p>22,5833333333</text:p>
          </table:table-cell>
          <table:table-cell table:formula="of:=[.C33]-[.C21]" office:value-type="float" office:value="19.1666666666667" calcext:value-type="float">
            <text:p>19,1666666667</text:p>
          </table:table-cell>
          <table:table-cell table:number-columns-repeated="2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5" calcext:value-type="float">
            <text:p>45</text:p>
          </table:table-cell>
          <table:table-cell table:formula="of:=SUM([.B21:.B33])/12" office:value-type="float" office:value="25.5" calcext:value-type="float">
            <text:p>25,5</text:p>
          </table:table-cell>
          <table:table-cell table:formula="of:=[.C34]-[.C22]" office:value-type="float" office:value="21.3333333333333" calcext:value-type="float">
            <text:p>21,3333333333</text:p>
          </table:table-cell>
          <table:table-cell table:number-columns-repeated="2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9" calcext:value-type="float">
            <text:p>49</text:p>
          </table:table-cell>
          <table:table-cell table:formula="of:=SUM([.B22:.B34])/12" office:value-type="float" office:value="28.5" calcext:value-type="float">
            <text:p>28,5</text:p>
          </table:table-cell>
          <table:table-cell table:formula="of:=[.C35]-[.C23]" office:value-type="float" office:value="23.5" calcext:value-type="float">
            <text:p>23,5</text:p>
          </table:table-cell>
          <table:table-cell table:number-columns-repeated="2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7" calcext:value-type="float">
            <text:p>47</text:p>
          </table:table-cell>
          <table:table-cell table:formula="of:=SUM([.B23:.B35])/12" office:value-type="float" office:value="31.75" calcext:value-type="float">
            <text:p>31,75</text:p>
          </table:table-cell>
          <table:table-cell table:formula="of:=[.C36]-[.C24]" office:value-type="float" office:value="25.5" calcext:value-type="float">
            <text:p>25,5</text:p>
          </table:table-cell>
          <table:table-cell table:number-columns-repeated="2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SUM([.B24:.B36])/12" office:value-type="float" office:value="34.4166666666667" calcext:value-type="float">
            <text:p>34,4166666667</text:p>
          </table:table-cell>
          <table:table-cell table:formula="of:=[.C37]-[.C25]" office:value-type="float" office:value="26.6666666666667" calcext:value-type="float">
            <text:p>26,6666666667</text:p>
          </table:table-cell>
          <table:table-cell table:number-columns-repeated="2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4" calcext:value-type="float">
            <text:p>64</text:p>
          </table:table-cell>
          <table:table-cell table:formula="of:=SUM([.B25:.B37])/12" office:value-type="float" office:value="37.9166666666667" calcext:value-type="float">
            <text:p>37,9166666667</text:p>
          </table:table-cell>
          <table:table-cell table:formula="of:=[.C38]-[.C26]" office:value-type="float" office:value="29.0833333333333" calcext:value-type="float">
            <text:p>29,0833333333</text:p>
          </table:table-cell>
          <table:table-cell table:number-columns-repeated="2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" calcext:value-type="float">
            <text:p>66</text:p>
          </table:table-cell>
          <table:table-cell table:formula="of:=SUM([.B26:.B38])/12" office:value-type="float" office:value="42.1666666666667" calcext:value-type="float">
            <text:p>42,1666666667</text:p>
          </table:table-cell>
          <table:table-cell table:formula="of:=[.C39]-[.C27]" office:value-type="float" office:value="31.8333333333333" calcext:value-type="float">
            <text:p>31,8333333333</text:p>
          </table:table-cell>
          <table:table-cell table:number-columns-repeated="2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6" calcext:value-type="float">
            <text:p>66</text:p>
          </table:table-cell>
          <table:table-cell table:formula="of:=SUM([.B27:.B39])/12" office:value-type="float" office:value="45.9166666666667" calcext:value-type="float">
            <text:p>45,9166666667</text:p>
          </table:table-cell>
          <table:table-cell table:formula="of:=[.C40]-[.C28]" office:value-type="float" office:value="33.9166666666667" calcext:value-type="float">
            <text:p>33,9166666667</text:p>
          </table:table-cell>
          <table:table-cell table:number-columns-repeated="2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1" calcext:value-type="float">
            <text:p>71</text:p>
          </table:table-cell>
          <table:table-cell table:formula="of:=SUM([.B28:.B40])/12" office:value-type="float" office:value="49.4166666666667" calcext:value-type="float">
            <text:p>49,4166666667</text:p>
          </table:table-cell>
          <table:table-cell table:formula="of:=[.C41]-[.C29]" office:value-type="float" office:value="35.5" calcext:value-type="float">
            <text:p>35,5</text:p>
          </table:table-cell>
          <table:table-cell table:number-columns-repeated="2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6" calcext:value-type="float">
            <text:p>86</text:p>
          </table:table-cell>
          <table:table-cell table:formula="of:=SUM([.B29:.B41])/12" office:value-type="float" office:value="53.0833333333333" calcext:value-type="float">
            <text:p>53,0833333333</text:p>
          </table:table-cell>
          <table:table-cell table:formula="of:=[.C42]-[.C30]" office:value-type="float" office:value="37.25" calcext:value-type="float">
            <text:p>37,25</text:p>
          </table:table-cell>
          <table:table-cell table:number-columns-repeated="2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7" calcext:value-type="float">
            <text:p>87</text:p>
          </table:table-cell>
          <table:table-cell table:formula="of:=SUM([.B30:.B42])/12" office:value-type="float" office:value="58" calcext:value-type="float">
            <text:p>58</text:p>
          </table:table-cell>
          <table:table-cell table:formula="of:=[.C43]-[.C31]" office:value-type="float" office:value="39.6666666666667" calcext:value-type="float">
            <text:p>39,6666666667</text:p>
          </table:table-cell>
          <table:table-cell table:number-columns-repeated="2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9" calcext:value-type="float">
            <text:p>79</text:p>
          </table:table-cell>
          <table:table-cell table:formula="of:=SUM([.B31:.B43])/12" office:value-type="float" office:value="62.5" calcext:value-type="float">
            <text:p>62,5</text:p>
          </table:table-cell>
          <table:table-cell table:formula="of:=[.C44]-[.C32]" office:value-type="float" office:value="42.0833333333333" calcext:value-type="float">
            <text:p>42,0833333333</text:p>
          </table:table-cell>
          <table:table-cell table:number-columns-repeated="2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1" calcext:value-type="float">
            <text:p>81</text:p>
          </table:table-cell>
          <table:table-cell table:formula="of:=SUM([.B32:.B44])/12" office:value-type="float" office:value="66.75" calcext:value-type="float">
            <text:p>66,75</text:p>
          </table:table-cell>
          <table:table-cell table:formula="of:=[.C45]-[.C33]" office:value-type="float" office:value="44.1666666666667" calcext:value-type="float">
            <text:p>44,1666666667</text:p>
          </table:table-cell>
          <table:table-cell table:number-columns-repeated="2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6" calcext:value-type="float">
            <text:p>86</text:p>
          </table:table-cell>
          <table:table-cell table:formula="of:=SUM([.B33:.B45])/12" office:value-type="float" office:value="70.5833333333333" calcext:value-type="float">
            <text:p>70,5833333333</text:p>
          </table:table-cell>
          <table:table-cell table:formula="of:=[.C46]-[.C34]" office:value-type="float" office:value="45.0833333333333" calcext:value-type="float">
            <text:p>45,0833333333</text:p>
          </table:table-cell>
          <table:table-cell table:number-columns-repeated="2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3" calcext:value-type="float">
            <text:p>93</text:p>
          </table:table-cell>
          <table:table-cell table:formula="of:=SUM([.B34:.B46])/12" office:value-type="float" office:value="73.9166666666667" calcext:value-type="float">
            <text:p>73,9166666667</text:p>
          </table:table-cell>
          <table:table-cell table:formula="of:=[.C47]-[.C35]" office:value-type="float" office:value="45.4166666666667" calcext:value-type="float">
            <text:p>45,4166666667</text:p>
          </table:table-cell>
          <table:table-cell table:number-columns-repeated="2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4" calcext:value-type="float">
            <text:p>94</text:p>
          </table:table-cell>
          <table:table-cell table:formula="of:=SUM([.B35:.B47])/12" office:value-type="float" office:value="77.9166666666667" calcext:value-type="float">
            <text:p>77,9166666667</text:p>
          </table:table-cell>
          <table:table-cell table:formula="of:=[.C48]-[.C36]" office:value-type="float" office:value="46.1666666666667" calcext:value-type="float">
            <text:p>46,1666666667</text:p>
          </table:table-cell>
          <table:table-cell table:number-columns-repeated="2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7" calcext:value-type="float">
            <text:p>97</text:p>
          </table:table-cell>
          <table:table-cell table:formula="of:=SUM([.B36:.B48])/12" office:value-type="float" office:value="81.6666666666667" calcext:value-type="float">
            <text:p>81,6666666667</text:p>
          </table:table-cell>
          <table:table-cell table:formula="of:=[.C49]-[.C37]" office:value-type="float" office:value="47.25" calcext:value-type="float">
            <text:p>47,25</text:p>
          </table:table-cell>
          <table:table-cell table:number-columns-repeated="2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8" calcext:value-type="float">
            <text:p>108</text:p>
          </table:table-cell>
          <table:table-cell table:formula="of:=SUM([.B37:.B49])/12" office:value-type="float" office:value="85.8333333333333" calcext:value-type="float">
            <text:p>85,8333333333</text:p>
          </table:table-cell>
          <table:table-cell table:formula="of:=[.C50]-[.C38]" office:value-type="float" office:value="47.9166666666667" calcext:value-type="float">
            <text:p>47,9166666667</text:p>
          </table:table-cell>
          <table:table-cell table:number-columns-repeated="2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6" calcext:value-type="float">
            <text:p>106</text:p>
          </table:table-cell>
          <table:table-cell table:formula="of:=SUM([.B38:.B50])/12" office:value-type="float" office:value="89.8333333333333" calcext:value-type="float">
            <text:p>89,8333333333</text:p>
          </table:table-cell>
          <table:table-cell table:formula="of:=[.C51]-[.C39]" office:value-type="float" office:value="47.6666666666667" calcext:value-type="float">
            <text:p>47,6666666667</text:p>
          </table:table-cell>
          <table:table-cell table:number-columns-repeated="2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2" calcext:value-type="float">
            <text:p>112</text:p>
          </table:table-cell>
          <table:table-cell table:formula="of:=SUM([.B39:.B51])/12" office:value-type="float" office:value="93.3333333333333" calcext:value-type="float">
            <text:p>93,3333333333</text:p>
          </table:table-cell>
          <table:table-cell table:formula="of:=[.C52]-[.C40]" office:value-type="float" office:value="47.4166666666667" calcext:value-type="float">
            <text:p>47,4166666667</text:p>
          </table:table-cell>
          <table:table-cell table:number-columns-repeated="2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0" calcext:value-type="float">
            <text:p>100</text:p>
          </table:table-cell>
          <table:table-cell table:formula="of:=SUM([.B40:.B52])/12" office:value-type="float" office:value="97.1666666666667" calcext:value-type="float">
            <text:p>97,1666666667</text:p>
          </table:table-cell>
          <table:table-cell table:formula="of:=[.C53]-[.C41]" office:value-type="float" office:value="47.75" calcext:value-type="float">
            <text:p>47,75</text:p>
          </table:table-cell>
          <table:table-cell table:number-columns-repeated="2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" calcext:value-type="float">
            <text:p>103</text:p>
          </table:table-cell>
          <table:table-cell table:formula="of:=SUM([.B41:.B53])/12" office:value-type="float" office:value="100" calcext:value-type="float">
            <text:p>100</text:p>
          </table:table-cell>
          <table:table-cell table:formula="of:=[.C54]-[.C42]" office:value-type="float" office:value="46.9166666666667" calcext:value-type="float">
            <text:p>46,9166666667</text:p>
          </table:table-cell>
          <table:table-cell table:number-columns-repeated="2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7" calcext:value-type="float">
            <text:p>97</text:p>
          </table:table-cell>
          <table:table-cell table:formula="of:=SUM([.B42:.B54])/12" office:value-type="float" office:value="102.666666666667" calcext:value-type="float">
            <text:p>102,6666666667</text:p>
          </table:table-cell>
          <table:table-cell table:formula="of:=[.C55]-[.C43]" office:value-type="float" office:value="44.6666666666667" calcext:value-type="float">
            <text:p>44,6666666667</text:p>
          </table:table-cell>
          <table:table-cell table:number-columns-repeated="2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3" calcext:value-type="float">
            <text:p>103</text:p>
          </table:table-cell>
          <table:table-cell table:formula="of:=SUM([.B43:.B55])/12" office:value-type="float" office:value="103.583333333333" calcext:value-type="float">
            <text:p>103,5833333333</text:p>
          </table:table-cell>
          <table:table-cell table:formula="of:=[.C56]-[.C44]" office:value-type="float" office:value="41.0833333333333" calcext:value-type="float">
            <text:p>41,0833333333</text:p>
          </table:table-cell>
          <table:table-cell table:number-columns-repeated="2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7" calcext:value-type="float">
            <text:p>107</text:p>
          </table:table-cell>
          <table:table-cell table:formula="of:=SUM([.B44:.B56])/12" office:value-type="float" office:value="104.916666666667" calcext:value-type="float">
            <text:p>104,9166666667</text:p>
          </table:table-cell>
          <table:table-cell table:formula="of:=[.C57]-[.C45]" office:value-type="float" office:value="38.1666666666667" calcext:value-type="float">
            <text:p>38,1666666667</text:p>
          </table:table-cell>
          <table:table-cell table:number-columns-repeated="2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6" calcext:value-type="float">
            <text:p>96</text:p>
          </table:table-cell>
          <table:table-cell table:formula="of:=SUM([.B45:.B57])/12" office:value-type="float" office:value="107.25" calcext:value-type="float">
            <text:p>107,25</text:p>
          </table:table-cell>
          <table:table-cell table:formula="of:=[.C58]-[.C46]" office:value-type="float" office:value="36.6666666666667" calcext:value-type="float">
            <text:p>36,6666666667</text:p>
          </table:table-cell>
          <table:table-cell table:number-columns-repeated="2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4" calcext:value-type="float">
            <text:p>104</text:p>
          </table:table-cell>
          <table:table-cell table:formula="of:=SUM([.B46:.B58])/12" office:value-type="float" office:value="108.5" calcext:value-type="float">
            <text:p>108,5</text:p>
          </table:table-cell>
          <table:table-cell table:formula="of:=[.C59]-[.C47]" office:value-type="float" office:value="34.5833333333333" calcext:value-type="float">
            <text:p>34,5833333333</text:p>
          </table:table-cell>
          <table:table-cell table:number-columns-repeated="2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89" calcext:value-type="float">
            <text:p>89</text:p>
          </table:table-cell>
          <table:table-cell table:formula="of:=SUM([.B47:.B59])/12" office:value-type="float" office:value="110" calcext:value-type="float">
            <text:p>110</text:p>
          </table:table-cell>
          <table:table-cell table:formula="of:=[.C60]-[.C48]" office:value-type="float" office:value="32.0833333333333" calcext:value-type="float">
            <text:p>32,0833333333</text:p>
          </table:table-cell>
          <table:table-cell table:number-columns-repeated="2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6" calcext:value-type="float">
            <text:p>86</text:p>
          </table:table-cell>
          <table:table-cell table:formula="of:=SUM([.B48:.B60])/12" office:value-type="float" office:value="109.666666666667" calcext:value-type="float">
            <text:p>109,6666666667</text:p>
          </table:table-cell>
          <table:table-cell table:formula="of:=[.C61]-[.C49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6" calcext:value-type="float">
            <text:p>106</text:p>
          </table:table-cell>
          <table:table-cell table:formula="of:=SUM([.B49:.B61])/12" office:value-type="float" office:value="109" calcext:value-type="float">
            <text:p>109</text:p>
          </table:table-cell>
          <table:table-cell table:formula="of:=[.C62]-[.C50]" office:value-type="float" office:value="23.1666666666667" calcext:value-type="float">
            <text:p>23,1666666667</text:p>
          </table:table-cell>
          <table:table-cell table:number-columns-repeated="2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" calcext:value-type="float">
            <text:p>105</text:p>
          </table:table-cell>
          <table:table-cell table:formula="of:=SUM([.B50:.B62])/12" office:value-type="float" office:value="109.75" calcext:value-type="float">
            <text:p>109,75</text:p>
          </table:table-cell>
          <table:table-cell table:formula="of:=[.C63]-[.C51]" office:value-type="float" office:value="19.9166666666667" calcext:value-type="float">
            <text:p>19,9166666667</text:p>
          </table:table-cell>
          <table:table-cell table:number-columns-repeated="2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1" calcext:value-type="float">
            <text:p>111</text:p>
          </table:table-cell>
          <table:table-cell table:formula="of:=SUM([.B51:.B63])/12" office:value-type="float" office:value="109.5" calcext:value-type="float">
            <text:p>109,5</text:p>
          </table:table-cell>
          <table:table-cell table:formula="of:=[.C64]-[.C52]" office:value-type="float" office:value="16.1666666666667" calcext:value-type="float">
            <text:p>16,1666666667</text:p>
          </table:table-cell>
          <table:table-cell table:number-columns-repeated="2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5" calcext:value-type="float">
            <text:p>95</text:p>
          </table:table-cell>
          <table:table-cell table:formula="of:=SUM([.B52:.B64])/12" office:value-type="float" office:value="109.916666666667" calcext:value-type="float">
            <text:p>109,9166666667</text:p>
          </table:table-cell>
          <table:table-cell table:formula="of:=[.C65]-[.C53]" office:value-type="float" office:value="12.75" calcext:value-type="float">
            <text:p>12,75</text:p>
          </table:table-cell>
          <table:table-cell table:number-columns-repeated="2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89" calcext:value-type="float">
            <text:p>89</text:p>
          </table:table-cell>
          <table:table-cell table:formula="of:=SUM([.B53:.B65])/12" office:value-type="float" office:value="108.5" calcext:value-type="float">
            <text:p>108,5</text:p>
          </table:table-cell>
          <table:table-cell table:formula="of:=[.C66]-[.C54]" office:value-type="float" office:value="8.5" calcext:value-type="float">
            <text:p>8,5</text:p>
          </table:table-cell>
          <table:table-cell table:number-columns-repeated="2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0" calcext:value-type="float">
            <text:p>90</text:p>
          </table:table-cell>
          <table:table-cell table:formula="of:=SUM([.B54:.B66])/12" office:value-type="float" office:value="107.583333333333" calcext:value-type="float">
            <text:p>107,5833333333</text:p>
          </table:table-cell>
          <table:table-cell table:formula="of:=[.C67]-[.C55]" office:value-type="float" office:value="4.91666666666666" calcext:value-type="float">
            <text:p>4,9166666667</text:p>
          </table:table-cell>
          <table:table-cell table:number-columns-repeated="2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0" calcext:value-type="float">
            <text:p>90</text:p>
          </table:table-cell>
          <table:table-cell table:formula="of:=SUM([.B55:.B67])/12" office:value-type="float" office:value="106.5" calcext:value-type="float">
            <text:p>106,5</text:p>
          </table:table-cell>
          <table:table-cell table:formula="of:=[.C68]-[.C56]" office:value-type="float" office:value="2.91666666666667" calcext:value-type="float">
            <text:p>2,9166666667</text:p>
          </table:table-cell>
          <table:table-cell table:number-columns-repeated="2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5" calcext:value-type="float">
            <text:p>95</text:p>
          </table:table-cell>
          <table:table-cell table:formula="of:=SUM([.B56:.B68])/12" office:value-type="float" office:value="105.916666666667" calcext:value-type="float">
            <text:p>105,9166666667</text:p>
          </table:table-cell>
          <table:table-cell table:formula="of:=[.C69]-[.C5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9" calcext:value-type="float">
            <text:p>89</text:p>
          </table:table-cell>
          <table:table-cell table:formula="of:=SUM([.B57:.B69])/12" office:value-type="float" office:value="105.25" calcext:value-type="float">
            <text:p>105,25</text:p>
          </table:table-cell>
          <table:table-cell table:formula="of:=[.C70]-[.C5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2" calcext:value-type="float">
            <text:p>102</text:p>
          </table:table-cell>
          <table:table-cell table:formula="of:=SUM([.B58:.B70])/12" office:value-type="float" office:value="103.75" calcext:value-type="float">
            <text:p>103,75</text:p>
          </table:table-cell>
          <table:table-cell table:formula="of:=[.C71]-[.C59]" office:value-type="float" office:value="-4.75" calcext:value-type="float">
            <text:p>-4,75</text:p>
          </table:table-cell>
          <table:table-cell table:number-columns-repeated="2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3" calcext:value-type="float">
            <text:p>93</text:p>
          </table:table-cell>
          <table:table-cell table:formula="of:=SUM([.B59:.B71])/12" office:value-type="float" office:value="104.25" calcext:value-type="float">
            <text:p>104,25</text:p>
          </table:table-cell>
          <table:table-cell table:formula="of:=[.C72]-[.C60]" office:value-type="float" office:value="-5.75" calcext:value-type="float">
            <text:p>-5,75</text:p>
          </table:table-cell>
          <table:table-cell table:number-columns-repeated="2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7" calcext:value-type="float">
            <text:p>107</text:p>
          </table:table-cell>
          <table:table-cell table:formula="of:=SUM([.B60:.B72])/12" office:value-type="float" office:value="103.333333333333" calcext:value-type="float">
            <text:p>103,3333333333</text:p>
          </table:table-cell>
          <table:table-cell table:formula="of:=[.C73]-[.C61]" office:value-type="float" office:value="-6.33333333333334" calcext:value-type="float">
            <text:p>-6,3333333333</text:p>
          </table:table-cell>
          <table:table-cell table:number-columns-repeated="2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05" calcext:value-type="float">
            <text:p>105</text:p>
          </table:table-cell>
          <table:table-cell table:formula="of:=SUM([.B61:.B73])/12" office:value-type="float" office:value="104.833333333333" calcext:value-type="float">
            <text:p>104,8333333333</text:p>
          </table:table-cell>
          <table:table-cell table:formula="of:=[.C74]-[.C62]" office:value-type="float" office:value="-4.16666666666667" calcext:value-type="float">
            <text:p>-4,1666666667</text:p>
          </table:table-cell>
          <table:table-cell table:number-columns-repeated="2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2" calcext:value-type="float">
            <text:p>92</text:p>
          </table:table-cell>
          <table:table-cell table:formula="of:=SUM([.B62:.B74])/12" office:value-type="float" office:value="106.416666666667" calcext:value-type="float">
            <text:p>106,4166666667</text:p>
          </table:table-cell>
          <table:table-cell table:formula="of:=[.C75]-[.C63]" office:value-type="float" office:value="-3.33333333333333" calcext:value-type="float">
            <text:p>-3,3333333333</text:p>
          </table:table-cell>
          <table:table-cell table:number-columns-repeated="2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SUM([.B63:.B75])/12" office:value-type="float" office:value="105.25" calcext:value-type="float">
            <text:p>105,25</text:p>
          </table:table-cell>
          <table:table-cell table:formula="of:=[.C76]-[.C64]" office:value-type="float" office:value="-4.25" calcext:value-type="float">
            <text:p>-4,25</text:p>
          </table:table-cell>
          <table:table-cell table:number-columns-repeated="2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87" calcext:value-type="float">
            <text:p>87</text:p>
          </table:table-cell>
          <table:table-cell table:formula="of:=SUM([.B64:.B76])/12" office:value-type="float" office:value="105.333333333333" calcext:value-type="float">
            <text:p>105,3333333333</text:p>
          </table:table-cell>
          <table:table-cell table:formula="of:=[.C77]-[.C65]" office:value-type="float" office:value="-4.58333333333334" calcext:value-type="float">
            <text:p>-4,5833333333</text:p>
          </table:table-cell>
          <table:table-cell table:number-columns-repeated="2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1" calcext:value-type="float">
            <text:p>81</text:p>
          </table:table-cell>
          <table:table-cell table:formula="of:=SUM([.B65:.B77])/12" office:value-type="float" office:value="103.333333333333" calcext:value-type="float">
            <text:p>103,3333333333</text:p>
          </table:table-cell>
          <table:table-cell table:formula="of:=[.C78]-[.C66]" office:value-type="float" office:value="-5.16666666666667" calcext:value-type="float">
            <text:p>-5,1666666667</text:p>
          </table:table-cell>
          <table:table-cell table:number-columns-repeated="2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6" calcext:value-type="float">
            <text:p>76</text:p>
          </table:table-cell>
          <table:table-cell table:formula="of:=SUM([.B66:.B78])/12" office:value-type="float" office:value="102.166666666667" calcext:value-type="float">
            <text:p>102,1666666667</text:p>
          </table:table-cell>
          <table:table-cell table:formula="of:=[.C79]-[.C67]" office:value-type="float" office:value="-5.41666666666666" calcext:value-type="float">
            <text:p>-5,4166666667</text:p>
          </table:table-cell>
          <table:table-cell table:number-columns-repeated="2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3" calcext:value-type="float">
            <text:p>73</text:p>
          </table:table-cell>
          <table:table-cell table:formula="of:=SUM([.B67:.B79])/12" office:value-type="float" office:value="101.083333333333" calcext:value-type="float">
            <text:p>101,0833333333</text:p>
          </table:table-cell>
          <table:table-cell table:formula="of:=[.C80]-[.C68]" office:value-type="float" office:value="-5.41666666666667" calcext:value-type="float">
            <text:p>-5,4166666667</text:p>
          </table:table-cell>
          <table:table-cell table:number-columns-repeated="2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3" calcext:value-type="float">
            <text:p>93</text:p>
          </table:table-cell>
          <table:table-cell table:formula="of:=SUM([.B68:.B80])/12" office:value-type="float" office:value="99.6666666666667" calcext:value-type="float">
            <text:p>99,6666666667</text:p>
          </table:table-cell>
          <table:table-cell table:formula="of:=[.C81]-[.C69]" office:value-type="float" office:value="-6.25" calcext:value-type="float">
            <text:p>-6,25</text:p>
          </table:table-cell>
          <table:table-cell table:number-columns-repeated="2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9" calcext:value-type="float">
            <text:p>89</text:p>
          </table:table-cell>
          <table:table-cell table:formula="of:=SUM([.B69:.B81])/12" office:value-type="float" office:value="99.9166666666667" calcext:value-type="float">
            <text:p>99,9166666667</text:p>
          </table:table-cell>
          <table:table-cell table:formula="of:=[.C82]-[.C70]" office:value-type="float" office:value="-5.33333333333333" calcext:value-type="float">
            <text:p>-5,3333333333</text:p>
          </table:table-cell>
          <table:table-cell table:number-columns-repeated="2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2" calcext:value-type="float">
            <text:p>92</text:p>
          </table:table-cell>
          <table:table-cell table:formula="of:=SUM([.B70:.B82])/12" office:value-type="float" office:value="99.4166666666667" calcext:value-type="float">
            <text:p>99,4166666667</text:p>
          </table:table-cell>
          <table:table-cell table:formula="of:=[.C83]-[.C71]" office:value-type="float" office:value="-4.33333333333333" calcext:value-type="float">
            <text:p>-4,3333333333</text:p>
          </table:table-cell>
          <table:table-cell table:number-columns-repeated="2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SUM([.B71:.B83])/12" office:value-type="float" office:value="99.6666666666667" calcext:value-type="float">
            <text:p>99,6666666667</text:p>
          </table:table-cell>
          <table:table-cell table:formula="of:=[.C84]-[.C72]" office:value-type="float" office:value="-4.58333333333333" calcext:value-type="float">
            <text:p>-4,5833333333</text:p>
          </table:table-cell>
          <table:table-cell table:number-columns-repeated="2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4" calcext:value-type="float">
            <text:p>84</text:p>
          </table:table-cell>
          <table:table-cell table:formula="of:=SUM([.B72:.B84])/12" office:value-type="float" office:value="97.9166666666667" calcext:value-type="float">
            <text:p>97,9166666667</text:p>
          </table:table-cell>
          <table:table-cell table:formula="of:=[.C85]-[.C73]" office:value-type="float" office:value="-5.41666666666666" calcext:value-type="float">
            <text:p>-5,4166666667</text:p>
          </table:table-cell>
          <table:table-cell table:number-columns-repeated="2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3" calcext:value-type="float">
            <text:p>93</text:p>
          </table:table-cell>
          <table:table-cell table:formula="of:=SUM([.B73:.B85])/12" office:value-type="float" office:value="97.1666666666667" calcext:value-type="float">
            <text:p>97,1666666667</text:p>
          </table:table-cell>
          <table:table-cell table:formula="of:=[.C86]-[.C74]" office:value-type="float" office:value="-7.66666666666666" calcext:value-type="float">
            <text:p>-7,6666666667</text:p>
          </table:table-cell>
          <table:table-cell office:value-type="float" office:value="68" calcext:value-type="float">
            <text:p>68</text:p>
          </table:table-cell>
          <table:table-cell table:style-name="ce3" office:value-type="date" office:date-value="2009-12-29" calcext:value-type="date">
            <text:p>2009-12-29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98" calcext:value-type="float">
            <text:p>98</text:p>
          </table:table-cell>
          <table:table-cell table:formula="of:=SUM([.B74:.B86])/12" office:value-type="float" office:value="96" calcext:value-type="float">
            <text:p>96</text:p>
          </table:table-cell>
          <table:table-cell table:formula="of:=[.C87]-[.C75]" office:value-type="float" office:value="-10.4166666666667" calcext:value-type="float">
            <text:p>-10,4166666667</text:p>
          </table:table-cell>
          <table:table-cell office:value-type="float" office:value="69" calcext:value-type="float">
            <text:p>69</text:p>
          </table:table-cell>
          <table:table-cell table:style-name="ce3" office:value-type="date" office:date-value="2010-01-29" calcext:value-type="date">
            <text:p>2010-01-29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86" calcext:value-type="float">
            <text:p>86</text:p>
          </table:table-cell>
          <table:table-cell table:formula="of:=SUM([.B75:.B87])/12" office:value-type="float" office:value="95.4166666666667" calcext:value-type="float">
            <text:p>95,4166666667</text:p>
          </table:table-cell>
          <table:table-cell table:formula="of:=[.C88]-[.C76]" office:value-type="float" office:value="-9.83333333333333" calcext:value-type="float">
            <text:p>-9,833333333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" calcext:value-type="float">
            <text:p>100</text:p>
          </table:table-cell>
          <table:table-cell table:formula="of:=SUM([.B76:.B88])/12" office:value-type="float" office:value="94.9166666666667" calcext:value-type="float">
            <text:p>94,9166666667</text:p>
          </table:table-cell>
          <table:table-cell table:formula="of:=[.C89]-[.C77]" office:value-type="float" office:value="-10.4166666666667" calcext:value-type="float">
            <text:p>-10,4166666667</text:p>
          </table:table-cell>
          <table:table-cell office:value-type="float" office:value="68" calcext:value-type="float">
            <text:p>68</text:p>
          </table:table-cell>
          <table:table-cell table:style-name="ce3" office:value-type="date" office:date-value="2010-03-29" calcext:value-type="date">
            <text:p>2010-03-29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8" calcext:value-type="float">
            <text:p>98</text:p>
          </table:table-cell>
          <table:table-cell table:formula="of:=SUM([.B77:.B89])/12" office:value-type="float" office:value="94.4166666666667" calcext:value-type="float">
            <text:p>94,4166666667</text:p>
          </table:table-cell>
          <table:table-cell table:formula="of:=[.C90]-[.C78]" office:value-type="float" office:value="-8.91666666666666" calcext:value-type="float">
            <text:p>-8,9166666667</text:p>
          </table:table-cell>
          <table:table-cell office:value-type="float" office:value="68" calcext:value-type="float">
            <text:p>68</text:p>
          </table:table-cell>
          <table:table-cell table:style-name="ce3" office:value-type="date" office:date-value="2010-05-06" calcext:value-type="date">
            <text:p>2010-05-06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6" calcext:value-type="float">
            <text:p>86</text:p>
          </table:table-cell>
          <table:table-cell table:formula="of:=SUM([.B78:.B90])/12" office:value-type="float" office:value="95.3333333333333" calcext:value-type="float">
            <text:p>95,3333333333</text:p>
          </table:table-cell>
          <table:table-cell table:formula="of:=[.C91]-[.C79]" office:value-type="float" office:value="-6.83333333333334" calcext:value-type="float">
            <text:p>-6,8333333333</text:p>
          </table:table-cell>
          <table:table-cell office:value-type="float" office:value="66" calcext:value-type="float">
            <text:p>66</text:p>
          </table:table-cell>
          <table:table-cell table:style-name="ce3" office:value-type="date" office:date-value="2010-05-22" calcext:value-type="date">
            <text:p>2010-05-22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9" calcext:value-type="float">
            <text:p>79</text:p>
          </table:table-cell>
          <table:table-cell table:formula="of:=SUM([.B79:.B91])/12" office:value-type="float" office:value="95.75" calcext:value-type="float">
            <text:p>95,75</text:p>
          </table:table-cell>
          <table:table-cell table:formula="of:=[.C92]-[.C80]" office:value-type="float" office:value="-5.33333333333333" calcext:value-type="float">
            <text:p>-5,3333333333</text:p>
          </table:table-cell>
          <table:table-cell table:number-columns-repeated="2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1" calcext:value-type="float">
            <text:p>71</text:p>
          </table:table-cell>
          <table:table-cell table:formula="of:=SUM([.B80:.B92])/12" office:value-type="float" office:value="96" calcext:value-type="float">
            <text:p>96</text:p>
          </table:table-cell>
          <table:table-cell table:formula="of:=[.C93]-[.C81]" office:value-type="float" office:value="-3.66666666666667" calcext:value-type="float">
            <text:p>-3,6666666667</text:p>
          </table:table-cell>
          <table:table-cell table:number-columns-repeated="2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4" calcext:value-type="float">
            <text:p>74</text:p>
          </table:table-cell>
          <table:table-cell table:formula="of:=SUM([.B81:.B93])/12" office:value-type="float" office:value="95.8333333333333" calcext:value-type="float">
            <text:p>95,8333333333</text:p>
          </table:table-cell>
          <table:table-cell table:formula="of:=[.C94]-[.C82]" office:value-type="float" office:value="-4.08333333333334" calcext:value-type="float">
            <text:p>-4,0833333333</text:p>
          </table:table-cell>
          <table:table-cell office:value-type="float" office:value="68" calcext:value-type="float">
            <text:p>68</text:p>
          </table:table-cell>
          <table:table-cell table:style-name="ce3" office:value-type="date" office:date-value="2010-09-26" calcext:value-type="date">
            <text:p>2010-09-26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2" calcext:value-type="float">
            <text:p>72</text:p>
          </table:table-cell>
          <table:table-cell table:formula="of:=SUM([.B82:.B94])/12" office:value-type="float" office:value="94.25" calcext:value-type="float">
            <text:p>94,25</text:p>
          </table:table-cell>
          <table:table-cell table:formula="of:=[.C95]-[.C83]" office:value-type="float" office:value="-5.16666666666667" calcext:value-type="float">
            <text:p>-5,1666666667</text:p>
          </table:table-cell>
          <table:table-cell table:number-columns-repeated="2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8" calcext:value-type="float">
            <text:p>78</text:p>
          </table:table-cell>
          <table:table-cell table:formula="of:=SUM([.B83:.B95])/12" office:value-type="float" office:value="92.8333333333333" calcext:value-type="float">
            <text:p>92,8333333333</text:p>
          </table:table-cell>
          <table:table-cell table:formula="of:=[.C96]-[.C84]" office:value-type="float" office:value="-6.83333333333334" calcext:value-type="float">
            <text:p>-6,8333333333</text:p>
          </table:table-cell>
          <table:table-cell table:number-columns-repeated="2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2" calcext:value-type="float">
            <text:p>82</text:p>
          </table:table-cell>
          <table:table-cell table:formula="of:=SUM([.B84:.B96])/12" office:value-type="float" office:value="91.6666666666667" calcext:value-type="float">
            <text:p>91,6666666667</text:p>
          </table:table-cell>
          <table:table-cell table:formula="of:=[.C97]-[.C85]" office:value-type="float" office:value="-6.25" calcext:value-type="float">
            <text:p>-6,25</text:p>
          </table:table-cell>
          <table:table-cell table:number-columns-repeated="2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0" calcext:value-type="float">
            <text:p>90</text:p>
          </table:table-cell>
          <table:table-cell table:formula="of:=SUM([.B85:.B97])/12" office:value-type="float" office:value="91.75" calcext:value-type="float">
            <text:p>91,75</text:p>
          </table:table-cell>
          <table:table-cell table:formula="of:=[.C98]-[.C86]" office:value-type="float" office:value="-5.41666666666667" calcext:value-type="float">
            <text:p>-5,4166666667</text:p>
          </table:table-cell>
          <table:table-cell office:value-type="float" office:value="69" calcext:value-type="float">
            <text:p>69</text:p>
          </table:table-cell>
          <table:table-cell table:style-name="ce3" office:value-type="date" office:date-value="2010-12-25" calcext:value-type="date">
            <text:p>2010-12-2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8" calcext:value-type="float">
            <text:p>88</text:p>
          </table:table-cell>
          <table:table-cell table:formula="of:=SUM([.B86:.B98])/12" office:value-type="float" office:value="92.25" calcext:value-type="float">
            <text:p>92,25</text:p>
          </table:table-cell>
          <table:table-cell table:formula="of:=[.C99]-[.C87]" office:value-type="float" office:value="-3.75" calcext:value-type="float">
            <text:p>-3,75</text:p>
          </table:table-cell>
          <table:table-cell office:value-type="float" office:value="70" calcext:value-type="float">
            <text:p>70</text:p>
          </table:table-cell>
          <table:table-cell table:style-name="ce3" office:value-type="date" office:date-value="2010-02-06" calcext:value-type="date">
            <text:p>2010-02-06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4" calcext:value-type="float">
            <text:p>104</text:p>
          </table:table-cell>
          <table:table-cell table:formula="of:=SUM([.B87:.B99])/12" office:value-type="float" office:value="91.8333333333333" calcext:value-type="float">
            <text:p>91,8333333333</text:p>
          </table:table-cell>
          <table:table-cell table:formula="of:=[.C100]-[.C88]" office:value-type="float" office:value="-3.58333333333334" calcext:value-type="float">
            <text:p>-3,5833333333</text:p>
          </table:table-cell>
          <table:table-cell table:number-columns-repeated="2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8" calcext:value-type="float">
            <text:p>88</text:p>
          </table:table-cell>
          <table:table-cell table:formula="of:=SUM([.B88:.B100])/12" office:value-type="float" office:value="92.3333333333333" calcext:value-type="float">
            <text:p>92,3333333333</text:p>
          </table:table-cell>
          <table:table-cell table:formula="of:=[.C101]-[.C89]" office:value-type="float" office:value="-2.58333333333334" calcext:value-type="float">
            <text:p>-2,5833333333</text:p>
          </table:table-cell>
          <table:table-cell office:value-type="float" office:value="70" calcext:value-type="float">
            <text:p>70</text:p>
          </table:table-cell>
          <table:table-cell table:style-name="ce3" office:value-type="date" office:date-value="2010-03-31" calcext:value-type="date">
            <text:p>2010-03-31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89" calcext:value-type="float">
            <text:p>89</text:p>
          </table:table-cell>
          <table:table-cell table:formula="of:=SUM([.B89:.B101])/12" office:value-type="float" office:value="92.5" calcext:value-type="float">
            <text:p>92,5</text:p>
          </table:table-cell>
          <table:table-cell table:formula="of:=[.C102]-[.C90]" office:value-type="float" office:value="-1.91666666666667" calcext:value-type="float">
            <text:p>-1,9166666667</text:p>
          </table:table-cell>
          <table:table-cell office:value-type="float" office:value="66" calcext:value-type="float">
            <text:p>66</text:p>
          </table:table-cell>
          <table:table-cell table:style-name="ce3" office:value-type="date" office:date-value="2010-05-22" calcext:value-type="date">
            <text:p>2010-05-22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6" calcext:value-type="float">
            <text:p>86</text:p>
          </table:table-cell>
          <table:table-cell table:formula="of:=SUM([.B90:.B102])/12" office:value-type="float" office:value="91.5833333333333" calcext:value-type="float">
            <text:p>91,5833333333</text:p>
          </table:table-cell>
          <table:table-cell table:formula="of:=[.C103]-[.C91]" office:value-type="float" office:value="-3.75" calcext:value-type="float">
            <text:p>-3,75</text:p>
          </table:table-cell>
          <table:table-cell office:value-type="float" office:value="72" calcext:value-type="float">
            <text:p>72</text:p>
          </table:table-cell>
          <table:table-cell table:style-name="ce3" office:value-type="date" office:date-value="2010-05-31" calcext:value-type="date">
            <text:p>2010-05-31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6" calcext:value-type="float">
            <text:p>76</text:p>
          </table:table-cell>
          <table:table-cell table:formula="of:=SUM([.B91:.B103])/12" office:value-type="float" office:value="90.5833333333333" calcext:value-type="float">
            <text:p>90,5833333333</text:p>
          </table:table-cell>
          <table:table-cell table:formula="of:=[.C104]-[.C92]" office:value-type="float" office:value="-5.16666666666667" calcext:value-type="float">
            <text:p>-5,1666666667</text:p>
          </table:table-cell>
          <table:table-cell table:number-columns-repeated="2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7" calcext:value-type="float">
            <text:p>77</text:p>
          </table:table-cell>
          <table:table-cell table:formula="of:=SUM([.B92:.B104])/12" office:value-type="float" office:value="89.75" calcext:value-type="float">
            <text:p>89,75</text:p>
          </table:table-cell>
          <table:table-cell table:formula="of:=[.C105]-[.C93]" office:value-type="float" office:value="-6.25" calcext:value-type="float">
            <text:p>-6,25</text:p>
          </table:table-cell>
          <table:table-cell table:number-columns-repeated="2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0" calcext:value-type="float">
            <text:p>80</text:p>
          </table:table-cell>
          <table:table-cell table:formula="of:=SUM([.B93:.B105])/12" office:value-type="float" office:value="89.5833333333333" calcext:value-type="float">
            <text:p>89,5833333333</text:p>
          </table:table-cell>
          <table:table-cell table:formula="of:=[.C106]-[.C94]" office:value-type="float" office:value="-6.25" calcext:value-type="float">
            <text:p>-6,25</text:p>
          </table:table-cell>
          <table:table-cell table:number-columns-repeated="2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6" calcext:value-type="float">
            <text:p>76</text:p>
          </table:table-cell>
          <table:table-cell table:formula="of:=SUM([.B94:.B106])/12" office:value-type="float" office:value="90.3333333333333" calcext:value-type="float">
            <text:p>90,3333333333</text:p>
          </table:table-cell>
          <table:table-cell table:formula="of:=[.C107]-[.C95]" office:value-type="float" office:value="-3.91666666666667" calcext:value-type="float">
            <text:p>-3,9166666667</text:p>
          </table:table-cell>
          <table:table-cell table:number-columns-repeated="2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SUM([.B95:.B107])/12" office:value-type="float" office:value="90.5" calcext:value-type="float">
            <text:p>90,5</text:p>
          </table:table-cell>
          <table:table-cell table:formula="of:=[.C108]-[.C96]" office:value-type="float" office:value="-2.33333333333333" calcext:value-type="float">
            <text:p>-2,3333333333</text:p>
          </table:table-cell>
          <table:table-cell table:number-columns-repeated="2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5" calcext:value-type="float">
            <text:p>75</text:p>
          </table:table-cell>
          <table:table-cell table:formula="of:=SUM([.B96:.B108])/12" office:value-type="float" office:value="91.0833333333333" calcext:value-type="float">
            <text:p>91,0833333333</text:p>
          </table:table-cell>
          <table:table-cell table:formula="of:=[.C109]-[.C97]" office:value-type="float" office:value="-0.583333333333343" calcext:value-type="float">
            <text:p>-0,5833333333</text:p>
          </table:table-cell>
          <table:table-cell table:number-columns-repeated="2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5" calcext:value-type="float">
            <text:p>85</text:p>
          </table:table-cell>
          <table:table-cell table:formula="of:=SUM([.B97:.B109])/12" office:value-type="float" office:value="90.8333333333333" calcext:value-type="float">
            <text:p>90,8333333333</text:p>
          </table:table-cell>
          <table:table-cell table:formula="of:=[.C110]-[.C98]" office:value-type="float" office:value="-0.916666666666671" calcext:value-type="float">
            <text:p>-0,9166666667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0" calcext:value-type="float">
            <text:p>70</text:p>
          </table:table-cell>
          <table:table-cell table:formula="of:=SUM([.B98:.B110])/12" office:value-type="float" office:value="91.0833333333333" calcext:value-type="float">
            <text:p>91,0833333333</text:p>
          </table:table-cell>
          <table:table-cell table:formula="of:=[.C111]-[.C99]" office:value-type="float" office:value="-1.16666666666667" calcext:value-type="float">
            <text:p>-1,1666666667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7" calcext:value-type="float">
            <text:p>77</text:p>
          </table:table-cell>
          <table:table-cell table:formula="of:=SUM([.B99:.B111])/12" office:value-type="float" office:value="89.4166666666667" calcext:value-type="float">
            <text:p>89,4166666667</text:p>
          </table:table-cell>
          <table:table-cell table:formula="of:=[.C112]-[.C100]" office:value-type="float" office:value="-2.41666666666666" calcext:value-type="float">
            <text:p>-2,4166666667</text:p>
          </table:table-cell>
          <table:table-cell table:number-columns-repeated="2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9" calcext:value-type="float">
            <text:p>79</text:p>
          </table:table-cell>
          <table:table-cell table:formula="of:=SUM([.B100:.B112])/12" office:value-type="float" office:value="88.5" calcext:value-type="float">
            <text:p>88,5</text:p>
          </table:table-cell>
          <table:table-cell table:formula="of:=[.C113]-[.C101]" office:value-type="float" office:value="-3.83333333333333" calcext:value-type="float">
            <text:p>-3,8333333333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7" calcext:value-type="float">
            <text:p>77</text:p>
          </table:table-cell>
          <table:table-cell table:formula="of:=SUM([.B101:.B113])/12" office:value-type="float" office:value="86.4166666666667" calcext:value-type="float">
            <text:p>86,4166666667</text:p>
          </table:table-cell>
          <table:table-cell table:formula="of:=[.C114]-[.C102]" office:value-type="float" office:value="-6.08333333333333" calcext:value-type="float">
            <text:p>-6,0833333333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0" calcext:value-type="float">
            <text:p>80</text:p>
          </table:table-cell>
          <table:table-cell table:formula="of:=SUM([.B102:.B114])/12" office:value-type="float" office:value="85.5" calcext:value-type="float">
            <text:p>85,5</text:p>
          </table:table-cell>
          <table:table-cell table:formula="of:=[.C115]-[.C103]" office:value-type="float" office:value="-6.08333333333333" calcext:value-type="float">
            <text:p>-6,0833333333</text:p>
          </table:table-cell>
          <table:table-cell table:number-columns-repeated="2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2" calcext:value-type="float">
            <text:p>62</text:p>
          </table:table-cell>
          <table:table-cell table:formula="of:=SUM([.B103:.B115])/12" office:value-type="float" office:value="84.75" calcext:value-type="float">
            <text:p>84,75</text:p>
          </table:table-cell>
          <table:table-cell table:formula="of:=[.C116]-[.C104]" office:value-type="float" office:value="-5.83333333333333" calcext:value-type="float">
            <text:p>-5,8333333333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SUM([.B104:.B116])/12" office:value-type="float" office:value="82.75" calcext:value-type="float">
            <text:p>82,75</text:p>
          </table:table-cell>
          <table:table-cell table:formula="of:=[.C117]-[.C105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7" calcext:value-type="float">
            <text:p>67</text:p>
          </table:table-cell>
          <table:table-cell table:formula="of:=SUM([.B105:.B117])/12" office:value-type="float" office:value="82.5" calcext:value-type="float">
            <text:p>82,5</text:p>
          </table:table-cell>
          <table:table-cell table:formula="of:=[.C118]-[.C106]" office:value-type="float" office:value="-7.08333333333333" calcext:value-type="float">
            <text:p>-7,0833333333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8" calcext:value-type="float">
            <text:p>68</text:p>
          </table:table-cell>
          <table:table-cell table:formula="of:=SUM([.B106:.B118])/12" office:value-type="float" office:value="81.6666666666667" calcext:value-type="float">
            <text:p>81,6666666667</text:p>
          </table:table-cell>
          <table:table-cell table:formula="of:=[.C119]-[.C107]" office:value-type="float" office:value="-8.66666666666666" calcext:value-type="float">
            <text:p>-8,6666666667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SUM([.B107:.B119])/12" office:value-type="float" office:value="80.6666666666667" calcext:value-type="float">
            <text:p>80,6666666667</text:p>
          </table:table-cell>
          <table:table-cell table:formula="of:=[.C120]-[.C108]" office:value-type="float" office:value="-9.83333333333333" calcext:value-type="float">
            <text:p>-9,8333333333</text:p>
          </table:table-cell>
          <table:table-cell table:number-columns-repeated="2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3" calcext:value-type="float">
            <text:p>73</text:p>
          </table:table-cell>
          <table:table-cell table:formula="of:=SUM([.B108:.B120])/12" office:value-type="float" office:value="79.6666666666667" calcext:value-type="float">
            <text:p>79,6666666667</text:p>
          </table:table-cell>
          <table:table-cell table:formula="of:=[.C121]-[.C109]" office:value-type="float" office:value="-11.4166666666667" calcext:value-type="float">
            <text:p>-11,4166666667</text:p>
          </table:table-cell>
          <table:table-cell table:number-columns-repeated="2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7" calcext:value-type="float">
            <text:p>77</text:p>
          </table:table-cell>
          <table:table-cell table:formula="of:=SUM([.B109:.B121])/12" office:value-type="float" office:value="79.1666666666667" calcext:value-type="float">
            <text:p>79,1666666667</text:p>
          </table:table-cell>
          <table:table-cell table:formula="of:=[.C122]-[.C110]" office:value-type="float" office:value="-11.6666666666667" calcext:value-type="float">
            <text:p>-11,6666666667</text:p>
          </table:table-cell>
          <table:table-cell table:number-columns-repeated="2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9" calcext:value-type="float">
            <text:p>59</text:p>
          </table:table-cell>
          <table:table-cell table:formula="of:=SUM([.B110:.B122])/12" office:value-type="float" office:value="79.3333333333333" calcext:value-type="float">
            <text:p>79,3333333333</text:p>
          </table:table-cell>
          <table:table-cell table:formula="of:=[.C123]-[.C111]" office:value-type="float" office:value="-11.75" calcext:value-type="float">
            <text:p>-11,75</text:p>
          </table:table-cell>
          <table:table-cell table:number-columns-repeated="2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SUM([.B111:.B123])/12" office:value-type="float" office:value="77.1666666666667" calcext:value-type="float">
            <text:p>77,1666666667</text:p>
          </table:table-cell>
          <table:table-cell table:formula="of:=[.C124]-[.C112]" office:value-type="float" office:value="-12.25" calcext:value-type="float">
            <text:p>-12,25</text:p>
          </table:table-cell>
          <table:table-cell table:number-columns-repeated="2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6" calcext:value-type="float">
            <text:p>66</text:p>
          </table:table-cell>
          <table:table-cell table:formula="of:=SUM([.B112:.B124])/12" office:value-type="float" office:value="76.5833333333333" calcext:value-type="float">
            <text:p>76,5833333333</text:p>
          </table:table-cell>
          <table:table-cell table:formula="of:=[.C125]-[.C113]" office:value-type="float" office:value="-11.9166666666667" calcext:value-type="float">
            <text:p>-11,9166666667</text:p>
          </table:table-cell>
          <table:table-cell table:number-columns-repeated="2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8" calcext:value-type="float">
            <text:p>78</text:p>
          </table:table-cell>
          <table:table-cell table:formula="of:=SUM([.B113:.B125])/12" office:value-type="float" office:value="75.6666666666667" calcext:value-type="float">
            <text:p>75,6666666667</text:p>
          </table:table-cell>
          <table:table-cell table:formula="of:=[.C126]-[.C114]" office:value-type="float" office:value="-10.75" calcext:value-type="float">
            <text:p>-10,75</text:p>
          </table:table-cell>
          <table:table-cell table:number-columns-repeated="2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5" calcext:value-type="float">
            <text:p>65</text:p>
          </table:table-cell>
          <table:table-cell table:formula="of:=SUM([.B114:.B126])/12" office:value-type="float" office:value="75.5833333333333" calcext:value-type="float">
            <text:p>75,5833333333</text:p>
          </table:table-cell>
          <table:table-cell table:formula="of:=[.C127]-[.C115]" office:value-type="float" office:value="-9.91666666666667" calcext:value-type="float">
            <text:p>-9,9166666667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table:formula="of:=SUM([.B115:.B127])/12" office:value-type="float" office:value="74.5833333333333" calcext:value-type="float">
            <text:p>74,5833333333</text:p>
          </table:table-cell>
          <table:table-cell table:formula="of:=[.C128]-[.C116]" office:value-type="float" office:value="-10.1666666666667" calcext:value-type="float">
            <text:p>-10,1666666667</text:p>
          </table:table-cell>
          <table:table-cell table:number-columns-repeated="2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1" calcext:value-type="float">
            <text:p>61</text:p>
          </table:table-cell>
          <table:table-cell table:formula="of:=SUM([.B116:.B128])/12" office:value-type="float" office:value="73.5" calcext:value-type="float">
            <text:p>73,5</text:p>
          </table:table-cell>
          <table:table-cell table:formula="of:=[.C129]-[.C117]" office:value-type="float" office:value="-9.25" calcext:value-type="float">
            <text:p>-9,25</text:p>
          </table:table-cell>
          <table:table-cell table:number-columns-repeated="2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7" calcext:value-type="float">
            <text:p>67</text:p>
          </table:table-cell>
          <table:table-cell table:formula="of:=SUM([.B117:.B129])/12" office:value-type="float" office:value="73.4166666666667" calcext:value-type="float">
            <text:p>73,4166666667</text:p>
          </table:table-cell>
          <table:table-cell table:formula="of:=[.C130]-[.C118]" office:value-type="float" office:value="-9.08333333333333" calcext:value-type="float">
            <text:p>-9,0833333333</text:p>
          </table:table-cell>
          <table:table-cell table:number-columns-repeated="2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" calcext:value-type="float">
            <text:p>66</text:p>
          </table:table-cell>
          <table:table-cell table:formula="of:=SUM([.B118:.B130])/12" office:value-type="float" office:value="72.9166666666667" calcext:value-type="float">
            <text:p>72,9166666667</text:p>
          </table:table-cell>
          <table:table-cell table:formula="of:=[.C131]-[.C119]" office:value-type="float" office:value="-8.75" calcext:value-type="float">
            <text:p>-8,75</text:p>
          </table:table-cell>
          <table:table-cell table:number-columns-repeated="2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8" calcext:value-type="float">
            <text:p>68</text:p>
          </table:table-cell>
          <table:table-cell table:formula="of:=SUM([.B119:.B131])/12" office:value-type="float" office:value="72.8333333333333" calcext:value-type="float">
            <text:p>72,8333333333</text:p>
          </table:table-cell>
          <table:table-cell table:formula="of:=[.C132]-[.C120]" office:value-type="float" office:value="-7.83333333333334" calcext:value-type="float">
            <text:p>-7,8333333333</text:p>
          </table:table-cell>
          <table:table-cell table:number-columns-repeated="2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8" calcext:value-type="float">
            <text:p>58</text:p>
          </table:table-cell>
          <table:table-cell table:formula="of:=SUM([.B120:.B132])/12" office:value-type="float" office:value="72.8333333333333" calcext:value-type="float">
            <text:p>72,8333333333</text:p>
          </table:table-cell>
          <table:table-cell table:formula="of:=[.C133]-[.C121]" office:value-type="float" office:value="-6.83333333333334" calcext:value-type="float">
            <text:p>-6,8333333333</text:p>
          </table:table-cell>
          <table:table-cell table:number-columns-repeated="2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8" calcext:value-type="float">
            <text:p>78</text:p>
          </table:table-cell>
          <table:table-cell table:formula="of:=SUM([.B121:.B133])/12" office:value-type="float" office:value="72.3333333333333" calcext:value-type="float">
            <text:p>72,3333333333</text:p>
          </table:table-cell>
          <table:table-cell table:formula="of:=[.C134]-[.C122]" office:value-type="float" office:value="-6.83333333333334" calcext:value-type="float">
            <text:p>-6,8333333333</text:p>
          </table:table-cell>
          <table:table-cell table:number-columns-repeated="2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2" calcext:value-type="float">
            <text:p>72</text:p>
          </table:table-cell>
          <table:table-cell table:formula="of:=SUM([.B122:.B134])/12" office:value-type="float" office:value="72.75" calcext:value-type="float">
            <text:p>72,75</text:p>
          </table:table-cell>
          <table:table-cell table:formula="of:=[.C135]-[.C123]" office:value-type="float" office:value="-6.58333333333333" calcext:value-type="float">
            <text:p>-6,5833333333</text:p>
          </table:table-cell>
          <table:table-cell table:number-columns-repeated="2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SUM([.B123:.B135])/12" office:value-type="float" office:value="72.3333333333333" calcext:value-type="float">
            <text:p>72,3333333333</text:p>
          </table:table-cell>
          <table:table-cell table:formula="of:=[.C136]-[.C124]" office:value-type="float" office:value="-4.83333333333334" calcext:value-type="float">
            <text:p>-4,8333333333</text:p>
          </table:table-cell>
          <table:table-cell table:number-columns-repeated="2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" calcext:value-type="float">
            <text:p>72</text:p>
          </table:table-cell>
          <table:table-cell table:formula="of:=SUM([.B124:.B136])/12" office:value-type="float" office:value="73.3333333333333" calcext:value-type="float">
            <text:p>73,3333333333</text:p>
          </table:table-cell>
          <table:table-cell table:formula="of:=[.C137]-[.C125]" office:value-type="float" office:value="-3.25" calcext:value-type="float">
            <text:p>-3,25</text:p>
          </table:table-cell>
          <table:table-cell table:number-columns-repeated="2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SUM([.B125:.B137])/12" office:value-type="float" office:value="74.0833333333333" calcext:value-type="float">
            <text:p>74,0833333333</text:p>
          </table:table-cell>
          <table:table-cell table:formula="of:=[.C138]-[.C126]" office:value-type="float" office:value="-1.58333333333334" calcext:value-type="float">
            <text:p>-1,5833333333</text:p>
          </table:table-cell>
          <table:table-cell table:number-columns-repeated="2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58" calcext:value-type="float">
            <text:p>58</text:p>
          </table:table-cell>
          <table:table-cell table:formula="of:=SUM([.B126:.B138])/12" office:value-type="float" office:value="74.0833333333333" calcext:value-type="float">
            <text:p>74,0833333333</text:p>
          </table:table-cell>
          <table:table-cell table:formula="of:=[.C139]-[.C127]" office:value-type="float" office:value="-1.5" calcext:value-type="float">
            <text:p>-1,5</text:p>
          </table:table-cell>
          <table:table-cell table:number-columns-repeated="2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8" calcext:value-type="float">
            <text:p>58</text:p>
          </table:table-cell>
          <table:table-cell table:formula="of:=SUM([.B127:.B139])/12" office:value-type="float" office:value="72.4166666666667" calcext:value-type="float">
            <text:p>72,4166666667</text:p>
          </table:table-cell>
          <table:table-cell table:formula="of:=[.C140]-[.C128]" office:value-type="float" office:value="-2.16666666666666" calcext:value-type="float">
            <text:p>-2,1666666667</text:p>
          </table:table-cell>
          <table:table-cell table:number-columns-repeated="2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" calcext:value-type="float">
            <text:p>72</text:p>
          </table:table-cell>
          <table:table-cell table:formula="of:=SUM([.B128:.B140])/12" office:value-type="float" office:value="71.8333333333333" calcext:value-type="float">
            <text:p>71,8333333333</text:p>
          </table:table-cell>
          <table:table-cell table:formula="of:=[.C141]-[.C129]" office:value-type="float" office:value="-1.66666666666667" calcext:value-type="float">
            <text:p>-1,6666666667</text:p>
          </table:table-cell>
          <table:table-cell table:number-columns-repeated="2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0" calcext:value-type="float">
            <text:p>60</text:p>
          </table:table-cell>
          <table:table-cell table:formula="of:=SUM([.B129:.B141])/12" office:value-type="float" office:value="72.25" calcext:value-type="float">
            <text:p>72,25</text:p>
          </table:table-cell>
          <table:table-cell table:formula="of:=[.C142]-[.C130]" office:value-type="float" office:value="-1.16666666666667" calcext:value-type="float">
            <text:p>-1,1666666667</text:p>
          </table:table-cell>
          <table:table-cell table:number-columns-repeated="2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7" calcext:value-type="float">
            <text:p>57</text:p>
          </table:table-cell>
          <table:table-cell table:formula="of:=SUM([.B130:.B142])/12" office:value-type="float" office:value="72.1666666666667" calcext:value-type="float">
            <text:p>72,1666666667</text:p>
          </table:table-cell>
          <table:table-cell table:formula="of:=[.C143]-[.C131]" office:value-type="float" office:value="-0.75" calcext:value-type="float">
            <text:p>-0,75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SUM([.B131:.B143])/12" office:value-type="float" office:value="71.3333333333333" calcext:value-type="float">
            <text:p>71,3333333333</text:p>
          </table:table-cell>
          <table:table-cell table:formula="of:=[.C144]-[.C132]" office:value-type="float" office:value="-1.5" calcext:value-type="float">
            <text:p>-1,5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SUM([.B132:.B144])/12" office:value-type="float" office:value="70.5833333333333" calcext:value-type="float">
            <text:p>70,5833333333</text:p>
          </table:table-cell>
          <table:table-cell table:formula="of:=[.C145]-[.C133]" office:value-type="float" office:value="-2.25" calcext:value-type="float">
            <text:p>-2,25</text:p>
          </table:table-cell>
          <table:table-cell office:value-type="float" office:value="52" calcext:value-type="float">
            <text:p>52</text:p>
          </table:table-cell>
          <table:table-cell table:style-name="ce3" office:value-type="date" office:date-value="2014-11-22" calcext:value-type="date">
            <text:p>2014-11-22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SUM([.B133:.B145])/12" office:value-type="float" office:value="69.9166666666667" calcext:value-type="float">
            <text:p>69,9166666667</text:p>
          </table:table-cell>
          <table:table-cell table:formula="of:=[.C146]-[.C134]" office:value-type="float" office:value="-2.41666666666666" calcext:value-type="float">
            <text:p>-2,416666666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5" calcext:value-type="float">
            <text:p>65</text:p>
          </table:table-cell>
          <table:table-cell table:formula="of:=SUM([.B134:.B146])/12" office:value-type="float" office:value="71.0833333333333" calcext:value-type="float">
            <text:p>71,0833333333</text:p>
          </table:table-cell>
          <table:table-cell table:formula="of:=[.C147]-[.C135]" office:value-type="float" office:value="-1.66666666666667" calcext:value-type="float">
            <text:p>-1,666666666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" calcext:value-type="float">
            <text:p>76</text:p>
          </table:table-cell>
          <table:table-cell table:formula="of:=SUM([.B135:.B147])/12" office:value-type="float" office:value="70" calcext:value-type="float">
            <text:p>70</text:p>
          </table:table-cell>
          <table:table-cell table:formula="of:=[.C148]-[.C136]" office:value-type="float" office:value="-2.33333333333333" calcext:value-type="float">
            <text:p>-2,3333333333</text:p>
          </table:table-cell>
          <table:table-cell office:value-type="float" office:value="53" calcext:value-type="float">
            <text:p>53</text:p>
          </table:table-cell>
          <table:table-cell table:style-name="ce3" office:value-type="date" office:date-value="2015-02-19" calcext:value-type="date">
            <text:p>2015-02-19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SUM([.B136:.B148])/12" office:value-type="float" office:value="70.3333333333333" calcext:value-type="float">
            <text:p>70,3333333333</text:p>
          </table:table-cell>
          <table:table-cell table:formula="of:=[.C149]-[.C137]" office:value-type="float" office:value="-3" calcext:value-type="float">
            <text:p>-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SUM([.B137:.B149])/12" office:value-type="float" office:value="70.25" calcext:value-type="float">
            <text:p>70,25</text:p>
          </table:table-cell>
          <table:table-cell table:formula="of:=[.C150]-[.C138]" office:value-type="float" office:value="-3.83333333333333" calcext:value-type="float">
            <text:p>-3,8333333333</text:p>
          </table:table-cell>
          <table:table-cell office:value-type="float" office:value="53" calcext:value-type="float">
            <text:p>53</text:p>
          </table:table-cell>
          <table:table-cell table:style-name="ce4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8" calcext:value-type="float">
            <text:p>68</text:p>
          </table:table-cell>
          <table:table-cell table:formula="of:=SUM([.B138:.B150])/12" office:value-type="float" office:value="70" calcext:value-type="float">
            <text:p>70</text:p>
          </table:table-cell>
          <table:table-cell table:formula="of:=[.C151]-[.C139]" office:value-type="float" office:value="-4.08333333333333" calcext:value-type="float">
            <text:p>-4,0833333333</text:p>
          </table:table-cell>
          <table:table-cell office:value-type="float" office:value="52" calcext:value-type="float">
            <text:p>52</text:p>
          </table:table-cell>
          <table:table-cell table:style-name="ce4" office:value-type="date" office:date-value="2015-05-22" calcext:value-type="date">
            <text:p>22.05.201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1" calcext:value-type="float">
            <text:p>61</text:p>
          </table:table-cell>
          <table:table-cell table:formula="of:=SUM([.B139:.B151])/12" office:value-type="float" office:value="70.1666666666667" calcext:value-type="float">
            <text:p>70,1666666667</text:p>
          </table:table-cell>
          <table:table-cell table:formula="of:=[.C152]-[.C140]" office:value-type="float" office:value="-2.25" calcext:value-type="float">
            <text:p>-2,25</text:p>
          </table:table-cell>
          <table:table-cell office:value-type="float" office:value="52" calcext:value-type="float">
            <text:p>52</text:p>
          </table:table-cell>
          <table:table-cell table:style-name="ce4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SUM([.B140:.B152])/12" office:value-type="float" office:value="70.4166666666667" calcext:value-type="float">
            <text:p>70,4166666667</text:p>
          </table:table-cell>
          <table:table-cell table:formula="of:=[.C153]-[.C141]" office:value-type="float" office:value="-1.41666666666666" calcext:value-type="float">
            <text:p>-1,416666666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0" calcext:value-type="float">
            <text:p>70</text:p>
          </table:table-cell>
          <table:table-cell table:formula="of:=SUM([.B141:.B153])/12" office:value-type="float" office:value="71.1666666666667" calcext:value-type="float">
            <text:p>71,1666666667</text:p>
          </table:table-cell>
          <table:table-cell table:formula="of:=[.C154]-[.C142]" office:value-type="float" office:value="-1.08333333333333" calcext:value-type="float">
            <text:p>-1,083333333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6" calcext:value-type="float">
            <text:p>76</text:p>
          </table:table-cell>
          <table:table-cell table:formula="of:=SUM([.B142:.B154])/12" office:value-type="float" office:value="71" calcext:value-type="float">
            <text:p>71</text:p>
          </table:table-cell>
          <table:table-cell table:formula="of:=[.C155]-[.C143]" office:value-type="float" office:value="-1.16666666666667" calcext:value-type="float">
            <text:p>-1,166666666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1" calcext:value-type="float">
            <text:p>71</text:p>
          </table:table-cell>
          <table:table-cell table:formula="of:=SUM([.B143:.B155])/12" office:value-type="float" office:value="72.3333333333333" calcext:value-type="float">
            <text:p>72,3333333333</text:p>
          </table:table-cell>
          <table:table-cell table:formula="of:=[.C156]-[.C144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" calcext:value-type="float">
            <text:p>78</text:p>
          </table:table-cell>
          <table:table-cell table:formula="of:=SUM([.B144:.B156])/12" office:value-type="float" office:value="73.5" calcext:value-type="float">
            <text:p>73,5</text:p>
          </table:table-cell>
          <table:table-cell table:formula="of:=[.C157]-[.C145]" office:value-type="float" office:value="2.91666666666667" calcext:value-type="float">
            <text:p>2,91666666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. nov 201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3" calcext:value-type="float">
            <text:p>83</text:p>
          </table:table-cell>
          <table:table-cell table:formula="of:=SUM([.B145:.B157])/12" office:value-type="float" office:value="75.25" calcext:value-type="float">
            <text:p>75,25</text:p>
          </table:table-cell>
          <table:table-cell table:formula="of:=[.C158]-[.C146]" office:value-type="float" office:value="5.33333333333333" calcext:value-type="float">
            <text:p>5,333333333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" calcext:value-type="float">
            <text:p>73</text:p>
          </table:table-cell>
          <table:table-cell table:formula="of:=SUM([.B146:.B158])/12" office:value-type="float" office:value="77.1666666666667" calcext:value-type="float">
            <text:p>77,1666666667</text:p>
          </table:table-cell>
          <table:table-cell table:formula="of:=[.C159]-[.C147]" office:value-type="float" office:value="6.08333333333334" calcext:value-type="float">
            <text:p>6,083333333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6" calcext:value-type="float">
            <text:p>76</text:p>
          </table:table-cell>
          <table:table-cell table:formula="of:=SUM([.B147:.B159])/12" office:value-type="float" office:value="77.25" calcext:value-type="float">
            <text:p>77,25</text:p>
          </table:table-cell>
          <table:table-cell table:formula="of:=[.C160]-[.C148]" office:value-type="float" office:value="7.25" calcext:value-type="float">
            <text:p>7,2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3" office:value-type="date" office:date-value="2016-04-01" calcext:value-type="date">
            <text:p>2016-04-01</text:p>
          </table:table-cell>
          <table:table-cell table:style-name="Default" office:value-type="float" office:value="70" calcext:value-type="float">
            <text:p>70</text:p>
          </table:table-cell>
          <table:table-cell table:formula="of:=SUM([.B148:.B160])/12" office:value-type="float" office:value="78.1666666666667" calcext:value-type="float">
            <text:p>78,1666666667</text:p>
          </table:table-cell>
          <table:table-cell table:formula="of:=[.C161]-[.C149]" office:value-type="float" office:value="7.83333333333334" calcext:value-type="float">
            <text:p>7,833333333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3" office:value-type="date" office:date-value="2016-05-01" calcext:value-type="date">
            <text:p>2016-05-01</text:p>
          </table:table-cell>
          <table:table-cell table:style-name="Default" office:value-type="float" office:value="75" calcext:value-type="float">
            <text:p>75</text:p>
          </table:table-cell>
          <table:table-cell table:formula="of:=SUM([.B149:.B161])/12" office:value-type="float" office:value="77.6666666666667" calcext:value-type="float">
            <text:p>77,6666666667</text:p>
          </table:table-cell>
          <table:table-cell table:formula="of:=[.C162]-[.C150]" office:value-type="float" office:value="7.41666666666667" calcext:value-type="float">
            <text:p>7,4166666667</text:p>
          </table:table-cell>
          <table:table-cell office:value-type="float" office:value="50" calcext:value-type="float">
            <text:p>50</text:p>
          </table:table-cell>
          <table:table-cell table:style-name="ce3" office:value-type="date" office:date-value="2016-04-23" calcext:value-type="date">
            <text:p>2016-04-23</text:p>
          </table:table-cell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table:style-name="Default" office:value-type="float" office:value="66" calcext:value-type="float">
            <text:p>66</text:p>
          </table:table-cell>
          <table:table-cell table:formula="of:=SUM([.B150:.B162])/12" office:value-type="float" office:value="78.0833333333333" calcext:value-type="float">
            <text:p>78,0833333333</text:p>
          </table:table-cell>
          <table:table-cell table:formula="of:=[.C163]-[.C151]" office:value-type="float" office:value="8.08333333333333" calcext:value-type="float">
            <text:p>8,0833333333</text:p>
          </table:table-cell>
          <table:table-cell office:value-type="float" office:value="46" calcext:value-type="float">
            <text:p>46</text:p>
          </table:table-cell>
          <table:table-cell table:style-name="ce4" office:value-type="date" office:date-value="2016-05-22" calcext:value-type="date">
            <text:p>22.05.2016</text:p>
          </table:table-cell>
        </table:table-row>
        <table:table-row table:style-name="ro1">
          <table:table-cell table:style-name="ce3" office:value-type="date" office:date-value="2016-07-01" calcext:value-type="date">
            <text:p>2016-07-01</text:p>
          </table:table-cell>
          <table:table-cell table:style-name="Default" office:value-type="float" office:value="73" calcext:value-type="float">
            <text:p>73</text:p>
          </table:table-cell>
          <table:table-cell table:formula="of:=SUM([.B151:.B163])/12" office:value-type="float" office:value="77.8333333333333" calcext:value-type="float">
            <text:p>77,8333333333</text:p>
          </table:table-cell>
          <table:table-cell table:formula="of:=[.C164]-[.C152]" office:value-type="float" office:value="7.66666666666666" calcext:value-type="float">
            <text:p>7,6666666667</text:p>
          </table:table-cell>
          <table:table-cell office:value-type="float" office:value="47" calcext:value-type="float">
            <text:p>47</text:p>
          </table:table-cell>
          <table:table-cell table:style-name="ce3" office:value-type="date" office:date-value="2016-06-30" calcext:value-type="date">
            <text:p>2016-06-30</text:p>
          </table:table-cell>
        </table:table-row>
        <table:table-row table:style-name="ro1">
          <table:table-cell table:style-name="ce3" office:value-type="date" office:date-value="2016-08-01" calcext:value-type="date">
            <text:p>2016-08-01</text:p>
          </table:table-cell>
          <table:table-cell table:style-name="Default" office:value-type="float" office:value="77" calcext:value-type="float">
            <text:p>77</text:p>
          </table:table-cell>
          <table:table-cell table:formula="of:=SUM([.B152:.B164])/12" office:value-type="float" office:value="78.25" calcext:value-type="float">
            <text:p>78,25</text:p>
          </table:table-cell>
          <table:table-cell table:formula="of:=[.C165]-[.C153]" office:value-type="float" office:value="7.83333333333333" calcext:value-type="float">
            <text:p>7,8333333333</text:p>
          </table:table-cell>
          <table:table-cell table:number-columns-repeated="2"/>
        </table:table-row>
        <table:table-row table:style-name="ro1">
          <table:table-cell table:style-name="ce3" office:value-type="date" office:date-value="2016-09-01" calcext:value-type="date">
            <text:p>2016-09-01</text:p>
          </table:table-cell>
          <table:table-cell table:style-name="Default" office:value-type="float" office:value="73" calcext:value-type="float">
            <text:p>73</text:p>
          </table:table-cell>
          <table:table-cell table:formula="of:=SUM([.B153:.B165])/12" office:value-type="float" office:value="79.5833333333333" calcext:value-type="float">
            <text:p>79,5833333333</text:p>
          </table:table-cell>
          <table:table-cell table:formula="of:=[.C166]-[.C154]" office:value-type="float" office:value="8.41666666666666" calcext:value-type="float">
            <text:p>8,4166666667</text:p>
          </table:table-cell>
          <table:table-cell table:number-columns-repeated="2"/>
        </table:table-row>
      </table:table>
      <table:table table:name="Nye artikler" table:style-name="ta1">
        <table:shapes>
          <draw:frame draw:z-index="0" draw:style-name="gr1" draw:text-style-name="P1" svg:width="159.99mm" svg:height="89.99mm" svg:x="91.32mm" svg:y="1mm">
            <loext:p draw:notify-on-update-of-ranges="'Nye artikler'.A2:'Nye artikler'.A160 'Nye artikler'.B1:'Nye artikler'.B1 'Nye artikler'.B2:'Nye artikler'.B160 'Nye artikler'.C1:'Nye artikler'.C1 'Nye artikler'.C2:'Nye artikler'.C160 'Nye artikler'.D1:'Nye artikler'.D1 'Nye artikler'.D2:'Nye artikler'.D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Nye artikler per dag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table:number-columns-repeated="3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formula="of:=SUM([.B1:.B13])/12" office:value-type="float" office:value="2.58333333333333" calcext:value-type="float">
            <text:p>2,5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formula="of:=SUM([.B2:.B14])/12" office:value-type="float" office:value="3.83333333333333" calcext:value-type="float">
            <text:p>3,8333333333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formula="of:=SUM([.B3:.B15])/12" office:value-type="float" office:value="6.25" calcext:value-type="float">
            <text:p>6,25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formula="of:=SUM([.B4:.B16])/12" office:value-type="float" office:value="7.66666666666667" calcext:value-type="float">
            <text:p>7,666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formula="of:=SUM([.B5:.B17])/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formula="of:=SUM([.B6:.B18])/12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formula="of:=SUM([.B7:.B19])/12" office:value-type="float" office:value="15.1666666666667" calcext:value-type="float">
            <text:p>15,166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formula="of:=SUM([.B8:.B20])/12" office:value-type="float" office:value="19.0833333333333" calcext:value-type="float">
            <text:p>19,0833333333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formula="of:=SUM([.B9:.B21])/12" office:value-type="float" office:value="20.4166666666667" calcext:value-type="float">
            <text:p>20,41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formula="of:=SUM([.B10:.B22])/12" office:value-type="float" office:value="22.8333333333333" calcext:value-type="float">
            <text:p>22,8333333333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formula="of:=SUM([.B11:.B23])/12" office:value-type="float" office:value="27.6666666666667" calcext:value-type="float">
            <text:p>27,6666666667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SUM([.B12:.B24])/12" office:value-type="float" office:value="32.6666666666667" calcext:value-type="float">
            <text:p>32,6666666667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SUM([.B13:.B25])/12" office:value-type="float" office:value="38.0833333333333" calcext:value-type="float">
            <text:p>38,0833333333</text:p>
          </table:table-cell>
          <table:table-cell table:formula="of:=[.C26]-[.C14]" office:value-type="float" office:value="35.5" calcext:value-type="float">
            <text:p>35,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SUM([.B14:.B26])/12" office:value-type="float" office:value="42.8333333333333" calcext:value-type="float">
            <text:p>42,8333333333</text:p>
          </table:table-cell>
          <table:table-cell table:formula="of:=[.C27]-[.C15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SUM([.B15:.B27])/12" office:value-type="float" office:value="46.0833333333333" calcext:value-type="float">
            <text:p>46,0833333333</text:p>
          </table:table-cell>
          <table:table-cell table:formula="of:=[.C28]-[.C16]" office:value-type="float" office:value="39.8333333333333" calcext:value-type="float">
            <text:p>39,8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SUM([.B16:.B28])/12" office:value-type="float" office:value="50.3333333333333" calcext:value-type="float">
            <text:p>50,3333333333</text:p>
          </table:table-cell>
          <table:table-cell table:formula="of:=[.C29]-[.C17]" office:value-type="float" office:value="42.6666666666667" calcext:value-type="float">
            <text:p>42,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SUM([.B17:.B29])/12" office:value-type="float" office:value="56.1666666666667" calcext:value-type="float">
            <text:p>56,1666666667</text:p>
          </table:table-cell>
          <table:table-cell table:formula="of:=[.C30]-[.C18]" office:value-type="float" office:value="46.1666666666667" calcext:value-type="float">
            <text:p>46,1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SUM([.B18:.B30])/12" office:value-type="float" office:value="61.4166666666667" calcext:value-type="float">
            <text:p>61,4166666667</text:p>
          </table:table-cell>
          <table:table-cell table:formula="of:=[.C31]-[.C19]" office:value-type="float" office:value="48.9166666666667" calcext:value-type="float">
            <text:p>48,9166666667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SUM([.B19:.B31])/12" office:value-type="float" office:value="66.4166666666667" calcext:value-type="float">
            <text:p>66,4166666667</text:p>
          </table:table-cell>
          <table:table-cell table:formula="of:=[.C32]-[.C20]" office:value-type="float" office:value="51.25" calcext:value-type="float">
            <text:p>51,2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SUM([.B20:.B32])/12" office:value-type="float" office:value="69.5" calcext:value-type="float">
            <text:p>69,5</text:p>
          </table:table-cell>
          <table:table-cell table:formula="of:=[.C33]-[.C21]" office:value-type="float" office:value="50.4166666666667" calcext:value-type="float">
            <text:p>50,41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SUM([.B21:.B33])/12" office:value-type="float" office:value="72.75" calcext:value-type="float">
            <text:p>72,75</text:p>
          </table:table-cell>
          <table:table-cell table:formula="of:=[.C34]-[.C22]" office:value-type="float" office:value="52.3333333333333" calcext:value-type="float">
            <text:p>52,33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5" calcext:value-type="float">
            <text:p>115</text:p>
          </table:table-cell>
          <table:table-cell table:formula="of:=SUM([.B22:.B34])/12" office:value-type="float" office:value="79.5" calcext:value-type="float">
            <text:p>79,5</text:p>
          </table:table-cell>
          <table:table-cell table:formula="of:=[.C35]-[.C23]" office:value-type="float" office:value="56.6666666666667" calcext:value-type="float">
            <text:p>56,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SUM([.B23:.B35])/12" office:value-type="float" office:value="86.5" calcext:value-type="float">
            <text:p>86,5</text:p>
          </table:table-cell>
          <table:table-cell table:formula="of:=[.C36]-[.C24]" office:value-type="float" office:value="58.8333333333333" calcext:value-type="float">
            <text:p>58,83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SUM([.B24:.B36])/12" office:value-type="float" office:value="88.0833333333333" calcext:value-type="float">
            <text:p>88,0833333333</text:p>
          </table:table-cell>
          <table:table-cell table:formula="of:=[.C37]-[.C25]" office:value-type="float" office:value="55.4166666666667" calcext:value-type="float">
            <text:p>55,41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SUM([.B25:.B37])/12" office:value-type="float" office:value="90" calcext:value-type="float">
            <text:p>90</text:p>
          </table:table-cell>
          <table:table-cell table:formula="of:=[.C38]-[.C26]" office:value-type="float" office:value="51.9166666666667" calcext:value-type="float">
            <text:p>51,9166666667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SUM([.B26:.B38])/12" office:value-type="float" office:value="94.0833333333333" calcext:value-type="float">
            <text:p>94,0833333333</text:p>
          </table:table-cell>
          <table:table-cell table:formula="of:=[.C39]-[.C27]" office:value-type="float" office:value="51.25" calcext:value-type="float">
            <text:p>51,25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SUM([.B27:.B39])/12" office:value-type="float" office:value="97" calcext:value-type="float">
            <text:p>97</text:p>
          </table:table-cell>
          <table:table-cell table:formula="of:=[.C40]-[.C28]" office:value-type="float" office:value="50.9166666666667" calcext:value-type="float">
            <text:p>50,91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SUM([.B28:.B40])/12" office:value-type="float" office:value="102.333333333333" calcext:value-type="float">
            <text:p>102,3333333333</text:p>
          </table:table-cell>
          <table:table-cell table:formula="of:=[.C41]-[.C29]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SUM([.B29:.B41])/12" office:value-type="float" office:value="104.5" calcext:value-type="float">
            <text:p>104,5</text:p>
          </table:table-cell>
          <table:table-cell table:formula="of:=[.C42]-[.C30]" office:value-type="float" office:value="48.3333333333333" calcext:value-type="float">
            <text:p>48,3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8" calcext:value-type="float">
            <text:p>128</text:p>
          </table:table-cell>
          <table:table-cell table:formula="of:=SUM([.B30:.B42])/12" office:value-type="float" office:value="106.666666666667" calcext:value-type="float">
            <text:p>106,6666666667</text:p>
          </table:table-cell>
          <table:table-cell table:formula="of:=[.C43]-[.C31]" office:value-type="float" office:value="45.25" calcext:value-type="float">
            <text:p>45,2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SUM([.B31:.B43])/12" office:value-type="float" office:value="109.75" calcext:value-type="float">
            <text:p>109,75</text:p>
          </table:table-cell>
          <table:table-cell table:formula="of:=[.C44]-[.C32]" office:value-type="float" office:value="43.3333333333333" calcext:value-type="float">
            <text:p>43,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SUM([.B32:.B44])/12" office:value-type="float" office:value="109.5" calcext:value-type="float">
            <text:p>109,5</text:p>
          </table:table-cell>
          <table:table-cell table:formula="of:=[.C45]-[.C33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SUM([.B33:.B45])/12" office:value-type="float" office:value="112.5" calcext:value-type="float">
            <text:p>112,5</text:p>
          </table:table-cell>
          <table:table-cell table:formula="of:=[.C46]-[.C34]" office:value-type="float" office:value="39.75" calcext:value-type="float">
            <text:p>39,7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SUM([.B34:.B46])/12" office:value-type="float" office:value="116.166666666667" calcext:value-type="float">
            <text:p>116,1666666667</text:p>
          </table:table-cell>
          <table:table-cell table:formula="of:=[.C47]-[.C35]" office:value-type="float" office:value="36.6666666666667" calcext:value-type="float">
            <text:p>36,66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SUM([.B35:.B47])/12" office:value-type="float" office:value="120.333333333333" calcext:value-type="float">
            <text:p>120,3333333333</text:p>
          </table:table-cell>
          <table:table-cell table:formula="of:=[.C48]-[.C36]" office:value-type="float" office:value="33.8333333333333" calcext:value-type="float">
            <text:p>33,8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SUM([.B36:.B48])/12" office:value-type="float" office:value="128.25" calcext:value-type="float">
            <text:p>128,25</text:p>
          </table:table-cell>
          <table:table-cell table:formula="of:=[.C49]-[.C37]" office:value-type="float" office:value="40.1666666666667" calcext:value-type="float">
            <text:p>40,1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SUM([.B37:.B49])/12" office:value-type="float" office:value="133.333333333333" calcext:value-type="float">
            <text:p>133,3333333333</text:p>
          </table:table-cell>
          <table:table-cell table:formula="of:=[.C50]-[.C38]" office:value-type="float" office:value="43.3333333333333" calcext:value-type="float">
            <text:p>43,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3" calcext:value-type="float">
            <text:p>173</text:p>
          </table:table-cell>
          <table:table-cell table:formula="of:=SUM([.B38:.B50])/12" office:value-type="float" office:value="137.666666666667" calcext:value-type="float">
            <text:p>137,6666666667</text:p>
          </table:table-cell>
          <table:table-cell table:formula="of:=[.C51]-[.C39]" office:value-type="float" office:value="43.5833333333333" calcext:value-type="float">
            <text:p>43,58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SUM([.B39:.B51])/12" office:value-type="float" office:value="142.25" calcext:value-type="float">
            <text:p>142,25</text:p>
          </table:table-cell>
          <table:table-cell table:formula="of:=[.C52]-[.C40]" office:value-type="float" office:value="45.25" calcext:value-type="float">
            <text:p>45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SUM([.B40:.B52])/12" office:value-type="float" office:value="147.083333333333" calcext:value-type="float">
            <text:p>147,0833333333</text:p>
          </table:table-cell>
          <table:table-cell table:formula="of:=[.C53]-[.C41]" office:value-type="float" office:value="44.75" calcext:value-type="float">
            <text:p>44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SUM([.B41:.B53])/12" office:value-type="float" office:value="147.416666666667" calcext:value-type="float">
            <text:p>147,4166666667</text:p>
          </table:table-cell>
          <table:table-cell table:formula="of:=[.C54]-[.C42]" office:value-type="float" office:value="42.9166666666667" calcext:value-type="float">
            <text:p>42,91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SUM([.B42:.B54])/12" office:value-type="float" office:value="148.666666666667" calcext:value-type="float">
            <text:p>148,6666666667</text:p>
          </table:table-cell>
          <table:table-cell table:formula="of:=[.C55]-[.C43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SUM([.B43:.B55])/12" office:value-type="float" office:value="148.5" calcext:value-type="float">
            <text:p>148,5</text:p>
          </table:table-cell>
          <table:table-cell table:formula="of:=[.C56]-[.C44]" office:value-type="float" office:value="38.75" calcext:value-type="float">
            <text:p>38,7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SUM([.B44:.B56])/12" office:value-type="float" office:value="149.5" calcext:value-type="float">
            <text:p>149,5</text:p>
          </table:table-cell>
          <table:table-cell table:formula="of:=[.C57]-[.C45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SUM([.B45:.B57])/12" office:value-type="float" office:value="162.916666666667" calcext:value-type="float">
            <text:p>162,9166666667</text:p>
          </table:table-cell>
          <table:table-cell table:formula="of:=[.C58]-[.C46]" office:value-type="float" office:value="50.4166666666667" calcext:value-type="float">
            <text:p>50,4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SUM([.B46:.B58])/12" office:value-type="float" office:value="167.583333333333" calcext:value-type="float">
            <text:p>167,5833333333</text:p>
          </table:table-cell>
          <table:table-cell table:formula="of:=[.C59]-[.C47]" office:value-type="float" office:value="51.4166666666667" calcext:value-type="float">
            <text:p>51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2" calcext:value-type="float">
            <text:p>152</text:p>
          </table:table-cell>
          <table:table-cell table:formula="of:=SUM([.B47:.B59])/12" office:value-type="float" office:value="165.416666666667" calcext:value-type="float">
            <text:p>165,4166666667</text:p>
          </table:table-cell>
          <table:table-cell table:formula="of:=[.C60]-[.C48]" office:value-type="float" office:value="45.0833333333333" calcext:value-type="float">
            <text:p>45,0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SUM([.B48:.B60])/12" office:value-type="float" office:value="165.75" calcext:value-type="float">
            <text:p>165,75</text:p>
          </table:table-cell>
          <table:table-cell table:formula="of:=[.C61]-[.C49]" office:value-type="float" office:value="37.5" calcext:value-type="float">
            <text:p>37,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SUM([.B49:.B61])/12" office:value-type="float" office:value="158.166666666667" calcext:value-type="float">
            <text:p>158,1666666667</text:p>
          </table:table-cell>
          <table:table-cell table:formula="of:=[.C62]-[.C50]" office:value-type="float" office:value="24.8333333333333" calcext:value-type="float">
            <text:p>24,8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SUM([.B50:.B62])/12" office:value-type="float" office:value="159.5" calcext:value-type="float">
            <text:p>159,5</text:p>
          </table:table-cell>
          <table:table-cell table:formula="of:=[.C63]-[.C51]"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SUM([.B51:.B63])/12" office:value-type="float" office:value="161.5" calcext:value-type="float">
            <text:p>161,5</text:p>
          </table:table-cell>
          <table:table-cell table:formula="of:=[.C64]-[.C52]" office:value-type="float" office:value="19.25" calcext:value-type="float">
            <text:p>19,2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6" calcext:value-type="float">
            <text:p>146</text:p>
          </table:table-cell>
          <table:table-cell table:formula="of:=SUM([.B52:.B64])/12" office:value-type="float" office:value="158.916666666667" calcext:value-type="float">
            <text:p>158,9166666667</text:p>
          </table:table-cell>
          <table:table-cell table:formula="of:=[.C65]-[.C53]" office:value-type="float" office:value="11.8333333333333" calcext:value-type="float">
            <text:p>11,8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SUM([.B53:.B65])/12" office:value-type="float" office:value="157.5" calcext:value-type="float">
            <text:p>157,5</text:p>
          </table:table-cell>
          <table:table-cell table:formula="of:=[.C66]-[.C54]" office:value-type="float" office:value="10.0833333333333" calcext:value-type="float">
            <text:p>10,0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SUM([.B54:.B66])/12" office:value-type="float" office:value="159.666666666667" calcext:value-type="float">
            <text:p>159,6666666667</text:p>
          </table:table-cell>
          <table:table-cell table:formula="of:=[.C67]-[.C55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SUM([.B55:.B67])/12" office:value-type="float" office:value="160.833333333333" calcext:value-type="float">
            <text:p>160,8333333333</text:p>
          </table:table-cell>
          <table:table-cell table:formula="of:=[.C68]-[.C56]" office:value-type="float" office:value="12.3333333333333" calcext:value-type="float">
            <text:p>12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" calcext:value-type="float">
            <text:p>100</text:p>
          </table:table-cell>
          <table:table-cell table:formula="of:=SUM([.B56:.B68])/12" office:value-type="float" office:value="161" calcext:value-type="float">
            <text:p>161</text:p>
          </table:table-cell>
          <table:table-cell table:formula="of:=[.C69]-[.C57]" office:value-type="float" office:value="11.5" calcext:value-type="float">
            <text:p>11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SUM([.B57:.B69])/12" office:value-type="float" office:value="157.666666666667" calcext:value-type="float">
            <text:p>157,6666666667</text:p>
          </table:table-cell>
          <table:table-cell table:formula="of:=[.C70]-[.C58]" office:value-type="float" office:value="-5.25" calcext:value-type="float">
            <text:p>-5,2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SUM([.B58:.B70])/12" office:value-type="float" office:value="148.166666666667" calcext:value-type="float">
            <text:p>148,1666666667</text:p>
          </table:table-cell>
          <table:table-cell table:formula="of:=[.C71]-[.C59]" office:value-type="float" office:value="-19.4166666666667" calcext:value-type="float">
            <text:p>-19,41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SUM([.B59:.B71])/12" office:value-type="float" office:value="153.25" calcext:value-type="float">
            <text:p>153,25</text:p>
          </table:table-cell>
          <table:table-cell table:formula="of:=[.C72]-[.C60]" office:value-type="float" office:value="-12.1666666666667" calcext:value-type="float">
            <text:p>-12,1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SUM([.B60:.B72])/12" office:value-type="float" office:value="166.083333333333" calcext:value-type="float">
            <text:p>166,0833333333</text:p>
          </table:table-cell>
          <table:table-cell table:formula="of:=[.C73]-[.C61]" office:value-type="float" office:value="0.333333333333343" calcext:value-type="float">
            <text:p>0,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7" calcext:value-type="float">
            <text:p>117</text:p>
          </table:table-cell>
          <table:table-cell table:formula="of:=SUM([.B61:.B73])/12" office:value-type="float" office:value="167.666666666667" calcext:value-type="float">
            <text:p>167,6666666667</text:p>
          </table:table-cell>
          <table:table-cell table:formula="of:=[.C74]-[.C62]" office:value-type="float" office:value="9.5" calcext:value-type="float">
            <text:p>9,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SUM([.B62:.B74])/12" office:value-type="float" office:value="167.5" calcext:value-type="float">
            <text:p>167,5</text:p>
          </table:table-cell>
          <table:table-cell table:formula="of:=[.C75]-[.C63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8" calcext:value-type="float">
            <text:p>98</text:p>
          </table:table-cell>
          <table:table-cell table:formula="of:=SUM([.B63:.B75])/12" office:value-type="float" office:value="163.666666666667" calcext:value-type="float">
            <text:p>163,6666666667</text:p>
          </table:table-cell>
          <table:table-cell table:formula="of:=[.C76]-[.C64]" office:value-type="float" office:value="2.16666666666666" calcext:value-type="float">
            <text:p>2,1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SUM([.B64:.B76])/12" office:value-type="float" office:value="158.416666666667" calcext:value-type="float">
            <text:p>158,4166666667</text:p>
          </table:table-cell>
          <table:table-cell table:formula="of:=[.C77]-[.C6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7" calcext:value-type="float">
            <text:p>87</text:p>
          </table:table-cell>
          <table:table-cell table:formula="of:=SUM([.B65:.B77])/12" office:value-type="float" office:value="155.5" calcext:value-type="float">
            <text:p>155,5</text:p>
          </table:table-cell>
          <table:table-cell table:formula="of:=[.C78]-[.C66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4" calcext:value-type="float">
            <text:p>84</text:p>
          </table:table-cell>
          <table:table-cell table:formula="of:=SUM([.B66:.B78])/12" office:value-type="float" office:value="150.583333333333" calcext:value-type="float">
            <text:p>150,5833333333</text:p>
          </table:table-cell>
          <table:table-cell table:formula="of:=[.C79]-[.C67]" office:value-type="float" office:value="-9.08333333333331" calcext:value-type="float">
            <text:p>-9,08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SUM([.B67:.B79])/12" office:value-type="float" office:value="145.25" calcext:value-type="float">
            <text:p>145,25</text:p>
          </table:table-cell>
          <table:table-cell table:formula="of:=[.C80]-[.C68]" office:value-type="float" office:value="-15.5833333333333" calcext:value-type="float">
            <text:p>-15,58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SUM([.B68:.B80])/12" office:value-type="float" office:value="140.083333333333" calcext:value-type="float">
            <text:p>140,0833333333</text:p>
          </table:table-cell>
          <table:table-cell table:formula="of:=[.C81]-[.C69]" office:value-type="float" office:value="-20.9166666666667" calcext:value-type="float">
            <text:p>-20,91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5" calcext:value-type="float">
            <text:p>115</text:p>
          </table:table-cell>
          <table:table-cell table:formula="of:=SUM([.B69:.B81])/12" office:value-type="float" office:value="139.25" calcext:value-type="float">
            <text:p>139,25</text:p>
          </table:table-cell>
          <table:table-cell table:formula="of:=[.C82]-[.C70]" office:value-type="float" office:value="-18.4166666666667" calcext:value-type="float">
            <text:p>-18,41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SUM([.B70:.B82])/12" office:value-type="float" office:value="140.5" calcext:value-type="float">
            <text:p>140,5</text:p>
          </table:table-cell>
          <table:table-cell table:formula="of:=[.C83]-[.C71]" office:value-type="float" office:value="-7.66666666666666" calcext:value-type="float">
            <text:p>-7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SUM([.B71:.B83])/12" office:value-type="float" office:value="139.583333333333" calcext:value-type="float">
            <text:p>139,5833333333</text:p>
          </table:table-cell>
          <table:table-cell table:formula="of:=[.C84]-[.C72]" office:value-type="float" office:value="-13.6666666666667" calcext:value-type="float">
            <text:p>-13,6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SUM([.B72:.B84])/12" office:value-type="float" office:value="132.083333333333" calcext:value-type="float">
            <text:p>132,0833333333</text:p>
          </table:table-cell>
          <table:table-cell table:formula="of:=[.C85]-[.C73]" office:value-type="float" office:value="-34" calcext:value-type="float">
            <text:p>-34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SUM([.B73:.B85])/12" office:value-type="float" office:value="121.583333333333" calcext:value-type="float">
            <text:p>121,5833333333</text:p>
          </table:table-cell>
          <table:table-cell table:formula="of:=[.C86]-[.C74]" office:value-type="float" office:value="-46.0833333333333" calcext:value-type="float">
            <text:p>-46,08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SUM([.B74:.B86])/12" office:value-type="float" office:value="117.75" calcext:value-type="float">
            <text:p>117,75</text:p>
          </table:table-cell>
          <table:table-cell table:formula="of:=[.C87]-[.C75]" office:value-type="float" office:value="-49.75" calcext:value-type="float">
            <text:p>-49,75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SUM([.B75:.B87])/12" office:value-type="float" office:value="119.333333333333" calcext:value-type="float">
            <text:p>119,3333333333</text:p>
          </table:table-cell>
          <table:table-cell table:formula="of:=[.C88]-[.C76]" office:value-type="float" office:value="-44.3333333333333" calcext:value-type="float">
            <text:p>-44,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SUM([.B76:.B88])/12" office:value-type="float" office:value="120.916666666667" calcext:value-type="float">
            <text:p>120,9166666667</text:p>
          </table:table-cell>
          <table:table-cell table:formula="of:=[.C89]-[.C77]" office:value-type="float" office:value="-37.5" calcext:value-type="float">
            <text:p>-37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SUM([.B77:.B89])/12" office:value-type="float" office:value="121.75" calcext:value-type="float">
            <text:p>121,75</text:p>
          </table:table-cell>
          <table:table-cell table:formula="of:=[.C90]-[.C78]" office:value-type="float" office:value="-33.75" calcext:value-type="float">
            <text:p>-33,7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6" calcext:value-type="float">
            <text:p>126</text:p>
          </table:table-cell>
          <table:table-cell table:formula="of:=SUM([.B78:.B90])/12" office:value-type="float" office:value="124.416666666667" calcext:value-type="float">
            <text:p>124,4166666667</text:p>
          </table:table-cell>
          <table:table-cell table:formula="of:=[.C91]-[.C79]" office:value-type="float" office:value="-26.1666666666667" calcext:value-type="float">
            <text:p>-26,1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3" calcext:value-type="float">
            <text:p>133</text:p>
          </table:table-cell>
          <table:table-cell table:formula="of:=SUM([.B79:.B91])/12" office:value-type="float" office:value="127.666666666667" calcext:value-type="float">
            <text:p>127,6666666667</text:p>
          </table:table-cell>
          <table:table-cell table:formula="of:=[.C92]-[.C80]" office:value-type="float" office:value="-17.5833333333333" calcext:value-type="float">
            <text:p>-17,58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SUM([.B80:.B92])/12" office:value-type="float" office:value="131.75" calcext:value-type="float">
            <text:p>131,75</text:p>
          </table:table-cell>
          <table:table-cell table:formula="of:=[.C93]-[.C81]" office:value-type="float" office:value="-8.33333333333334" calcext:value-type="float">
            <text:p>-8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SUM([.B81:.B93])/12" office:value-type="float" office:value="135.083333333333" calcext:value-type="float">
            <text:p>135,0833333333</text:p>
          </table:table-cell>
          <table:table-cell table:formula="of:=[.C94]-[.C82]" office:value-type="float" office:value="-4.16666666666666" calcext:value-type="float">
            <text:p>-4,1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SUM([.B82:.B94])/12" office:value-type="float" office:value="135.166666666667" calcext:value-type="float">
            <text:p>135,1666666667</text:p>
          </table:table-cell>
          <table:table-cell table:formula="of:=[.C95]-[.C83]" office:value-type="float" office:value="-5.33333333333334" calcext:value-type="float">
            <text:p>-5,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SUM([.B83:.B95])/12" office:value-type="float" office:value="135" calcext:value-type="float">
            <text:p>135</text:p>
          </table:table-cell>
          <table:table-cell table:formula="of:=[.C96]-[.C84]" office:value-type="float" office:value="-4.58333333333334" calcext:value-type="float">
            <text:p>-4,58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SUM([.B84:.B96])/12" office:value-type="float" office:value="133.833333333333" calcext:value-type="float">
            <text:p>133,8333333333</text:p>
          </table:table-cell>
          <table:table-cell table:formula="of:=[.C97]-[.C85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SUM([.B85:.B97])/12" office:value-type="float" office:value="130.833333333333" calcext:value-type="float">
            <text:p>130,8333333333</text:p>
          </table:table-cell>
          <table:table-cell table:formula="of:=[.C98]-[.C86]" office:value-type="float" office:value="9.25000000000001" calcext:value-type="float">
            <text:p>9,2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SUM([.B86:.B98])/12" office:value-type="float" office:value="130.083333333333" calcext:value-type="float">
            <text:p>130,0833333333</text:p>
          </table:table-cell>
          <table:table-cell table:formula="of:=[.C99]-[.C87]" office:value-type="float" office:value="12.3333333333333" calcext:value-type="float">
            <text:p>12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SUM([.B87:.B99])/12" office:value-type="float" office:value="130" calcext:value-type="float">
            <text:p>130</text:p>
          </table:table-cell>
          <table:table-cell table:formula="of:=[.C100]-[.C88]" office:value-type="float" office:value="10.6666666666667" calcext:value-type="float">
            <text:p>10,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SUM([.B88:.B100])/12" office:value-type="float" office:value="127.75" calcext:value-type="float">
            <text:p>127,75</text:p>
          </table:table-cell>
          <table:table-cell table:formula="of:=[.C101]-[.C89]" office:value-type="float" office:value="6.83333333333333" calcext:value-type="float">
            <text:p>6,8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SUM([.B89:.B101])/12" office:value-type="float" office:value="125.5" calcext:value-type="float">
            <text:p>125,5</text:p>
          </table:table-cell>
          <table:table-cell table:formula="of:=[.C102]-[.C90]" office:value-type="float" office:value="3.75" calcext:value-type="float">
            <text:p>3,7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SUM([.B90:.B102])/12" office:value-type="float" office:value="126.75" calcext:value-type="float">
            <text:p>126,75</text:p>
          </table:table-cell>
          <table:table-cell table:formula="of:=[.C103]-[.C91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SUM([.B91:.B103])/12" office:value-type="float" office:value="124.166666666667" calcext:value-type="float">
            <text:p>124,1666666667</text:p>
          </table:table-cell>
          <table:table-cell table:formula="of:=[.C104]-[.C92]" office:value-type="float" office:value="-3.5" calcext:value-type="float">
            <text:p>-3,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SUM([.B92:.B104])/12" office:value-type="float" office:value="121" calcext:value-type="float">
            <text:p>121</text:p>
          </table:table-cell>
          <table:table-cell table:formula="of:=[.C105]-[.C93]" office:value-type="float" office:value="-10.75" calcext:value-type="float">
            <text:p>-10,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SUM([.B93:.B105])/12" office:value-type="float" office:value="117" calcext:value-type="float">
            <text:p>117</text:p>
          </table:table-cell>
          <table:table-cell table:formula="of:=[.C106]-[.C94]" office:value-type="float" office:value="-18.0833333333333" calcext:value-type="float">
            <text:p>-18,08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SUM([.B94:.B106])/12" office:value-type="float" office:value="113.666666666667" calcext:value-type="float">
            <text:p>113,6666666667</text:p>
          </table:table-cell>
          <table:table-cell table:formula="of:=[.C107]-[.C95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SUM([.B95:.B107])/12" office:value-type="float" office:value="111.75" calcext:value-type="float">
            <text:p>111,75</text:p>
          </table:table-cell>
          <table:table-cell table:formula="of:=[.C108]-[.C96]" office:value-type="float" office:value="-23.25" calcext:value-type="float">
            <text:p>-23,2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SUM([.B96:.B108])/12" office:value-type="float" office:value="109.416666666667" calcext:value-type="float">
            <text:p>109,4166666667</text:p>
          </table:table-cell>
          <table:table-cell table:formula="of:=[.C109]-[.C97]" office:value-type="float" office:value="-24.4166666666667" calcext:value-type="float">
            <text:p>-24,4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SUM([.B97:.B109])/12" office:value-type="float" office:value="108.166666666667" calcext:value-type="float">
            <text:p>108,1666666667</text:p>
          </table:table-cell>
          <table:table-cell table:formula="of:=[.C110]-[.C98]" office:value-type="float" office:value="-22.6666666666667" calcext:value-type="float">
            <text:p>-22,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SUM([.B98:.B110])/12" office:value-type="float" office:value="108.916666666667" calcext:value-type="float">
            <text:p>108,9166666667</text:p>
          </table:table-cell>
          <table:table-cell table:formula="of:=[.C111]-[.C99]" office:value-type="float" office:value="-21.1666666666667" calcext:value-type="float">
            <text:p>-21,1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SUM([.B99:.B111])/12" office:value-type="float" office:value="105.583333333333" calcext:value-type="float">
            <text:p>105,5833333333</text:p>
          </table:table-cell>
          <table:table-cell table:formula="of:=[.C112]-[.C100]" office:value-type="float" office:value="-24.4166666666667" calcext:value-type="float">
            <text:p>-24,41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SUM([.B100:.B112])/12" office:value-type="float" office:value="101.5" calcext:value-type="float">
            <text:p>101,5</text:p>
          </table:table-cell>
          <table:table-cell table:formula="of:=[.C113]-[.C101]" office:value-type="float" office:value="-26.25" calcext:value-type="float">
            <text:p>-26,25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SUM([.B101:.B113])/12" office:value-type="float" office:value="99.4166666666667" calcext:value-type="float">
            <text:p>99,4166666667</text:p>
          </table:table-cell>
          <table:table-cell table:formula="of:=[.C114]-[.C102]" office:value-type="float" office:value="-26.0833333333333" calcext:value-type="float">
            <text:p>-26,08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SUM([.B102:.B114])/12" office:value-type="float" office:value="97.25" calcext:value-type="float">
            <text:p>97,25</text:p>
          </table:table-cell>
          <table:table-cell table:formula="of:=[.C115]-[.C103]" office:value-type="float" office:value="-29.5" calcext:value-type="float">
            <text:p>-29,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9" calcext:value-type="float">
            <text:p>69</text:p>
          </table:table-cell>
          <table:table-cell table:formula="of:=SUM([.B103:.B115])/12" office:value-type="float" office:value="95.3333333333333" calcext:value-type="float">
            <text:p>95,3333333333</text:p>
          </table:table-cell>
          <table:table-cell table:formula="of:=[.C116]-[.C104]" office:value-type="float" office:value="-28.8333333333333" calcext:value-type="float">
            <text:p>-28,8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SUM([.B104:.B116])/12" office:value-type="float" office:value="92.0833333333333" calcext:value-type="float">
            <text:p>92,0833333333</text:p>
          </table:table-cell>
          <table:table-cell table:formula="of:=[.C117]-[.C105]" office:value-type="float" office:value="-28.9166666666667" calcext:value-type="float">
            <text:p>-28,91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1" calcext:value-type="float">
            <text:p>71</text:p>
          </table:table-cell>
          <table:table-cell table:formula="of:=SUM([.B105:.B117])/12" office:value-type="float" office:value="90.25" calcext:value-type="float">
            <text:p>90,25</text:p>
          </table:table-cell>
          <table:table-cell table:formula="of:=[.C118]-[.C106]" office:value-type="float" office:value="-26.75" calcext:value-type="float">
            <text:p>-26,7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SUM([.B106:.B118])/12" office:value-type="float" office:value="89.0833333333333" calcext:value-type="float">
            <text:p>89,0833333333</text:p>
          </table:table-cell>
          <table:table-cell table:formula="of:=[.C119]-[.C107]" office:value-type="float" office:value="-24.5833333333333" calcext:value-type="float">
            <text:p>-24,58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SUM([.B107:.B119])/12" office:value-type="float" office:value="89" calcext:value-type="float">
            <text:p>89</text:p>
          </table:table-cell>
          <table:table-cell table:formula="of:=[.C120]-[.C108]" office:value-type="float" office:value="-22.75" calcext:value-type="float">
            <text:p>-22,7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SUM([.B108:.B120])/12" office:value-type="float" office:value="87.4166666666667" calcext:value-type="float">
            <text:p>87,4166666667</text:p>
          </table:table-cell>
          <table:table-cell table:formula="of:=[.C121]-[.C109]" office:value-type="float" office:value="-22" calcext:value-type="float">
            <text:p>-22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SUM([.B109:.B121])/12" office:value-type="float" office:value="86.75" calcext:value-type="float">
            <text:p>86,75</text:p>
          </table:table-cell>
          <table:table-cell table:formula="of:=[.C122]-[.C110]" office:value-type="float" office:value="-21.4166666666667" calcext:value-type="float">
            <text:p>-21,41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2" calcext:value-type="float">
            <text:p>52</text:p>
          </table:table-cell>
          <table:table-cell table:formula="of:=SUM([.B110:.B122])/12" office:value-type="float" office:value="84.9166666666667" calcext:value-type="float">
            <text:p>84,9166666667</text:p>
          </table:table-cell>
          <table:table-cell table:formula="of:=[.C123]-[.C111]" office:value-type="float" office:value="-24" calcext:value-type="float">
            <text:p>-2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SUM([.B111:.B123])/12" office:value-type="float" office:value="80.4166666666667" calcext:value-type="float">
            <text:p>80,4166666667</text:p>
          </table:table-cell>
          <table:table-cell table:formula="of:=[.C124]-[.C112]" office:value-type="float" office:value="-25.1666666666667" calcext:value-type="float">
            <text:p>-25,1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3" calcext:value-type="float">
            <text:p>53</text:p>
          </table:table-cell>
          <table:table-cell table:formula="of:=SUM([.B112:.B124])/12" office:value-type="float" office:value="80.4166666666667" calcext:value-type="float">
            <text:p>80,4166666667</text:p>
          </table:table-cell>
          <table:table-cell table:formula="of:=[.C125]-[.C113]" office:value-type="float" office:value="-21.0833333333333" calcext:value-type="float">
            <text:p>-21,08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SUM([.B113:.B125])/12" office:value-type="float" office:value="78.5833333333333" calcext:value-type="float">
            <text:p>78,5833333333</text:p>
          </table:table-cell>
          <table:table-cell table:formula="of:=[.C126]-[.C114]" office:value-type="float" office:value="-20.8333333333333" calcext:value-type="float">
            <text:p>-20,8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SUM([.B114:.B126])/12" office:value-type="float" office:value="77.0833333333333" calcext:value-type="float">
            <text:p>77,0833333333</text:p>
          </table:table-cell>
          <table:table-cell table:formula="of:=[.C127]-[.C115]" office:value-type="float" office:value="-20.1666666666667" calcext:value-type="float">
            <text:p>-20,1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SUM([.B115:.B127])/12" office:value-type="float" office:value="77.9166666666667" calcext:value-type="float">
            <text:p>77,9166666667</text:p>
          </table:table-cell>
          <table:table-cell table:formula="of:=[.C128]-[.C116]" office:value-type="float" office:value="-17.4166666666667" calcext:value-type="float">
            <text:p>-17,41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SUM([.B116:.B128])/12" office:value-type="float" office:value="75.3333333333333" calcext:value-type="float">
            <text:p>75,3333333333</text:p>
          </table:table-cell>
          <table:table-cell table:formula="of:=[.C129]-[.C117]" office:value-type="float" office:value="-16.75" calcext:value-type="float">
            <text:p>-16,7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SUM([.B117:.B129])/12" office:value-type="float" office:value="76.75" calcext:value-type="float">
            <text:p>76,75</text:p>
          </table:table-cell>
          <table:table-cell table:formula="of:=[.C130]-[.C118]" office:value-type="float" office:value="-13.5" calcext:value-type="float">
            <text:p>-13,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SUM([.B118:.B130])/12" office:value-type="float" office:value="76.5" calcext:value-type="float">
            <text:p>76,5</text:p>
          </table:table-cell>
          <table:table-cell table:formula="of:=[.C131]-[.C119]" office:value-type="float" office:value="-12.5833333333333" calcext:value-type="float">
            <text:p>-12,5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SUM([.B119:.B131])/12" office:value-type="float" office:value="75.1666666666667" calcext:value-type="float">
            <text:p>75,1666666667</text:p>
          </table:table-cell>
          <table:table-cell table:formula="of:=[.C132]-[.C120]" office:value-type="float" office:value="-13.8333333333333" calcext:value-type="float">
            <text:p>-13,83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SUM([.B120:.B132])/12" office:value-type="float" office:value="74.1666666666667" calcext:value-type="float">
            <text:p>74,1666666667</text:p>
          </table:table-cell>
          <table:table-cell table:formula="of:=[.C133]-[.C121]" office:value-type="float" office:value="-13.25" calcext:value-type="float">
            <text:p>-13,2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7" calcext:value-type="float">
            <text:p>167</text:p>
          </table:table-cell>
          <table:table-cell table:formula="of:=SUM([.B121:.B133])/12" office:value-type="float" office:value="74.5" calcext:value-type="float">
            <text:p>74,5</text:p>
          </table:table-cell>
          <table:table-cell table:formula="of:=[.C134]-[.C122]" office:value-type="float" office:value="-12.25" calcext:value-type="float">
            <text:p>-12,2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SUM([.B122:.B134])/12" office:value-type="float" office:value="82" calcext:value-type="float">
            <text:p>82</text:p>
          </table:table-cell>
          <table:table-cell table:formula="of:=[.C135]-[.C123]" office:value-type="float" office:value="-2.91666666666667" calcext:value-type="float">
            <text:p>-2,91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SUM([.B123:.B135])/12" office:value-type="float" office:value="83.4166666666667" calcext:value-type="float">
            <text:p>83,4166666667</text:p>
          </table:table-cell>
          <table:table-cell table:formula="of:=[.C136]-[.C124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SUM([.B124:.B136])/12" office:value-type="float" office:value="86.9166666666667" calcext:value-type="float">
            <text:p>86,9166666667</text:p>
          </table:table-cell>
          <table:table-cell table:formula="of:=[.C137]-[.C125]" office:value-type="float" office:value="6.5" calcext:value-type="float">
            <text:p>6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SUM([.B125:.B137])/12" office:value-type="float" office:value="84.25" calcext:value-type="float">
            <text:p>84,25</text:p>
          </table:table-cell>
          <table:table-cell table:formula="of:=[.C138]-[.C126]" office:value-type="float" office:value="5.66666666666667" calcext:value-type="float">
            <text:p>5,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SUM([.B126:.B138])/12" office:value-type="float" office:value="84.1666666666667" calcext:value-type="float">
            <text:p>84,1666666667</text:p>
          </table:table-cell>
          <table:table-cell table:formula="of:=[.C139]-[.C127]" office:value-type="float" office:value="7.08333333333334" calcext:value-type="float">
            <text:p>7,08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SUM([.B127:.B139])/12" office:value-type="float" office:value="83.8333333333333" calcext:value-type="float">
            <text:p>83,8333333333</text:p>
          </table:table-cell>
          <table:table-cell table:formula="of:=[.C140]-[.C128]" office:value-type="float" office:value="5.91666666666666" calcext:value-type="float">
            <text:p>5,91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SUM([.B128:.B140])/12" office:value-type="float" office:value="81.6666666666667" calcext:value-type="float">
            <text:p>81,6666666667</text:p>
          </table:table-cell>
          <table:table-cell table:formula="of:=[.C141]-[.C129]" office:value-type="float" office:value="6.33333333333334" calcext:value-type="float">
            <text:p>6,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SUM([.B129:.B141])/12" office:value-type="float" office:value="80.1666666666667" calcext:value-type="float">
            <text:p>80,1666666667</text:p>
          </table:table-cell>
          <table:table-cell table:formula="of:=[.C142]-[.C130]" office:value-type="float" office:value="3.41666666666667" calcext:value-type="float">
            <text:p>3,41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5" calcext:value-type="float">
            <text:p>55</text:p>
          </table:table-cell>
          <table:table-cell table:formula="of:=SUM([.B130:.B142])/12" office:value-type="float" office:value="80.1666666666667" calcext:value-type="float">
            <text:p>80,1666666667</text:p>
          </table:table-cell>
          <table:table-cell table:formula="of:=[.C143]-[.C131]" office:value-type="float" office:value="3.66666666666667" calcext:value-type="float">
            <text:p>3,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SUM([.B131:.B143])/12" office:value-type="float" office:value="79.5" calcext:value-type="float">
            <text:p>79,5</text:p>
          </table:table-cell>
          <table:table-cell table:formula="of:=[.C144]-[.C132]" office:value-type="float" office:value="4.33333333333333" calcext:value-type="float">
            <text:p>4,3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SUM([.B132:.B144])/12" office:value-type="float" office:value="79.25" calcext:value-type="float">
            <text:p>79,25</text:p>
          </table:table-cell>
          <table:table-cell table:formula="of:=[.C145]-[.C133]" office:value-type="float" office:value="5.08333333333333" calcext:value-type="float">
            <text:p>5,083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SUM([.B133:.B145])/12" office:value-type="float" office:value="79.0833333333333" calcext:value-type="float">
            <text:p>79,0833333333</text:p>
          </table:table-cell>
          <table:table-cell table:formula="of:=[.C146]-[.C134]" office:value-type="float" office:value="4.58333333333333" calcext:value-type="float">
            <text:p>4,58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SUM([.B134:.B146])/12" office:value-type="float" office:value="78.4166666666667" calcext:value-type="float">
            <text:p>78,4166666667</text:p>
          </table:table-cell>
          <table:table-cell table:formula="of:=[.C147]-[.C135]" office:value-type="float" office:value="-3.58333333333333" calcext:value-type="float">
            <text:p>-3,58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SUM([.B135:.B147])/12" office:value-type="float" office:value="69.6666666666667" calcext:value-type="float">
            <text:p>69,6666666667</text:p>
          </table:table-cell>
          <table:table-cell table:formula="of:=[.C148]-[.C136]" office:value-type="float" office:value="-13.75" calcext:value-type="float">
            <text:p>-13,7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SUM([.B136:.B148])/12" office:value-type="float" office:value="68.5833333333333" calcext:value-type="float">
            <text:p>68,5833333333</text:p>
          </table:table-cell>
          <table:table-cell table:formula="of:=[.C149]-[.C137]" office:value-type="float" office:value="-18.3333333333333" calcext:value-type="float">
            <text:p>-18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SUM([.B137:.B149])/12" office:value-type="float" office:value="65" calcext:value-type="float">
            <text:p>65</text:p>
          </table:table-cell>
          <table:table-cell table:formula="of:=[.C150]-[.C138]" office:value-type="float" office:value="-19.25" calcext:value-type="float">
            <text:p>-19,2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SUM([.B138:.B150])/12" office:value-type="float" office:value="65.9166666666667" calcext:value-type="float">
            <text:p>65,9166666667</text:p>
          </table:table-cell>
          <table:table-cell table:formula="of:=[.C151]-[.C139]" office:value-type="float" office:value="-18.25" calcext:value-type="float">
            <text:p>-18,2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SUM([.B139:.B151])/12" office:value-type="float" office:value="66.0833333333333" calcext:value-type="float">
            <text:p>66,0833333333</text:p>
          </table:table-cell>
          <table:table-cell table:formula="of:=[.C152]-[.C140]" office:value-type="float" office:value="-17.75" calcext:value-type="float">
            <text:p>-17,7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SUM([.B140:.B152])/12" office:value-type="float" office:value="65.5833333333333" calcext:value-type="float">
            <text:p>65,5833333333</text:p>
          </table:table-cell>
          <table:table-cell table:formula="of:=[.C153]-[.C141]" office:value-type="float" office:value="-16.0833333333333" calcext:value-type="float">
            <text:p>-16,08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3" calcext:value-type="float">
            <text:p>103</text:p>
          </table:table-cell>
          <table:table-cell table:formula="of:=SUM([.B141:.B153])/12" office:value-type="float" office:value="66.25" calcext:value-type="float">
            <text:p>66,25</text:p>
          </table:table-cell>
          <table:table-cell table:formula="of:=[.C154]-[.C142]" office:value-type="float" office:value="-13.9166666666667" calcext:value-type="float">
            <text:p>-13,916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SUM([.B142:.B154])/12" office:value-type="float" office:value="70.5833333333333" calcext:value-type="float">
            <text:p>70,5833333333</text:p>
          </table:table-cell>
          <table:table-cell table:formula="of:=[.C155]-[.C143]" office:value-type="float" office:value="-9.58333333333334" calcext:value-type="float">
            <text:p>-9,5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8" calcext:value-type="float">
            <text:p>78</text:p>
          </table:table-cell>
          <table:table-cell table:formula="of:=SUM([.B143:.B155])/12" office:value-type="float" office:value="69.0833333333333" calcext:value-type="float">
            <text:p>69,0833333333</text:p>
          </table:table-cell>
          <table:table-cell table:formula="of:=[.C156]-[.C144]" office:value-type="float" office:value="-10.4166666666667" calcext:value-type="float">
            <text:p>-10,41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SUM([.B144:.B156])/12" office:value-type="float" office:value="71" calcext:value-type="float">
            <text:p>71</text:p>
          </table:table-cell>
          <table:table-cell table:formula="of:=[.C157]-[.C145]" office:value-type="float" office:value="-8.25" calcext:value-type="float">
            <text:p>-8,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4" calcext:value-type="float">
            <text:p>74</text:p>
          </table:table-cell>
          <table:table-cell table:formula="of:=SUM([.B145:.B157])/12" office:value-type="float" office:value="76.4166666666667" calcext:value-type="float">
            <text:p>76,4166666667</text:p>
          </table:table-cell>
          <table:table-cell table:formula="of:=[.C158]-[.C146]" office:value-type="float" office:value="-2.66666666666666" calcext:value-type="float">
            <text:p>-2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8" calcext:value-type="float">
            <text:p>68</text:p>
          </table:table-cell>
          <table:table-cell table:formula="of:=SUM([.B146:.B158])/12" office:value-type="float" office:value="77.5833333333333" calcext:value-type="float">
            <text:p>77,5833333333</text:p>
          </table:table-cell>
          <table:table-cell table:formula="of:=[.C159]-[.C147]" office:value-type="float" office:value="-0.833333333333343" calcext:value-type="float">
            <text:p>-0,83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4" calcext:value-type="float">
            <text:p>94</text:p>
          </table:table-cell>
          <table:table-cell table:formula="of:=SUM([.B147:.B159])/12" office:value-type="float" office:value="78.25" calcext:value-type="float">
            <text:p>78,25</text:p>
          </table:table-cell>
          <table:table-cell table:formula="of:=[.C160]-[.C148]" office:value-type="float" office:value="8.58333333333333" calcext:value-type="float">
            <text:p>8,5833333333</text:p>
          </table:table-cell>
        </table:table-row>
      </table:table>
      <table:table table:name="Midlere antall redigeringer" table:style-name="ta1">
        <table:shapes>
          <draw:frame draw:z-index="0" draw:style-name="gr1" draw:text-style-name="P1" svg:width="159.99mm" svg:height="89.99mm" svg:x="91.32mm" svg:y="1mm">
            <loext:p draw:notify-on-update-of-ranges="'Midlere antall redigeringer'.A2:'Midlere antall redigeringer'.A160 'Midlere antall redigeringer'.B1:'Midlere antall redigeringer'.B1 'Midlere antall redigeringer'.B2:'Midlere antall redigeringer'.B160 'Midlere antall redigeringer'.C1:'Midlere antall redigeringer'.C1 'Midlere antall redigeringer'.C2:'Midlere antall redigeringer'.C160 'Midlere antall redigeringer'.D1:'Midlere antall redigeringer'.D1 'Midlere antall redigeringer'.D2:'Midlere antall redigeringer'.D1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Midlere antall redigering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formula="of:=SUM([.B1:.B13])/12" office:value-type="float" office:value="2.10833333333333" calcext:value-type="float">
            <text:p>2,108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formula="of:=SUM([.B2:.B14])/12" office:value-type="float" office:value="2.39166666666667" calcext:value-type="float">
            <text:p>2,3916666667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formula="of:=SUM([.B3:.B15])/12" office:value-type="float" office:value="2.50833333333333" calcext:value-type="float">
            <text:p>2,5083333333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formula="of:=SUM([.B4:.B16])/12" office:value-type="float" office:value="2.64166666666667" calcext:value-type="float">
            <text:p>2,641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formula="of:=SUM([.B5:.B17])/12" office:value-type="float" office:value="2.75833333333333" calcext:value-type="float">
            <text:p>2,7583333333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formula="of:=SUM([.B6:.B18])/12" office:value-type="float" office:value="2.85833333333333" calcext:value-type="float">
            <text:p>2,8583333333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formula="of:=SUM([.B7:.B19])/12" office:value-type="float" office:value="2.99166666666667" calcext:value-type="float">
            <text:p>2,991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formula="of:=SUM([.B8:.B20])/12" office:value-type="float" office:value="3.14166666666667" calcext:value-type="float">
            <text:p>3,1416666667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formula="of:=SUM([.B9:.B21])/12" office:value-type="float" office:value="3.31666666666667" calcext:value-type="float">
            <text:p>3,31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formula="of:=SUM([.B10:.B22])/12"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formula="of:=SUM([.B11:.B23])/12" office:value-type="float" office:value="3.80833333333333" calcext:value-type="float">
            <text:p>3,8083333333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SUM([.B12:.B24])/12" office:value-type="float" office:value="4.08333333333333" calcext:value-type="float">
            <text:p>4,0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SUM([.B13:.B25])/12" office:value-type="float" office:value="4.35" calcext:value-type="float">
            <text:p>4,35</text:p>
          </table:table-cell>
          <table:table-cell table:formula="of:=[.C26]-[.C14]" office:value-type="float" office:value="2.24166666666667" calcext:value-type="float">
            <text:p>2,241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SUM([.B14:.B26])/12" office:value-type="float" office:value="4.58333333333333" calcext:value-type="float">
            <text:p>4,5833333333</text:p>
          </table:table-cell>
          <table:table-cell table:formula="of:=[.C27]-[.C15]" office:value-type="float" office:value="2.19166666666667" calcext:value-type="float">
            <text:p>2,191666666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SUM([.B15:.B27])/12" office:value-type="float" office:value="4.825" calcext:value-type="float">
            <text:p>4,825</text:p>
          </table:table-cell>
          <table:table-cell table:formula="of:=[.C28]-[.C16]" office:value-type="float" office:value="2.31666666666667" calcext:value-type="float">
            <text:p>2,3166666667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SUM([.B16:.B28])/12" office:value-type="float" office:value="5.1" calcext:value-type="float">
            <text:p>5,1</text:p>
          </table:table-cell>
          <table:table-cell table:formula="of:=[.C29]-[.C17]" office:value-type="float" office:value="2.45833333333333" calcext:value-type="float">
            <text:p>2,458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SUM([.B17:.B29])/12" office:value-type="float" office:value="5.36666666666667" calcext:value-type="float">
            <text:p>5,3666666667</text:p>
          </table:table-cell>
          <table:table-cell table:formula="of:=[.C30]-[.C18]" office:value-type="float" office:value="2.60833333333333" calcext:value-type="float">
            <text:p>2,608333333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SUM([.B18:.B30])/12" office:value-type="float" office:value="5.65833333333333" calcext:value-type="float">
            <text:p>5,6583333333</text:p>
          </table:table-cell>
          <table:table-cell table:formula="of:=[.C31]-[.C19]" office:value-type="float" office:value="2.8" calcext:value-type="float">
            <text:p>2,8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SUM([.B19:.B31])/12" office:value-type="float" office:value="5.96666666666667" calcext:value-type="float">
            <text:p>5,9666666667</text:p>
          </table:table-cell>
          <table:table-cell table:formula="of:=[.C32]-[.C20]" office:value-type="float" office:value="2.975" calcext:value-type="float">
            <text:p>2,97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SUM([.B20:.B32])/12" office:value-type="float" office:value="6.275" calcext:value-type="float">
            <text:p>6,275</text:p>
          </table:table-cell>
          <table:table-cell table:formula="of:=[.C33]-[.C21]" office:value-type="float" office:value="3.13333333333333" calcext:value-type="float">
            <text:p>3,1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SUM([.B21:.B33])/12" office:value-type="float" office:value="6.6" calcext:value-type="float">
            <text:p>6,6</text:p>
          </table:table-cell>
          <table:table-cell table:formula="of:=[.C34]-[.C22]" office:value-type="float" office:value="3.28333333333333" calcext:value-type="float">
            <text:p>3,28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SUM([.B22:.B34])/12" office:value-type="float" office:value="6.90833333333333" calcext:value-type="float">
            <text:p>6,9083333333</text:p>
          </table:table-cell>
          <table:table-cell table:formula="of:=[.C35]-[.C23]" office:value-type="float" office:value="3.35833333333333" calcext:value-type="float">
            <text:p>3,3583333333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SUM([.B23:.B35])/12" office:value-type="float" office:value="7.16666666666667" calcext:value-type="float">
            <text:p>7,1666666667</text:p>
          </table:table-cell>
          <table:table-cell table:formula="of:=[.C36]-[.C24]" office:value-type="float" office:value="3.35833333333333" calcext:value-type="float">
            <text:p>3,358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SUM([.B24:.B36])/12" office:value-type="float" office:value="7.425" calcext:value-type="float">
            <text:p>7,425</text:p>
          </table:table-cell>
          <table:table-cell table:formula="of:=[.C37]-[.C25]" office:value-type="float" office:value="3.34166666666667" calcext:value-type="float">
            <text:p>3,341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SUM([.B25:.B37])/12" office:value-type="float" office:value="7.7" calcext:value-type="float">
            <text:p>7,7</text:p>
          </table:table-cell>
          <table:table-cell table:formula="of:=[.C38]-[.C26]" office:value-type="float" office:value="3.35" calcext:value-type="float">
            <text:p>3,35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SUM([.B26:.B38])/12" office:value-type="float" office:value="8.01666666666667" calcext:value-type="float">
            <text:p>8,0166666667</text:p>
          </table:table-cell>
          <table:table-cell table:formula="of:=[.C39]-[.C27]" office:value-type="float" office:value="3.43333333333333" calcext:value-type="float">
            <text:p>3,4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SUM([.B27:.B39])/12" office:value-type="float" office:value="8.34166666666667" calcext:value-type="float">
            <text:p>8,3416666667</text:p>
          </table:table-cell>
          <table:table-cell table:formula="of:=[.C40]-[.C28]" office:value-type="float" office:value="3.51666666666666" calcext:value-type="float">
            <text:p>3,51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SUM([.B28:.B40])/12" office:value-type="float" office:value="8.675" calcext:value-type="float">
            <text:p>8,675</text:p>
          </table:table-cell>
          <table:table-cell table:formula="of:=[.C41]-[.C29]" office:value-type="float" office:value="3.575" calcext:value-type="float">
            <text:p>3,575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SUM([.B29:.B41])/12" office:value-type="float" office:value="9.03333333333333" calcext:value-type="float">
            <text:p>9,0333333333</text:p>
          </table:table-cell>
          <table:table-cell table:formula="of:=[.C42]-[.C30]" office:value-type="float" office:value="3.66666666666667" calcext:value-type="float">
            <text:p>3,6666666667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SUM([.B30:.B42])/12" office:value-type="float" office:value="9.425" calcext:value-type="float">
            <text:p>9,425</text:p>
          </table:table-cell>
          <table:table-cell table:formula="of:=[.C43]-[.C31]" office:value-type="float" office:value="3.76666666666666" calcext:value-type="float">
            <text:p>3,76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SUM([.B31:.B43])/12" office:value-type="float" office:value="9.84166666666667" calcext:value-type="float">
            <text:p>9,8416666667</text:p>
          </table:table-cell>
          <table:table-cell table:formula="of:=[.C44]-[.C32]" office:value-type="float" office:value="3.875" calcext:value-type="float">
            <text:p>3,875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SUM([.B32:.B44])/12" office:value-type="float" office:value="10.2916666666667" calcext:value-type="float">
            <text:p>10,2916666667</text:p>
          </table:table-cell>
          <table:table-cell table:formula="of:=[.C45]-[.C33]" office:value-type="float" office:value="4.01666666666667" calcext:value-type="float">
            <text:p>4,01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SUM([.B33:.B45])/12" office:value-type="float" office:value="10.7333333333333" calcext:value-type="float">
            <text:p>10,7333333333</text:p>
          </table:table-cell>
          <table:table-cell table:formula="of:=[.C46]-[.C34]" office:value-type="float" office:value="4.13333333333333" calcext:value-type="float">
            <text:p>4,1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SUM([.B34:.B46])/12" office:value-type="float" office:value="11.1666666666667" calcext:value-type="float">
            <text:p>11,1666666667</text:p>
          </table:table-cell>
          <table:table-cell table:formula="of:=[.C47]-[.C35]" office:value-type="float" office:value="4.25833333333333" calcext:value-type="float">
            <text:p>4,258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SUM([.B35:.B47])/12" office:value-type="float" office:value="11.6" calcext:value-type="float">
            <text:p>11,6</text:p>
          </table:table-cell>
          <table:table-cell table:formula="of:=[.C48]-[.C36]" office:value-type="float" office:value="4.43333333333333" calcext:value-type="float">
            <text:p>4,4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SUM([.B36:.B48])/12" office:value-type="float" office:value="12.0333333333333" calcext:value-type="float">
            <text:p>12,0333333333</text:p>
          </table:table-cell>
          <table:table-cell table:formula="of:=[.C49]-[.C37]" office:value-type="float" office:value="4.60833333333333" calcext:value-type="float">
            <text:p>4,608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SUM([.B37:.B49])/12" office:value-type="float" office:value="12.4666666666667" calcext:value-type="float">
            <text:p>12,4666666667</text:p>
          </table:table-cell>
          <table:table-cell table:formula="of:=[.C50]-[.C38]" office:value-type="float" office:value="4.76666666666667" calcext:value-type="float">
            <text:p>4,7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SUM([.B38:.B50])/12" office:value-type="float" office:value="12.9" calcext:value-type="float">
            <text:p>12,9</text:p>
          </table:table-cell>
          <table:table-cell table:formula="of:=[.C51]-[.C39]" office:value-type="float" office:value="4.88333333333333" calcext:value-type="float">
            <text:p>4,88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SUM([.B39:.B51])/12" office:value-type="float" office:value="13.3083333333333" calcext:value-type="float">
            <text:p>13,3083333333</text:p>
          </table:table-cell>
          <table:table-cell table:formula="of:=[.C52]-[.C40]" office:value-type="float" office:value="4.96666666666667" calcext:value-type="float">
            <text:p>4,9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SUM([.B40:.B52])/12" office:value-type="float" office:value="13.725" calcext:value-type="float">
            <text:p>13,725</text:p>
          </table:table-cell>
          <table:table-cell table:formula="of:=[.C53]-[.C41]" office:value-type="float" office:value="5.05" calcext:value-type="float">
            <text:p>5,0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SUM([.B41:.B53])/12" office:value-type="float" office:value="14.1083333333333" calcext:value-type="float">
            <text:p>14,1083333333</text:p>
          </table:table-cell>
          <table:table-cell table:formula="of:=[.C54]-[.C42]" office:value-type="float" office:value="5.075" calcext:value-type="float">
            <text:p>5,07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SUM([.B42:.B54])/12" office:value-type="float" office:value="14.4833333333333" calcext:value-type="float">
            <text:p>14,4833333333</text:p>
          </table:table-cell>
          <table:table-cell table:formula="of:=[.C55]-[.C43]" office:value-type="float" office:value="5.05833333333334" calcext:value-type="float">
            <text:p>5,058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SUM([.B43:.B55])/12" office:value-type="float" office:value="14.8333333333333" calcext:value-type="float">
            <text:p>14,8333333333</text:p>
          </table:table-cell>
          <table:table-cell table:formula="of:=[.C56]-[.C44]" office:value-type="float" office:value="4.99166666666667" calcext:value-type="float">
            <text:p>4,991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SUM([.B44:.B56])/12" office:value-type="float" office:value="15.175" calcext:value-type="float">
            <text:p>15,175</text:p>
          </table:table-cell>
          <table:table-cell table:formula="of:=[.C57]-[.C45]" office:value-type="float" office:value="4.88333333333334" calcext:value-type="float">
            <text:p>4,88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7" calcext:value-type="float">
            <text:p>15,7</text:p>
          </table:table-cell>
          <table:table-cell table:formula="of:=SUM([.B45:.B57])/12" office:value-type="float" office:value="15.45" calcext:value-type="float">
            <text:p>15,45</text:p>
          </table:table-cell>
          <table:table-cell table:formula="of:=[.C58]-[.C46]" office:value-type="float" office:value="4.71666666666667" calcext:value-type="float">
            <text:p>4,7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1" calcext:value-type="float">
            <text:p>16,1</text:p>
          </table:table-cell>
          <table:table-cell table:formula="of:=SUM([.B46:.B58])/12" office:value-type="float" office:value="15.7083333333333" calcext:value-type="float">
            <text:p>15,7083333333</text:p>
          </table:table-cell>
          <table:table-cell table:formula="of:=[.C59]-[.C47]" office:value-type="float" office:value="4.54166666666667" calcext:value-type="float">
            <text:p>4,541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SUM([.B47:.B59])/12" office:value-type="float" office:value="15.975" calcext:value-type="float">
            <text:p>15,975</text:p>
          </table:table-cell>
          <table:table-cell table:formula="of:=[.C60]-[.C48]" office:value-type="float" office:value="4.375" calcext:value-type="float">
            <text:p>4,37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SUM([.B48:.B60])/12" office:value-type="float" office:value="16.2416666666667" calcext:value-type="float">
            <text:p>16,2416666667</text:p>
          </table:table-cell>
          <table:table-cell table:formula="of:=[.C61]-[.C49]" office:value-type="float" office:value="4.20833333333333" calcext:value-type="float">
            <text:p>4,208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SUM([.B49:.B61])/12" office:value-type="float" office:value="16.5166666666667" calcext:value-type="float">
            <text:p>16,5166666667</text:p>
          </table:table-cell>
          <table:table-cell table:formula="of:=[.C62]-[.C50]" office:value-type="float" office:value="4.05" calcext:value-type="float">
            <text:p>4,0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SUM([.B50:.B62])/12" office:value-type="float" office:value="16.7833333333333" calcext:value-type="float">
            <text:p>16,7833333333</text:p>
          </table:table-cell>
          <table:table-cell table:formula="of:=[.C63]-[.C51]" office:value-type="float" office:value="3.88333333333333" calcext:value-type="float">
            <text:p>3,88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SUM([.B51:.B63])/12" office:value-type="float" office:value="17.025" calcext:value-type="float">
            <text:p>17,025</text:p>
          </table:table-cell>
          <table:table-cell table:formula="of:=[.C64]-[.C52]" office:value-type="float" office:value="3.71666666666667" calcext:value-type="float">
            <text:p>3,71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SUM([.B52:.B64])/12" office:value-type="float" office:value="17.2666666666667" calcext:value-type="float">
            <text:p>17,2666666667</text:p>
          </table:table-cell>
          <table:table-cell table:formula="of:=[.C65]-[.C53]" office:value-type="float" office:value="3.54166666666666" calcext:value-type="float">
            <text:p>3,541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SUM([.B53:.B65])/12" office:value-type="float" office:value="17.4916666666667" calcext:value-type="float">
            <text:p>17,4916666667</text:p>
          </table:table-cell>
          <table:table-cell table:formula="of:=[.C66]-[.C54]" office:value-type="float" office:value="3.38333333333333" calcext:value-type="float">
            <text:p>3,3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SUM([.B54:.B66])/12" office:value-type="float" office:value="17.7083333333333" calcext:value-type="float">
            <text:p>17,7083333333</text:p>
          </table:table-cell>
          <table:table-cell table:formula="of:=[.C67]-[.C55]" office:value-type="float" office:value="3.225" calcext:value-type="float">
            <text:p>3,22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SUM([.B55:.B67])/12" office:value-type="float" office:value="17.9083333333333" calcext:value-type="float">
            <text:p>17,9083333333</text:p>
          </table:table-cell>
          <table:table-cell table:formula="of:=[.C68]-[.C56]" office:value-type="float" office:value="3.075" calcext:value-type="float">
            <text:p>3,075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SUM([.B56:.B68])/12" office:value-type="float" office:value="18.1" calcext:value-type="float">
            <text:p>18,1</text:p>
          </table:table-cell>
          <table:table-cell table:formula="of:=[.C69]-[.C57]" office:value-type="float" office:value="2.925" calcext:value-type="float">
            <text:p>2,92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SUM([.B57:.B69])/12" office:value-type="float" office:value="18.2916666666667" calcext:value-type="float">
            <text:p>18,2916666667</text:p>
          </table:table-cell>
          <table:table-cell table:formula="of:=[.C70]-[.C58]" office:value-type="float" office:value="2.84166666666666" calcext:value-type="float">
            <text:p>2,841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4" calcext:value-type="float">
            <text:p>18,4</text:p>
          </table:table-cell>
          <table:table-cell table:formula="of:=SUM([.B58:.B70])/12" office:value-type="float" office:value="18.525" calcext:value-type="float">
            <text:p>18,525</text:p>
          </table:table-cell>
          <table:table-cell table:formula="of:=[.C71]-[.C59]" office:value-type="float" office:value="2.81666666666666" calcext:value-type="float">
            <text:p>2,81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1" calcext:value-type="float">
            <text:p>18,1</text:p>
          </table:table-cell>
          <table:table-cell table:formula="of:=SUM([.B59:.B71])/12" office:value-type="float" office:value="18.75" calcext:value-type="float">
            <text:p>18,75</text:p>
          </table:table-cell>
          <table:table-cell table:formula="of:=[.C72]-[.C60]" office:value-type="float" office:value="2.775" calcext:value-type="float">
            <text:p>2,77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SUM([.B60:.B72])/12" office:value-type="float" office:value="18.9166666666667" calcext:value-type="float">
            <text:p>18,9166666667</text:p>
          </table:table-cell>
          <table:table-cell table:formula="of:=[.C73]-[.C61]" office:value-type="float" office:value="2.675" calcext:value-type="float">
            <text:p>2,675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SUM([.B61:.B73])/12" office:value-type="float" office:value="19.0916666666667" calcext:value-type="float">
            <text:p>19,0916666667</text:p>
          </table:table-cell>
          <table:table-cell table:formula="of:=[.C74]-[.C62]" office:value-type="float" office:value="2.575" calcext:value-type="float">
            <text:p>2,57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SUM([.B62:.B74])/12" office:value-type="float" office:value="19.275" calcext:value-type="float">
            <text:p>19,275</text:p>
          </table:table-cell>
          <table:table-cell table:formula="of:=[.C75]-[.C63]" office:value-type="float" office:value="2.49166666666666" calcext:value-type="float">
            <text:p>2,491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SUM([.B63:.B75])/12" office:value-type="float" office:value="19.4583333333333" calcext:value-type="float">
            <text:p>19,4583333333</text:p>
          </table:table-cell>
          <table:table-cell table:formula="of:=[.C76]-[.C64]" office:value-type="float" office:value="2.43333333333333" calcext:value-type="float">
            <text:p>2,4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SUM([.B64:.B76])/12" office:value-type="float" office:value="19.6416666666667" calcext:value-type="float">
            <text:p>19,6416666667</text:p>
          </table:table-cell>
          <table:table-cell table:formula="of:=[.C77]-[.C65]" office:value-type="float" office:value="2.375" calcext:value-type="float">
            <text:p>2,37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SUM([.B65:.B77])/12" office:value-type="float" office:value="19.825" calcext:value-type="float">
            <text:p>19,825</text:p>
          </table:table-cell>
          <table:table-cell table:formula="of:=[.C78]-[.C66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SUM([.B66:.B78])/12" office:value-type="float" office:value="20.0083333333333" calcext:value-type="float">
            <text:p>20,0083333333</text:p>
          </table:table-cell>
          <table:table-cell table:formula="of:=[.C79]-[.C67]" office:value-type="float" office:value="2.3" calcext:value-type="float">
            <text:p>2,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SUM([.B67:.B79])/12" office:value-type="float" office:value="20.1916666666667" calcext:value-type="float">
            <text:p>20,1916666667</text:p>
          </table:table-cell>
          <table:table-cell table:formula="of:=[.C80]-[.C68]" office:value-type="float" office:value="2.28333333333333" calcext:value-type="float">
            <text:p>2,28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SUM([.B68:.B80])/12" office:value-type="float" office:value="20.375" calcext:value-type="float">
            <text:p>20,375</text:p>
          </table:table-cell>
          <table:table-cell table:formula="of:=[.C81]-[.C69]" office:value-type="float" office:value="2.275" calcext:value-type="float">
            <text:p>2,27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1" calcext:value-type="float">
            <text:p>20,1</text:p>
          </table:table-cell>
          <table:table-cell table:formula="of:=SUM([.B69:.B81])/12" office:value-type="float" office:value="20.5583333333333" calcext:value-type="float">
            <text:p>20,5583333333</text:p>
          </table:table-cell>
          <table:table-cell table:formula="of:=[.C82]-[.C70]" office:value-type="float" office:value="2.26666666666667" calcext:value-type="float">
            <text:p>2,2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2" calcext:value-type="float">
            <text:p>20,2</text:p>
          </table:table-cell>
          <table:table-cell table:formula="of:=SUM([.B70:.B82])/12" office:value-type="float" office:value="20.7166666666667" calcext:value-type="float">
            <text:p>20,7166666667</text:p>
          </table:table-cell>
          <table:table-cell table:formula="of:=[.C83]-[.C71]" office:value-type="float" office:value="2.19166666666667" calcext:value-type="float">
            <text:p>2,191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SUM([.B71:.B83])/12" office:value-type="float" office:value="20.8666666666667" calcext:value-type="float">
            <text:p>20,8666666667</text:p>
          </table:table-cell>
          <table:table-cell table:formula="of:=[.C84]-[.C72]" office:value-type="float" office:value="2.11666666666666" calcext:value-type="float">
            <text:p>2,11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3" calcext:value-type="float">
            <text:p>20,3</text:p>
          </table:table-cell>
          <table:table-cell table:formula="of:=SUM([.B72:.B84])/12" office:value-type="float" office:value="21.025" calcext:value-type="float">
            <text:p>21,025</text:p>
          </table:table-cell>
          <table:table-cell table:formula="of:=[.C85]-[.C73]" office:value-type="float" office:value="2.10833333333333" calcext:value-type="float">
            <text:p>2,108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5" calcext:value-type="float">
            <text:p>20,5</text:p>
          </table:table-cell>
          <table:table-cell table:formula="of:=SUM([.B73:.B85])/12" office:value-type="float" office:value="21.2083333333333" calcext:value-type="float">
            <text:p>21,2083333333</text:p>
          </table:table-cell>
          <table:table-cell table:formula="of:=[.C86]-[.C74]" office:value-type="float" office:value="2.11666666666667" calcext:value-type="float">
            <text:p>2,11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7" calcext:value-type="float">
            <text:p>20,7</text:p>
          </table:table-cell>
          <table:table-cell table:formula="of:=SUM([.B74:.B86])/12" office:value-type="float" office:value="21.3833333333333" calcext:value-type="float">
            <text:p>21,3833333333</text:p>
          </table:table-cell>
          <table:table-cell table:formula="of:=[.C87]-[.C75]" office:value-type="float" office:value="2.10833333333334" calcext:value-type="float">
            <text:p>2,108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7" calcext:value-type="float">
            <text:p>20,7</text:p>
          </table:table-cell>
          <table:table-cell table:formula="of:=SUM([.B75:.B87])/12" office:value-type="float" office:value="21.55" calcext:value-type="float">
            <text:p>21,55</text:p>
          </table:table-cell>
          <table:table-cell table:formula="of:=[.C88]-[.C76]" office:value-type="float" office:value="2.09166666666666" calcext:value-type="float">
            <text:p>2,091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SUM([.B76:.B88])/12" office:value-type="float" office:value="21.7" calcext:value-type="float">
            <text:p>21,7</text:p>
          </table:table-cell>
          <table:table-cell table:formula="of:=[.C89]-[.C77]" office:value-type="float" office:value="2.05833333333333" calcext:value-type="float">
            <text:p>2,058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SUM([.B77:.B89])/12" office:value-type="float" office:value="21.85" calcext:value-type="float">
            <text:p>21,85</text:p>
          </table:table-cell>
          <table:table-cell table:formula="of:=[.C90]-[.C78]" office:value-type="float" office:value="2.025" calcext:value-type="float">
            <text:p>2,02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SUM([.B78:.B90])/12" office:value-type="float" office:value="21.9916666666667" calcext:value-type="float">
            <text:p>21,9916666667</text:p>
          </table:table-cell>
          <table:table-cell table:formula="of:=[.C91]-[.C79]" office:value-type="float" office:value="1.98333333333333" calcext:value-type="float">
            <text:p>1,98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SUM([.B79:.B91])/12" office:value-type="float" office:value="22.125" calcext:value-type="float">
            <text:p>22,125</text:p>
          </table:table-cell>
          <table:table-cell table:formula="of:=[.C92]-[.C80]" office:value-type="float" office:value="1.93333333333333" calcext:value-type="float">
            <text:p>1,93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SUM([.B80:.B92])/12" office:value-type="float" office:value="22.2416666666667" calcext:value-type="float">
            <text:p>22,2416666667</text:p>
          </table:table-cell>
          <table:table-cell table:formula="of:=[.C93]-[.C81]" office:value-type="float" office:value="1.86666666666666" calcext:value-type="float">
            <text:p>1,8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SUM([.B81:.B93])/12" office:value-type="float" office:value="22.35" calcext:value-type="float">
            <text:p>22,35</text:p>
          </table:table-cell>
          <table:table-cell table:formula="of:=[.C94]-[.C82]" office:value-type="float" office:value="1.79166666666666" calcext:value-type="float">
            <text:p>1,791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SUM([.B82:.B94])/12" office:value-type="float" office:value="22.45" calcext:value-type="float">
            <text:p>22,45</text:p>
          </table:table-cell>
          <table:table-cell table:formula="of:=[.C95]-[.C83]" office:value-type="float" office:value="1.73333333333333" calcext:value-type="float">
            <text:p>1,7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SUM([.B83:.B95])/12" office:value-type="float" office:value="22.5583333333333" calcext:value-type="float">
            <text:p>22,5583333333</text:p>
          </table:table-cell>
          <table:table-cell table:formula="of:=[.C96]-[.C84]" office:value-type="float" office:value="1.69166666666667" calcext:value-type="float">
            <text:p>1,691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SUM([.B84:.B96])/12" office:value-type="float" office:value="22.6666666666667" calcext:value-type="float">
            <text:p>22,6666666667</text:p>
          </table:table-cell>
          <table:table-cell table:formula="of:=[.C97]-[.C85]" office:value-type="float" office:value="1.64166666666667" calcext:value-type="float">
            <text:p>1,641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7" calcext:value-type="float">
            <text:p>21,7</text:p>
          </table:table-cell>
          <table:table-cell table:formula="of:=SUM([.B85:.B97])/12" office:value-type="float" office:value="22.7833333333333" calcext:value-type="float">
            <text:p>22,7833333333</text:p>
          </table:table-cell>
          <table:table-cell table:formula="of:=[.C98]-[.C86]" office:value-type="float" office:value="1.575" calcext:value-type="float">
            <text:p>1,57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SUM([.B86:.B98])/12" office:value-type="float" office:value="22.9" calcext:value-type="float">
            <text:p>22,9</text:p>
          </table:table-cell>
          <table:table-cell table:formula="of:=[.C99]-[.C87]" office:value-type="float" office:value="1.51666666666666" calcext:value-type="float">
            <text:p>1,51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SUM([.B87:.B99])/12" office:value-type="float" office:value="23.0083333333333" calcext:value-type="float">
            <text:p>23,0083333333</text:p>
          </table:table-cell>
          <table:table-cell table:formula="of:=[.C100]-[.C88]" office:value-type="float" office:value="1.45833333333333" calcext:value-type="float">
            <text:p>1,458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SUM([.B88:.B100])/12" office:value-type="float" office:value="23.1166666666667" calcext:value-type="float">
            <text:p>23,1166666667</text:p>
          </table:table-cell>
          <table:table-cell table:formula="of:=[.C101]-[.C89]" office:value-type="float" office:value="1.41666666666666" calcext:value-type="float">
            <text:p>1,41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SUM([.B89:.B101])/12" office:value-type="float" office:value="23.2333333333333" calcext:value-type="float">
            <text:p>23,2333333333</text:p>
          </table:table-cell>
          <table:table-cell table:formula="of:=[.C102]-[.C90]" office:value-type="float" office:value="1.38333333333333" calcext:value-type="float">
            <text:p>1,3833333333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SUM([.B90:.B102])/12" office:value-type="float" office:value="23.3416666666667" calcext:value-type="float">
            <text:p>23,3416666667</text:p>
          </table:table-cell>
          <table:table-cell table:formula="of:=[.C103]-[.C91]" office:value-type="float" office:value="1.35" calcext:value-type="float">
            <text:p>1,3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SUM([.B91:.B103])/12" office:value-type="float" office:value="23.45" calcext:value-type="float">
            <text:p>23,45</text:p>
          </table:table-cell>
          <table:table-cell table:formula="of:=[.C104]-[.C92]" office:value-type="float" office:value="1.325" calcext:value-type="float">
            <text:p>1,32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SUM([.B92:.B104])/12" office:value-type="float" office:value="23.5583333333333" calcext:value-type="float">
            <text:p>23,5583333333</text:p>
          </table:table-cell>
          <table:table-cell table:formula="of:=[.C105]-[.C93]" office:value-type="float" office:value="1.31666666666667" calcext:value-type="float">
            <text:p>1,3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SUM([.B93:.B105])/12" office:value-type="float" office:value="23.675" calcext:value-type="float">
            <text:p>23,675</text:p>
          </table:table-cell>
          <table:table-cell table:formula="of:=[.C106]-[.C94]" office:value-type="float" office:value="1.325" calcext:value-type="float">
            <text:p>1,32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SUM([.B94:.B106])/12" office:value-type="float" office:value="23.8" calcext:value-type="float">
            <text:p>23,8</text:p>
          </table:table-cell>
          <table:table-cell table:formula="of:=[.C107]-[.C95]" office:value-type="float" office:value="1.35" calcext:value-type="float">
            <text:p>1,3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SUM([.B95:.B107])/12" office:value-type="float" office:value="23.925" calcext:value-type="float">
            <text:p>23,925</text:p>
          </table:table-cell>
          <table:table-cell table:formula="of:=[.C108]-[.C96]" office:value-type="float" office:value="1.36666666666666" calcext:value-type="float">
            <text:p>1,3666666667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SUM([.B96:.B108])/12" office:value-type="float" office:value="24.0666666666667" calcext:value-type="float">
            <text:p>24,0666666667</text:p>
          </table:table-cell>
          <table:table-cell table:formula="of:=[.C109]-[.C97]" office:value-type="float" office:value="1.4" calcext:value-type="float">
            <text:p>1,4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SUM([.B97:.B109])/12" office:value-type="float" office:value="24.2083333333333" calcext:value-type="float">
            <text:p>24,2083333333</text:p>
          </table:table-cell>
          <table:table-cell table:formula="of:=[.C110]-[.C98]" office:value-type="float" office:value="1.425" calcext:value-type="float">
            <text:p>1,4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SUM([.B98:.B110])/12" office:value-type="float" office:value="24.3416666666667" calcext:value-type="float">
            <text:p>24,3416666667</text:p>
          </table:table-cell>
          <table:table-cell table:formula="of:=[.C111]-[.C99]" office:value-type="float" office:value="1.44166666666667" calcext:value-type="float">
            <text:p>1,441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SUM([.B99:.B111])/12" office:value-type="float" office:value="24.4833333333333" calcext:value-type="float">
            <text:p>24,4833333333</text:p>
          </table:table-cell>
          <table:table-cell table:formula="of:=[.C112]-[.C100]" office:value-type="float" office:value="1.47500000000001" calcext:value-type="float">
            <text:p>1,475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SUM([.B100:.B112])/12" office:value-type="float" office:value="24.625" calcext:value-type="float">
            <text:p>24,625</text:p>
          </table:table-cell>
          <table:table-cell table:formula="of:=[.C113]-[.C101]" office:value-type="float" office:value="1.50833333333334" calcext:value-type="float">
            <text:p>1,508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SUM([.B101:.B113])/12" office:value-type="float" office:value="24.7666666666667" calcext:value-type="float">
            <text:p>24,7666666667</text:p>
          </table:table-cell>
          <table:table-cell table:formula="of:=[.C114]-[.C102]" office:value-type="float" office:value="1.53333333333334" calcext:value-type="float">
            <text:p>1,53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SUM([.B102:.B114])/12" office:value-type="float" office:value="24.925" calcext:value-type="float">
            <text:p>24,925</text:p>
          </table:table-cell>
          <table:table-cell table:formula="of:=[.C115]-[.C103]" office:value-type="float" office:value="1.58333333333333" calcext:value-type="float">
            <text:p>1,58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SUM([.B103:.B115])/12" office:value-type="float" office:value="25.0916666666667" calcext:value-type="float">
            <text:p>25,0916666667</text:p>
          </table:table-cell>
          <table:table-cell table:formula="of:=[.C116]-[.C104]" office:value-type="float" office:value="1.64166666666667" calcext:value-type="float">
            <text:p>1,641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SUM([.B104:.B116])/12" office:value-type="float" office:value="25.2666666666667" calcext:value-type="float">
            <text:p>25,2666666667</text:p>
          </table:table-cell>
          <table:table-cell table:formula="of:=[.C117]-[.C105]" office:value-type="float" office:value="1.70833333333333" calcext:value-type="float">
            <text:p>1,708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SUM([.B105:.B117])/12" office:value-type="float" office:value="25.4416666666667" calcext:value-type="float">
            <text:p>25,4416666667</text:p>
          </table:table-cell>
          <table:table-cell table:formula="of:=[.C118]-[.C106]" office:value-type="float" office:value="1.76666666666667" calcext:value-type="float">
            <text:p>1,7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6" calcext:value-type="float">
            <text:p>24,6</text:p>
          </table:table-cell>
          <table:table-cell table:formula="of:=SUM([.B106:.B118])/12" office:value-type="float" office:value="25.6166666666667" calcext:value-type="float">
            <text:p>25,6166666667</text:p>
          </table:table-cell>
          <table:table-cell table:formula="of:=[.C119]-[.C107]" office:value-type="float" office:value="1.81666666666667" calcext:value-type="float">
            <text:p>1,81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SUM([.B107:.B119])/12" office:value-type="float" office:value="25.775" calcext:value-type="float">
            <text:p>25,775</text:p>
          </table:table-cell>
          <table:table-cell table:formula="of:=[.C120]-[.C108]" office:value-type="float" office:value="1.85000000000001" calcext:value-type="float">
            <text:p>1,8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SUM([.B108:.B120])/12" office:value-type="float" office:value="25.9333333333333" calcext:value-type="float">
            <text:p>25,9333333333</text:p>
          </table:table-cell>
          <table:table-cell table:formula="of:=[.C121]-[.C109]" office:value-type="float" office:value="1.86666666666667" calcext:value-type="float">
            <text:p>1,8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SUM([.B109:.B121])/12" office:value-type="float" office:value="26.075" calcext:value-type="float">
            <text:p>26,075</text:p>
          </table:table-cell>
          <table:table-cell table:formula="of:=[.C122]-[.C110]" office:value-type="float" office:value="1.86666666666667" calcext:value-type="float">
            <text:p>1,8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SUM([.B110:.B122])/12" office:value-type="float" office:value="26.2166666666667" calcext:value-type="float">
            <text:p>26,2166666667</text:p>
          </table:table-cell>
          <table:table-cell table:formula="of:=[.C123]-[.C111]" office:value-type="float" office:value="1.875" calcext:value-type="float">
            <text:p>1,87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SUM([.B111:.B123])/12" office:value-type="float" office:value="26.3666666666667" calcext:value-type="float">
            <text:p>26,3666666667</text:p>
          </table:table-cell>
          <table:table-cell table:formula="of:=[.C124]-[.C112]" office:value-type="float" office:value="1.88333333333333" calcext:value-type="float">
            <text:p>1,88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9" calcext:value-type="float">
            <text:p>25,9</text:p>
          </table:table-cell>
          <table:table-cell table:formula="of:=SUM([.B112:.B124])/12" office:value-type="float" office:value="26.5333333333333" calcext:value-type="float">
            <text:p>26,5333333333</text:p>
          </table:table-cell>
          <table:table-cell table:formula="of:=[.C125]-[.C113]" office:value-type="float" office:value="1.90833333333333" calcext:value-type="float">
            <text:p>1,908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SUM([.B113:.B125])/12" office:value-type="float" office:value="26.7333333333333" calcext:value-type="float">
            <text:p>26,7333333333</text:p>
          </table:table-cell>
          <table:table-cell table:formula="of:=[.C126]-[.C114]" office:value-type="float" office:value="1.96666666666666" calcext:value-type="float">
            <text:p>1,96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SUM([.B114:.B126])/12" office:value-type="float" office:value="26.9166666666667" calcext:value-type="float">
            <text:p>26,9166666667</text:p>
          </table:table-cell>
          <table:table-cell table:formula="of:=[.C127]-[.C115]" office:value-type="float" office:value="1.99166666666666" calcext:value-type="float">
            <text:p>1,991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SUM([.B115:.B127])/12" office:value-type="float" office:value="27.075" calcext:value-type="float">
            <text:p>27,075</text:p>
          </table:table-cell>
          <table:table-cell table:formula="of:=[.C128]-[.C116]" office:value-type="float" office:value="1.98333333333333" calcext:value-type="float">
            <text:p>1,9833333333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SUM([.B116:.B128])/12" office:value-type="float" office:value="27.2083333333333" calcext:value-type="float">
            <text:p>27,2083333333</text:p>
          </table:table-cell>
          <table:table-cell table:formula="of:=[.C129]-[.C117]" office:value-type="float" office:value="1.94166666666667" calcext:value-type="float">
            <text:p>1,941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SUM([.B117:.B129])/12" office:value-type="float" office:value="27.325" calcext:value-type="float">
            <text:p>27,325</text:p>
          </table:table-cell>
          <table:table-cell table:formula="of:=[.C130]-[.C118]" office:value-type="float" office:value="1.88333333333334" calcext:value-type="float">
            <text:p>1,88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SUM([.B118:.B130])/12" office:value-type="float" office:value="27.425" calcext:value-type="float">
            <text:p>27,425</text:p>
          </table:table-cell>
          <table:table-cell table:formula="of:=[.C131]-[.C119]" office:value-type="float" office:value="1.80833333333333" calcext:value-type="float">
            <text:p>1,808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SUM([.B119:.B131])/12" office:value-type="float" office:value="27.5166666666667" calcext:value-type="float">
            <text:p>27,5166666667</text:p>
          </table:table-cell>
          <table:table-cell table:formula="of:=[.C132]-[.C120]" office:value-type="float" office:value="1.74166666666667" calcext:value-type="float">
            <text:p>1,741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SUM([.B120:.B132])/12" office:value-type="float" office:value="27.6083333333333" calcext:value-type="float">
            <text:p>27,6083333333</text:p>
          </table:table-cell>
          <table:table-cell table:formula="of:=[.C133]-[.C121]" office:value-type="float" office:value="1.675" calcext:value-type="float">
            <text:p>1,67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SUM([.B121:.B133])/12" office:value-type="float" office:value="27.6916666666667" calcext:value-type="float">
            <text:p>27,6916666667</text:p>
          </table:table-cell>
          <table:table-cell table:formula="of:=[.C134]-[.C122]" office:value-type="float" office:value="1.61666666666667" calcext:value-type="float">
            <text:p>1,61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SUM([.B122:.B134])/12" office:value-type="float" office:value="27.75" calcext:value-type="float">
            <text:p>27,75</text:p>
          </table:table-cell>
          <table:table-cell table:formula="of:=[.C135]-[.C123]" office:value-type="float" office:value="1.53333333333334" calcext:value-type="float">
            <text:p>1,53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SUM([.B123:.B135])/12" office:value-type="float" office:value="27.7916666666667" calcext:value-type="float">
            <text:p>27,7916666667</text:p>
          </table:table-cell>
          <table:table-cell table:formula="of:=[.C136]-[.C124]" office:value-type="float" office:value="1.425" calcext:value-type="float">
            <text:p>1,425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SUM([.B124:.B136])/12" office:value-type="float" office:value="27.8166666666667" calcext:value-type="float">
            <text:p>27,8166666667</text:p>
          </table:table-cell>
          <table:table-cell table:formula="of:=[.C137]-[.C125]" office:value-type="float" office:value="1.28333333333332" calcext:value-type="float">
            <text:p>1,2833333333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SUM([.B125:.B137])/12" office:value-type="float" office:value="27.8166666666667" calcext:value-type="float">
            <text:p>27,8166666667</text:p>
          </table:table-cell>
          <table:table-cell table:formula="of:=[.C138]-[.C126]" office:value-type="float" office:value="1.08333333333333" calcext:value-type="float">
            <text:p>1,0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SUM([.B126:.B138])/12" office:value-type="float" office:value="27.775" calcext:value-type="float">
            <text:p>27,775</text:p>
          </table:table-cell>
          <table:table-cell table:formula="of:=[.C139]-[.C127]" office:value-type="float" office:value="0.858333333333331" calcext:value-type="float">
            <text:p>0,858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SUM([.B127:.B139])/12" office:value-type="float" office:value="27.7333333333333" calcext:value-type="float">
            <text:p>27,7333333333</text:p>
          </table:table-cell>
          <table:table-cell table:formula="of:=[.C140]-[.C128]" office:value-type="float" office:value="0.658333333333324" calcext:value-type="float">
            <text:p>0,658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SUM([.B128:.B140])/12" office:value-type="float" office:value="27.6916666666667" calcext:value-type="float">
            <text:p>27,6916666667</text:p>
          </table:table-cell>
          <table:table-cell table:formula="of:=[.C141]-[.C129]" office:value-type="float" office:value="0.483333333333334" calcext:value-type="float">
            <text:p>0,48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SUM([.B129:.B141])/12" office:value-type="float" office:value="27.6583333333333" calcext:value-type="float">
            <text:p>27,6583333333</text:p>
          </table:table-cell>
          <table:table-cell table:formula="of:=[.C142]-[.C130]" office:value-type="float" office:value="0.333333333333332" calcext:value-type="float">
            <text:p>0,33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SUM([.B130:.B142])/12" office:value-type="float" office:value="27.625" calcext:value-type="float">
            <text:p>27,625</text:p>
          </table:table-cell>
          <table:table-cell table:formula="of:=[.C143]-[.C131]" office:value-type="float" office:value="0.199999999999999" calcext:value-type="float">
            <text:p>0,2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SUM([.B131:.B143])/12" office:value-type="float" office:value="27.6" calcext:value-type="float">
            <text:p>27,6</text:p>
          </table:table-cell>
          <table:table-cell table:formula="of:=[.C144]-[.C132]" office:value-type="float" office:value="0.0833333333333286" calcext:value-type="float">
            <text:p>0,08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SUM([.B132:.B144])/12" office:value-type="float" office:value="27.575" calcext:value-type="float">
            <text:p>27,575</text:p>
          </table:table-cell>
          <table:table-cell table:formula="of:=[.C145]-[.C133]" office:value-type="float" office:value="-0.033333333333335" calcext:value-type="float">
            <text:p>-0,033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SUM([.B133:.B145])/12" office:value-type="float" office:value="27.55" calcext:value-type="float">
            <text:p>27,55</text:p>
          </table:table-cell>
          <table:table-cell table:formula="of:=[.C146]-[.C134]" office:value-type="float" office:value="-0.141666666666669" calcext:value-type="float">
            <text:p>-0,141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3" calcext:value-type="float">
            <text:p>25,3</text:p>
          </table:table-cell>
          <table:table-cell table:formula="of:=SUM([.B134:.B146])/12" office:value-type="float" office:value="27.525" calcext:value-type="float">
            <text:p>27,525</text:p>
          </table:table-cell>
          <table:table-cell table:formula="of:=[.C147]-[.C135]" office:value-type="float" office:value="-0.224999999999998" calcext:value-type="float">
            <text:p>-0,225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SUM([.B135:.B147])/12" office:value-type="float" office:value="27.5083333333333" calcext:value-type="float">
            <text:p>27,5083333333</text:p>
          </table:table-cell>
          <table:table-cell table:formula="of:=[.C148]-[.C136]" office:value-type="float" office:value="-0.283333333333331" calcext:value-type="float">
            <text:p>-0,2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SUM([.B136:.B148])/12" office:value-type="float" office:value="27.5" calcext:value-type="float">
            <text:p>27,5</text:p>
          </table:table-cell>
          <table:table-cell table:formula="of:=[.C149]-[.C137]" office:value-type="float" office:value="-0.316666666666652" calcext:value-type="float">
            <text:p>-0,31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SUM([.B137:.B149])/12" office:value-type="float" office:value="27.5" calcext:value-type="float">
            <text:p>27,5</text:p>
          </table:table-cell>
          <table:table-cell table:formula="of:=[.C150]-[.C138]" office:value-type="float" office:value="-0.316666666666659" calcext:value-type="float">
            <text:p>-0,31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SUM([.B138:.B150])/12" office:value-type="float" office:value="27.5" calcext:value-type="float">
            <text:p>27,5</text:p>
          </table:table-cell>
          <table:table-cell table:formula="of:=[.C151]-[.C139]" office:value-type="float" office:value="-0.274999999999991" calcext:value-type="float">
            <text:p>-0,27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SUM([.B139:.B151])/12" office:value-type="float" office:value="27.5" calcext:value-type="float">
            <text:p>27,5</text:p>
          </table:table-cell>
          <table:table-cell table:formula="of:=[.C152]-[.C140]" office:value-type="float" office:value="-0.233333333333324" calcext:value-type="float">
            <text:p>-0,2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SUM([.B140:.B152])/12" office:value-type="float" office:value="27.5083333333333" calcext:value-type="float">
            <text:p>27,5083333333</text:p>
          </table:table-cell>
          <table:table-cell table:formula="of:=[.C153]-[.C141]" office:value-type="float" office:value="-0.18333333333333" calcext:value-type="float">
            <text:p>-0,18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SUM([.B141:.B153])/12" office:value-type="float" office:value="27.5166666666667" calcext:value-type="float">
            <text:p>27,5166666667</text:p>
          </table:table-cell>
          <table:table-cell table:formula="of:=[.C154]-[.C142]" office:value-type="float" office:value="-0.141666666666666" calcext:value-type="float">
            <text:p>-0,141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SUM([.B142:.B154])/12" office:value-type="float" office:value="27.5666666666667" calcext:value-type="float">
            <text:p>27,5666666667</text:p>
          </table:table-cell>
          <table:table-cell table:formula="of:=[.C155]-[.C143]" office:value-type="float" office:value="-0.0583333333333371" calcext:value-type="float">
            <text:p>-0,058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SUM([.B143:.B155])/12" office:value-type="float" office:value="27.6666666666667" calcext:value-type="float">
            <text:p>27,6666666667</text:p>
          </table:table-cell>
          <table:table-cell table:formula="of:=[.C156]-[.C144]" office:value-type="float" office:value="0.06666666666667" calcext:value-type="float">
            <text:p>0,0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SUM([.B144:.B156])/12" office:value-type="float" office:value="27.7666666666667" calcext:value-type="float">
            <text:p>27,7666666667</text:p>
          </table:table-cell>
          <table:table-cell table:formula="of:=[.C157]-[.C145]" office:value-type="float" office:value="0.191666666666666" calcext:value-type="float">
            <text:p>0,191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7.9" calcext:value-type="float">
            <text:p>27,9</text:p>
          </table:table-cell>
          <table:table-cell table:formula="of:=SUM([.B145:.B157])/12" office:value-type="float" office:value="27.9083333333333" calcext:value-type="float">
            <text:p>27,9083333333</text:p>
          </table:table-cell>
          <table:table-cell table:formula="of:=[.C158]-[.C146]" office:value-type="float" office:value="0.358333333333338" calcext:value-type="float">
            <text:p>0,358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7.9" calcext:value-type="float">
            <text:p>27,9</text:p>
          </table:table-cell>
          <table:table-cell table:formula="of:=SUM([.B146:.B158])/12" office:value-type="float" office:value="28.1166666666667" calcext:value-type="float">
            <text:p>28,1166666667</text:p>
          </table:table-cell>
          <table:table-cell table:formula="of:=[.C159]-[.C147]" office:value-type="float" office:value="0.591666666666661" calcext:value-type="float">
            <text:p>0,591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8.4" calcext:value-type="float">
            <text:p>28,4</text:p>
          </table:table-cell>
          <table:table-cell table:formula="of:=SUM([.B147:.B159])/12" office:value-type="float" office:value="28.325" calcext:value-type="float">
            <text:p>28,325</text:p>
          </table:table-cell>
          <table:table-cell table:formula="of:=[.C160]-[.C148]" office:value-type="float" office:value="0.816666666666663" calcext:value-type="float">
            <text:p>0,8166666667</text:p>
          </table:table-cell>
        </table:table-row>
      </table:table>
      <table:table table:name="Antall redigeringer" table:style-name="ta1">
        <table:shapes>
          <draw:frame draw:z-index="0" draw:style-name="gr1" draw:text-style-name="P1" svg:width="159.99mm" svg:height="89.99mm" svg:x="91.32mm" svg:y="1mm">
            <loext:p draw:notify-on-update-of-ranges="'Antall redigeringer'.A2:'Antall redigeringer'.A160 'Antall redigeringer'.B1:'Antall redigeringer'.B1 'Antall redigeringer'.B2:'Antall redigeringer'.B160 'Antall redigeringer'.C1:'Antall redigeringer'.C1 'Antall redigeringer'.C2:'Antall redigeringer'.C160 'Antall redigeringer'.D1:'Antall redigeringer'.D1 'Antall redigeringer'.D2:'Antall redigeringer'.D1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Antall redigering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.3" calcext:value-type="float">
            <text:p>2,3</text:p>
          </table:table-cell>
          <table:table-cell table:formula="of:=SUM([.B1:.B13])/12" office:value-type="float" office:value="117.483333333333" calcext:value-type="float">
            <text:p>117,4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.4" calcext:value-type="float">
            <text:p>2,4</text:p>
          </table:table-cell>
          <table:table-cell table:formula="of:=SUM([.B2:.B14])/12" office:value-type="float" office:value="117.675" calcext:value-type="float">
            <text:p>117,675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.9" calcext:value-type="float">
            <text:p>2,9</text:p>
          </table:table-cell>
          <table:table-cell table:formula="of:=SUM([.B3:.B15])/12" office:value-type="float" office:value="107.458333333333" calcext:value-type="float">
            <text:p>107,4583333333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.1" calcext:value-type="float">
            <text:p>2,1</text:p>
          </table:table-cell>
          <table:table-cell table:formula="of:=SUM([.B4:.B16])/12" office:value-type="float" office:value="96.7833333333333" calcext:value-type="float">
            <text:p>96,7833333333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.7" calcext:value-type="float">
            <text:p>2,7</text:p>
          </table:table-cell>
          <table:table-cell table:formula="of:=SUM([.B5:.B17])/12" office:value-type="float" office:value="93.875" calcext:value-type="float">
            <text:p>93,875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.7" calcext:value-type="float">
            <text:p>5,7</text:p>
          </table:table-cell>
          <table:table-cell table:formula="of:=SUM([.B6:.B18])/12" office:value-type="float" office:value="81.7666666666667" calcext:value-type="float">
            <text:p>81,7666666667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.5" calcext:value-type="float">
            <text:p>6,5</text:p>
          </table:table-cell>
          <table:table-cell table:formula="of:=SUM([.B7:.B19])/12" office:value-type="float" office:value="77.1583333333333" calcext:value-type="float">
            <text:p>77,1583333333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.8" calcext:value-type="float">
            <text:p>5,8</text:p>
          </table:table-cell>
          <table:table-cell table:formula="of:=SUM([.B8:.B20])/12" office:value-type="float" office:value="69.0333333333333" calcext:value-type="float">
            <text:p>69,0333333333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formula="of:=SUM([.B9:.B21])/12" office:value-type="float" office:value="63.85" calcext:value-type="float">
            <text:p>63,85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formula="of:=SUM([.B10:.B22])/12" office:value-type="float" office:value="881.766666666667" calcext:value-type="float">
            <text:p>881,7666666667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SUM([.B11:.B23])/12" office:value-type="float" office:value="1878.68333333333" calcext:value-type="float">
            <text:p>1878,6833333333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SUM([.B12:.B24])/12" office:value-type="float" office:value="2947.68333333333" calcext:value-type="float">
            <text:p>2947,6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SUM([.B13:.B25])/12" office:value-type="float" office:value="4002.68333333333" calcext:value-type="float">
            <text:p>4002,6833333333</text:p>
          </table:table-cell>
          <table:table-cell table:formula="of:=[.C26]-[.C14]" office:value-type="float" office:value="3885.2" calcext:value-type="float">
            <text:p>3885,2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SUM([.B14:.B26])/12" office:value-type="float" office:value="5252.53333333333" calcext:value-type="float">
            <text:p>5252,5333333333</text:p>
          </table:table-cell>
          <table:table-cell table:formula="of:=[.C27]-[.C15]" office:value-type="float" office:value="5134.85833333333" calcext:value-type="float">
            <text:p>5134,858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SUM([.B15:.B27])/12" office:value-type="float" office:value="6919.00833333333" calcext:value-type="float">
            <text:p>6919,0083333333</text:p>
          </table:table-cell>
          <table:table-cell table:formula="of:=[.C28]-[.C16]" office:value-type="float" office:value="6811.55" calcext:value-type="float">
            <text:p>6811,55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SUM([.B16:.B28])/12" office:value-type="float" office:value="8585.475" calcext:value-type="float">
            <text:p>8585,475</text:p>
          </table:table-cell>
          <table:table-cell table:formula="of:=[.C29]-[.C17]" office:value-type="float" office:value="8488.69166666667" calcext:value-type="float">
            <text:p>8488,691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SUM([.B17:.B29])/12" office:value-type="float" office:value="10501.9" calcext:value-type="float">
            <text:p>10501,9</text:p>
          </table:table-cell>
          <table:table-cell table:formula="of:=[.C30]-[.C18]" office:value-type="float" office:value="10408.025" calcext:value-type="float">
            <text:p>10408,025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SUM([.B18:.B30])/12" office:value-type="float" office:value="12251.725" calcext:value-type="float">
            <text:p>12251,725</text:p>
          </table:table-cell>
          <table:table-cell table:formula="of:=[.C31]-[.C19]" office:value-type="float" office:value="12169.9583333333" calcext:value-type="float">
            <text:p>12169,958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SUM([.B19:.B31])/12" office:value-type="float" office:value="14168.1666666667" calcext:value-type="float">
            <text:p>14168,1666666667</text:p>
          </table:table-cell>
          <table:table-cell table:formula="of:=[.C32]-[.C20]" office:value-type="float" office:value="14091.0083333333" calcext:value-type="float">
            <text:p>14091,0083333333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SUM([.B20:.B32])/12" office:value-type="float" office:value="16501.025" calcext:value-type="float">
            <text:p>16501,025</text:p>
          </table:table-cell>
          <table:table-cell table:formula="of:=[.C33]-[.C21]" office:value-type="float" office:value="16431.9916666667" calcext:value-type="float">
            <text:p>16431,991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SUM([.B21:.B33])/12" office:value-type="float" office:value="19167.15" calcext:value-type="float">
            <text:p>19167,15</text:p>
          </table:table-cell>
          <table:table-cell table:formula="of:=[.C34]-[.C22]" office:value-type="float" office:value="19103.3" calcext:value-type="float">
            <text:p>19103,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SUM([.B22:.B34])/12" office:value-type="float" office:value="21916.6666666667" calcext:value-type="float">
            <text:p>21916,6666666667</text:p>
          </table:table-cell>
          <table:table-cell table:formula="of:=[.C35]-[.C23]" office:value-type="float" office:value="21034.9" calcext:value-type="float">
            <text:p>21034,9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SUM([.B23:.B35])/12" office:value-type="float" office:value="23750" calcext:value-type="float">
            <text:p>23750</text:p>
          </table:table-cell>
          <table:table-cell table:formula="of:=[.C36]-[.C24]" office:value-type="float" office:value="21871.3166666667" calcext:value-type="float">
            <text:p>21871,31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SUM([.B24:.B36])/12" office:value-type="float" office:value="25166.6666666667" calcext:value-type="float">
            <text:p>25166,6666666667</text:p>
          </table:table-cell>
          <table:table-cell table:formula="of:=[.C37]-[.C25]" office:value-type="float" office:value="22218.9833333333" calcext:value-type="float">
            <text:p>22218,98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SUM([.B25:.B37])/12" office:value-type="float" office:value="27916.6666666667" calcext:value-type="float">
            <text:p>27916,6666666667</text:p>
          </table:table-cell>
          <table:table-cell table:formula="of:=[.C38]-[.C26]" office:value-type="float" office:value="23913.9833333333" calcext:value-type="float">
            <text:p>23913,98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SUM([.B26:.B38])/12" office:value-type="float" office:value="31500" calcext:value-type="float">
            <text:p>31500</text:p>
          </table:table-cell>
          <table:table-cell table:formula="of:=[.C39]-[.C27]" office:value-type="float" office:value="26247.4666666667" calcext:value-type="float">
            <text:p>26247,4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SUM([.B27:.B39])/12" office:value-type="float" office:value="34083.3333333333" calcext:value-type="float">
            <text:p>34083,3333333333</text:p>
          </table:table-cell>
          <table:table-cell table:formula="of:=[.C40]-[.C28]" office:value-type="float" office:value="27164.325" calcext:value-type="float">
            <text:p>27164,325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SUM([.B28:.B40])/12" office:value-type="float" office:value="38416.6666666667" calcext:value-type="float">
            <text:p>38416,6666666667</text:p>
          </table:table-cell>
          <table:table-cell table:formula="of:=[.C41]-[.C29]" office:value-type="float" office:value="29831.1916666667" calcext:value-type="float">
            <text:p>29831,191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SUM([.B29:.B41])/12" office:value-type="float" office:value="42333.3333333333" calcext:value-type="float">
            <text:p>42333,3333333333</text:p>
          </table:table-cell>
          <table:table-cell table:formula="of:=[.C42]-[.C30]" office:value-type="float" office:value="31831.4333333333" calcext:value-type="float">
            <text:p>31831,4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SUM([.B30:.B42])/12" office:value-type="float" office:value="46750" calcext:value-type="float">
            <text:p>46750</text:p>
          </table:table-cell>
          <table:table-cell table:formula="of:=[.C43]-[.C31]" office:value-type="float" office:value="34498.275" calcext:value-type="float">
            <text:p>34498,27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SUM([.B31:.B43])/12" office:value-type="float" office:value="50750" calcext:value-type="float">
            <text:p>50750</text:p>
          </table:table-cell>
          <table:table-cell table:formula="of:=[.C44]-[.C32]" office:value-type="float" office:value="36581.8333333333" calcext:value-type="float">
            <text:p>36581,8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SUM([.B32:.B44])/12" office:value-type="float" office:value="54166.6666666667" calcext:value-type="float">
            <text:p>54166,6666666667</text:p>
          </table:table-cell>
          <table:table-cell table:formula="of:=[.C45]-[.C33]" office:value-type="float" office:value="37665.6416666667" calcext:value-type="float">
            <text:p>37665,641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SUM([.B33:.B45])/12" office:value-type="float" office:value="57333.3333333333" calcext:value-type="float">
            <text:p>57333,3333333333</text:p>
          </table:table-cell>
          <table:table-cell table:formula="of:=[.C46]-[.C34]" office:value-type="float" office:value="38166.1833333333" calcext:value-type="float">
            <text:p>38166,18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SUM([.B34:.B46])/12" office:value-type="float" office:value="60666.6666666667" calcext:value-type="float">
            <text:p>60666,6666666667</text:p>
          </table:table-cell>
          <table:table-cell table:formula="of:=[.C47]-[.C35]" office:value-type="float" office:value="38750" calcext:value-type="float">
            <text:p>38750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SUM([.B35:.B47])/12" office:value-type="float" office:value="64250" calcext:value-type="float">
            <text:p>64250</text:p>
          </table:table-cell>
          <table:table-cell table:formula="of:=[.C48]-[.C36]" office:value-type="float" office:value="40500" calcext:value-type="float">
            <text:p>40500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SUM([.B36:.B48])/12" office:value-type="float" office:value="69166.6666666667" calcext:value-type="float">
            <text:p>69166,6666666667</text:p>
          </table:table-cell>
          <table:table-cell table:formula="of:=[.C49]-[.C37]" office:value-type="float" office:value="44000" calcext:value-type="float">
            <text:p>44000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4000" calcext:value-type="float">
            <text:p>104000</text:p>
          </table:table-cell>
          <table:table-cell table:formula="of:=SUM([.B37:.B49])/12" office:value-type="float" office:value="73750" calcext:value-type="float">
            <text:p>73750</text:p>
          </table:table-cell>
          <table:table-cell table:formula="of:=[.C50]-[.C38]" office:value-type="float" office:value="45833.3333333333" calcext:value-type="float">
            <text:p>45833,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SUM([.B38:.B50])/12" office:value-type="float" office:value="78583.3333333333" calcext:value-type="float">
            <text:p>78583,3333333333</text:p>
          </table:table-cell>
          <table:table-cell table:formula="of:=[.C51]-[.C39]" office:value-type="float" office:value="47083.3333333333" calcext:value-type="float">
            <text:p>47083,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SUM([.B39:.B51])/12" office:value-type="float" office:value="81166.6666666667" calcext:value-type="float">
            <text:p>81166,6666666667</text:p>
          </table:table-cell>
          <table:table-cell table:formula="of:=[.C52]-[.C40]" office:value-type="float" office:value="47083.3333333333" calcext:value-type="float">
            <text:p>47083,33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SUM([.B40:.B52])/12" office:value-type="float" office:value="86583.3333333333" calcext:value-type="float">
            <text:p>86583,3333333333</text:p>
          </table:table-cell>
          <table:table-cell table:formula="of:=[.C53]-[.C41]" office:value-type="float" office:value="48166.6666666667" calcext:value-type="float">
            <text:p>48166,6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SUM([.B41:.B53])/12" office:value-type="float" office:value="88333.3333333333" calcext:value-type="float">
            <text:p>88333,3333333333</text:p>
          </table:table-cell>
          <table:table-cell table:formula="of:=[.C54]-[.C42]" office:value-type="float" office:value="46000" calcext:value-type="float">
            <text:p>46000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SUM([.B42:.B54])/12" office:value-type="float" office:value="91333.3333333333" calcext:value-type="float">
            <text:p>91333,3333333333</text:p>
          </table:table-cell>
          <table:table-cell table:formula="of:=[.C55]-[.C43]" office:value-type="float" office:value="44583.3333333333" calcext:value-type="float">
            <text:p>44583,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SUM([.B43:.B55])/12" office:value-type="float" office:value="92083.3333333333" calcext:value-type="float">
            <text:p>92083,3333333333</text:p>
          </table:table-cell>
          <table:table-cell table:formula="of:=[.C56]-[.C44]" office:value-type="float" office:value="41333.3333333333" calcext:value-type="float">
            <text:p>41333,3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SUM([.B44:.B56])/12" office:value-type="float" office:value="94500" calcext:value-type="float">
            <text:p>94500</text:p>
          </table:table-cell>
          <table:table-cell table:formula="of:=[.C57]-[.C45]" office:value-type="float" office:value="40333.3333333333" calcext:value-type="float">
            <text:p>40333,3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SUM([.B45:.B57])/12" office:value-type="float" office:value="97000" calcext:value-type="float">
            <text:p>97000</text:p>
          </table:table-cell>
          <table:table-cell table:formula="of:=[.C58]-[.C46]" office:value-type="float" office:value="39666.6666666667" calcext:value-type="float">
            <text:p>39666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SUM([.B46:.B58])/12" office:value-type="float" office:value="99000" calcext:value-type="float">
            <text:p>99000</text:p>
          </table:table-cell>
          <table:table-cell table:formula="of:=[.C59]-[.C47]" office:value-type="float" office:value="38333.3333333333" calcext:value-type="float">
            <text:p>38333,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SUM([.B47:.B59])/12" office:value-type="float" office:value="101833.333333333" calcext:value-type="float">
            <text:p>101833,333333333</text:p>
          </table:table-cell>
          <table:table-cell table:formula="of:=[.C60]-[.C48]" office:value-type="float" office:value="37583.3333333333" calcext:value-type="float">
            <text:p>37583,33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SUM([.B48:.B60])/12" office:value-type="float" office:value="103416.666666667" calcext:value-type="float">
            <text:p>103416,666666667</text:p>
          </table:table-cell>
          <table:table-cell table:formula="of:=[.C61]-[.C49]" office:value-type="float" office:value="34250" calcext:value-type="float">
            <text:p>34250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SUM([.B49:.B61])/12" office:value-type="float" office:value="102833.333333333" calcext:value-type="float">
            <text:p>102833,333333333</text:p>
          </table:table-cell>
          <table:table-cell table:formula="of:=[.C62]-[.C50]" office:value-type="float" office:value="29083.3333333333" calcext:value-type="float">
            <text:p>29083,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SUM([.B50:.B62])/12" office:value-type="float" office:value="105416.666666667" calcext:value-type="float">
            <text:p>105416,666666667</text:p>
          </table:table-cell>
          <table:table-cell table:formula="of:=[.C63]-[.C51]" office:value-type="float" office:value="26833.3333333333" calcext:value-type="float">
            <text:p>26833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SUM([.B51:.B63])/12" office:value-type="float" office:value="105250" calcext:value-type="float">
            <text:p>105250</text:p>
          </table:table-cell>
          <table:table-cell table:formula="of:=[.C64]-[.C52]" office:value-type="float" office:value="24083.3333333333" calcext:value-type="float">
            <text:p>24083,3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SUM([.B52:.B64])/12" office:value-type="float" office:value="107166.666666667" calcext:value-type="float">
            <text:p>107166,666666667</text:p>
          </table:table-cell>
          <table:table-cell table:formula="of:=[.C65]-[.C53]" office:value-type="float" office:value="20583.3333333333" calcext:value-type="float">
            <text:p>20583,3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SUM([.B53:.B65])/12" office:value-type="float" office:value="107083.333333333" calcext:value-type="float">
            <text:p>107083,333333333</text:p>
          </table:table-cell>
          <table:table-cell table:formula="of:=[.C66]-[.C54]" office:value-type="float" office:value="18750" calcext:value-type="float">
            <text:p>1875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SUM([.B54:.B66])/12" office:value-type="float" office:value="108750" calcext:value-type="float">
            <text:p>108750</text:p>
          </table:table-cell>
          <table:table-cell table:formula="of:=[.C67]-[.C55]" office:value-type="float" office:value="17416.6666666667" calcext:value-type="float">
            <text:p>17416,66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9000" calcext:value-type="float">
            <text:p>99000</text:p>
          </table:table-cell>
          <table:table-cell table:formula="of:=SUM([.B55:.B67])/12" office:value-type="float" office:value="108416.666666667" calcext:value-type="float">
            <text:p>108416,666666667</text:p>
          </table:table-cell>
          <table:table-cell table:formula="of:=[.C68]-[.C56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4000" calcext:value-type="float">
            <text:p>114000</text:p>
          </table:table-cell>
          <table:table-cell table:formula="of:=SUM([.B56:.B68])/12" office:value-type="float" office:value="109583.333333333" calcext:value-type="float">
            <text:p>109583,333333333</text:p>
          </table:table-cell>
          <table:table-cell table:formula="of:=[.C69]-[.C57]" office:value-type="float" office:value="15083.3333333333" calcext:value-type="float">
            <text:p>15083,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SUM([.B57:.B69])/12" office:value-type="float" office:value="110916.666666667" calcext:value-type="float">
            <text:p>110916,666666667</text:p>
          </table:table-cell>
          <table:table-cell table:formula="of:=[.C70]-[.C58]" office:value-type="float" office:value="13916.6666666667" calcext:value-type="float">
            <text:p>13916,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SUM([.B58:.B70])/12" office:value-type="float" office:value="112750" calcext:value-type="float">
            <text:p>112750</text:p>
          </table:table-cell>
          <table:table-cell table:formula="of:=[.C71]-[.C59]" office:value-type="float" office:value="13750" calcext:value-type="float">
            <text:p>13750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SUM([.B59:.B71])/12" office:value-type="float" office:value="114916.666666667" calcext:value-type="float">
            <text:p>114916,666666667</text:p>
          </table:table-cell>
          <table:table-cell table:formula="of:=[.C72]-[.C60]" office:value-type="float" office:value="13083.3333333333" calcext:value-type="float">
            <text:p>13083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SUM([.B60:.B72])/12" office:value-type="float" office:value="114666.666666667" calcext:value-type="float">
            <text:p>114666,666666667</text:p>
          </table:table-cell>
          <table:table-cell table:formula="of:=[.C73]-[.C61]" office:value-type="float" office:value="11250" calcext:value-type="float">
            <text:p>11250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SUM([.B61:.B73])/12" office:value-type="float" office:value="119333.333333333" calcext:value-type="float">
            <text:p>119333,333333333</text:p>
          </table:table-cell>
          <table:table-cell table:formula="of:=[.C74]-[.C62]" office:value-type="float" office:value="16500" calcext:value-type="float">
            <text:p>16500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SUM([.B62:.B74])/12" office:value-type="float" office:value="122416.666666667" calcext:value-type="float">
            <text:p>122416,666666667</text:p>
          </table:table-cell>
          <table:table-cell table:formula="of:=[.C75]-[.C63]" office:value-type="float" office:value="17000" calcext:value-type="float">
            <text:p>17000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1000" calcext:value-type="float">
            <text:p>111000</text:p>
          </table:table-cell>
          <table:table-cell table:formula="of:=SUM([.B63:.B75])/12" office:value-type="float" office:value="120833.333333333" calcext:value-type="float">
            <text:p>120833,333333333</text:p>
          </table:table-cell>
          <table:table-cell table:formula="of:=[.C76]-[.C64]" office:value-type="float" office:value="15583.3333333333" calcext:value-type="float">
            <text:p>15583,3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SUM([.B64:.B76])/12" office:value-type="float" office:value="121583.333333333" calcext:value-type="float">
            <text:p>121583,333333333</text:p>
          </table:table-cell>
          <table:table-cell table:formula="of:=[.C77]-[.C65]" office:value-type="float" office:value="14416.6666666667" calcext:value-type="float">
            <text:p>14416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SUM([.B65:.B77])/12" office:value-type="float" office:value="120250" calcext:value-type="float">
            <text:p>120250</text:p>
          </table:table-cell>
          <table:table-cell table:formula="of:=[.C78]-[.C66]" office:value-type="float" office:value="13166.6666666667" calcext:value-type="float">
            <text:p>13166,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SUM([.B66:.B78])/12" office:value-type="float" office:value="119750" calcext:value-type="float">
            <text:p>119750</text:p>
          </table:table-cell>
          <table:table-cell table:formula="of:=[.C79]-[.C67]"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SUM([.B67:.B79])/12" office:value-type="float" office:value="118250" calcext:value-type="float">
            <text:p>118250</text:p>
          </table:table-cell>
          <table:table-cell table:formula="of:=[.C80]-[.C68]" office:value-type="float" office:value="9833.33333333333" calcext:value-type="float">
            <text:p>9833,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SUM([.B68:.B80])/12" office:value-type="float" office:value="117916.666666667" calcext:value-type="float">
            <text:p>117916,666666667</text:p>
          </table:table-cell>
          <table:table-cell table:formula="of:=[.C81]-[.C69]" office:value-type="float" office:value="8333.33333333334" calcext:value-type="float">
            <text:p>8333,3333333334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SUM([.B69:.B81])/12" office:value-type="float" office:value="117500" calcext:value-type="float">
            <text:p>117500</text:p>
          </table:table-cell>
          <table:table-cell table:formula="of:=[.C82]-[.C70]" office:value-type="float" office:value="6583.33333333333" calcext:value-type="float">
            <text:p>6583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SUM([.B70:.B82])/12" office:value-type="float" office:value="115583.333333333" calcext:value-type="float">
            <text:p>115583,333333333</text:p>
          </table:table-cell>
          <table:table-cell table:formula="of:=[.C83]-[.C71]" office:value-type="float" office:value="2833.33333333333" calcext:value-type="float">
            <text:p>2833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SUM([.B71:.B83])/12" office:value-type="float" office:value="114416.666666667" calcext:value-type="float">
            <text:p>114416,666666667</text:p>
          </table:table-cell>
          <table:table-cell table:formula="of:=[.C84]-[.C72]" office:value-type="float" office:value="-500" calcext:value-type="float">
            <text:p>-5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SUM([.B72:.B84])/12" office:value-type="float" office:value="112833.333333333" calcext:value-type="float">
            <text:p>112833,333333333</text:p>
          </table:table-cell>
          <table:table-cell table:formula="of:=[.C85]-[.C73]" office:value-type="float" office:value="-1833.33333333334" calcext:value-type="float">
            <text:p>-1833,3333333334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SUM([.B73:.B85])/12" office:value-type="float" office:value="111833.333333333" calcext:value-type="float">
            <text:p>111833,333333333</text:p>
          </table:table-cell>
          <table:table-cell table:formula="of:=[.C86]-[.C74]" office:value-type="float" office:value="-7500" calcext:value-type="float">
            <text:p>-750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SUM([.B74:.B86])/12" office:value-type="float" office:value="109916.666666667" calcext:value-type="float">
            <text:p>109916,666666667</text:p>
          </table:table-cell>
          <table:table-cell table:formula="of:=[.C87]-[.C75]" office:value-type="float" office:value="-12500" calcext:value-type="float">
            <text:p>-1250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SUM([.B75:.B87])/12" office:value-type="float" office:value="108500" calcext:value-type="float">
            <text:p>108500</text:p>
          </table:table-cell>
          <table:table-cell table:formula="of:=[.C88]-[.C76]" office:value-type="float" office:value="-12333.3333333333" calcext:value-type="float">
            <text:p>-12333,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SUM([.B76:.B88])/12" office:value-type="float" office:value="109250" calcext:value-type="float">
            <text:p>109250</text:p>
          </table:table-cell>
          <table:table-cell table:formula="of:=[.C89]-[.C77]" office:value-type="float" office:value="-12333.3333333333" calcext:value-type="float">
            <text:p>-12333,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SUM([.B77:.B89])/12" office:value-type="float" office:value="108333.333333333" calcext:value-type="float">
            <text:p>108333,333333333</text:p>
          </table:table-cell>
          <table:table-cell table:formula="of:=[.C90]-[.C78]" office:value-type="float" office:value="-11916.6666666667" calcext:value-type="float">
            <text:p>-11916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SUM([.B78:.B90])/12" office:value-type="float" office:value="110583.333333333" calcext:value-type="float">
            <text:p>110583,333333333</text:p>
          </table:table-cell>
          <table:table-cell table:formula="of:=[.C91]-[.C79]" office:value-type="float" office:value="-9166.66666666667" calcext:value-type="float">
            <text:p>-9166,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SUM([.B79:.B91])/12" office:value-type="float" office:value="110583.333333333" calcext:value-type="float">
            <text:p>110583,333333333</text:p>
          </table:table-cell>
          <table:table-cell table:formula="of:=[.C92]-[.C80]" office:value-type="float" office:value="-7666.66666666667" calcext:value-type="float">
            <text:p>-766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SUM([.B80:.B92])/12" office:value-type="float" office:value="110750" calcext:value-type="float">
            <text:p>110750</text:p>
          </table:table-cell>
          <table:table-cell table:formula="of:=[.C93]-[.C81]" office:value-type="float" office:value="-7166.66666666667" calcext:value-type="float">
            <text:p>-716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SUM([.B81:.B93])/12" office:value-type="float" office:value="111583.333333333" calcext:value-type="float">
            <text:p>111583,333333333</text:p>
          </table:table-cell>
          <table:table-cell table:formula="of:=[.C94]-[.C82]" office:value-type="float" office:value="-5916.66666666667" calcext:value-type="float">
            <text:p>-5916,6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5000" calcext:value-type="float">
            <text:p>85000</text:p>
          </table:table-cell>
          <table:table-cell table:formula="of:=SUM([.B82:.B94])/12" office:value-type="float" office:value="111583.333333333" calcext:value-type="float">
            <text:p>111583,333333333</text:p>
          </table:table-cell>
          <table:table-cell table:formula="of:=[.C95]-[.C83]" office:value-type="float" office:value="-4000" calcext:value-type="float">
            <text:p>-400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SUM([.B83:.B95])/12" office:value-type="float" office:value="111083.333333333" calcext:value-type="float">
            <text:p>111083,333333333</text:p>
          </table:table-cell>
          <table:table-cell table:formula="of:=[.C96]-[.C84]" office:value-type="float" office:value="-3333.33333333334" calcext:value-type="float">
            <text:p>-3333,3333333334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SUM([.B84:.B96])/12" office:value-type="float" office:value="110750" calcext:value-type="float">
            <text:p>110750</text:p>
          </table:table-cell>
          <table:table-cell table:formula="of:=[.C97]-[.C85]" office:value-type="float" office:value="-2083.33333333333" calcext:value-type="float">
            <text:p>-2083,3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SUM([.B85:.B97])/12" office:value-type="float" office:value="112750" calcext:value-type="float">
            <text:p>112750</text:p>
          </table:table-cell>
          <table:table-cell table:formula="of:=[.C98]-[.C86]" office:value-type="float" office:value="916.666666666672" calcext:value-type="float">
            <text:p>916,66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SUM([.B86:.B98])/12" office:value-type="float" office:value="114416.666666667" calcext:value-type="float">
            <text:p>114416,666666667</text:p>
          </table:table-cell>
          <table:table-cell table:formula="of:=[.C99]-[.C87]"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SUM([.B87:.B99])/12" office:value-type="float" office:value="112416.666666667" calcext:value-type="float">
            <text:p>112416,666666667</text:p>
          </table:table-cell>
          <table:table-cell table:formula="of:=[.C100]-[.C88]" office:value-type="float" office:value="3916.66666666667" calcext:value-type="float">
            <text:p>3916,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SUM([.B88:.B100])/12" office:value-type="float" office:value="113750" calcext:value-type="float">
            <text:p>113750</text:p>
          </table:table-cell>
          <table:table-cell table:formula="of:=[.C101]-[.C89]"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SUM([.B89:.B101])/12" office:value-type="float" office:value="112666.666666667" calcext:value-type="float">
            <text:p>112666,666666667</text:p>
          </table:table-cell>
          <table:table-cell table:formula="of:=[.C102]-[.C90]" office:value-type="float" office:value="4333.33333333334" calcext:value-type="float">
            <text:p>4333,3333333334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SUM([.B90:.B102])/12" office:value-type="float" office:value="113916.666666667" calcext:value-type="float">
            <text:p>113916,666666667</text:p>
          </table:table-cell>
          <table:table-cell table:formula="of:=[.C103]-[.C91]" office:value-type="float" office:value="3333.33333333334" calcext:value-type="float">
            <text:p>3333,3333333334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SUM([.B91:.B103])/12" office:value-type="float" office:value="113000" calcext:value-type="float">
            <text:p>113000</text:p>
          </table:table-cell>
          <table:table-cell table:formula="of:=[.C104]-[.C92]" office:value-type="float" office:value="2416.66666666667" calcext:value-type="float">
            <text:p>2416,6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SUM([.B92:.B104])/12" office:value-type="float" office:value="112666.666666667" calcext:value-type="float">
            <text:p>112666,666666667</text:p>
          </table:table-cell>
          <table:table-cell table:formula="of:=[.C105]-[.C93]" office:value-type="float" office:value="1916.66666666667" calcext:value-type="float">
            <text:p>1916,66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SUM([.B93:.B105])/12" office:value-type="float" office:value="112250" calcext:value-type="float">
            <text:p>112250</text:p>
          </table:table-cell>
          <table:table-cell table:formula="of:=[.C106]-[.C94]" office:value-type="float" office:value="666.666666666672" calcext:value-type="float">
            <text:p>666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SUM([.B94:.B106])/12" office:value-type="float" office:value="111416.666666667" calcext:value-type="float">
            <text:p>111416,666666667</text:p>
          </table:table-cell>
          <table:table-cell table:formula="of:=[.C107]-[.C95]" office:value-type="float" office:value="-166.666666666657" calcext:value-type="float">
            <text:p>-166,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SUM([.B95:.B107])/12" office:value-type="float" office:value="112583.333333333" calcext:value-type="float">
            <text:p>112583,333333333</text:p>
          </table:table-cell>
          <table:table-cell table:formula="of:=[.C108]-[.C96]"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6000" calcext:value-type="float">
            <text:p>106000</text:p>
          </table:table-cell>
          <table:table-cell table:formula="of:=SUM([.B96:.B108])/12" office:value-type="float" office:value="117500" calcext:value-type="float">
            <text:p>117500</text:p>
          </table:table-cell>
          <table:table-cell table:formula="of:=[.C109]-[.C97]" office:value-type="float" office:value="6750" calcext:value-type="float">
            <text:p>6750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SUM([.B97:.B109])/12" office:value-type="float" office:value="118166.666666667" calcext:value-type="float">
            <text:p>118166,666666667</text:p>
          </table:table-cell>
          <table:table-cell table:formula="of:=[.C110]-[.C98]" office:value-type="float" office:value="5416.66666666667" calcext:value-type="float">
            <text:p>5416,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7000" calcext:value-type="float">
            <text:p>87000</text:p>
          </table:table-cell>
          <table:table-cell table:formula="of:=SUM([.B98:.B110])/12" office:value-type="float" office:value="117500" calcext:value-type="float">
            <text:p>117500</text:p>
          </table:table-cell>
          <table:table-cell table:formula="of:=[.C111]-[.C99]" office:value-type="float" office:value="3083.33333333333" calcext:value-type="float">
            <text:p>3083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SUM([.B99:.B111])/12" office:value-type="float" office:value="115500" calcext:value-type="float">
            <text:p>115500</text:p>
          </table:table-cell>
          <table:table-cell table:formula="of:=[.C112]-[.C100]" office:value-type="float" office:value="3083.33333333333" calcext:value-type="float">
            <text:p>3083,33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SUM([.B100:.B112])/12" office:value-type="float" office:value="114416.666666667" calcext:value-type="float">
            <text:p>114416,666666667</text:p>
          </table:table-cell>
          <table:table-cell table:formula="of:=[.C113]-[.C101]" office:value-type="float" office:value="666.666666666672" calcext:value-type="float">
            <text:p>666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SUM([.B101:.B113])/12" office:value-type="float" office:value="113333.333333333" calcext:value-type="float">
            <text:p>113333,333333333</text:p>
          </table:table-cell>
          <table:table-cell table:formula="of:=[.C114]-[.C102]" office:value-type="float" office:value="666.666666666657" calcext:value-type="float">
            <text:p>666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SUM([.B102:.B114])/12" office:value-type="float" office:value="118750" calcext:value-type="float">
            <text:p>118750</text:p>
          </table:table-cell>
          <table:table-cell table:formula="of:=[.C115]-[.C103]" office:value-type="float" office:value="4833.33333333333" calcext:value-type="float">
            <text:p>4833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SUM([.B103:.B115])/12" office:value-type="float" office:value="121166.666666667" calcext:value-type="float">
            <text:p>121166,666666667</text:p>
          </table:table-cell>
          <table:table-cell table:formula="of:=[.C116]-[.C104]" office:value-type="float" office:value="8166.66666666667" calcext:value-type="float">
            <text:p>8166,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SUM([.B104:.B116])/12" office:value-type="float" office:value="120666.666666667" calcext:value-type="float">
            <text:p>120666,666666667</text:p>
          </table:table-cell>
          <table:table-cell table:formula="of:=[.C117]-[.C105]"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SUM([.B105:.B117])/12" office:value-type="float" office:value="120333.333333333" calcext:value-type="float">
            <text:p>120333,333333333</text:p>
          </table:table-cell>
          <table:table-cell table:formula="of:=[.C118]-[.C106]" office:value-type="float" office:value="8083.33333333333" calcext:value-type="float">
            <text:p>8083,3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SUM([.B106:.B118])/12" office:value-type="float" office:value="119416.666666667" calcext:value-type="float">
            <text:p>119416,666666667</text:p>
          </table:table-cell>
          <table:table-cell table:formula="of:=[.C119]-[.C107]"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SUM([.B107:.B119])/12" office:value-type="float" office:value="118333.333333333" calcext:value-type="float">
            <text:p>118333,333333333</text:p>
          </table:table-cell>
          <table:table-cell table:formula="of:=[.C120]-[.C108]" office:value-type="float" office:value="5750" calcext:value-type="float">
            <text:p>575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SUM([.B108:.B120])/12" office:value-type="float" office:value="116000" calcext:value-type="float">
            <text:p>116000</text:p>
          </table:table-cell>
          <table:table-cell table:formula="of:=[.C121]-[.C109]" office:value-type="float" office:value="-1500" calcext:value-type="float">
            <text:p>-1500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SUM([.B109:.B121])/12" office:value-type="float" office:value="111083.333333333" calcext:value-type="float">
            <text:p>111083,333333333</text:p>
          </table:table-cell>
          <table:table-cell table:formula="of:=[.C122]-[.C110]" office:value-type="float" office:value="-7083.33333333334" calcext:value-type="float">
            <text:p>-7083,3333333334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SUM([.B110:.B122])/12" office:value-type="float" office:value="109666.666666667" calcext:value-type="float">
            <text:p>109666,666666667</text:p>
          </table:table-cell>
          <table:table-cell table:formula="of:=[.C123]-[.C111]" office:value-type="float" office:value="-7833.33333333333" calcext:value-type="float">
            <text:p>-7833,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SUM([.B111:.B123])/12" office:value-type="float" office:value="107666.666666667" calcext:value-type="float">
            <text:p>107666,666666667</text:p>
          </table:table-cell>
          <table:table-cell table:formula="of:=[.C124]-[.C112]" office:value-type="float" office:value="-7833.33333333333" calcext:value-type="float">
            <text:p>-7833,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SUM([.B112:.B124])/12" office:value-type="float" office:value="116000" calcext:value-type="float">
            <text:p>116000</text:p>
          </table:table-cell>
          <table:table-cell table:formula="of:=[.C125]-[.C113]" office:value-type="float" office:value="1583.33333333333" calcext:value-type="float">
            <text:p>1583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SUM([.B113:.B125])/12" office:value-type="float" office:value="125416.666666667" calcext:value-type="float">
            <text:p>125416,666666667</text:p>
          </table:table-cell>
          <table:table-cell table:formula="of:=[.C126]-[.C114]" office:value-type="float" office:value="12083.3333333333" calcext:value-type="float">
            <text:p>1208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SUM([.B114:.B126])/12" office:value-type="float" office:value="122583.333333333" calcext:value-type="float">
            <text:p>122583,333333333</text:p>
          </table:table-cell>
          <table:table-cell table:formula="of:=[.C127]-[.C115]" office:value-type="float" office:value="3833.33333333333" calcext:value-type="float">
            <text:p>3833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SUM([.B115:.B127])/12" office:value-type="float" office:value="113250" calcext:value-type="float">
            <text:p>113250</text:p>
          </table:table-cell>
          <table:table-cell table:formula="of:=[.C128]-[.C116]" office:value-type="float" office:value="-7916.66666666667" calcext:value-type="float">
            <text:p>-7916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SUM([.B116:.B128])/12" office:value-type="float" office:value="105166.666666667" calcext:value-type="float">
            <text:p>105166,666666667</text:p>
          </table:table-cell>
          <table:table-cell table:formula="of:=[.C129]-[.C117]" office:value-type="float" office:value="-15500" calcext:value-type="float">
            <text:p>-15500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SUM([.B117:.B129])/12" office:value-type="float" office:value="99916.6666666667" calcext:value-type="float">
            <text:p>99916,6666666667</text:p>
          </table:table-cell>
          <table:table-cell table:formula="of:=[.C130]-[.C118]" office:value-type="float" office:value="-20416.6666666667" calcext:value-type="float">
            <text:p>-20416,666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SUM([.B118:.B130])/12" office:value-type="float" office:value="95083.3333333333" calcext:value-type="float">
            <text:p>95083,3333333333</text:p>
          </table:table-cell>
          <table:table-cell table:formula="of:=[.C131]-[.C119]" office:value-type="float" office:value="-24333.3333333333" calcext:value-type="float">
            <text:p>-24333,33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0000" calcext:value-type="float">
            <text:p>40000</text:p>
          </table:table-cell>
          <table:table-cell table:formula="of:=SUM([.B119:.B131])/12" office:value-type="float" office:value="91916.6666666667" calcext:value-type="float">
            <text:p>91916,6666666667</text:p>
          </table:table-cell>
          <table:table-cell table:formula="of:=[.C132]-[.C120]" office:value-type="float" office:value="-26416.6666666667" calcext:value-type="float">
            <text:p>-26416,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SUM([.B120:.B132])/12" office:value-type="float" office:value="88416.6666666667" calcext:value-type="float">
            <text:p>88416,6666666667</text:p>
          </table:table-cell>
          <table:table-cell table:formula="of:=[.C133]-[.C121]" office:value-type="float" office:value="-27583.3333333333" calcext:value-type="float">
            <text:p>-27583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SUM([.B121:.B133])/12" office:value-type="float" office:value="85250" calcext:value-type="float">
            <text:p>85250</text:p>
          </table:table-cell>
          <table:table-cell table:formula="of:=[.C134]-[.C122]" office:value-type="float" office:value="-25833.3333333333" calcext:value-type="float">
            <text:p>-25833,33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SUM([.B122:.B134])/12" office:value-type="float" office:value="83166.6666666667" calcext:value-type="float">
            <text:p>83166,6666666667</text:p>
          </table:table-cell>
          <table:table-cell table:formula="of:=[.C135]-[.C123]" office:value-type="float" office:value="-26500" calcext:value-type="float">
            <text:p>-2650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SUM([.B123:.B135])/12" office:value-type="float" office:value="79416.6666666667" calcext:value-type="float">
            <text:p>79416,6666666667</text:p>
          </table:table-cell>
          <table:table-cell table:formula="of:=[.C136]-[.C124]" office:value-type="float" office:value="-28250" calcext:value-type="float">
            <text:p>-2825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SUM([.B124:.B136])/12" office:value-type="float" office:value="76083.3333333333" calcext:value-type="float">
            <text:p>76083,3333333333</text:p>
          </table:table-cell>
          <table:table-cell table:formula="of:=[.C137]-[.C125]" office:value-type="float" office:value="-39916.6666666667" calcext:value-type="float">
            <text:p>-39916,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SUM([.B125:.B137])/12" office:value-type="float" office:value="64333.3333333333" calcext:value-type="float">
            <text:p>64333,3333333333</text:p>
          </table:table-cell>
          <table:table-cell table:formula="of:=[.C138]-[.C126]" office:value-type="float" office:value="-61083.3333333333" calcext:value-type="float">
            <text:p>-61083,33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SUM([.B126:.B138])/12" office:value-type="float" office:value="51500" calcext:value-type="float">
            <text:p>51500</text:p>
          </table:table-cell>
          <table:table-cell table:formula="of:=[.C139]-[.C127]" office:value-type="float" office:value="-71083.3333333333" calcext:value-type="float">
            <text:p>-71083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SUM([.B127:.B139])/12" office:value-type="float" office:value="48833.3333333333" calcext:value-type="float">
            <text:p>48833,3333333333</text:p>
          </table:table-cell>
          <table:table-cell table:formula="of:=[.C140]-[.C128]" office:value-type="float" office:value="-64416.6666666667" calcext:value-type="float">
            <text:p>-64416,6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SUM([.B128:.B140])/12" office:value-type="float" office:value="48416.6666666667" calcext:value-type="float">
            <text:p>48416,6666666667</text:p>
          </table:table-cell>
          <table:table-cell table:formula="of:=[.C141]-[.C129]" office:value-type="float" office:value="-56750" calcext:value-type="float">
            <text:p>-5675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SUM([.B129:.B141])/12" office:value-type="float" office:value="50166.6666666667" calcext:value-type="float">
            <text:p>50166,6666666667</text:p>
          </table:table-cell>
          <table:table-cell table:formula="of:=[.C142]-[.C130]" office:value-type="float" office:value="-49750" calcext:value-type="float">
            <text:p>-4975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SUM([.B130:.B142])/12" office:value-type="float" office:value="50166.6666666667" calcext:value-type="float">
            <text:p>50166,6666666667</text:p>
          </table:table-cell>
          <table:table-cell table:formula="of:=[.C143]-[.C131]" office:value-type="float" office:value="-44916.6666666667" calcext:value-type="float">
            <text:p>-44916,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SUM([.B131:.B143])/12" office:value-type="float" office:value="50666.6666666667" calcext:value-type="float">
            <text:p>50666,6666666667</text:p>
          </table:table-cell>
          <table:table-cell table:formula="of:=[.C144]-[.C132]" office:value-type="float" office:value="-41250" calcext:value-type="float">
            <text:p>-4125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SUM([.B132:.B144])/12" office:value-type="float" office:value="50250" calcext:value-type="float">
            <text:p>50250</text:p>
          </table:table-cell>
          <table:table-cell table:formula="of:=[.C145]-[.C133]" office:value-type="float" office:value="-38166.6666666667" calcext:value-type="float">
            <text:p>-38166,6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SUM([.B133:.B145])/12" office:value-type="float" office:value="50166.6666666667" calcext:value-type="float">
            <text:p>50166,6666666667</text:p>
          </table:table-cell>
          <table:table-cell table:formula="of:=[.C146]-[.C134]" office:value-type="float" office:value="-35083.3333333333" calcext:value-type="float">
            <text:p>-35083,33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SUM([.B134:.B146])/12" office:value-type="float" office:value="50500" calcext:value-type="float">
            <text:p>50500</text:p>
          </table:table-cell>
          <table:table-cell table:formula="of:=[.C147]-[.C135]" office:value-type="float" office:value="-32666.6666666667" calcext:value-type="float">
            <text:p>-32666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SUM([.B135:.B147])/12" office:value-type="float" office:value="49000" calcext:value-type="float">
            <text:p>49000</text:p>
          </table:table-cell>
          <table:table-cell table:formula="of:=[.C148]-[.C136]" office:value-type="float" office:value="-30416.6666666667" calcext:value-type="float">
            <text:p>-30416,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6000" calcext:value-type="float">
            <text:p>56000</text:p>
          </table:table-cell>
          <table:table-cell table:formula="of:=SUM([.B136:.B148])/12" office:value-type="float" office:value="49583.3333333333" calcext:value-type="float">
            <text:p>49583,3333333333</text:p>
          </table:table-cell>
          <table:table-cell table:formula="of:=[.C149]-[.C137]" office:value-type="float" office:value="-26500" calcext:value-type="float">
            <text:p>-2650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SUM([.B137:.B149])/12" office:value-type="float" office:value="50166.6666666667" calcext:value-type="float">
            <text:p>50166,6666666667</text:p>
          </table:table-cell>
          <table:table-cell table:formula="of:=[.C150]-[.C138]" office:value-type="float" office:value="-14166.6666666667" calcext:value-type="float">
            <text:p>-14166,66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6000" calcext:value-type="float">
            <text:p>46000</text:p>
          </table:table-cell>
          <table:table-cell table:formula="of:=SUM([.B138:.B150])/12" office:value-type="float" office:value="50500" calcext:value-type="float">
            <text:p>50500</text:p>
          </table:table-cell>
          <table:table-cell table:formula="of:=[.C151]-[.C139]"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SUM([.B139:.B151])/12" office:value-type="float" office:value="50166.6666666667" calcext:value-type="float">
            <text:p>50166,6666666667</text:p>
          </table:table-cell>
          <table:table-cell table:formula="of:=[.C152]-[.C140]" office:value-type="float" office:value="1333.33333333333" calcext:value-type="float">
            <text:p>1333,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3000" calcext:value-type="float">
            <text:p>53000</text:p>
          </table:table-cell>
          <table:table-cell table:formula="of:=SUM([.B140:.B152])/12" office:value-type="float" office:value="53083.3333333333" calcext:value-type="float">
            <text:p>53083,3333333333</text:p>
          </table:table-cell>
          <table:table-cell table:formula="of:=[.C153]-[.C141]" office:value-type="float" office:value="4666.66666666667" calcext:value-type="float">
            <text:p>4666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SUM([.B141:.B153])/12" office:value-type="float" office:value="54166.6666666667" calcext:value-type="float">
            <text:p>54166,6666666667</text:p>
          </table:table-cell>
          <table:table-cell table:formula="of:=[.C154]-[.C142]"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SUM([.B142:.B154])/12" office:value-type="float" office:value="73833.3333333333" calcext:value-type="float">
            <text:p>73833,3333333333</text:p>
          </table:table-cell>
          <table:table-cell table:formula="of:=[.C155]-[.C143]" office:value-type="float" office:value="23666.6666666667" calcext:value-type="float">
            <text:p>23666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SUM([.B143:.B155])/12" office:value-type="float" office:value="95083.3333333333" calcext:value-type="float">
            <text:p>95083,3333333333</text:p>
          </table:table-cell>
          <table:table-cell table:formula="of:=[.C156]-[.C144]" office:value-type="float" office:value="44416.6666666667" calcext:value-type="float">
            <text:p>44416,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SUM([.B144:.B156])/12" office:value-type="float" office:value="96416.6666666667" calcext:value-type="float">
            <text:p>96416,6666666667</text:p>
          </table:table-cell>
          <table:table-cell table:formula="of:=[.C157]-[.C145]" office:value-type="float" office:value="46166.6666666667" calcext:value-type="float">
            <text:p>46166,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90000" calcext:value-type="float">
            <text:p>390000</text:p>
          </table:table-cell>
          <table:table-cell table:formula="of:=SUM([.B145:.B157])/12" office:value-type="float" office:value="121916.666666667" calcext:value-type="float">
            <text:p>121916,666666667</text:p>
          </table:table-cell>
          <table:table-cell table:formula="of:=[.C158]-[.C146]" office:value-type="float" office:value="71750" calcext:value-type="float">
            <text:p>7175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000" calcext:value-type="float">
            <text:p>74000</text:p>
          </table:table-cell>
          <table:table-cell table:formula="of:=SUM([.B146:.B158])/12" office:value-type="float" office:value="151166.666666667" calcext:value-type="float">
            <text:p>151166,666666667</text:p>
          </table:table-cell>
          <table:table-cell table:formula="of:=[.C159]-[.C147]" office:value-type="float" office:value="100666.666666667" calcext:value-type="float">
            <text:p>100666,6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05000" calcext:value-type="float">
            <text:p>305000</text:p>
          </table:table-cell>
          <table:table-cell table:formula="of:=SUM([.B147:.B159])/12" office:value-type="float" office:value="153500" calcext:value-type="float">
            <text:p>153500</text:p>
          </table:table-cell>
          <table:table-cell table:formula="of:=[.C160]-[.C148]" office:value-type="float" office:value="104500" calcext:value-type="float">
            <text:p>104500</text:p>
          </table:table-cell>
        </table:table-row>
      </table:table>
      <table:table table:name="Antall omdirigeringer" table:style-name="ta1">
        <table:shapes>
          <draw:frame draw:z-index="0" draw:style-name="gr1" draw:text-style-name="P1" svg:width="159.99mm" svg:height="89.99mm" svg:x="91.32mm" svg:y="1mm">
            <loext:p draw:notify-on-update-of-ranges="'Antall omdirigeringer'.A2:'Antall omdirigeringer'.A160 'Antall omdirigeringer'.B1:'Antall omdirigeringer'.B1 'Antall omdirigeringer'.B2:'Antall omdirigeringer'.B160 'Antall omdirigeringer'.C1:'Antall omdirigeringer'.C1 'Antall omdirigeringer'.C2:'Antall omdirigeringer'.C160 'Antall omdirigeringer'.D1:'Antall omdirigeringer'.D1 'Antall omdirigeringer'.D2:'Antall omdirigeringer'.D1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Antall omdirigering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48" calcext:value-type="float">
            <text:p>248</text:p>
          </table:table-cell>
          <table:table-cell table:formula="of:=SUM([.B1:.B13])/12" office:value-type="float" office:value="56.0833333333333" calcext:value-type="float">
            <text:p>56,0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8" calcext:value-type="float">
            <text:p>288</text:p>
          </table:table-cell>
          <table:table-cell table:formula="of:=SUM([.B2:.B14])/12" office:value-type="float" office:value="76.75" calcext:value-type="float">
            <text:p>76,75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70" calcext:value-type="float">
            <text:p>370</text:p>
          </table:table-cell>
          <table:table-cell table:formula="of:=SUM([.B3:.B15])/12" office:value-type="float" office:value="98.1666666666667" calcext:value-type="float">
            <text:p>98,1666666667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98" calcext:value-type="float">
            <text:p>398</text:p>
          </table:table-cell>
          <table:table-cell table:formula="of:=SUM([.B4:.B16])/12" office:value-type="float" office:value="126.166666666667" calcext:value-type="float">
            <text:p>126,166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471" calcext:value-type="float">
            <text:p>471</text:p>
          </table:table-cell>
          <table:table-cell table:formula="of:=SUM([.B5:.B17])/12" office:value-type="float" office:value="156.5" calcext:value-type="float">
            <text:p>156,5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778" calcext:value-type="float">
            <text:p>778</text:p>
          </table:table-cell>
          <table:table-cell table:formula="of:=SUM([.B6:.B18])/12" office:value-type="float" office:value="192.333333333333" calcext:value-type="float">
            <text:p>192,3333333333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formula="of:=SUM([.B7:.B19])/12" office:value-type="float" office:value="253.666666666667" calcext:value-type="float">
            <text:p>253,666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.4" calcext:value-type="float">
            <text:p>1,4</text:p>
          </table:table-cell>
          <table:table-cell table:formula="of:=SUM([.B8:.B20])/12" office:value-type="float" office:value="250.25" calcext:value-type="float">
            <text:p>250,25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.8" calcext:value-type="float">
            <text:p>1,8</text:p>
          </table:table-cell>
          <table:table-cell table:formula="of:=SUM([.B9:.B21])/12" office:value-type="float" office:value="246.783333333333" calcext:value-type="float">
            <text:p>246,7833333333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.5" calcext:value-type="float">
            <text:p>2,5</text:p>
          </table:table-cell>
          <table:table-cell table:formula="of:=SUM([.B10:.B22])/12" office:value-type="float" office:value="242.85" calcext:value-type="float">
            <text:p>242,8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.1" calcext:value-type="float">
            <text:p>3,1</text:p>
          </table:table-cell>
          <table:table-cell table:formula="of:=SUM([.B11:.B23])/12" office:value-type="float" office:value="238.975" calcext:value-type="float">
            <text:p>238,975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.8" calcext:value-type="float">
            <text:p>3,8</text:p>
          </table:table-cell>
          <table:table-cell table:formula="of:=SUM([.B12:.B24])/12" office:value-type="float" office:value="234.483333333333" calcext:value-type="float">
            <text:p>234,4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.5" calcext:value-type="float">
            <text:p>4,5</text:p>
          </table:table-cell>
          <table:table-cell table:formula="of:=SUM([.B13:.B25])/12" office:value-type="float" office:value="228.133333333333" calcext:value-type="float">
            <text:p>228,1333333333</text:p>
          </table:table-cell>
          <table:table-cell table:formula="of:=[.C26]-[.C14]" office:value-type="float" office:value="172.05" calcext:value-type="float">
            <text:p>172,0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.1" calcext:value-type="float">
            <text:p>5,1</text:p>
          </table:table-cell>
          <table:table-cell table:formula="of:=SUM([.B14:.B26])/12" office:value-type="float" office:value="214.258333333333" calcext:value-type="float">
            <text:p>214,2583333333</text:p>
          </table:table-cell>
          <table:table-cell table:formula="of:=[.C27]-[.C15]" office:value-type="float" office:value="137.508333333333" calcext:value-type="float">
            <text:p>137,508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1" calcext:value-type="float">
            <text:p>6,1</text:p>
          </table:table-cell>
          <table:table-cell table:formula="of:=SUM([.B15:.B27])/12" office:value-type="float" office:value="194.016666666667" calcext:value-type="float">
            <text:p>194,0166666667</text:p>
          </table:table-cell>
          <table:table-cell table:formula="of:=[.C28]-[.C16]" office:value-type="float" office:value="95.85" calcext:value-type="float">
            <text:p>95,85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.1" calcext:value-type="float">
            <text:p>7,1</text:p>
          </table:table-cell>
          <table:table-cell table:formula="of:=SUM([.B16:.B28])/12" office:value-type="float" office:value="170.525" calcext:value-type="float">
            <text:p>170,525</text:p>
          </table:table-cell>
          <table:table-cell table:formula="of:=[.C29]-[.C17]" office:value-type="float" office:value="44.3583333333333" calcext:value-type="float">
            <text:p>44,358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" calcext:value-type="float">
            <text:p>8</text:p>
          </table:table-cell>
          <table:table-cell table:formula="of:=SUM([.B17:.B29])/12" office:value-type="float" office:value="140.283333333333" calcext:value-type="float">
            <text:p>140,2833333333</text:p>
          </table:table-cell>
          <table:table-cell table:formula="of:=[.C30]-[.C18]" office:value-type="float" office:value="-16.2166666666667" calcext:value-type="float">
            <text:p>-16,21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.9" calcext:value-type="float">
            <text:p>8,9</text:p>
          </table:table-cell>
          <table:table-cell table:formula="of:=SUM([.B18:.B30])/12" office:value-type="float" office:value="107.783333333333" calcext:value-type="float">
            <text:p>107,7833333333</text:p>
          </table:table-cell>
          <table:table-cell table:formula="of:=[.C31]-[.C19]" office:value-type="float" office:value="-84.55" calcext:value-type="float">
            <text:p>-84,5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.8" calcext:value-type="float">
            <text:p>9,8</text:p>
          </table:table-cell>
          <table:table-cell table:formula="of:=SUM([.B19:.B31])/12" office:value-type="float" office:value="69.275" calcext:value-type="float">
            <text:p>69,275</text:p>
          </table:table-cell>
          <table:table-cell table:formula="of:=[.C32]-[.C20]" office:value-type="float" office:value="-184.391666666667" calcext:value-type="float">
            <text:p>-184,391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1000" calcext:value-type="float">
            <text:p>11000</text:p>
          </table:table-cell>
          <table:table-cell table:formula="of:=SUM([.B20:.B32])/12" office:value-type="float" office:value="5.25833333333333" calcext:value-type="float">
            <text:p>5,2583333333</text:p>
          </table:table-cell>
          <table:table-cell table:formula="of:=[.C33]-[.C21]" office:value-type="float" office:value="-244.991666666667" calcext:value-type="float">
            <text:p>-244,991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2000" calcext:value-type="float">
            <text:p>12000</text:p>
          </table:table-cell>
          <table:table-cell table:formula="of:=SUM([.B21:.B33])/12" office:value-type="float" office:value="921.841666666667" calcext:value-type="float">
            <text:p>921,8416666667</text:p>
          </table:table-cell>
          <table:table-cell table:formula="of:=[.C34]-[.C22]" office:value-type="float" office:value="675.058333333333" calcext:value-type="float">
            <text:p>675,058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4000" calcext:value-type="float">
            <text:p>14000</text:p>
          </table:table-cell>
          <table:table-cell table:formula="of:=SUM([.B22:.B34])/12" office:value-type="float" office:value="1921.725" calcext:value-type="float">
            <text:p>1921,725</text:p>
          </table:table-cell>
          <table:table-cell table:formula="of:=[.C35]-[.C23]" office:value-type="float" office:value="1678.875" calcext:value-type="float">
            <text:p>1678,87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5000" calcext:value-type="float">
            <text:p>15000</text:p>
          </table:table-cell>
          <table:table-cell table:formula="of:=SUM([.B23:.B35])/12" office:value-type="float" office:value="3088.24166666667" calcext:value-type="float">
            <text:p>3088,2416666667</text:p>
          </table:table-cell>
          <table:table-cell table:formula="of:=[.C36]-[.C24]" office:value-type="float" office:value="2849.26666666667" calcext:value-type="float">
            <text:p>2849,26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7000" calcext:value-type="float">
            <text:p>17000</text:p>
          </table:table-cell>
          <table:table-cell table:formula="of:=SUM([.B24:.B36])/12" office:value-type="float" office:value="4338.03333333333" calcext:value-type="float">
            <text:p>4338,0333333333</text:p>
          </table:table-cell>
          <table:table-cell table:formula="of:=[.C37]-[.C25]" office:value-type="float" office:value="4103.55" calcext:value-type="float">
            <text:p>4103,55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8000" calcext:value-type="float">
            <text:p>18000</text:p>
          </table:table-cell>
          <table:table-cell table:formula="of:=SUM([.B25:.B37])/12" office:value-type="float" office:value="5754.44166666667" calcext:value-type="float">
            <text:p>5754,4416666667</text:p>
          </table:table-cell>
          <table:table-cell table:formula="of:=[.C38]-[.C26]" office:value-type="float" office:value="5526.30833333333" calcext:value-type="float">
            <text:p>5526,308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0000" calcext:value-type="float">
            <text:p>20000</text:p>
          </table:table-cell>
          <table:table-cell table:formula="of:=SUM([.B26:.B38])/12" office:value-type="float" office:value="7254.125" calcext:value-type="float">
            <text:p>7254,125</text:p>
          </table:table-cell>
          <table:table-cell table:formula="of:=[.C39]-[.C27]" office:value-type="float" office:value="7039.86666666667" calcext:value-type="float">
            <text:p>7039,8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2000" calcext:value-type="float">
            <text:p>22000</text:p>
          </table:table-cell>
          <table:table-cell table:formula="of:=SUM([.B27:.B39])/12" office:value-type="float" office:value="8920.41666666667" calcext:value-type="float">
            <text:p>8920,4166666667</text:p>
          </table:table-cell>
          <table:table-cell table:formula="of:=[.C40]-[.C28]" office:value-type="float" office:value="8726.4" calcext:value-type="float">
            <text:p>8726,4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4000" calcext:value-type="float">
            <text:p>24000</text:p>
          </table:table-cell>
          <table:table-cell table:formula="of:=SUM([.B28:.B40])/12" office:value-type="float" office:value="10753.325" calcext:value-type="float">
            <text:p>10753,325</text:p>
          </table:table-cell>
          <table:table-cell table:formula="of:=[.C41]-[.C29]" office:value-type="float" office:value="10582.8" calcext:value-type="float">
            <text:p>10582,8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6000" calcext:value-type="float">
            <text:p>26000</text:p>
          </table:table-cell>
          <table:table-cell table:formula="of:=SUM([.B29:.B41])/12" office:value-type="float" office:value="12752.8166666667" calcext:value-type="float">
            <text:p>12752,8166666667</text:p>
          </table:table-cell>
          <table:table-cell table:formula="of:=[.C42]-[.C30]" office:value-type="float" office:value="12612.5333333333" calcext:value-type="float">
            <text:p>12612,5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28000" calcext:value-type="float">
            <text:p>28000</text:p>
          </table:table-cell>
          <table:table-cell table:formula="of:=SUM([.B30:.B42])/12" office:value-type="float" office:value="14918.8916666667" calcext:value-type="float">
            <text:p>14918,8916666667</text:p>
          </table:table-cell>
          <table:table-cell table:formula="of:=[.C43]-[.C31]" office:value-type="float" office:value="14811.1083333333" calcext:value-type="float">
            <text:p>14811,1083333333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9000" calcext:value-type="float">
            <text:p>29000</text:p>
          </table:table-cell>
          <table:table-cell table:formula="of:=SUM([.B31:.B43])/12" office:value-type="float" office:value="17251.5583333333" calcext:value-type="float">
            <text:p>17251,5583333333</text:p>
          </table:table-cell>
          <table:table-cell table:formula="of:=[.C44]-[.C32]" office:value-type="float" office:value="17182.2833333333" calcext:value-type="float">
            <text:p>17182,2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1000" calcext:value-type="float">
            <text:p>31000</text:p>
          </table:table-cell>
          <table:table-cell table:formula="of:=SUM([.B32:.B44])/12" office:value-type="float" office:value="19667.4833333333" calcext:value-type="float">
            <text:p>19667,4833333333</text:p>
          </table:table-cell>
          <table:table-cell table:formula="of:=[.C45]-[.C33]" office:value-type="float" office:value="19662.225" calcext:value-type="float">
            <text:p>19662,22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4000" calcext:value-type="float">
            <text:p>34000</text:p>
          </table:table-cell>
          <table:table-cell table:formula="of:=SUM([.B33:.B45])/12" office:value-type="float" office:value="22250" calcext:value-type="float">
            <text:p>22250</text:p>
          </table:table-cell>
          <table:table-cell table:formula="of:=[.C46]-[.C34]" office:value-type="float" office:value="21328.1583333333" calcext:value-type="float">
            <text:p>21328,158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37000" calcext:value-type="float">
            <text:p>37000</text:p>
          </table:table-cell>
          <table:table-cell table:formula="of:=SUM([.B34:.B46])/12" office:value-type="float" office:value="24166.6666666667" calcext:value-type="float">
            <text:p>24166,6666666667</text:p>
          </table:table-cell>
          <table:table-cell table:formula="of:=[.C47]-[.C35]" office:value-type="float" office:value="22244.9416666667" calcext:value-type="float">
            <text:p>22244,941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0000" calcext:value-type="float">
            <text:p>40000</text:p>
          </table:table-cell>
          <table:table-cell table:formula="of:=SUM([.B35:.B47])/12" office:value-type="float" office:value="26250" calcext:value-type="float">
            <text:p>26250</text:p>
          </table:table-cell>
          <table:table-cell table:formula="of:=[.C48]-[.C36]" office:value-type="float" office:value="23161.7583333333" calcext:value-type="float">
            <text:p>23161,758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2000" calcext:value-type="float">
            <text:p>42000</text:p>
          </table:table-cell>
          <table:table-cell table:formula="of:=SUM([.B36:.B48])/12" office:value-type="float" office:value="28416.6666666667" calcext:value-type="float">
            <text:p>28416,6666666667</text:p>
          </table:table-cell>
          <table:table-cell table:formula="of:=[.C49]-[.C37]" office:value-type="float" office:value="24078.6333333333" calcext:value-type="float">
            <text:p>24078,6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45000" calcext:value-type="float">
            <text:p>45000</text:p>
          </table:table-cell>
          <table:table-cell table:formula="of:=SUM([.B37:.B49])/12" office:value-type="float" office:value="30666.6666666667" calcext:value-type="float">
            <text:p>30666,6666666667</text:p>
          </table:table-cell>
          <table:table-cell table:formula="of:=[.C50]-[.C38]" office:value-type="float" office:value="24912.225" calcext:value-type="float">
            <text:p>24912,22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7000" calcext:value-type="float">
            <text:p>47000</text:p>
          </table:table-cell>
          <table:table-cell table:formula="of:=SUM([.B38:.B50])/12" office:value-type="float" office:value="33000" calcext:value-type="float">
            <text:p>33000</text:p>
          </table:table-cell>
          <table:table-cell table:formula="of:=[.C51]-[.C39]" office:value-type="float" office:value="25745.875" calcext:value-type="float">
            <text:p>25745,87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0000" calcext:value-type="float">
            <text:p>50000</text:p>
          </table:table-cell>
          <table:table-cell table:formula="of:=SUM([.B39:.B51])/12" office:value-type="float" office:value="35416.6666666667" calcext:value-type="float">
            <text:p>35416,6666666667</text:p>
          </table:table-cell>
          <table:table-cell table:formula="of:=[.C52]-[.C40]" office:value-type="float" office:value="26496.25" calcext:value-type="float">
            <text:p>26496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4000" calcext:value-type="float">
            <text:p>54000</text:p>
          </table:table-cell>
          <table:table-cell table:formula="of:=SUM([.B40:.B52])/12" office:value-type="float" office:value="37916.6666666667" calcext:value-type="float">
            <text:p>37916,6666666667</text:p>
          </table:table-cell>
          <table:table-cell table:formula="of:=[.C53]-[.C41]" office:value-type="float" office:value="27163.3416666667" calcext:value-type="float">
            <text:p>27163,341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9000" calcext:value-type="float">
            <text:p>59000</text:p>
          </table:table-cell>
          <table:table-cell table:formula="of:=SUM([.B41:.B53])/12" office:value-type="float" office:value="40583.3333333333" calcext:value-type="float">
            <text:p>40583,3333333333</text:p>
          </table:table-cell>
          <table:table-cell table:formula="of:=[.C54]-[.C42]" office:value-type="float" office:value="27830.5166666667" calcext:value-type="float">
            <text:p>27830,51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2000" calcext:value-type="float">
            <text:p>62000</text:p>
          </table:table-cell>
          <table:table-cell table:formula="of:=SUM([.B42:.B54])/12" office:value-type="float" office:value="43500" calcext:value-type="float">
            <text:p>43500</text:p>
          </table:table-cell>
          <table:table-cell table:formula="of:=[.C55]-[.C43]" office:value-type="float" office:value="28581.1083333333" calcext:value-type="float">
            <text:p>28581,108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4000" calcext:value-type="float">
            <text:p>64000</text:p>
          </table:table-cell>
          <table:table-cell table:formula="of:=SUM([.B43:.B55])/12" office:value-type="float" office:value="46500" calcext:value-type="float">
            <text:p>46500</text:p>
          </table:table-cell>
          <table:table-cell table:formula="of:=[.C56]-[.C44]" office:value-type="float" office:value="29248.4416666667" calcext:value-type="float">
            <text:p>29248,441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67000" calcext:value-type="float">
            <text:p>67000</text:p>
          </table:table-cell>
          <table:table-cell table:formula="of:=SUM([.B44:.B56])/12" office:value-type="float" office:value="49500" calcext:value-type="float">
            <text:p>49500</text:p>
          </table:table-cell>
          <table:table-cell table:formula="of:=[.C57]-[.C45]" office:value-type="float" office:value="29832.5166666667" calcext:value-type="float">
            <text:p>29832,51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9000" calcext:value-type="float">
            <text:p>69000</text:p>
          </table:table-cell>
          <table:table-cell table:formula="of:=SUM([.B45:.B57])/12" office:value-type="float" office:value="52666.6666666667" calcext:value-type="float">
            <text:p>52666,6666666667</text:p>
          </table:table-cell>
          <table:table-cell table:formula="of:=[.C58]-[.C46]" office:value-type="float" office:value="30416.6666666667" calcext:value-type="float">
            <text:p>30416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71000" calcext:value-type="float">
            <text:p>71000</text:p>
          </table:table-cell>
          <table:table-cell table:formula="of:=SUM([.B46:.B58])/12" office:value-type="float" office:value="55833.3333333333" calcext:value-type="float">
            <text:p>55833,3333333333</text:p>
          </table:table-cell>
          <table:table-cell table:formula="of:=[.C59]-[.C47]" office:value-type="float" office:value="31666.6666666667" calcext:value-type="float">
            <text:p>31666,6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74000" calcext:value-type="float">
            <text:p>74000</text:p>
          </table:table-cell>
          <table:table-cell table:formula="of:=SUM([.B47:.B59])/12" office:value-type="float" office:value="58916.6666666667" calcext:value-type="float">
            <text:p>58916,6666666667</text:p>
          </table:table-cell>
          <table:table-cell table:formula="of:=[.C60]-[.C48]" office:value-type="float" office:value="32666.6666666667" calcext:value-type="float">
            <text:p>32666,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76000" calcext:value-type="float">
            <text:p>76000</text:p>
          </table:table-cell>
          <table:table-cell table:formula="of:=SUM([.B48:.B60])/12" office:value-type="float" office:value="62000" calcext:value-type="float">
            <text:p>62000</text:p>
          </table:table-cell>
          <table:table-cell table:formula="of:=[.C61]-[.C49]" office:value-type="float" office:value="33583.3333333333" calcext:value-type="float">
            <text:p>33583,33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9000" calcext:value-type="float">
            <text:p>79000</text:p>
          </table:table-cell>
          <table:table-cell table:formula="of:=SUM([.B49:.B61])/12" office:value-type="float" office:value="65000" calcext:value-type="float">
            <text:p>65000</text:p>
          </table:table-cell>
          <table:table-cell table:formula="of:=[.C62]-[.C50]" office:value-type="float" office:value="34333.3333333333" calcext:value-type="float">
            <text:p>34333,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2000" calcext:value-type="float">
            <text:p>82000</text:p>
          </table:table-cell>
          <table:table-cell table:formula="of:=SUM([.B50:.B62])/12" office:value-type="float" office:value="68083.3333333333" calcext:value-type="float">
            <text:p>68083,3333333333</text:p>
          </table:table-cell>
          <table:table-cell table:formula="of:=[.C63]-[.C51]" office:value-type="float" office:value="35083.3333333333" calcext:value-type="float">
            <text:p>35083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85000" calcext:value-type="float">
            <text:p>85000</text:p>
          </table:table-cell>
          <table:table-cell table:formula="of:=SUM([.B51:.B63])/12" office:value-type="float" office:value="71166.6666666667" calcext:value-type="float">
            <text:p>71166,6666666667</text:p>
          </table:table-cell>
          <table:table-cell table:formula="of:=[.C64]-[.C52]" office:value-type="float" office:value="35750" calcext:value-type="float">
            <text:p>35750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89000" calcext:value-type="float">
            <text:p>89000</text:p>
          </table:table-cell>
          <table:table-cell table:formula="of:=SUM([.B52:.B64])/12" office:value-type="float" office:value="74333.3333333333" calcext:value-type="float">
            <text:p>74333,3333333333</text:p>
          </table:table-cell>
          <table:table-cell table:formula="of:=[.C65]-[.C53]" office:value-type="float" office:value="36416.6666666667" calcext:value-type="float">
            <text:p>36416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000" calcext:value-type="float">
            <text:p>92000</text:p>
          </table:table-cell>
          <table:table-cell table:formula="of:=SUM([.B53:.B65])/12" office:value-type="float" office:value="77583.3333333333" calcext:value-type="float">
            <text:p>77583,3333333333</text:p>
          </table:table-cell>
          <table:table-cell table:formula="of:=[.C66]-[.C54]" office:value-type="float" office:value="37000" calcext:value-type="float">
            <text:p>3700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000" calcext:value-type="float">
            <text:p>95000</text:p>
          </table:table-cell>
          <table:table-cell table:formula="of:=SUM([.B54:.B66])/12" office:value-type="float" office:value="80750" calcext:value-type="float">
            <text:p>80750</text:p>
          </table:table-cell>
          <table:table-cell table:formula="of:=[.C67]-[.C55]" office:value-type="float" office:value="37250" calcext:value-type="float">
            <text:p>37250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000" calcext:value-type="float">
            <text:p>97000</text:p>
          </table:table-cell>
          <table:table-cell table:formula="of:=SUM([.B55:.B67])/12" office:value-type="float" office:value="83750" calcext:value-type="float">
            <text:p>83750</text:p>
          </table:table-cell>
          <table:table-cell table:formula="of:=[.C68]-[.C56]" office:value-type="float" office:value="37250" calcext:value-type="float">
            <text:p>37250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000" calcext:value-type="float">
            <text:p>99000</text:p>
          </table:table-cell>
          <table:table-cell table:formula="of:=SUM([.B56:.B68])/12" office:value-type="float" office:value="86666.6666666667" calcext:value-type="float">
            <text:p>86666,6666666667</text:p>
          </table:table-cell>
          <table:table-cell table:formula="of:=[.C69]-[.C57]" office:value-type="float" office:value="37166.6666666667" calcext:value-type="float">
            <text:p>37166,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01000" calcext:value-type="float">
            <text:p>101000</text:p>
          </table:table-cell>
          <table:table-cell table:formula="of:=SUM([.B57:.B69])/12" office:value-type="float" office:value="89583.3333333333" calcext:value-type="float">
            <text:p>89583,3333333333</text:p>
          </table:table-cell>
          <table:table-cell table:formula="of:=[.C70]-[.C58]" office:value-type="float" office:value="36916.6666666667" calcext:value-type="float">
            <text:p>36916,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3000" calcext:value-type="float">
            <text:p>103000</text:p>
          </table:table-cell>
          <table:table-cell table:formula="of:=SUM([.B58:.B70])/12" office:value-type="float" office:value="92416.6666666667" calcext:value-type="float">
            <text:p>92416,6666666667</text:p>
          </table:table-cell>
          <table:table-cell table:formula="of:=[.C71]-[.C59]" office:value-type="float" office:value="36583.3333333333" calcext:value-type="float">
            <text:p>36583,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6000" calcext:value-type="float">
            <text:p>106000</text:p>
          </table:table-cell>
          <table:table-cell table:formula="of:=SUM([.B59:.B71])/12" office:value-type="float" office:value="95250" calcext:value-type="float">
            <text:p>95250</text:p>
          </table:table-cell>
          <table:table-cell table:formula="of:=[.C72]-[.C60]" office:value-type="float" office:value="36333.3333333333" calcext:value-type="float">
            <text:p>36333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9000" calcext:value-type="float">
            <text:p>109000</text:p>
          </table:table-cell>
          <table:table-cell table:formula="of:=SUM([.B60:.B72])/12" office:value-type="float" office:value="98166.6666666667" calcext:value-type="float">
            <text:p>98166,6666666667</text:p>
          </table:table-cell>
          <table:table-cell table:formula="of:=[.C73]-[.C61]" office:value-type="float" office:value="36166.6666666667" calcext:value-type="float">
            <text:p>36166,6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1000" calcext:value-type="float">
            <text:p>111000</text:p>
          </table:table-cell>
          <table:table-cell table:formula="of:=SUM([.B61:.B73])/12" office:value-type="float" office:value="101083.333333333" calcext:value-type="float">
            <text:p>101083,333333333</text:p>
          </table:table-cell>
          <table:table-cell table:formula="of:=[.C74]-[.C62]" office:value-type="float" office:value="36083.3333333333" calcext:value-type="float">
            <text:p>36083,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3000" calcext:value-type="float">
            <text:p>113000</text:p>
          </table:table-cell>
          <table:table-cell table:formula="of:=SUM([.B62:.B74])/12" office:value-type="float" office:value="104000" calcext:value-type="float">
            <text:p>104000</text:p>
          </table:table-cell>
          <table:table-cell table:formula="of:=[.C75]-[.C63]" office:value-type="float" office:value="35916.6666666667" calcext:value-type="float">
            <text:p>35916,66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000" calcext:value-type="float">
            <text:p>114000</text:p>
          </table:table-cell>
          <table:table-cell table:formula="of:=SUM([.B63:.B75])/12" office:value-type="float" office:value="106833.333333333" calcext:value-type="float">
            <text:p>106833,333333333</text:p>
          </table:table-cell>
          <table:table-cell table:formula="of:=[.C76]-[.C64]" office:value-type="float" office:value="35666.6666666667" calcext:value-type="float">
            <text:p>35666,6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16000" calcext:value-type="float">
            <text:p>116000</text:p>
          </table:table-cell>
          <table:table-cell table:formula="of:=SUM([.B64:.B76])/12" office:value-type="float" office:value="109500" calcext:value-type="float">
            <text:p>109500</text:p>
          </table:table-cell>
          <table:table-cell table:formula="of:=[.C77]-[.C65]" office:value-type="float" office:value="35166.6666666667" calcext:value-type="float">
            <text:p>35166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8000" calcext:value-type="float">
            <text:p>118000</text:p>
          </table:table-cell>
          <table:table-cell table:formula="of:=SUM([.B65:.B77])/12" office:value-type="float" office:value="112083.333333333" calcext:value-type="float">
            <text:p>112083,333333333</text:p>
          </table:table-cell>
          <table:table-cell table:formula="of:=[.C78]-[.C66]" office:value-type="float" office:value="34500" calcext:value-type="float">
            <text:p>3450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20000" calcext:value-type="float">
            <text:p>120000</text:p>
          </table:table-cell>
          <table:table-cell table:formula="of:=SUM([.B66:.B78])/12" office:value-type="float" office:value="114500" calcext:value-type="float">
            <text:p>114500</text:p>
          </table:table-cell>
          <table:table-cell table:formula="of:=[.C79]-[.C67]" office:value-type="float" office:value="33750" calcext:value-type="float">
            <text:p>3375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21000" calcext:value-type="float">
            <text:p>121000</text:p>
          </table:table-cell>
          <table:table-cell table:formula="of:=SUM([.B67:.B79])/12" office:value-type="float" office:value="116833.333333333" calcext:value-type="float">
            <text:p>116833,333333333</text:p>
          </table:table-cell>
          <table:table-cell table:formula="of:=[.C80]-[.C68]" office:value-type="float" office:value="33083.3333333333" calcext:value-type="float">
            <text:p>33083,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23000" calcext:value-type="float">
            <text:p>123000</text:p>
          </table:table-cell>
          <table:table-cell table:formula="of:=SUM([.B68:.B80])/12" office:value-type="float" office:value="119000" calcext:value-type="float">
            <text:p>119000</text:p>
          </table:table-cell>
          <table:table-cell table:formula="of:=[.C81]-[.C69]" office:value-type="float" office:value="32333.3333333333" calcext:value-type="float">
            <text:p>32333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5000" calcext:value-type="float">
            <text:p>125000</text:p>
          </table:table-cell>
          <table:table-cell table:formula="of:=SUM([.B69:.B81])/12" office:value-type="float" office:value="121166.666666667" calcext:value-type="float">
            <text:p>121166,666666667</text:p>
          </table:table-cell>
          <table:table-cell table:formula="of:=[.C82]-[.C70]" office:value-type="float" office:value="31583.3333333333" calcext:value-type="float">
            <text:p>31583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7000" calcext:value-type="float">
            <text:p>127000</text:p>
          </table:table-cell>
          <table:table-cell table:formula="of:=SUM([.B70:.B82])/12" office:value-type="float" office:value="123333.333333333" calcext:value-type="float">
            <text:p>123333,333333333</text:p>
          </table:table-cell>
          <table:table-cell table:formula="of:=[.C83]-[.C71]" office:value-type="float" office:value="30916.6666666667" calcext:value-type="float">
            <text:p>30916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9000" calcext:value-type="float">
            <text:p>129000</text:p>
          </table:table-cell>
          <table:table-cell table:formula="of:=SUM([.B71:.B83])/12" office:value-type="float" office:value="125500" calcext:value-type="float">
            <text:p>125500</text:p>
          </table:table-cell>
          <table:table-cell table:formula="of:=[.C84]-[.C72]" office:value-type="float" office:value="30250" calcext:value-type="float">
            <text:p>3025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1000" calcext:value-type="float">
            <text:p>131000</text:p>
          </table:table-cell>
          <table:table-cell table:formula="of:=SUM([.B72:.B84])/12" office:value-type="float" office:value="127666.666666667" calcext:value-type="float">
            <text:p>127666,666666667</text:p>
          </table:table-cell>
          <table:table-cell table:formula="of:=[.C85]-[.C73]" office:value-type="float" office:value="29500" calcext:value-type="float">
            <text:p>29500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3000" calcext:value-type="float">
            <text:p>133000</text:p>
          </table:table-cell>
          <table:table-cell table:formula="of:=SUM([.B73:.B85])/12" office:value-type="float" office:value="129750" calcext:value-type="float">
            <text:p>129750</text:p>
          </table:table-cell>
          <table:table-cell table:formula="of:=[.C86]-[.C74]" office:value-type="float" office:value="28666.6666666667" calcext:value-type="float">
            <text:p>28666,6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5000" calcext:value-type="float">
            <text:p>135000</text:p>
          </table:table-cell>
          <table:table-cell table:formula="of:=SUM([.B74:.B86])/12" office:value-type="float" office:value="131750" calcext:value-type="float">
            <text:p>131750</text:p>
          </table:table-cell>
          <table:table-cell table:formula="of:=[.C87]-[.C75]" office:value-type="float" office:value="27750" calcext:value-type="float">
            <text:p>2775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7000" calcext:value-type="float">
            <text:p>137000</text:p>
          </table:table-cell>
          <table:table-cell table:formula="of:=SUM([.B75:.B87])/12" office:value-type="float" office:value="133750" calcext:value-type="float">
            <text:p>133750</text:p>
          </table:table-cell>
          <table:table-cell table:formula="of:=[.C88]-[.C76]" office:value-type="float" office:value="26916.6666666667" calcext:value-type="float">
            <text:p>26916,666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8000" calcext:value-type="float">
            <text:p>138000</text:p>
          </table:table-cell>
          <table:table-cell table:formula="of:=SUM([.B76:.B88])/12" office:value-type="float" office:value="135750" calcext:value-type="float">
            <text:p>135750</text:p>
          </table:table-cell>
          <table:table-cell table:formula="of:=[.C89]-[.C77]" office:value-type="float" office:value="26250" calcext:value-type="float">
            <text:p>26250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41000" calcext:value-type="float">
            <text:p>141000</text:p>
          </table:table-cell>
          <table:table-cell table:formula="of:=SUM([.B77:.B89])/12" office:value-type="float" office:value="137750" calcext:value-type="float">
            <text:p>137750</text:p>
          </table:table-cell>
          <table:table-cell table:formula="of:=[.C90]-[.C78]" office:value-type="float" office:value="25666.6666666667" calcext:value-type="float">
            <text:p>25666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SUM([.B78:.B90])/12" office:value-type="float" office:value="139833.333333333" calcext:value-type="float">
            <text:p>139833,333333333</text:p>
          </table:table-cell>
          <table:table-cell table:formula="of:=[.C91]-[.C79]" office:value-type="float" office:value="25333.3333333333" calcext:value-type="float">
            <text:p>25333,3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45000" calcext:value-type="float">
            <text:p>145000</text:p>
          </table:table-cell>
          <table:table-cell table:formula="of:=SUM([.B79:.B91])/12" office:value-type="float" office:value="141833.333333333" calcext:value-type="float">
            <text:p>141833,333333333</text:p>
          </table:table-cell>
          <table:table-cell table:formula="of:=[.C92]-[.C80]" office:value-type="float" office:value="25000" calcext:value-type="float">
            <text:p>25000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6000" calcext:value-type="float">
            <text:p>146000</text:p>
          </table:table-cell>
          <table:table-cell table:formula="of:=SUM([.B80:.B92])/12" office:value-type="float" office:value="143916.666666667" calcext:value-type="float">
            <text:p>143916,666666667</text:p>
          </table:table-cell>
          <table:table-cell table:formula="of:=[.C93]-[.C81]" office:value-type="float" office:value="24916.6666666667" calcext:value-type="float">
            <text:p>2491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7000" calcext:value-type="float">
            <text:p>147000</text:p>
          </table:table-cell>
          <table:table-cell table:formula="of:=SUM([.B81:.B93])/12" office:value-type="float" office:value="146000" calcext:value-type="float">
            <text:p>146000</text:p>
          </table:table-cell>
          <table:table-cell table:formula="of:=[.C94]-[.C82]" office:value-type="float" office:value="24833.3333333333" calcext:value-type="float">
            <text:p>24833,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50000" calcext:value-type="float">
            <text:p>150000</text:p>
          </table:table-cell>
          <table:table-cell table:formula="of:=SUM([.B82:.B94])/12" office:value-type="float" office:value="148000" calcext:value-type="float">
            <text:p>148000</text:p>
          </table:table-cell>
          <table:table-cell table:formula="of:=[.C95]-[.C83]" office:value-type="float" office:value="24666.6666666667" calcext:value-type="float">
            <text:p>24666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000" calcext:value-type="float">
            <text:p>151000</text:p>
          </table:table-cell>
          <table:table-cell table:formula="of:=SUM([.B83:.B95])/12" office:value-type="float" office:value="150083.333333333" calcext:value-type="float">
            <text:p>150083,333333333</text:p>
          </table:table-cell>
          <table:table-cell table:formula="of:=[.C96]-[.C84]" office:value-type="float" office:value="24583.3333333333" calcext:value-type="float">
            <text:p>24583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3000" calcext:value-type="float">
            <text:p>153000</text:p>
          </table:table-cell>
          <table:table-cell table:formula="of:=SUM([.B84:.B96])/12" office:value-type="float" office:value="152083.333333333" calcext:value-type="float">
            <text:p>152083,333333333</text:p>
          </table:table-cell>
          <table:table-cell table:formula="of:=[.C97]-[.C85]" office:value-type="float" office:value="24416.6666666667" calcext:value-type="float">
            <text:p>24416,6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5000" calcext:value-type="float">
            <text:p>155000</text:p>
          </table:table-cell>
          <table:table-cell table:formula="of:=SUM([.B85:.B97])/12" office:value-type="float" office:value="154083.333333333" calcext:value-type="float">
            <text:p>154083,333333333</text:p>
          </table:table-cell>
          <table:table-cell table:formula="of:=[.C98]-[.C86]" office:value-type="float" office:value="24333.3333333333" calcext:value-type="float">
            <text:p>24333,33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7000" calcext:value-type="float">
            <text:p>157000</text:p>
          </table:table-cell>
          <table:table-cell table:formula="of:=SUM([.B86:.B98])/12" office:value-type="float" office:value="156083.333333333" calcext:value-type="float">
            <text:p>156083,333333333</text:p>
          </table:table-cell>
          <table:table-cell table:formula="of:=[.C99]-[.C87]" office:value-type="float" office:value="24333.3333333333" calcext:value-type="float">
            <text:p>24333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8000" calcext:value-type="float">
            <text:p>158000</text:p>
          </table:table-cell>
          <table:table-cell table:formula="of:=SUM([.B87:.B99])/12" office:value-type="float" office:value="158083.333333333" calcext:value-type="float">
            <text:p>158083,333333333</text:p>
          </table:table-cell>
          <table:table-cell table:formula="of:=[.C100]-[.C88]" office:value-type="float" office:value="24333.3333333333" calcext:value-type="float">
            <text:p>24333,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60000" calcext:value-type="float">
            <text:p>160000</text:p>
          </table:table-cell>
          <table:table-cell table:formula="of:=SUM([.B88:.B100])/12" office:value-type="float" office:value="160000" calcext:value-type="float">
            <text:p>160000</text:p>
          </table:table-cell>
          <table:table-cell table:formula="of:=[.C101]-[.C89]" office:value-type="float" office:value="24250" calcext:value-type="float">
            <text:p>2425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1000" calcext:value-type="float">
            <text:p>161000</text:p>
          </table:table-cell>
          <table:table-cell table:formula="of:=SUM([.B89:.B101])/12" office:value-type="float" office:value="161916.666666667" calcext:value-type="float">
            <text:p>161916,666666667</text:p>
          </table:table-cell>
          <table:table-cell table:formula="of:=[.C102]-[.C90]" office:value-type="float" office:value="24166.6666666667" calcext:value-type="float">
            <text:p>24166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64000" calcext:value-type="float">
            <text:p>164000</text:p>
          </table:table-cell>
          <table:table-cell table:formula="of:=SUM([.B90:.B102])/12" office:value-type="float" office:value="163833.333333333" calcext:value-type="float">
            <text:p>163833,333333333</text:p>
          </table:table-cell>
          <table:table-cell table:formula="of:=[.C103]-[.C91]" office:value-type="float" office:value="24000" calcext:value-type="float">
            <text:p>24000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5000" calcext:value-type="float">
            <text:p>165000</text:p>
          </table:table-cell>
          <table:table-cell table:formula="of:=SUM([.B91:.B103])/12" office:value-type="float" office:value="165750" calcext:value-type="float">
            <text:p>165750</text:p>
          </table:table-cell>
          <table:table-cell table:formula="of:=[.C104]-[.C92]" office:value-type="float" office:value="23916.6666666667" calcext:value-type="float">
            <text:p>23916,6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68000" calcext:value-type="float">
            <text:p>168000</text:p>
          </table:table-cell>
          <table:table-cell table:formula="of:=SUM([.B92:.B104])/12" office:value-type="float" office:value="167666.666666667" calcext:value-type="float">
            <text:p>167666,666666667</text:p>
          </table:table-cell>
          <table:table-cell table:formula="of:=[.C105]-[.C93]" office:value-type="float" office:value="23750" calcext:value-type="float">
            <text:p>2375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0000" calcext:value-type="float">
            <text:p>170000</text:p>
          </table:table-cell>
          <table:table-cell table:formula="of:=SUM([.B93:.B105])/12" office:value-type="float" office:value="169583.333333333" calcext:value-type="float">
            <text:p>169583,333333333</text:p>
          </table:table-cell>
          <table:table-cell table:formula="of:=[.C106]-[.C94]" office:value-type="float" office:value="23583.3333333333" calcext:value-type="float">
            <text:p>23583,3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2000" calcext:value-type="float">
            <text:p>172000</text:p>
          </table:table-cell>
          <table:table-cell table:formula="of:=SUM([.B94:.B106])/12" office:value-type="float" office:value="171583.333333333" calcext:value-type="float">
            <text:p>171583,333333333</text:p>
          </table:table-cell>
          <table:table-cell table:formula="of:=[.C107]-[.C95]" office:value-type="float" office:value="23583.3333333333" calcext:value-type="float">
            <text:p>23583,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3000" calcext:value-type="float">
            <text:p>173000</text:p>
          </table:table-cell>
          <table:table-cell table:formula="of:=SUM([.B95:.B107])/12" office:value-type="float" office:value="173666.666666667" calcext:value-type="float">
            <text:p>173666,666666667</text:p>
          </table:table-cell>
          <table:table-cell table:formula="of:=[.C108]-[.C96]" office:value-type="float" office:value="23583.3333333333" calcext:value-type="float">
            <text:p>23583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5000" calcext:value-type="float">
            <text:p>175000</text:p>
          </table:table-cell>
          <table:table-cell table:formula="of:=SUM([.B96:.B108])/12" office:value-type="float" office:value="175583.333333333" calcext:value-type="float">
            <text:p>175583,333333333</text:p>
          </table:table-cell>
          <table:table-cell table:formula="of:=[.C109]-[.C97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77000" calcext:value-type="float">
            <text:p>177000</text:p>
          </table:table-cell>
          <table:table-cell table:formula="of:=SUM([.B97:.B109])/12" office:value-type="float" office:value="177583.333333333" calcext:value-type="float">
            <text:p>177583,333333333</text:p>
          </table:table-cell>
          <table:table-cell table:formula="of:=[.C110]-[.C98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8000" calcext:value-type="float">
            <text:p>178000</text:p>
          </table:table-cell>
          <table:table-cell table:formula="of:=SUM([.B98:.B110])/12" office:value-type="float" office:value="179583.333333333" calcext:value-type="float">
            <text:p>179583,333333333</text:p>
          </table:table-cell>
          <table:table-cell table:formula="of:=[.C111]-[.C99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9000" calcext:value-type="float">
            <text:p>179000</text:p>
          </table:table-cell>
          <table:table-cell table:formula="of:=SUM([.B99:.B111])/12" office:value-type="float" office:value="181500" calcext:value-type="float">
            <text:p>181500</text:p>
          </table:table-cell>
          <table:table-cell table:formula="of:=[.C112]-[.C100]" office:value-type="float" office:value="23416.6666666667" calcext:value-type="float">
            <text:p>23416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1000" calcext:value-type="float">
            <text:p>181000</text:p>
          </table:table-cell>
          <table:table-cell table:formula="of:=SUM([.B100:.B112])/12" office:value-type="float" office:value="183333.333333333" calcext:value-type="float">
            <text:p>183333,333333333</text:p>
          </table:table-cell>
          <table:table-cell table:formula="of:=[.C113]-[.C101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83000" calcext:value-type="float">
            <text:p>183000</text:p>
          </table:table-cell>
          <table:table-cell table:formula="of:=SUM([.B101:.B113])/12" office:value-type="float" office:value="185250" calcext:value-type="float">
            <text:p>185250</text:p>
          </table:table-cell>
          <table:table-cell table:formula="of:=[.C114]-[.C102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84000" calcext:value-type="float">
            <text:p>184000</text:p>
          </table:table-cell>
          <table:table-cell table:formula="of:=SUM([.B102:.B114])/12" office:value-type="float" office:value="187166.666666667" calcext:value-type="float">
            <text:p>187166,666666667</text:p>
          </table:table-cell>
          <table:table-cell table:formula="of:=[.C115]-[.C103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86000" calcext:value-type="float">
            <text:p>186000</text:p>
          </table:table-cell>
          <table:table-cell table:formula="of:=SUM([.B103:.B115])/12" office:value-type="float" office:value="189083.333333333" calcext:value-type="float">
            <text:p>189083,333333333</text:p>
          </table:table-cell>
          <table:table-cell table:formula="of:=[.C116]-[.C104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87000" calcext:value-type="float">
            <text:p>187000</text:p>
          </table:table-cell>
          <table:table-cell table:formula="of:=SUM([.B104:.B116])/12" office:value-type="float" office:value="190916.666666667" calcext:value-type="float">
            <text:p>190916,666666667</text:p>
          </table:table-cell>
          <table:table-cell table:formula="of:=[.C117]-[.C105]" office:value-type="float" office:value="23250" calcext:value-type="float">
            <text:p>2325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9000" calcext:value-type="float">
            <text:p>189000</text:p>
          </table:table-cell>
          <table:table-cell table:formula="of:=SUM([.B105:.B117])/12" office:value-type="float" office:value="192750" calcext:value-type="float">
            <text:p>192750</text:p>
          </table:table-cell>
          <table:table-cell table:formula="of:=[.C118]-[.C106]" office:value-type="float" office:value="23166.6666666667" calcext:value-type="float">
            <text:p>23166,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90000" calcext:value-type="float">
            <text:p>190000</text:p>
          </table:table-cell>
          <table:table-cell table:formula="of:=SUM([.B106:.B118])/12" office:value-type="float" office:value="194500" calcext:value-type="float">
            <text:p>194500</text:p>
          </table:table-cell>
          <table:table-cell table:formula="of:=[.C119]-[.C107]" office:value-type="float" office:value="22916.6666666667" calcext:value-type="float">
            <text:p>22916,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1000" calcext:value-type="float">
            <text:p>191000</text:p>
          </table:table-cell>
          <table:table-cell table:formula="of:=SUM([.B107:.B119])/12" office:value-type="float" office:value="196166.666666667" calcext:value-type="float">
            <text:p>196166,666666667</text:p>
          </table:table-cell>
          <table:table-cell table:formula="of:=[.C120]-[.C108]" office:value-type="float" office:value="22500" calcext:value-type="float">
            <text:p>2250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92000" calcext:value-type="float">
            <text:p>192000</text:p>
          </table:table-cell>
          <table:table-cell table:formula="of:=SUM([.B108:.B120])/12" office:value-type="float" office:value="197750" calcext:value-type="float">
            <text:p>197750</text:p>
          </table:table-cell>
          <table:table-cell table:formula="of:=[.C121]-[.C109]" office:value-type="float" office:value="22166.6666666667" calcext:value-type="float">
            <text:p>22166,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93000" calcext:value-type="float">
            <text:p>193000</text:p>
          </table:table-cell>
          <table:table-cell table:formula="of:=SUM([.B109:.B121])/12" office:value-type="float" office:value="199333.333333333" calcext:value-type="float">
            <text:p>199333,333333333</text:p>
          </table:table-cell>
          <table:table-cell table:formula="of:=[.C122]-[.C110]" office:value-type="float" office:value="21750" calcext:value-type="float">
            <text:p>2175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94000" calcext:value-type="float">
            <text:p>194000</text:p>
          </table:table-cell>
          <table:table-cell table:formula="of:=SUM([.B110:.B122])/12" office:value-type="float" office:value="200833.333333333" calcext:value-type="float">
            <text:p>200833,333333333</text:p>
          </table:table-cell>
          <table:table-cell table:formula="of:=[.C123]-[.C111]" office:value-type="float" office:value="21250" calcext:value-type="float">
            <text:p>21250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95000" calcext:value-type="float">
            <text:p>195000</text:p>
          </table:table-cell>
          <table:table-cell table:formula="of:=SUM([.B111:.B123])/12" office:value-type="float" office:value="202250" calcext:value-type="float">
            <text:p>202250</text:p>
          </table:table-cell>
          <table:table-cell table:formula="of:=[.C124]-[.C112]" office:value-type="float" office:value="20750" calcext:value-type="float">
            <text:p>20750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6000" calcext:value-type="float">
            <text:p>196000</text:p>
          </table:table-cell>
          <table:table-cell table:formula="of:=SUM([.B112:.B124])/12" office:value-type="float" office:value="203666.666666667" calcext:value-type="float">
            <text:p>203666,666666667</text:p>
          </table:table-cell>
          <table:table-cell table:formula="of:=[.C125]-[.C113]" office:value-type="float" office:value="20333.3333333333" calcext:value-type="float">
            <text:p>20333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98000" calcext:value-type="float">
            <text:p>198000</text:p>
          </table:table-cell>
          <table:table-cell table:formula="of:=SUM([.B113:.B125])/12" office:value-type="float" office:value="205083.333333333" calcext:value-type="float">
            <text:p>205083,333333333</text:p>
          </table:table-cell>
          <table:table-cell table:formula="of:=[.C126]-[.C114]" office:value-type="float" office:value="19833.3333333333" calcext:value-type="float">
            <text:p>1983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99000" calcext:value-type="float">
            <text:p>199000</text:p>
          </table:table-cell>
          <table:table-cell table:formula="of:=SUM([.B114:.B126])/12" office:value-type="float" office:value="206500" calcext:value-type="float">
            <text:p>206500</text:p>
          </table:table-cell>
          <table:table-cell table:formula="of:=[.C127]-[.C115]" office:value-type="float" office:value="19333.3333333333" calcext:value-type="float">
            <text:p>19333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02000" calcext:value-type="float">
            <text:p>202000</text:p>
          </table:table-cell>
          <table:table-cell table:formula="of:=SUM([.B115:.B127])/12" office:value-type="float" office:value="207833.333333333" calcext:value-type="float">
            <text:p>207833,333333333</text:p>
          </table:table-cell>
          <table:table-cell table:formula="of:=[.C128]-[.C116]" office:value-type="float" office:value="18750" calcext:value-type="float">
            <text:p>1875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06000" calcext:value-type="float">
            <text:p>206000</text:p>
          </table:table-cell>
          <table:table-cell table:formula="of:=SUM([.B116:.B128])/12" office:value-type="float" office:value="209333.333333333" calcext:value-type="float">
            <text:p>209333,333333333</text:p>
          </table:table-cell>
          <table:table-cell table:formula="of:=[.C129]-[.C117]" office:value-type="float" office:value="18416.6666666667" calcext:value-type="float">
            <text:p>18416,6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08000" calcext:value-type="float">
            <text:p>208000</text:p>
          </table:table-cell>
          <table:table-cell table:formula="of:=SUM([.B117:.B129])/12" office:value-type="float" office:value="211000" calcext:value-type="float">
            <text:p>211000</text:p>
          </table:table-cell>
          <table:table-cell table:formula="of:=[.C130]-[.C118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09000" calcext:value-type="float">
            <text:p>209000</text:p>
          </table:table-cell>
          <table:table-cell table:formula="of:=SUM([.B118:.B130])/12" office:value-type="float" office:value="212750" calcext:value-type="float">
            <text:p>212750</text:p>
          </table:table-cell>
          <table:table-cell table:formula="of:=[.C131]-[.C119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10000" calcext:value-type="float">
            <text:p>210000</text:p>
          </table:table-cell>
          <table:table-cell table:formula="of:=SUM([.B119:.B131])/12" office:value-type="float" office:value="214416.666666667" calcext:value-type="float">
            <text:p>214416,666666667</text:p>
          </table:table-cell>
          <table:table-cell table:formula="of:=[.C132]-[.C120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12000" calcext:value-type="float">
            <text:p>212000</text:p>
          </table:table-cell>
          <table:table-cell table:formula="of:=SUM([.B120:.B132])/12" office:value-type="float" office:value="216083.333333333" calcext:value-type="float">
            <text:p>216083,333333333</text:p>
          </table:table-cell>
          <table:table-cell table:formula="of:=[.C133]-[.C121]" office:value-type="float" office:value="18333.3333333333" calcext:value-type="float">
            <text:p>18333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14000" calcext:value-type="float">
            <text:p>214000</text:p>
          </table:table-cell>
          <table:table-cell table:formula="of:=SUM([.B121:.B133])/12" office:value-type="float" office:value="217833.333333333" calcext:value-type="float">
            <text:p>217833,333333333</text:p>
          </table:table-cell>
          <table:table-cell table:formula="of:=[.C134]-[.C122]" office:value-type="float" office:value="18500" calcext:value-type="float">
            <text:p>1850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15000" calcext:value-type="float">
            <text:p>215000</text:p>
          </table:table-cell>
          <table:table-cell table:formula="of:=SUM([.B122:.B134])/12" office:value-type="float" office:value="219666.666666667" calcext:value-type="float">
            <text:p>219666,666666667</text:p>
          </table:table-cell>
          <table:table-cell table:formula="of:=[.C135]-[.C123]" office:value-type="float" office:value="18833.3333333333" calcext:value-type="float">
            <text:p>18833,33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16000" calcext:value-type="float">
            <text:p>216000</text:p>
          </table:table-cell>
          <table:table-cell table:formula="of:=SUM([.B123:.B135])/12" office:value-type="float" office:value="221500" calcext:value-type="float">
            <text:p>221500</text:p>
          </table:table-cell>
          <table:table-cell table:formula="of:=[.C136]-[.C124]" office:value-type="float" office:value="19250" calcext:value-type="float">
            <text:p>1925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17000" calcext:value-type="float">
            <text:p>217000</text:p>
          </table:table-cell>
          <table:table-cell table:formula="of:=SUM([.B124:.B136])/12" office:value-type="float" office:value="223333.333333333" calcext:value-type="float">
            <text:p>223333,333333333</text:p>
          </table:table-cell>
          <table:table-cell table:formula="of:=[.C137]-[.C125]" office:value-type="float" office:value="19666.6666666667" calcext:value-type="float">
            <text:p>19666,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19000" calcext:value-type="float">
            <text:p>219000</text:p>
          </table:table-cell>
          <table:table-cell table:formula="of:=SUM([.B125:.B137])/12" office:value-type="float" office:value="225166.666666667" calcext:value-type="float">
            <text:p>225166,666666667</text:p>
          </table:table-cell>
          <table:table-cell table:formula="of:=[.C138]-[.C126]" office:value-type="float" office:value="20083.3333333333" calcext:value-type="float">
            <text:p>20083,33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20000" calcext:value-type="float">
            <text:p>220000</text:p>
          </table:table-cell>
          <table:table-cell table:formula="of:=SUM([.B126:.B138])/12" office:value-type="float" office:value="227083.333333333" calcext:value-type="float">
            <text:p>227083,333333333</text:p>
          </table:table-cell>
          <table:table-cell table:formula="of:=[.C139]-[.C127]" office:value-type="float" office:value="20583.3333333333" calcext:value-type="float">
            <text:p>20583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21000" calcext:value-type="float">
            <text:p>221000</text:p>
          </table:table-cell>
          <table:table-cell table:formula="of:=SUM([.B127:.B139])/12" office:value-type="float" office:value="228916.666666667" calcext:value-type="float">
            <text:p>228916,666666667</text:p>
          </table:table-cell>
          <table:table-cell table:formula="of:=[.C140]-[.C128]" office:value-type="float" office:value="21083.3333333333" calcext:value-type="float">
            <text:p>21083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23000" calcext:value-type="float">
            <text:p>223000</text:p>
          </table:table-cell>
          <table:table-cell table:formula="of:=SUM([.B128:.B140])/12" office:value-type="float" office:value="230750" calcext:value-type="float">
            <text:p>230750</text:p>
          </table:table-cell>
          <table:table-cell table:formula="of:=[.C141]-[.C129]" office:value-type="float" office:value="21416.6666666667" calcext:value-type="float">
            <text:p>21416,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24000" calcext:value-type="float">
            <text:p>224000</text:p>
          </table:table-cell>
          <table:table-cell table:formula="of:=SUM([.B129:.B141])/12" office:value-type="float" office:value="232500" calcext:value-type="float">
            <text:p>232500</text:p>
          </table:table-cell>
          <table:table-cell table:formula="of:=[.C142]-[.C130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25000" calcext:value-type="float">
            <text:p>225000</text:p>
          </table:table-cell>
          <table:table-cell table:formula="of:=SUM([.B130:.B142])/12" office:value-type="float" office:value="234000" calcext:value-type="float">
            <text:p>234000</text:p>
          </table:table-cell>
          <table:table-cell table:formula="of:=[.C143]-[.C131]" office:value-type="float" office:value="21250" calcext:value-type="float">
            <text:p>21250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26000" calcext:value-type="float">
            <text:p>226000</text:p>
          </table:table-cell>
          <table:table-cell table:formula="of:=SUM([.B131:.B143])/12" office:value-type="float" office:value="235416.666666667" calcext:value-type="float">
            <text:p>235416,666666667</text:p>
          </table:table-cell>
          <table:table-cell table:formula="of:=[.C144]-[.C132]" office:value-type="float" office:value="21000" calcext:value-type="float">
            <text:p>2100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28000" calcext:value-type="float">
            <text:p>228000</text:p>
          </table:table-cell>
          <table:table-cell table:formula="of:=SUM([.B132:.B144])/12" office:value-type="float" office:value="236833.333333333" calcext:value-type="float">
            <text:p>236833,333333333</text:p>
          </table:table-cell>
          <table:table-cell table:formula="of:=[.C145]-[.C133]" office:value-type="float" office:value="20750" calcext:value-type="float">
            <text:p>20750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29000" calcext:value-type="float">
            <text:p>229000</text:p>
          </table:table-cell>
          <table:table-cell table:formula="of:=SUM([.B133:.B145])/12" office:value-type="float" office:value="238333.333333333" calcext:value-type="float">
            <text:p>238333,333333333</text:p>
          </table:table-cell>
          <table:table-cell table:formula="of:=[.C146]-[.C134]" office:value-type="float" office:value="20500" calcext:value-type="float">
            <text:p>20500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30000" calcext:value-type="float">
            <text:p>230000</text:p>
          </table:table-cell>
          <table:table-cell table:formula="of:=SUM([.B134:.B146])/12" office:value-type="float" office:value="239750" calcext:value-type="float">
            <text:p>239750</text:p>
          </table:table-cell>
          <table:table-cell table:formula="of:=[.C147]-[.C135]" office:value-type="float" office:value="20083.3333333333" calcext:value-type="float">
            <text:p>20083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31000" calcext:value-type="float">
            <text:p>231000</text:p>
          </table:table-cell>
          <table:table-cell table:formula="of:=SUM([.B135:.B147])/12" office:value-type="float" office:value="241083.333333333" calcext:value-type="float">
            <text:p>241083,333333333</text:p>
          </table:table-cell>
          <table:table-cell table:formula="of:=[.C148]-[.C136]" office:value-type="float" office:value="19583.3333333333" calcext:value-type="float">
            <text:p>19583,33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32000" calcext:value-type="float">
            <text:p>232000</text:p>
          </table:table-cell>
          <table:table-cell table:formula="of:=SUM([.B136:.B148])/12" office:value-type="float" office:value="242416.666666667" calcext:value-type="float">
            <text:p>242416,666666667</text:p>
          </table:table-cell>
          <table:table-cell table:formula="of:=[.C149]-[.C137]" office:value-type="float" office:value="19083.3333333333" calcext:value-type="float">
            <text:p>19083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34000" calcext:value-type="float">
            <text:p>234000</text:p>
          </table:table-cell>
          <table:table-cell table:formula="of:=SUM([.B137:.B149])/12" office:value-type="float" office:value="243750" calcext:value-type="float">
            <text:p>243750</text:p>
          </table:table-cell>
          <table:table-cell table:formula="of:=[.C150]-[.C138]" office:value-type="float" office:value="18583.3333333333" calcext:value-type="float">
            <text:p>18583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35000" calcext:value-type="float">
            <text:p>235000</text:p>
          </table:table-cell>
          <table:table-cell table:formula="of:=SUM([.B138:.B150])/12" office:value-type="float" office:value="245166.666666667" calcext:value-type="float">
            <text:p>245166,666666667</text:p>
          </table:table-cell>
          <table:table-cell table:formula="of:=[.C151]-[.C139]" office:value-type="float" office:value="18083.3333333333" calcext:value-type="float">
            <text:p>18083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37000" calcext:value-type="float">
            <text:p>237000</text:p>
          </table:table-cell>
          <table:table-cell table:formula="of:=SUM([.B139:.B151])/12" office:value-type="float" office:value="246500" calcext:value-type="float">
            <text:p>246500</text:p>
          </table:table-cell>
          <table:table-cell table:formula="of:=[.C152]-[.C140]" office:value-type="float" office:value="17583.3333333333" calcext:value-type="float">
            <text:p>17583,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38000" calcext:value-type="float">
            <text:p>238000</text:p>
          </table:table-cell>
          <table:table-cell table:formula="of:=SUM([.B140:.B152])/12" office:value-type="float" office:value="247916.666666667" calcext:value-type="float">
            <text:p>247916,666666667</text:p>
          </table:table-cell>
          <table:table-cell table:formula="of:=[.C153]-[.C141]" office:value-type="float" office:value="17166.6666666667" calcext:value-type="float">
            <text:p>17166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40000" calcext:value-type="float">
            <text:p>240000</text:p>
          </table:table-cell>
          <table:table-cell table:formula="of:=SUM([.B141:.B153])/12" office:value-type="float" office:value="249333.333333333" calcext:value-type="float">
            <text:p>249333,333333333</text:p>
          </table:table-cell>
          <table:table-cell table:formula="of:=[.C154]-[.C142]" office:value-type="float" office:value="16833.3333333333" calcext:value-type="float">
            <text:p>1683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41000" calcext:value-type="float">
            <text:p>241000</text:p>
          </table:table-cell>
          <table:table-cell table:formula="of:=SUM([.B142:.B154])/12" office:value-type="float" office:value="250750" calcext:value-type="float">
            <text:p>250750</text:p>
          </table:table-cell>
          <table:table-cell table:formula="of:=[.C155]-[.C143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42000" calcext:value-type="float">
            <text:p>242000</text:p>
          </table:table-cell>
          <table:table-cell table:formula="of:=SUM([.B143:.B155])/12" office:value-type="float" office:value="252166.666666667" calcext:value-type="float">
            <text:p>252166,666666667</text:p>
          </table:table-cell>
          <table:table-cell table:formula="of:=[.C156]-[.C144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4000" calcext:value-type="float">
            <text:p>244000</text:p>
          </table:table-cell>
          <table:table-cell table:formula="of:=SUM([.B144:.B156])/12" office:value-type="float" office:value="253583.333333333" calcext:value-type="float">
            <text:p>253583,333333333</text:p>
          </table:table-cell>
          <table:table-cell table:formula="of:=[.C157]-[.C145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45000" calcext:value-type="float">
            <text:p>245000</text:p>
          </table:table-cell>
          <table:table-cell table:formula="of:=SUM([.B145:.B157])/12" office:value-type="float" office:value="255083.333333333" calcext:value-type="float">
            <text:p>255083,333333333</text:p>
          </table:table-cell>
          <table:table-cell table:formula="of:=[.C158]-[.C146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46000" calcext:value-type="float">
            <text:p>246000</text:p>
          </table:table-cell>
          <table:table-cell table:formula="of:=SUM([.B146:.B158])/12" office:value-type="float" office:value="256500" calcext:value-type="float">
            <text:p>256500</text:p>
          </table:table-cell>
          <table:table-cell table:formula="of:=[.C159]-[.C147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48000" calcext:value-type="float">
            <text:p>248000</text:p>
          </table:table-cell>
          <table:table-cell table:formula="of:=SUM([.B147:.B159])/12" office:value-type="float" office:value="257916.666666667" calcext:value-type="float">
            <text:p>257916,666666667</text:p>
          </table:table-cell>
          <table:table-cell table:formula="of:=[.C160]-[.C148]" office:value-type="float" office:value="16833.3333333333" calcext:value-type="float">
            <text:p>16833,3333333333</text:p>
          </table:table-cell>
        </table:table-row>
      </table:table>
      <table:named-expressions>
        <table:named-range table:name="HTML_1" table:base-cell-address="$'Nye skribenter'.$A$1" table:cell-range-address=".$A$2:.$B$160"/>
        <table:named-range table:name="HTML_all" table:base-cell-address="$'Nye skribenter'.$A$1" table:cell-range-address=".$A$2:.$B$160"/>
        <table:named-range table:name="HTML_tables" table:base-cell-address="$'Nye skribenter'.$A$1" table:cell-range-address=".$A$2:.$A$2"/>
      </table:named-expressions>
      <table:database-ranges>
        <table:database-range table:name="__Anonymous_Sheet_DB__0" table:target-range-address="'Nye skribenter'.A2:'Nye skribenter'.B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00:05:49.723877888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1:25:38.788542850</dc:date>
    <meta:editing-duration>PT13H33M4S</meta:editing-duration>
    <meta:editing-cycles>3</meta:editing-cycles>
    <meta:generator>LibreOffice/5.1.4.2$Linux_X86_64 LibreOffice_project/10m0$Build-2</meta:generator>
    <meta:document-statistic meta:table-count="7" meta:cell-count="428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66cm" svg:y="1.275cm" chart:style-name="ch3">
          <text:p>Nye skribenter</text:p>
        </chart:subtitle>
        <chart:legend chart:legend-position="end" svg:x="11.481cm" svg:y="3.703cm" style:legend-expansion="high" chart:style-name="ch4"/>
        <chart:plot-area chart:style-name="ch5" table:cell-range-address="'Nye skribenter'.A1:'Nye skribenter'.D160" chart:data-source-has-labels="both" svg:x="1.331cm" svg:y="2.138cm" svg:width="9.83cm" svg:height="5.701cm">
          <chartooo:coordinate-region svg:x="2.152cm" svg:y="2.337cm" svg:width="9.009cm" svg:height="5.303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Nye skribenter'.A2:'Nye skribenter'.A160"/>
            <chart:grid chart:style-name="ch8" chart:class="major"/>
          </chart:axis>
          <chart:axis chart:dimension="y" chart:name="primary-y" chart:style-name="ch9">
            <chart:title svg:x="0.451cm" svg:y="5.786cm" chart:style-name="ch10">
              <text:p>Skribenter</text:p>
            </chart:title>
            <chart:grid chart:style-name="ch8" chart:class="major"/>
          </chart:axis>
          <chart:series chart:style-name="ch11" chart:values-cell-range-address="'Nye skribenter'.B2:'Nye skribenter'.B160" chart:label-cell-address="'Nye skribenter'.B1:'Nye skribenter'.B1" chart:class="chart:line">
            <chart:data-point chart:repeated="159"/>
          </chart:series>
          <chart:series chart:style-name="ch12" chart:values-cell-range-address="'Nye skribenter'.C2:'Nye skribenter'.C160" chart:label-cell-address="'Nye skribenter'.C1:'Nye skribenter'.C1" chart:class="chart:line">
            <chart:data-point chart:repeated="159"/>
          </chart:series>
          <chart:series chart:style-name="ch13" chart:values-cell-range-address="'Nye skribenter'.D2:'Nye skribenter'.D160" chart:label-cell-address="'Nye skribenter'.D1:'Nye skribent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ye skribenter</text:p>
                <draw:g>
                  <svg:desc>'Nye skribenter'.B1:'Nye skribenter'.B1</svg:desc>
                </draw:g>
              </table:table-cell>
              <table:table-cell office:value-type="string">
                <text:p>12-månedersvindu</text:p>
                <draw:g>
                  <svg:desc>'Nye skribenter'.C1:'Nye skribenter'.C1</svg:desc>
                </draw:g>
              </table:table-cell>
              <table:table-cell office:value-type="string">
                <text:p>12-månedersforskjell</text:p>
                <draw:g>
                  <svg:desc>'Nye skribenter'.D1:'Nye skribent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ye skribenter'.A2:'Nye skribenter'.A160</svg:desc>
                </draw:g>
              </table:table-cell>
              <table:table-cell office:value-type="float" office:value="1">
                <text:p>1</text:p>
                <draw:g>
                  <svg:desc>'Nye skribenter'.B2:'Nye skribenter'.B160</svg:desc>
                </draw:g>
              </table:table-cell>
              <table:table-cell office:value-type="float" office:value="NaN">
                <text:p>NaN</text:p>
                <draw:g>
                  <svg:desc>'Nye skribenter'.C2:'Nye skribenter'.C160</svg:desc>
                </draw:g>
              </table:table-cell>
              <table:table-cell office:value-type="float" office:value="NaN">
                <text:p>NaN</text:p>
                <draw:g>
                  <svg:desc>'Nye skribenter'.D2:'Nye skribenter'.D160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6">
                <text:p>6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7">
                <text:p>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3">
                <text:p>23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">
                <text:p>12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6">
                <text:p>1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4">
                <text:p>14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9">
                <text:p>39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8">
                <text:p>28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7">
                <text:p>37</text:p>
              </table:table-cell>
              <table:table-cell office:value-type="float" office:value="20.25">
                <text:p>20.25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3">
                <text:p>23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19.0833333333333">
                <text:p>19.0833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0">
                <text:p>50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2">
                <text:p>42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21.9166666666667">
                <text:p>21.91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2">
                <text:p>42</text:p>
              </table:table-cell>
              <table:table-cell office:value-type="float" office:value="28.75">
                <text:p>28.7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6">
                <text:p>4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40">
                <text:p>40</text:p>
              </table:table-cell>
              <table:table-cell office:value-type="float" office:value="34.5">
                <text:p>34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67">
                <text:p>67</text:p>
              </table:table-cell>
              <table:table-cell office:value-type="float" office:value="36.5">
                <text:p>36.5</text:p>
              </table:table-cell>
              <table:table-cell office:value-type="float" office:value="27.1666666666667">
                <text:p>27.1666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6">
                <text:p>36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2">
                <text:p>52</text:p>
              </table:table-cell>
              <table:table-cell office:value-type="float" office:value="42.25">
                <text:p>42.2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67">
                <text:p>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9">
                <text:p>89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80">
                <text:p>80</text:p>
              </table:table-cell>
              <table:table-cell office:value-type="float" office:value="51.5833333333333">
                <text:p>51.5833333333333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7">
                <text:p>77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6">
                <text:p>106</text:p>
              </table:table-cell>
              <table:table-cell office:value-type="float" office:value="59.25">
                <text:p>59.25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1">
                <text:p>101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5">
                <text:p>135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19">
                <text:p>119</text:p>
              </table:table-cell>
              <table:table-cell office:value-type="float" office:value="78.1666666666667">
                <text:p>78.16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6">
                <text:p>116</text:p>
              </table:table-cell>
              <table:table-cell office:value-type="float" office:value="84.5833333333333">
                <text:p>84.5833333333333</text:p>
              </table:table-cell>
              <table:table-cell office:value-type="float" office:value="50.0833333333333">
                <text:p>50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0">
                <text:p>130</text:p>
              </table:table-cell>
              <table:table-cell office:value-type="float" office:value="90.4166666666667">
                <text:p>90.4166666666667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52">
                <text:p>152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3">
                <text:p>143</text:p>
              </table:table-cell>
              <table:table-cell office:value-type="float" office:value="105">
                <text:p>105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98">
                <text:p>198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76">
                <text:p>176</text:p>
              </table:table-cell>
              <table:table-cell office:value-type="float" office:value="126.083333333333">
                <text:p>126.083333333333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17">
                <text:p>217</text:p>
              </table:table-cell>
              <table:table-cell office:value-type="float" office:value="135.166666666667">
                <text:p>135.166666666667</text:p>
              </table:table-cell>
              <table:table-cell office:value-type="float" office:value="83.5833333333333">
                <text:p>83.5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20">
                <text:p>220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89.9166666666667">
                <text:p>89.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26">
                <text:p>226</text:p>
              </table:table-cell>
              <table:table-cell office:value-type="float" office:value="157.5">
                <text:p>157.5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3">
                <text:p>203</text:p>
              </table:table-cell>
              <table:table-cell office:value-type="float" office:value="169.916666666667">
                <text:p>169.916666666667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07.583333333333">
                <text:p>107.58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64">
                <text:p>164</text:p>
              </table:table-cell>
              <table:table-cell office:value-type="float" office:value="184.25">
                <text:p>184.25</text:p>
              </table:table-cell>
              <table:table-cell office:value-type="float" office:value="106.083333333333">
                <text:p>106.08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8">
                <text:p>128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02.083333333333">
                <text:p>102.08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36">
                <text:p>136</text:p>
              </table:table-cell>
              <table:table-cell office:value-type="float" office:value="187.416666666667">
                <text:p>187.4166666666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46">
                <text:p>146</text:p>
              </table:table-cell>
              <table:table-cell office:value-type="float" office:value="189.083333333333">
                <text:p>189.083333333333</text:p>
              </table:table-cell>
              <table:table-cell office:value-type="float" office:value="91.1666666666667">
                <text:p>91.1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46">
                <text:p>146</text:p>
              </table:table-cell>
              <table:table-cell office:value-type="float" office:value="190.416666666667">
                <text:p>190.416666666667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78">
                <text:p>178</text:p>
              </table:table-cell>
              <table:table-cell office:value-type="float" office:value="189.916666666667">
                <text:p>189.9166666666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1">
                <text:p>151</text:p>
              </table:table-cell>
              <table:table-cell office:value-type="float" office:value="192.833333333333">
                <text:p>192.833333333333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5">
                <text:p>155</text:p>
              </table:table-cell>
              <table:table-cell office:value-type="float" office:value="188.916666666667">
                <text:p>188.916666666667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79">
                <text:p>179</text:p>
              </table:table-cell>
              <table:table-cell office:value-type="float" office:value="187.166666666667">
                <text:p>187.166666666667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5">
                <text:p>155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54">
                <text:p>154</text:p>
              </table:table-cell>
              <table:table-cell office:value-type="float" office:value="174.416666666667">
                <text:p>174.416666666667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1">
                <text:p>131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-13.9166666666667">
                <text:p>-13.91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4">
                <text:p>144</text:p>
              </table:table-cell>
              <table:table-cell office:value-type="float" office:value="166.583333333333">
                <text:p>166.583333333333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50">
                <text:p>150</text:p>
              </table:table-cell>
              <table:table-cell office:value-type="float" office:value="164.916666666667">
                <text:p>164.916666666667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79">
                <text:p>179</text:p>
              </table:table-cell>
              <table:table-cell office:value-type="float" office:value="166.75">
                <text:p>166.75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1">
                <text:p>191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1">
                <text:p>181</text:p>
              </table:table-cell>
              <table:table-cell office:value-type="float" office:value="174.083333333333">
                <text:p>174.083333333333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64">
                <text:p>164</text:p>
              </table:table-cell>
              <table:table-cell office:value-type="float" office:value="177">
                <text:p>177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6">
                <text:p>206</text:p>
              </table:table-cell>
              <table:table-cell office:value-type="float" office:value="175.833333333333">
                <text:p>175.833333333333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59">
                <text:p>159</text:p>
              </table:table-cell>
              <table:table-cell office:value-type="float" office:value="180.416666666667">
                <text:p>180.416666666667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8">
                <text:p>218</text:p>
              </table:table-cell>
              <table:table-cell office:value-type="float" office:value="180.75">
                <text:p>180.7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1">
                <text:p>141</text:p>
              </table:table-cell>
              <table:table-cell office:value-type="float" office:value="184">
                <text:p>184</text:p>
              </table:table-cell>
              <table:table-cell office:value-type="float" office:value="3.66666666666666">
                <text:p>3.6666666666666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76">
                <text:p>176</text:p>
              </table:table-cell>
              <table:table-cell office:value-type="float" office:value="181.083333333333">
                <text:p>181.083333333333</text:p>
              </table:table-cell>
              <table:table-cell office:value-type="float" office:value="6.66666666666669">
                <text:p>6.6666666666666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48">
                <text:p>148</text:p>
              </table:table-cell>
              <table:table-cell office:value-type="float" office:value="182.833333333333">
                <text:p>182.83333333333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41">
                <text:p>141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55">
                <text:p>155</text:p>
              </table:table-cell>
              <table:table-cell office:value-type="float" office:value="183.166666666667">
                <text:p>183.166666666667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46">
                <text:p>146</text:p>
              </table:table-cell>
              <table:table-cell office:value-type="float" office:value="184.083333333333">
                <text:p>184.083333333333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74">
                <text:p>174</text:p>
              </table:table-cell>
              <table:table-cell office:value-type="float" office:value="183.75">
                <text:p>183.75</text:p>
              </table:table-cell>
              <table:table-cell office:value-type="float" office:value="13.4166666666667">
                <text:p>13.41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00">
                <text:p>200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7">
                <text:p>137</text:p>
              </table:table-cell>
              <table:table-cell office:value-type="float" office:value="184.083333333333">
                <text:p>184.083333333333</text:p>
              </table:table-cell>
              <table:table-cell office:value-type="float" office:value="7.08333333333334">
                <text:p>7.083333333333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5">
                <text:p>175</text:p>
              </table:table-cell>
              <table:table-cell office:value-type="float" office:value="180.416666666667">
                <text:p>180.416666666667</text:p>
              </table:table-cell>
              <table:table-cell office:value-type="float" office:value="4.58333333333331">
                <text:p>4.58333333333331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5">
                <text:p>165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0.916666666666686">
                <text:p>0.916666666666686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83">
                <text:p>183</text:p>
              </table:table-cell>
              <table:table-cell office:value-type="float" office:value="177.916666666667">
                <text:p>177.916666666667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88">
                <text:p>188</text:p>
              </table:table-cell>
              <table:table-cell office:value-type="float" office:value="179.916666666667">
                <text:p>179.916666666667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67">
                <text:p>167</text:p>
              </table:table-cell>
              <table:table-cell office:value-type="float" office:value="177.416666666667">
                <text:p>177.416666666667</text:p>
              </table:table-cell>
              <table:table-cell office:value-type="float" office:value="-3.66666666666669">
                <text:p>-3.66666666666669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17">
                <text:p>117</text:p>
              </table:table-cell>
              <table:table-cell office:value-type="float" office:value="179.583333333333">
                <text:p>179.58333333333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17">
                <text:p>117</text:p>
              </table:table-cell>
              <table:table-cell office:value-type="float" office:value="174.666666666667">
                <text:p>174.666666666667</text:p>
              </table:table-cell>
              <table:table-cell office:value-type="float" office:value="-7.66666666666669">
                <text:p>-7.66666666666669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2">
                <text:p>122</text:p>
              </table:table-cell>
              <table:table-cell office:value-type="float" office:value="172.083333333333">
                <text:p>172.083333333333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12">
                <text:p>112</text:p>
              </table:table-cell>
              <table:table-cell office:value-type="float" office:value="170.5">
                <text:p>170.5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7">
                <text:p>147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-16.8333333333333">
                <text:p>-16.83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7">
                <text:p>117</text:p>
              </table:table-cell>
              <table:table-cell office:value-type="float" office:value="164.416666666667">
                <text:p>164.416666666667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1">
                <text:p>151</text:p>
              </table:table-cell>
              <table:table-cell office:value-type="float" office:value="157.5">
                <text:p>157.5</text:p>
              </table:table-cell>
              <table:table-cell office:value-type="float" office:value="-22.9166666666667">
                <text:p>-22.916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39">
                <text:p>139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2">
                <text:p>152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49">
                <text:p>149</text:p>
              </table:table-cell>
              <table:table-cell office:value-type="float" office:value="154.583333333333">
                <text:p>154.583333333333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2">
                <text:p>152</text:p>
              </table:table-cell>
              <table:table-cell office:value-type="float" office:value="151.75">
                <text:p>151.75</text:p>
              </table:table-cell>
              <table:table-cell office:value-type="float" office:value="-25.6666666666667">
                <text:p>-25.6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18">
                <text:p>118</text:p>
              </table:table-cell>
              <table:table-cell office:value-type="float" office:value="148.75">
                <text:p>148.75</text:p>
              </table:table-cell>
              <table:table-cell office:value-type="float" office:value="-30.8333333333333">
                <text:p>-30.833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99">
                <text:p>99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24">
                <text:p>124</text:p>
              </table:table-cell>
              <table:table-cell office:value-type="float" office:value="143.166666666667">
                <text:p>143.166666666667</text:p>
              </table:table-cell>
              <table:table-cell office:value-type="float" office:value="-28.9166666666667">
                <text:p>-28.91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3">
                <text:p>103</text:p>
              </table:table-cell>
              <table:table-cell office:value-type="float" office:value="143.75">
                <text:p>143.75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24">
                <text:p>124</text:p>
              </table:table-cell>
              <table:table-cell office:value-type="float" office:value="142.166666666667">
                <text:p>142.166666666667</text:p>
              </table:table-cell>
              <table:table-cell office:value-type="float" office:value="-24.75">
                <text:p>-24.7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11">
                <text:p>111</text:p>
              </table:table-cell>
              <table:table-cell office:value-type="float" office:value="143.166666666667">
                <text:p>143.166666666667</text:p>
              </table:table-cell>
              <table:table-cell office:value-type="float" office:value="-23.8333333333333">
                <text:p>-23.83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2">
                <text:p>102</text:p>
              </table:table-cell>
              <table:table-cell office:value-type="float" office:value="140.166666666667">
                <text:p>140.166666666667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32">
                <text:p>132</text:p>
              </table:table-cell>
              <table:table-cell office:value-type="float" office:value="136.75">
                <text:p>136.75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5">
                <text:p>115</text:p>
              </table:table-cell>
              <table:table-cell office:value-type="float" office:value="138">
                <text:p>138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24">
                <text:p>124</text:p>
              </table:table-cell>
              <table:table-cell office:value-type="float" office:value="135">
                <text:p>135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7">
                <text:p>117</text:p>
              </table:table-cell>
              <table:table-cell office:value-type="float" office:value="133.75">
                <text:p>133.75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5">
                <text:p>115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4">
                <text:p>94</text:p>
              </table:table-cell>
              <table:table-cell office:value-type="float" office:value="128">
                <text:p>128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0">
                <text:p>100</text:p>
              </table:table-cell>
              <table:table-cell office:value-type="float" office:value="123.166666666667">
                <text:p>123.1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5">
                <text:p>95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23">
                <text:p>123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60">
                <text:p>160</text:p>
              </table:table-cell>
              <table:table-cell office:value-type="float" office:value="121.25">
                <text:p>121.25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24">
                <text:p>124</text:p>
              </table:table-cell>
              <table:table-cell office:value-type="float" office:value="129.5">
                <text:p>129.5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0">
                <text:p>110</text:p>
              </table:table-cell>
              <table:table-cell office:value-type="float" office:value="130.583333333333">
                <text:p>130.583333333333</text:p>
              </table:table-cell>
              <table:table-cell office:value-type="float" office:value="-6.16666666666666">
                <text:p>-6.16666666666666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96">
                <text:p>96</text:p>
              </table:table-cell>
              <table:table-cell office:value-type="float" office:value="131.25">
                <text:p>131.25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09">
                <text:p>109</text:p>
              </table:table-cell>
              <table:table-cell office:value-type="float" office:value="128.25">
                <text:p>128.25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28">
                <text:p>128</text:p>
              </table:table-cell>
              <table:table-cell office:value-type="float" office:value="127.75">
                <text:p>127.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0">
                <text:p>110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1">
                <text:p>81</text:p>
              </table:table-cell>
              <table:table-cell office:value-type="float" office:value="127.5">
                <text:p>127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6">
                <text:p>66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91">
                <text:p>91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0.666666666666657">
                <text:p>0.66666666666665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7">
                <text:p>77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08">
                <text:p>108</text:p>
              </table:table-cell>
              <table:table-cell office:value-type="float" office:value="120.083333333333">
                <text:p>120.08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89">
                <text:p>89</text:p>
              </table:table-cell>
              <table:table-cell office:value-type="float" office:value="118.833333333333">
                <text:p>118.833333333333</text:p>
              </table:table-cell>
              <table:table-cell office:value-type="float" office:value="-7.16666666666667">
                <text:p>-7.166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3">
                <text:p>73</text:p>
              </table:table-cell>
              <table:table-cell office:value-type="float" office:value="112.916666666667">
                <text:p>112.916666666667</text:p>
              </table:table-cell>
              <table:table-cell office:value-type="float" office:value="-16.5833333333333">
                <text:p>-16.58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7">
                <text:p>107</text:p>
              </table:table-cell>
              <table:table-cell office:value-type="float" office:value="105.166666666667">
                <text:p>105.166666666667</text:p>
              </table:table-cell>
              <table:table-cell office:value-type="float" office:value="-25.4166666666667">
                <text:p>-25.41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3">
                <text:p>73</text:p>
              </table:table-cell>
              <table:table-cell office:value-type="float" office:value="103.75">
                <text:p>103.7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-27.5833333333333">
                <text:p>-27.58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2">
                <text:p>82</text:p>
              </table:table-cell>
              <table:table-cell office:value-type="float" office:value="100.75">
                <text:p>100.7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7">
                <text:p>67</text:p>
              </table:table-cell>
              <table:table-cell office:value-type="float" office:value="98.5">
                <text:p>98.5</text:p>
              </table:table-cell>
              <table:table-cell office:value-type="float" office:value="-29.5833333333333">
                <text:p>-29.583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5">
                <text:p>65</text:p>
              </table:table-cell>
              <table:table-cell office:value-type="float" office:value="93.4166666666667">
                <text:p>93.4166666666667</text:p>
              </table:table-cell>
              <table:table-cell office:value-type="float" office:value="-34.0833333333333">
                <text:p>-34.08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3">
                <text:p>73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-33.3333333333333">
                <text:p>-33.33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3">
                <text:p>73</text:p>
              </table:table-cell>
              <table:table-cell office:value-type="float" office:value="89.1666666666667">
                <text:p>89.1666666666667</text:p>
              </table:table-cell>
              <table:table-cell office:value-type="float" office:value="-32.4166666666667">
                <text:p>-32.41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80">
                <text:p>80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-32.4166666666667">
                <text:p>-32.41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0">
                <text:p>70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-30.9166666666667">
                <text:p>-30.91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2">
                <text:p>52</text:p>
              </table:table-cell>
              <table:table-cell office:value-type="float" office:value="84.75">
                <text:p>84.75</text:p>
              </table:table-cell>
              <table:table-cell office:value-type="float" office:value="-28.1666666666667">
                <text:p>-28.166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82">
                <text:p>82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1">
                <text:p>61</text:p>
              </table:table-cell>
              <table:table-cell office:value-type="float" office:value="82.4166666666667">
                <text:p>82.4166666666667</text:p>
              </table:table-cell>
              <table:table-cell office:value-type="float" office:value="-21.3333333333333">
                <text:p>-21.33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95">
                <text:p>95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-22.0833333333333">
                <text:p>-22.083333333333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0">
                <text:p>70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7">
                <text:p>47</text:p>
              </table:table-cell>
              <table:table-cell office:value-type="float" office:value="78.1666666666667">
                <text:p>78.166666666666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7">
                <text:p>67</text:p>
              </table:table-cell>
              <table:table-cell office:value-type="float" office:value="75.25">
                <text:p>75.2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2">
                <text:p>52</text:p>
              </table:table-cell>
              <table:table-cell office:value-type="float" office:value="75.25">
                <text:p>75.25</text:p>
              </table:table-cell>
              <table:table-cell office:value-type="float" office:value="-14.4166666666667">
                <text:p>-14.41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3">
                <text:p>63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-14.8333333333333">
                <text:p>-14.8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6">
                <text:p>56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9">
                <text:p>79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2">
                <text:p>62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2">
                <text:p>52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3.4166666666667">
                <text:p>-13.41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0">
                <text:p>60</text:p>
              </table:table-cell>
              <table:table-cell office:value-type="float" office:value="69.8333333333333">
                <text:p>69.8333333333333</text:p>
              </table:table-cell>
              <table:table-cell office:value-type="float" office:value="-11.8333333333333">
                <text:p>-11.8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0">
                <text:p>80</text:p>
              </table:table-cell>
              <table:table-cell office:value-type="float" office:value="70.5">
                <text:p>70.5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4">
                <text:p>44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-8.25">
                <text:p>-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183cm" svg:y="1.275cm" chart:style-name="ch3">
          <text:p>Skribenter &gt;5 bidrag</text:p>
        </chart:subtitle>
        <chart:legend chart:legend-position="end" svg:x="11.481cm" svg:y="3.703cm" style:legend-expansion="high" chart:style-name="ch4"/>
        <chart:plot-area chart:style-name="ch5" table:cell-range-address="'Skribenter &gt;5'.A1:'Skribenter &gt;5'.D160" chart:data-source-has-labels="both" svg:x="1.331cm" svg:y="2.138cm" svg:width="9.83cm" svg:height="5.701cm">
          <chartooo:coordinate-region svg:x="2.323cm" svg:y="2.337cm" svg:width="8.838cm" svg:height="5.303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Skribenter &gt;5'.A2:'Skribenter &gt;5'.A160"/>
            <chart:grid chart:style-name="ch8" chart:class="major"/>
          </chart:axis>
          <chart:axis chart:dimension="y" chart:name="primary-y" chart:style-name="ch9">
            <chart:title svg:x="0.451cm" svg:y="5.786cm" chart:style-name="ch10">
              <text:p>Skribenter</text:p>
            </chart:title>
            <chart:grid chart:style-name="ch8" chart:class="major"/>
          </chart:axis>
          <chart:series chart:style-name="ch11" chart:values-cell-range-address="'Skribenter &gt;5'.B2:'Skribenter &gt;5'.B160" chart:label-cell-address="'Skribenter &gt;5'.B1:'Skribenter &gt;5'.B1" chart:class="chart:line">
            <chart:data-point chart:repeated="159"/>
          </chart:series>
          <chart:series chart:style-name="ch12" chart:values-cell-range-address="'Skribenter &gt;5'.C2:'Skribenter &gt;5'.C160" chart:label-cell-address="'Skribenter &gt;5'.C1:'Skribenter &gt;5'.C1" chart:class="chart:line">
            <chart:data-point chart:repeated="159"/>
          </chart:series>
          <chart:series chart:style-name="ch13" chart:values-cell-range-address="'Skribenter &gt;5'.D2:'Skribenter &gt;5'.D160" chart:label-cell-address="'Skribenter &gt;5'.D1:'Skribenter &gt;5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ribenter &gt;5</text:p>
                <draw:g>
                  <svg:desc>'Skribenter &gt;5'.B1:'Skribenter &gt;5'.B1</svg:desc>
                </draw:g>
              </table:table-cell>
              <table:table-cell office:value-type="string">
                <text:p>12-månedersvindu</text:p>
                <draw:g>
                  <svg:desc>'Skribenter &gt;5'.C1:'Skribenter &gt;5'.C1</svg:desc>
                </draw:g>
              </table:table-cell>
              <table:table-cell office:value-type="string">
                <text:p>12-månedersforskjell</text:p>
                <draw:g>
                  <svg:desc>'Skribenter &gt;5'.D1:'Skribenter &gt;5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Skribenter &gt;5'.A2:'Skribenter &gt;5'.A160</svg:desc>
                </draw:g>
              </table:table-cell>
              <table:table-cell office:value-type="float" office:value="2">
                <text:p>2</text:p>
                <draw:g>
                  <svg:desc>'Skribenter &gt;5'.B2:'Skribenter &gt;5'.B160</svg:desc>
                </draw:g>
              </table:table-cell>
              <table:table-cell office:value-type="float" office:value="NaN">
                <text:p>NaN</text:p>
                <draw:g>
                  <svg:desc>'Skribenter &gt;5'.C2:'Skribenter &gt;5'.C160</svg:desc>
                </draw:g>
              </table:table-cell>
              <table:table-cell office:value-type="float" office:value="NaN">
                <text:p>NaN</text:p>
                <draw:g>
                  <svg:desc>'Skribenter &gt;5'.D2:'Skribenter &gt;5'.D160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7">
                <text:p>1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2">
                <text:p>22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8">
                <text:p>5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0">
                <text:p>30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3">
                <text:p>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4">
                <text:p>44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0">
                <text:p>50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7">
                <text:p>47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85">
                <text:p>85</text:p>
              </table:table-cell>
              <table:table-cell office:value-type="float" office:value="31.0833333333333">
                <text:p>31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07">
                <text:p>107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91">
                <text:p>91</text:p>
              </table:table-cell>
              <table:table-cell office:value-type="float" office:value="46.75">
                <text:p>4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06">
                <text:p>106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00">
                <text:p>100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56.5833333333333">
                <text:p>56.5833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48">
                <text:p>148</text:p>
              </table:table-cell>
              <table:table-cell office:value-type="float" office:value="68.25">
                <text:p>68.25</text:p>
              </table:table-cell>
              <table:table-cell office:value-type="float" office:value="61.8333333333333">
                <text:p>61.8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57">
                <text:p>157</text:p>
              </table:table-cell>
              <table:table-cell office:value-type="float" office:value="78.75">
                <text:p>78.75</text:p>
              </table:table-cell>
              <table:table-cell office:value-type="float" office:value="67.8333333333333">
                <text:p>67.83333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145">
                <text:p>145</text:p>
              </table:table-cell>
              <table:table-cell office:value-type="float" office:value="87">
                <text:p>87</text:p>
              </table:table-cell>
              <table:table-cell office:value-type="float" office:value="73.6666666666667">
                <text:p>73.6666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54">
                <text:p>154</text:p>
              </table:table-cell>
              <table:table-cell office:value-type="float" office:value="96.5833333333333">
                <text:p>96.5833333333333</text:p>
              </table:table-cell>
              <table:table-cell office:value-type="float" office:value="80.5833333333333">
                <text:p>80.5833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164">
                <text:p>164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214">
                <text:p>214</text:p>
              </table:table-cell>
              <table:table-cell office:value-type="float" office:value="116.5">
                <text:p>116.5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83">
                <text:p>18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03">
                <text:p>203</text:p>
              </table:table-cell>
              <table:table-cell office:value-type="float" office:value="141.75">
                <text:p>141.75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18">
                <text:p>218</text:p>
              </table:table-cell>
              <table:table-cell office:value-type="float" office:value="154.75">
                <text:p>154.75</text:p>
              </table:table-cell>
              <table:table-cell office:value-type="float" office:value="116.583333333333">
                <text:p>116.58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272">
                <text:p>272</text:p>
              </table:table-cell>
              <table:table-cell office:value-type="float" office:value="165.833333333333">
                <text:p>165.833333333333</text:p>
              </table:table-cell>
              <table:table-cell office:value-type="float" office:value="119.083333333333">
                <text:p>119.08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04">
                <text:p>304</text:p>
              </table:table-cell>
              <table:table-cell office:value-type="float" office:value="179.583333333333">
                <text:p>179.583333333333</text:p>
              </table:table-cell>
              <table:table-cell office:value-type="float" office:value="125.75">
                <text:p>125.75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316">
                <text:p>316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70">
                <text:p>370</text:p>
              </table:table-cell>
              <table:table-cell office:value-type="float" office:value="214.833333333333">
                <text:p>214.833333333333</text:p>
              </table:table-cell>
              <table:table-cell office:value-type="float" office:value="146.583333333333">
                <text:p>146.58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372">
                <text:p>372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58.583333333333">
                <text:p>158.58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09">
                <text:p>409</text:p>
              </table:table-cell>
              <table:table-cell office:value-type="float" office:value="256">
                <text:p>2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27">
                <text:p>427</text:p>
              </table:table-cell>
              <table:table-cell office:value-type="float" office:value="277">
                <text:p>277</text:p>
              </table:table-cell>
              <table:table-cell office:value-type="float" office:value="180.416666666667">
                <text:p>180.41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398">
                <text:p>398</text:p>
              </table:table-cell>
              <table:table-cell office:value-type="float" office:value="300.5">
                <text:p>300.5</text:p>
              </table:table-cell>
              <table:table-cell office:value-type="float" office:value="193.833333333333">
                <text:p>193.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0">
                <text:p>450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204.333333333333">
                <text:p>204.3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502">
                <text:p>502</text:p>
              </table:table-cell>
              <table:table-cell office:value-type="float" office:value="344.666666666667">
                <text:p>344.6666666666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504">
                <text:p>504</text:p>
              </table:table-cell>
              <table:table-cell office:value-type="float" office:value="368.666666666667">
                <text:p>368.666666666667</text:p>
              </table:table-cell>
              <table:table-cell office:value-type="float" office:value="226.916666666667">
                <text:p>226.91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607">
                <text:p>607</text:p>
              </table:table-cell>
              <table:table-cell office:value-type="float" office:value="395.416666666667">
                <text:p>395.416666666667</text:p>
              </table:table-cell>
              <table:table-cell office:value-type="float" office:value="240.666666666667">
                <text:p>240.66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638">
                <text:p>638</text:p>
              </table:table-cell>
              <table:table-cell office:value-type="float" office:value="429.083333333333">
                <text:p>429.083333333333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672">
                <text:p>672</text:p>
              </table:table-cell>
              <table:table-cell office:value-type="float" office:value="464.083333333333">
                <text:p>464.083333333333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711">
                <text:p>711</text:p>
              </table:table-cell>
              <table:table-cell office:value-type="float" office:value="497.416666666667">
                <text:p>497.416666666667</text:p>
              </table:table-cell>
              <table:table-cell office:value-type="float" office:value="300.083333333333">
                <text:p>300.08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772">
                <text:p>772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681">
                <text:p>681</text:p>
              </table:table-cell>
              <table:table-cell office:value-type="float" office:value="569.333333333333">
                <text:p>569.3333333333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690">
                <text:p>690</text:p>
              </table:table-cell>
              <table:table-cell office:value-type="float" office:value="595.25">
                <text:p>595.25</text:p>
              </table:table-cell>
              <table:table-cell office:value-type="float" office:value="339.25">
                <text:p>339.2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592">
                <text:p>592</text:p>
              </table:table-cell>
              <table:table-cell office:value-type="float" office:value="621.75">
                <text:p>621.75</text:p>
              </table:table-cell>
              <table:table-cell office:value-type="float" office:value="344.75">
                <text:p>344.7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560">
                <text:p>560</text:p>
              </table:table-cell>
              <table:table-cell office:value-type="float" office:value="637">
                <text:p>637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559">
                <text:p>559</text:p>
              </table:table-cell>
              <table:table-cell office:value-type="float" office:value="648.083333333333">
                <text:p>648.083333333333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595">
                <text:p>595</text:p>
              </table:table-cell>
              <table:table-cell office:value-type="float" office:value="661.5">
                <text:p>661.5</text:p>
              </table:table-cell>
              <table:table-cell office:value-type="float" office:value="316.833333333333">
                <text:p>316.8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601">
                <text:p>601</text:p>
              </table:table-cell>
              <table:table-cell office:value-type="float" office:value="673.583333333333">
                <text:p>673.583333333333</text:p>
              </table:table-cell>
              <table:table-cell office:value-type="float" office:value="304.916666666667">
                <text:p>304.91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614">
                <text:p>614</text:p>
              </table:table-cell>
              <table:table-cell office:value-type="float" office:value="681.833333333333">
                <text:p>681.833333333333</text:p>
              </table:table-cell>
              <table:table-cell office:value-type="float" office:value="286.416666666667">
                <text:p>286.41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586">
                <text:p>586</text:p>
              </table:table-cell>
              <table:table-cell office:value-type="float" office:value="691">
                <text:p>691</text:p>
              </table:table-cell>
              <table:table-cell office:value-type="float" office:value="261.916666666667">
                <text:p>261.91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674">
                <text:p>674</text:p>
              </table:table-cell>
              <table:table-cell office:value-type="float" office:value="689.25">
                <text:p>689.25</text:p>
              </table:table-cell>
              <table:table-cell office:value-type="float" office:value="225.166666666667">
                <text:p>225.1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692">
                <text:p>692</text:p>
              </table:table-cell>
              <table:table-cell office:value-type="float" office:value="692.25">
                <text:p>692.25</text:p>
              </table:table-cell>
              <table:table-cell office:value-type="float" office:value="194.833333333333">
                <text:p>194.8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676">
                <text:p>676</text:p>
              </table:table-cell>
              <table:table-cell office:value-type="float" office:value="693.916666666667">
                <text:p>693.916666666667</text:p>
              </table:table-cell>
              <table:table-cell office:value-type="float" office:value="162.583333333333">
                <text:p>162.58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625">
                <text:p>625</text:p>
              </table:table-cell>
              <table:table-cell office:value-type="float" office:value="691">
                <text:p>691</text:p>
              </table:table-cell>
              <table:table-cell office:value-type="float" office:value="121.666666666667">
                <text:p>121.6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603">
                <text:p>603</text:p>
              </table:table-cell>
              <table:table-cell office:value-type="float" office:value="678.75">
                <text:p>678.7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78">
                <text:p>578</text:p>
              </table:table-cell>
              <table:table-cell office:value-type="float" office:value="672.25">
                <text:p>672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64">
                <text:p>564</text:p>
              </table:table-cell>
              <table:table-cell office:value-type="float" office:value="662.916666666667">
                <text:p>662.916666666667</text:p>
              </table:table-cell>
              <table:table-cell office:value-type="float" office:value="25.9166666666666">
                <text:p>25.9166666666666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646">
                <text:p>646</text:p>
              </table:table-cell>
              <table:table-cell office:value-type="float" office:value="660.583333333333">
                <text:p>660.58333333333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655">
                <text:p>655</text:p>
              </table:table-cell>
              <table:table-cell office:value-type="float" office:value="667.75">
                <text:p>667.7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739">
                <text:p>739</text:p>
              </table:table-cell>
              <table:table-cell office:value-type="float" office:value="675.75">
                <text:p>675.75</text:p>
              </table:table-cell>
              <table:table-cell office:value-type="float" office:value="2.16666666666663">
                <text:p>2.1666666666666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690">
                <text:p>690</text:p>
              </table:table-cell>
              <table:table-cell office:value-type="float" office:value="687.75">
                <text:p>687.75</text:p>
              </table:table-cell>
              <table:table-cell office:value-type="float" office:value="5.91666666666663">
                <text:p>5.9166666666666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654">
                <text:p>654</text:p>
              </table:table-cell>
              <table:table-cell office:value-type="float" office:value="695.166666666667">
                <text:p>695.166666666667</text:p>
              </table:table-cell>
              <table:table-cell office:value-type="float" office:value="4.16666666666663">
                <text:p>4.1666666666666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740">
                <text:p>740</text:p>
              </table:table-cell>
              <table:table-cell office:value-type="float" office:value="698.5">
                <text:p>698.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93">
                <text:p>693</text:p>
              </table:table-cell>
              <table:table-cell office:value-type="float" office:value="711.333333333333">
                <text:p>711.333333333333</text:p>
              </table:table-cell>
              <table:table-cell office:value-type="float" office:value="19.0833333333334">
                <text:p>19.0833333333334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789">
                <text:p>789</text:p>
              </table:table-cell>
              <table:table-cell office:value-type="float" office:value="712.916666666667">
                <text:p>712.91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59">
                <text:p>659</text:p>
              </table:table-cell>
              <table:table-cell office:value-type="float" office:value="721">
                <text:p>7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34">
                <text:p>634</text:p>
              </table:table-cell>
              <table:table-cell office:value-type="float" office:value="719.583333333333">
                <text:p>719.583333333333</text:p>
              </table:table-cell>
              <table:table-cell office:value-type="float" office:value="40.8333333333334">
                <text:p>40.8333333333334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628">
                <text:p>628</text:p>
              </table:table-cell>
              <table:table-cell office:value-type="float" office:value="720.333333333333">
                <text:p>720.333333333333</text:p>
              </table:table-cell>
              <table:table-cell office:value-type="float" office:value="48.0833333333334">
                <text:p>48.0833333333334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63">
                <text:p>563</text:p>
              </table:table-cell>
              <table:table-cell office:value-type="float" office:value="722.416666666667">
                <text:p>722.41666666666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630">
                <text:p>630</text:p>
              </table:table-cell>
              <table:table-cell office:value-type="float" office:value="721.166666666667">
                <text:p>721.166666666667</text:p>
              </table:table-cell>
              <table:table-cell office:value-type="float" office:value="60.5833333333333">
                <text:p>60.583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623">
                <text:p>623</text:p>
              </table:table-cell>
              <table:table-cell office:value-type="float" office:value="726.666666666667">
                <text:p>726.666666666667</text:p>
              </table:table-cell>
              <table:table-cell office:value-type="float" office:value="58.9166666666666">
                <text:p>58.9166666666666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634">
                <text:p>634</text:p>
              </table:table-cell>
              <table:table-cell office:value-type="float" office:value="724.75">
                <text:p>724.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678">
                <text:p>678</text:p>
              </table:table-cell>
              <table:table-cell office:value-type="float" office:value="723">
                <text:p>723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610">
                <text:p>610</text:p>
              </table:table-cell>
              <table:table-cell office:value-type="float" office:value="717.916666666667">
                <text:p>717.916666666667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657">
                <text:p>657</text:p>
              </table:table-cell>
              <table:table-cell office:value-type="float" office:value="711.25">
                <text:p>711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52">
                <text:p>652</text:p>
              </table:table-cell>
              <table:table-cell office:value-type="float" office:value="711.5">
                <text:p>711.5</text:p>
              </table:table-cell>
              <table:table-cell office:value-type="float" office:value="0.166666666666629">
                <text:p>0.166666666666629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704">
                <text:p>704</text:p>
              </table:table-cell>
              <table:table-cell office:value-type="float" office:value="704.166666666667">
                <text:p>704.166666666667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660">
                <text:p>660</text:p>
              </table:table-cell>
              <table:table-cell office:value-type="float" office:value="705.083333333333">
                <text:p>705.083333333333</text:p>
              </table:table-cell>
              <table:table-cell office:value-type="float" office:value="-15.9166666666666">
                <text:p>-15.9166666666666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680">
                <text:p>680</text:p>
              </table:table-cell>
              <table:table-cell office:value-type="float" office:value="694.333333333333">
                <text:p>694.333333333333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79">
                <text:p>579</text:p>
              </table:table-cell>
              <table:table-cell office:value-type="float" office:value="696.083333333333">
                <text:p>696.083333333333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20">
                <text:p>520</text:p>
              </table:table-cell>
              <table:table-cell office:value-type="float" office:value="691.5">
                <text:p>691.5</text:p>
              </table:table-cell>
              <table:table-cell office:value-type="float" office:value="-30.9166666666666">
                <text:p>-30.9166666666666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559">
                <text:p>559</text:p>
              </table:table-cell>
              <table:table-cell office:value-type="float" office:value="682.5">
                <text:p>682.5</text:p>
              </table:table-cell>
              <table:table-cell office:value-type="float" office:value="-38.6666666666666">
                <text:p>-38.6666666666666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557">
                <text:p>557</text:p>
              </table:table-cell>
              <table:table-cell office:value-type="float" office:value="682.166666666667">
                <text:p>682.166666666667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588">
                <text:p>588</text:p>
              </table:table-cell>
              <table:table-cell office:value-type="float" office:value="676.083333333333">
                <text:p>676.083333333333</text:p>
              </table:table-cell>
              <table:table-cell office:value-type="float" office:value="-48.6666666666666">
                <text:p>-48.666666666666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604">
                <text:p>604</text:p>
              </table:table-cell>
              <table:table-cell office:value-type="float" office:value="673.166666666667">
                <text:p>673.166666666667</text:p>
              </table:table-cell>
              <table:table-cell office:value-type="float" office:value="-49.8333333333334">
                <text:p>-49.8333333333334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518">
                <text:p>518</text:p>
              </table:table-cell>
              <table:table-cell office:value-type="float" office:value="670.666666666667">
                <text:p>670.666666666667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606">
                <text:p>606</text:p>
              </table:table-cell>
              <table:table-cell office:value-type="float" office:value="657.333333333333">
                <text:p>657.333333333333</text:p>
              </table:table-cell>
              <table:table-cell office:value-type="float" office:value="-53.9166666666666">
                <text:p>-53.9166666666666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597">
                <text:p>597</text:p>
              </table:table-cell>
              <table:table-cell office:value-type="float" office:value="657">
                <text:p>657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639">
                <text:p>639</text:p>
              </table:table-cell>
              <table:table-cell office:value-type="float" office:value="652">
                <text:p>652</text:p>
              </table:table-cell>
              <table:table-cell office:value-type="float" office:value="-52.1666666666666">
                <text:p>-52.1666666666666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583">
                <text:p>583</text:p>
              </table:table-cell>
              <table:table-cell office:value-type="float" office:value="650.916666666667">
                <text:p>650.916666666667</text:p>
              </table:table-cell>
              <table:table-cell office:value-type="float" office:value="-54.1666666666667">
                <text:p>-54.1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609">
                <text:p>609</text:p>
              </table:table-cell>
              <table:table-cell office:value-type="float" office:value="640.833333333333">
                <text:p>640.833333333333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535">
                <text:p>535</text:p>
              </table:table-cell>
              <table:table-cell office:value-type="float" office:value="636.583333333333">
                <text:p>636.583333333333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496">
                <text:p>496</text:p>
              </table:table-cell>
              <table:table-cell office:value-type="float" office:value="624.5">
                <text:p>624.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519">
                <text:p>519</text:p>
              </table:table-cell>
              <table:table-cell office:value-type="float" office:value="617.583333333333">
                <text:p>617.583333333333</text:p>
              </table:table-cell>
              <table:table-cell office:value-type="float" office:value="-64.9166666666666">
                <text:p>-64.9166666666666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497">
                <text:p>497</text:p>
              </table:table-cell>
              <table:table-cell office:value-type="float" office:value="617.5">
                <text:p>617.5</text:p>
              </table:table-cell>
              <table:table-cell office:value-type="float" office:value="-64.6666666666666">
                <text:p>-64.666666666666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57">
                <text:p>557</text:p>
              </table:table-cell>
              <table:table-cell office:value-type="float" office:value="612.333333333333">
                <text:p>612.333333333333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545">
                <text:p>545</text:p>
              </table:table-cell>
              <table:table-cell office:value-type="float" office:value="612.333333333333">
                <text:p>612.333333333333</text:p>
              </table:table-cell>
              <table:table-cell office:value-type="float" office:value="-60.8333333333333">
                <text:p>-60.83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490">
                <text:p>490</text:p>
              </table:table-cell>
              <table:table-cell office:value-type="float" office:value="608.75">
                <text:p>608.75</text:p>
              </table:table-cell>
              <table:table-cell office:value-type="float" office:value="-61.9166666666666">
                <text:p>-61.9166666666666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583">
                <text:p>583</text:p>
              </table:table-cell>
              <table:table-cell office:value-type="float" office:value="599.25">
                <text:p>599.25</text:p>
              </table:table-cell>
              <table:table-cell office:value-type="float" office:value="-58.0833333333334">
                <text:p>-58.083333333333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35">
                <text:p>535</text:p>
              </table:table-cell>
              <table:table-cell office:value-type="float" office:value="604.666666666667">
                <text:p>604.666666666667</text:p>
              </table:table-cell>
              <table:table-cell office:value-type="float" office:value="-52.3333333333334">
                <text:p>-52.333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543">
                <text:p>543</text:p>
              </table:table-cell>
              <table:table-cell office:value-type="float" office:value="598.75">
                <text:p>598.75</text:p>
              </table:table-cell>
              <table:table-cell office:value-type="float" office:value="-53.25">
                <text:p>-53.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18">
                <text:p>518</text:p>
              </table:table-cell>
              <table:table-cell office:value-type="float" office:value="594.25">
                <text:p>594.25</text:p>
              </table:table-cell>
              <table:table-cell office:value-type="float" office:value="-56.6666666666666">
                <text:p>-56.666666666666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5">
                <text:p>535</text:p>
              </table:table-cell>
              <table:table-cell office:value-type="float" office:value="584.166666666667">
                <text:p>584.166666666667</text:p>
              </table:table-cell>
              <table:table-cell office:value-type="float" office:value="-56.6666666666667">
                <text:p>-56.6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75">
                <text:p>475</text:p>
              </table:table-cell>
              <table:table-cell office:value-type="float" office:value="580.166666666667">
                <text:p>580.166666666667</text:p>
              </table:table-cell>
              <table:table-cell office:value-type="float" office:value="-56.4166666666667">
                <text:p>-56.4166666666667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483">
                <text:p>483</text:p>
              </table:table-cell>
              <table:table-cell office:value-type="float" office:value="569">
                <text:p>569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71">
                <text:p>471</text:p>
              </table:table-cell>
              <table:table-cell office:value-type="float" office:value="564.666666666667">
                <text:p>564.666666666667</text:p>
              </table:table-cell>
              <table:table-cell office:value-type="float" office:value="-52.9166666666667">
                <text:p>-52.91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503">
                <text:p>503</text:p>
              </table:table-cell>
              <table:table-cell office:value-type="float" office:value="562.583333333333">
                <text:p>562.583333333333</text:p>
              </table:table-cell>
              <table:table-cell office:value-type="float" office:value="-54.9166666666666">
                <text:p>-54.916666666666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573">
                <text:p>573</text:p>
              </table:table-cell>
              <table:table-cell office:value-type="float" office:value="561.25">
                <text:p>561.25</text:p>
              </table:table-cell>
              <table:table-cell office:value-type="float" office:value="-51.0833333333334">
                <text:p>-51.0833333333334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32">
                <text:p>632</text:p>
              </table:table-cell>
              <table:table-cell office:value-type="float" office:value="567.583333333333">
                <text:p>567.583333333333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96">
                <text:p>496</text:p>
              </table:table-cell>
              <table:table-cell office:value-type="float" office:value="573.833333333333">
                <text:p>573.833333333333</text:p>
              </table:table-cell>
              <table:table-cell office:value-type="float" office:value="-34.9166666666666">
                <text:p>-34.916666666666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534">
                <text:p>534</text:p>
              </table:table-cell>
              <table:table-cell office:value-type="float" office:value="569.75">
                <text:p>569.75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75">
                <text:p>475</text:p>
              </table:table-cell>
              <table:table-cell office:value-type="float" office:value="573.416666666667">
                <text:p>573.416666666667</text:p>
              </table:table-cell>
              <table:table-cell office:value-type="float" office:value="-31.25">
                <text:p>-31.2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04">
                <text:p>504</text:p>
              </table:table-cell>
              <table:table-cell office:value-type="float" office:value="564.416666666667">
                <text:p>564.416666666667</text:p>
              </table:table-cell>
              <table:table-cell office:value-type="float" office:value="-34.3333333333334">
                <text:p>-34.3333333333334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11">
                <text:p>511</text:p>
              </table:table-cell>
              <table:table-cell office:value-type="float" office:value="561.833333333333">
                <text:p>561.833333333333</text:p>
              </table:table-cell>
              <table:table-cell office:value-type="float" office:value="-32.4166666666666">
                <text:p>-32.416666666666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46">
                <text:p>546</text:p>
              </table:table-cell>
              <table:table-cell office:value-type="float" office:value="559.166666666667">
                <text:p>559.1666666666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9">
                <text:p>419</text:p>
              </table:table-cell>
              <table:table-cell office:value-type="float" office:value="561.5">
                <text:p>561.5</text:p>
              </table:table-cell>
              <table:table-cell office:value-type="float" office:value="-18.6666666666666">
                <text:p>-18.6666666666666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07">
                <text:p>407</text:p>
              </table:table-cell>
              <table:table-cell office:value-type="float" office:value="551.833333333333">
                <text:p>551.833333333333</text:p>
              </table:table-cell>
              <table:table-cell office:value-type="float" office:value="-17.1666666666666">
                <text:p>-17.1666666666666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36">
                <text:p>436</text:p>
              </table:table-cell>
              <table:table-cell office:value-type="float" office:value="546.166666666667">
                <text:p>546.16666666666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03">
                <text:p>403</text:p>
              </table:table-cell>
              <table:table-cell office:value-type="float" office:value="542.25">
                <text:p>542.25</text:p>
              </table:table-cell>
              <table:table-cell office:value-type="float" office:value="-20.3333333333334">
                <text:p>-20.333333333333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72">
                <text:p>472</text:p>
              </table:table-cell>
              <table:table-cell office:value-type="float" office:value="536.583333333333">
                <text:p>536.583333333333</text:p>
              </table:table-cell>
              <table:table-cell office:value-type="float" office:value="-24.6666666666666">
                <text:p>-24.666666666666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37">
                <text:p>437</text:p>
              </table:table-cell>
              <table:table-cell office:value-type="float" office:value="534">
                <text:p>534</text:p>
              </table:table-cell>
              <table:table-cell office:value-type="float" office:value="-33.5833333333334">
                <text:p>-33.5833333333334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09">
                <text:p>409</text:p>
              </table:table-cell>
              <table:table-cell office:value-type="float" office:value="522.666666666667">
                <text:p>522.666666666667</text:p>
              </table:table-cell>
              <table:table-cell office:value-type="float" office:value="-51.1666666666667">
                <text:p>-51.1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15">
                <text:p>515</text:p>
              </table:table-cell>
              <table:table-cell office:value-type="float" office:value="504.083333333333">
                <text:p>504.083333333333</text:p>
              </table:table-cell>
              <table:table-cell office:value-type="float" office:value="-65.6666666666667">
                <text:p>-65.6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3">
                <text:p>413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-67.7499999999999">
                <text:p>-67.7499999999999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37">
                <text:p>437</text:p>
              </table:table-cell>
              <table:table-cell office:value-type="float" office:value="495.583333333333">
                <text:p>495.583333333333</text:p>
              </table:table-cell>
              <table:table-cell office:value-type="float" office:value="-68.8333333333333">
                <text:p>-68.83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98">
                <text:p>398</text:p>
              </table:table-cell>
              <table:table-cell office:value-type="float" office:value="492.416666666667">
                <text:p>492.416666666667</text:p>
              </table:table-cell>
              <table:table-cell office:value-type="float" office:value="-69.4166666666667">
                <text:p>-69.4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08">
                <text:p>408</text:p>
              </table:table-cell>
              <table:table-cell office:value-type="float" office:value="483.583333333333">
                <text:p>483.583333333333</text:p>
              </table:table-cell>
              <table:table-cell office:value-type="float" office:value="-75.5833333333333">
                <text:p>-75.583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77">
                <text:p>377</text:p>
              </table:table-cell>
              <table:table-cell office:value-type="float" office:value="475">
                <text:p>475</text:p>
              </table:table-cell>
              <table:table-cell office:value-type="float" office:value="-86.5">
                <text:p>-86.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53">
                <text:p>353</text:p>
              </table:table-cell>
              <table:table-cell office:value-type="float" office:value="460.916666666667">
                <text:p>460.916666666667</text:p>
              </table:table-cell>
              <table:table-cell office:value-type="float" office:value="-90.9166666666667">
                <text:p>-90.91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65">
                <text:p>365</text:p>
              </table:table-cell>
              <table:table-cell office:value-type="float" office:value="455.416666666667">
                <text:p>455.416666666667</text:p>
              </table:table-cell>
              <table:table-cell office:value-type="float" office:value="-90.7499999999999">
                <text:p>-90.7499999999999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73">
                <text:p>373</text:p>
              </table:table-cell>
              <table:table-cell office:value-type="float" office:value="451.916666666667">
                <text:p>451.916666666667</text:p>
              </table:table-cell>
              <table:table-cell office:value-type="float" office:value="-90.3333333333333">
                <text:p>-90.333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4">
                <text:p>404</text:p>
              </table:table-cell>
              <table:table-cell office:value-type="float" office:value="446.666666666667">
                <text:p>446.666666666667</text:p>
              </table:table-cell>
              <table:table-cell office:value-type="float" office:value="-89.9166666666667">
                <text:p>-89.91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78">
                <text:p>378</text:p>
              </table:table-cell>
              <table:table-cell office:value-type="float" office:value="446.75">
                <text:p>446.75</text:p>
              </table:table-cell>
              <table:table-cell office:value-type="float" office:value="-87.25">
                <text:p>-87.2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48">
                <text:p>348</text:p>
              </table:table-cell>
              <table:table-cell office:value-type="float" office:value="438.916666666667">
                <text:p>438.916666666667</text:p>
              </table:table-cell>
              <table:table-cell office:value-type="float" office:value="-83.75">
                <text:p>-83.7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14">
                <text:p>414</text:p>
              </table:table-cell>
              <table:table-cell office:value-type="float" office:value="431.5">
                <text:p>431.5</text:p>
              </table:table-cell>
              <table:table-cell office:value-type="float" office:value="-72.5833333333333">
                <text:p>-72.58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71">
                <text:p>371</text:p>
              </table:table-cell>
              <table:table-cell office:value-type="float" office:value="431.916666666667">
                <text:p>431.916666666667</text:p>
              </table:table-cell>
              <table:table-cell office:value-type="float" office:value="-73.75">
                <text:p>-73.75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1">
                <text:p>421</text:p>
              </table:table-cell>
              <table:table-cell office:value-type="float" office:value="419.916666666667">
                <text:p>419.916666666667</text:p>
              </table:table-cell>
              <table:table-cell office:value-type="float" office:value="-75.6666666666666">
                <text:p>-75.666666666666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92">
                <text:p>392</text:p>
              </table:table-cell>
              <table:table-cell office:value-type="float" office:value="420.583333333333">
                <text:p>420.583333333333</text:p>
              </table:table-cell>
              <table:table-cell office:value-type="float" office:value="-71.8333333333334">
                <text:p>-71.8333333333334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70">
                <text:p>370</text:p>
              </table:table-cell>
              <table:table-cell office:value-type="float" office:value="416.833333333333">
                <text:p>416.833333333333</text:p>
              </table:table-cell>
              <table:table-cell office:value-type="float" office:value="-66.75">
                <text:p>-66.7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5">
                <text:p>355</text:p>
              </table:table-cell>
              <table:table-cell office:value-type="float" office:value="414.5">
                <text:p>414.5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28">
                <text:p>328</text:p>
              </table:table-cell>
              <table:table-cell office:value-type="float" office:value="410.083333333333">
                <text:p>410.083333333333</text:p>
              </table:table-cell>
              <table:table-cell office:value-type="float" office:value="-50.8333333333334">
                <text:p>-50.833333333333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351">
                <text:p>351</text:p>
              </table:table-cell>
              <table:table-cell office:value-type="float" office:value="406">
                <text:p>406</text:p>
              </table:table-cell>
              <table:table-cell office:value-type="float" office:value="-49.4166666666667">
                <text:p>-49.41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4">
                <text:p>374</text:p>
              </table:table-cell>
              <table:table-cell office:value-type="float" office:value="405.833333333333">
                <text:p>405.833333333333</text:p>
              </table:table-cell>
              <table:table-cell office:value-type="float" office:value="-46.0833333333334">
                <text:p>-46.083333333333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36">
                <text:p>436</text:p>
              </table:table-cell>
              <table:table-cell office:value-type="float" office:value="406.583333333333">
                <text:p>406.583333333333</text:p>
              </table:table-cell>
              <table:table-cell office:value-type="float" office:value="-40.0833333333334">
                <text:p>-40.083333333333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90">
                <text:p>390</text:p>
              </table:table-cell>
              <table:table-cell office:value-type="float" office:value="411.833333333333">
                <text:p>411.833333333333</text:p>
              </table:table-cell>
              <table:table-cell office:value-type="float" office:value="-34.9166666666667">
                <text:p>-34.91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59">
                <text:p>359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-28.25">
                <text:p>-28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18">
                <text:p>418</text:p>
              </table:table-cell>
              <table:table-cell office:value-type="float" office:value="409.083333333333">
                <text:p>409.083333333333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02">
                <text:p>402</text:p>
              </table:table-cell>
              <table:table-cell office:value-type="float" office:value="414.916666666667">
                <text:p>414.9166666666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88">
                <text:p>388</text:p>
              </table:table-cell>
              <table:table-cell office:value-type="float" office:value="413.916666666667">
                <text:p>413.916666666667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5.972cm" svg:y="1.275cm" chart:style-name="ch3">
          <text:p>Skribenter &gt;100 bidrag</text:p>
        </chart:subtitle>
        <chart:legend chart:legend-position="end" svg:x="10.317cm" svg:y="3.703cm" style:legend-expansion="high" chart:style-name="ch4"/>
        <chart:plot-area chart:style-name="ch5" table:cell-range-address="'Skribenter &gt;100'.A1:'Skribenter &gt;100'.D160" chart:data-source-has-labels="both" svg:x="1.331cm" svg:y="2.138cm" svg:width="8.666cm" svg:height="5.701cm">
          <chartooo:coordinate-region svg:x="2.155cm" svg:y="2.337cm" svg:width="7.842cm" svg:height="5.303cm"/>
          <chart:axis chart:dimension="x" chart:name="primary-x" chart:style-name="ch6" chartooo:axis-type="auto">
            <chartooo:date-scale/>
            <chart:title svg:x="5.263cm" svg:y="8.019cm" chart:style-name="ch7">
              <text:p>Dato</text:p>
            </chart:title>
            <chart:categories table:cell-range-address="'Skribenter &gt;100'.A13:'Skribenter &gt;100'.A160"/>
            <chart:grid chart:style-name="ch8" chart:class="major"/>
          </chart:axis>
          <chart:axis chart:dimension="y" chart:name="primary-y" chart:style-name="ch9">
            <chart:title svg:x="0.451cm" svg:y="5.786cm" chart:style-name="ch10">
              <text:p>Skribenter</text:p>
            </chart:title>
            <chart:grid chart:style-name="ch8" chart:class="major"/>
          </chart:axis>
          <chart:series chart:style-name="ch11" chart:values-cell-range-address="'Skribenter &gt;100'.B13:'Skribenter &gt;100'.B160" chart:label-cell-address="'Skribenter &gt;100'.B1:'Skribenter &gt;100'.B12" chart:class="chart:line">
            <chart:data-point chart:repeated="148"/>
          </chart:series>
          <chart:series chart:style-name="ch12" chart:values-cell-range-address="'Skribenter &gt;100'.C13:'Skribenter &gt;100'.C160" chart:label-cell-address="'Skribenter &gt;100'.C1:'Skribenter &gt;100'.C12" chart:class="chart:line">
            <chart:data-point chart:repeated="148"/>
          </chart:series>
          <chart:series chart:style-name="ch13" chart:values-cell-range-address="'Skribenter &gt;100'.D13:'Skribenter &gt;100'.D160" chart:label-cell-address="'Skribenter &gt;100'.D1:'Skribenter &gt;100'.D12" chart:class="chart:line">
            <chart:data-point chart:repeated="1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rienter &gt;100</text:p>
                <text:list>
                  <text:list-item>
                    <text:p>Skrienter &gt;100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kribenter &gt;100'.B1:'Skribenter &gt;100'.B12</svg:desc>
                </draw:g>
              </table:table-cell>
              <table:table-cell office:value-type="string">
                <text:p>12-månedersvindu</text:p>
                <text:list>
                  <text:list-item>
                    <text:p>12-månedersvindu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kribenter &gt;100'.C1:'Skribenter &gt;100'.C12</svg:desc>
                </draw:g>
              </table:table-cell>
              <table:table-cell office:value-type="string">
                <text:p>12-månedersforskjell</text:p>
                <text:list>
                  <text:list-item>
                    <text:p>12-månedersforskjell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kribenter &gt;100'.D1:'Skribenter &gt;100'.D12</svg:desc>
                </draw:g>
              </table:table-cell>
            </table:table-row>
          </table:table-header-rows>
          <table:table-rows>
            <table:table-row>
              <table:table-cell office:value-type="float" office:value="37956">
                <text:p>37956</text:p>
                <draw:g>
                  <svg:desc>'Skribenter &gt;100'.A13:'Skribenter &gt;100'.A160</svg:desc>
                </draw:g>
              </table:table-cell>
              <table:table-cell office:value-type="float" office:value="3">
                <text:p>3</text:p>
                <draw:g>
                  <svg:desc>'Skribenter &gt;100'.B13:'Skribenter &gt;100'.B160</svg:desc>
                </draw:g>
              </table:table-cell>
              <table:table-cell office:value-type="float" office:value="NaN">
                <text:p>NaN</text:p>
                <draw:g>
                  <svg:desc>'Skribenter &gt;100'.C13:'Skribenter &gt;100'.C160</svg:desc>
                </draw:g>
              </table:table-cell>
              <table:table-cell office:value-type="float" office:value="NaN">
                <text:p>NaN</text:p>
                <draw:g>
                  <svg:desc>'Skribenter &gt;100'.D13:'Skribenter &gt;100'.D160</svg:desc>
                </draw:g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4">
                <text:p>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4">
                <text:p>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9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9">
                <text:p>9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">
                <text:p>1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8">
                <text:p>18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1">
                <text:p>21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4">
                <text:p>24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1.0833333333333">
                <text:p>11.08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7">
                <text:p>27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3">
                <text:p>33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8">
                <text:p>28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6.5833333333333">
                <text:p>16.5833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5">
                <text:p>35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46">
                <text:p>46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45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49">
                <text:p>49</text:p>
              </table:table-cell>
              <table:table-cell office:value-type="float" office:value="28.5">
                <text:p>2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7">
                <text:p>47</text:p>
              </table:table-cell>
              <table:table-cell office:value-type="float" office:value="31.75">
                <text:p>31.7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60">
                <text:p>60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64">
                <text:p>64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66">
                <text:p>66</text:p>
              </table:table-cell>
              <table:table-cell office:value-type="float" office:value="42.1666666666667">
                <text:p>42.1666666666667</text:p>
              </table:table-cell>
              <table:table-cell office:value-type="float" office:value="31.8333333333333">
                <text:p>31.83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66">
                <text:p>66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33.9166666666667">
                <text:p>33.91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1">
                <text:p>71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86">
                <text:p>86</text:p>
              </table:table-cell>
              <table:table-cell office:value-type="float" office:value="53.0833333333333">
                <text:p>53.0833333333333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79">
                <text:p>79</text:p>
              </table:table-cell>
              <table:table-cell office:value-type="float" office:value="62.5">
                <text:p>62.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1">
                <text:p>81</text:p>
              </table:table-cell>
              <table:table-cell office:value-type="float" office:value="66.75">
                <text:p>66.75</text:p>
              </table:table-cell>
              <table:table-cell office:value-type="float" office:value="44.1666666666667">
                <text:p>44.16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86">
                <text:p>86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93">
                <text:p>93</text:p>
              </table:table-cell>
              <table:table-cell office:value-type="float" office:value="73.9166666666667">
                <text:p>73.9166666666667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4">
                <text:p>94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97">
                <text:p>97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08">
                <text:p>108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6">
                <text:p>106</text:p>
              </table:table-cell>
              <table:table-cell office:value-type="float" office:value="89.8333333333333">
                <text:p>89.8333333333333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2">
                <text:p>112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47.4166666666667">
                <text:p>47.41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00">
                <text:p>100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46.9166666666667">
                <text:p>46.9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97">
                <text:p>97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03">
                <text:p>103</text:p>
              </table:table-cell>
              <table:table-cell office:value-type="float" office:value="103.583333333333">
                <text:p>103.583333333333</text:p>
              </table:table-cell>
              <table:table-cell office:value-type="float" office:value="41.0833333333333">
                <text:p>41.08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07">
                <text:p>107</text:p>
              </table:table-cell>
              <table:table-cell office:value-type="float" office:value="104.916666666667">
                <text:p>104.916666666667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6">
                <text:p>96</text:p>
              </table:table-cell>
              <table:table-cell office:value-type="float" office:value="107.25">
                <text:p>107.25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4">
                <text:p>104</text:p>
              </table:table-cell>
              <table:table-cell office:value-type="float" office:value="108.5">
                <text:p>108.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6">
                <text:p>8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23.1666666666667">
                <text:p>23.1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5">
                <text:p>105</text:p>
              </table:table-cell>
              <table:table-cell office:value-type="float" office:value="109.75">
                <text:p>109.75</text:p>
              </table:table-cell>
              <table:table-cell office:value-type="float" office:value="19.9166666666667">
                <text:p>19.91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1">
                <text:p>111</text:p>
              </table:table-cell>
              <table:table-cell office:value-type="float" office:value="109.5">
                <text:p>109.5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95">
                <text:p>95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89">
                <text:p>89</text:p>
              </table:table-cell>
              <table:table-cell office:value-type="float" office:value="108.5">
                <text:p>10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0">
                <text:p>90</text:p>
              </table:table-cell>
              <table:table-cell office:value-type="float" office:value="107.583333333333">
                <text:p>107.583333333333</text:p>
              </table:table-cell>
              <table:table-cell office:value-type="float" office:value="4.91666666666666">
                <text:p>4.91666666666666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0">
                <text:p>90</text:p>
              </table:table-cell>
              <table:table-cell office:value-type="float" office:value="106.5">
                <text:p>106.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5">
                <text:p>95</text:p>
              </table:table-cell>
              <table:table-cell office:value-type="float" office:value="105.916666666667">
                <text:p>105.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89">
                <text:p>89</text:p>
              </table:table-cell>
              <table:table-cell office:value-type="float" office:value="105.25">
                <text:p>105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2">
                <text:p>102</text:p>
              </table:table-cell>
              <table:table-cell office:value-type="float" office:value="103.75">
                <text:p>103.7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93">
                <text:p>93</text:p>
              </table:table-cell>
              <table:table-cell office:value-type="float" office:value="104.25">
                <text:p>104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7">
                <text:p>107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-6.33333333333334">
                <text:p>-6.33333333333334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05">
                <text:p>105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2">
                <text:p>92</text:p>
              </table:table-cell>
              <table:table-cell office:value-type="float" office:value="106.416666666667">
                <text:p>106.416666666667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06">
                <text:p>106</text:p>
              </table:table-cell>
              <table:table-cell office:value-type="float" office:value="105.25">
                <text:p>105.2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87">
                <text:p>87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1">
                <text:p>81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76">
                <text:p>76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3">
                <text:p>73</text:p>
              </table:table-cell>
              <table:table-cell office:value-type="float" office:value="101.083333333333">
                <text:p>101.083333333333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3">
                <text:p>93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89">
                <text:p>89</text:p>
              </table:table-cell>
              <table:table-cell office:value-type="float" office:value="99.9166666666667">
                <text:p>99.9166666666667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92">
                <text:p>92</text:p>
              </table:table-cell>
              <table:table-cell office:value-type="float" office:value="99.4166666666667">
                <text:p>99.4166666666667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81">
                <text:p>8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-4.58333333333333">
                <text:p>-4.58333333333333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84">
                <text:p>84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3">
                <text:p>93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-7.66666666666666">
                <text:p>-7.6666666666666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86">
                <text:p>86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0">
                <text:p>100</text:p>
              </table:table-cell>
              <table:table-cell office:value-type="float" office:value="94.9166666666667">
                <text:p>94.9166666666667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98">
                <text:p>98</text:p>
              </table:table-cell>
              <table:table-cell office:value-type="float" office:value="94.4166666666667">
                <text:p>94.4166666666667</text:p>
              </table:table-cell>
              <table:table-cell office:value-type="float" office:value="-8.91666666666666">
                <text:p>-8.916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6">
                <text:p>86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9">
                <text:p>79</text:p>
              </table:table-cell>
              <table:table-cell office:value-type="float" office:value="95.75">
                <text:p>95.75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1">
                <text:p>71</text:p>
              </table:table-cell>
              <table:table-cell office:value-type="float" office:value="96">
                <text:p>96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4">
                <text:p>74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72">
                <text:p>72</text:p>
              </table:table-cell>
              <table:table-cell office:value-type="float" office:value="94.25">
                <text:p>94.25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78">
                <text:p>78</text:p>
              </table:table-cell>
              <table:table-cell office:value-type="float" office:value="92.8333333333333">
                <text:p>92.8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82">
                <text:p>8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90">
                <text:p>90</text:p>
              </table:table-cell>
              <table:table-cell office:value-type="float" office:value="91.75">
                <text:p>91.75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88">
                <text:p>88</text:p>
              </table:table-cell>
              <table:table-cell office:value-type="float" office:value="92.25">
                <text:p>92.2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4">
                <text:p>104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8">
                <text:p>88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89">
                <text:p>89</text:p>
              </table:table-cell>
              <table:table-cell office:value-type="float" office:value="92.5">
                <text:p>92.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86">
                <text:p>86</text:p>
              </table:table-cell>
              <table:table-cell office:value-type="float" office:value="91.5833333333333">
                <text:p>91.583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6">
                <text:p>76</text:p>
              </table:table-cell>
              <table:table-cell office:value-type="float" office:value="90.5833333333333">
                <text:p>90.5833333333333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7">
                <text:p>77</text:p>
              </table:table-cell>
              <table:table-cell office:value-type="float" office:value="89.75">
                <text:p>89.7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0">
                <text:p>80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76">
                <text:p>76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9">
                <text:p>79</text:p>
              </table:table-cell>
              <table:table-cell office:value-type="float" office:value="90.5">
                <text:p>90.5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5">
                <text:p>75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-0.583333333333343">
                <text:p>-0.58333333333334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5">
                <text:p>85</text:p>
              </table:table-cell>
              <table:table-cell office:value-type="float" office:value="90.8333333333333">
                <text:p>90.8333333333333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0">
                <text:p>70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7">
                <text:p>77</text:p>
              </table:table-cell>
              <table:table-cell office:value-type="float" office:value="89.4166666666667">
                <text:p>89.4166666666667</text:p>
              </table:table-cell>
              <table:table-cell office:value-type="float" office:value="-2.41666666666666">
                <text:p>-2.416666666666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9">
                <text:p>79</text:p>
              </table:table-cell>
              <table:table-cell office:value-type="float" office:value="88.5">
                <text:p>88.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7">
                <text:p>77</text:p>
              </table:table-cell>
              <table:table-cell office:value-type="float" office:value="86.4166666666667">
                <text:p>86.4166666666667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80">
                <text:p>80</text:p>
              </table:table-cell>
              <table:table-cell office:value-type="float" office:value="85.5">
                <text:p>85.5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2">
                <text:p>62</text:p>
              </table:table-cell>
              <table:table-cell office:value-type="float" office:value="84.75">
                <text:p>84.75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73">
                <text:p>73</text:p>
              </table:table-cell>
              <table:table-cell office:value-type="float" office:value="82.75">
                <text:p>82.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67">
                <text:p>67</text:p>
              </table:table-cell>
              <table:table-cell office:value-type="float" office:value="82.5">
                <text:p>82.5</text:p>
              </table:table-cell>
              <table:table-cell office:value-type="float" office:value="-7.08333333333333">
                <text:p>-7.083333333333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68">
                <text:p>68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4">
                <text:p>64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3">
                <text:p>73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7">
                <text:p>77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9">
                <text:p>59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3">
                <text:p>63</text:p>
              </table:table-cell>
              <table:table-cell office:value-type="float" office:value="77.1666666666667">
                <text:p>77.1666666666667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66">
                <text:p>66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8">
                <text:p>78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5">
                <text:p>65</text:p>
              </table:table-cell>
              <table:table-cell office:value-type="float" office:value="75.5833333333333">
                <text:p>75.5833333333333</text:p>
              </table:table-cell>
              <table:table-cell office:value-type="float" office:value="-9.91666666666667">
                <text:p>-9.916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7">
                <text:p>67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1">
                <text:p>61</text:p>
              </table:table-cell>
              <table:table-cell office:value-type="float" office:value="73.5">
                <text:p>73.5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7">
                <text:p>67</text:p>
              </table:table-cell>
              <table:table-cell office:value-type="float" office:value="73.4166666666667">
                <text:p>73.4166666666667</text:p>
              </table:table-cell>
              <table:table-cell office:value-type="float" office:value="-9.08333333333333">
                <text:p>-9.08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66">
                <text:p>66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8">
                <text:p>68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-7.83333333333334">
                <text:p>-7.83333333333334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58">
                <text:p>58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8">
                <text:p>78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2">
                <text:p>72</text:p>
              </table:table-cell>
              <table:table-cell office:value-type="float" office:value="72.75">
                <text:p>72.75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1">
                <text:p>71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-4.83333333333334">
                <text:p>-4.833333333333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2">
                <text:p>72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58">
                <text:p>58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8">
                <text:p>58</text:p>
              </table:table-cell>
              <table:table-cell office:value-type="float" office:value="72.4166666666667">
                <text:p>72.4166666666667</text:p>
              </table:table-cell>
              <table:table-cell office:value-type="float" office:value="-2.16666666666666">
                <text:p>-2.1666666666666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2">
                <text:p>72</text:p>
              </table:table-cell>
              <table:table-cell office:value-type="float" office:value="71.8333333333333">
                <text:p>71.8333333333333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60">
                <text:p>60</text:p>
              </table:table-cell>
              <table:table-cell office:value-type="float" office:value="72.25">
                <text:p>72.25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7">
                <text:p>57</text:p>
              </table:table-cell>
              <table:table-cell office:value-type="float" office:value="72.1666666666667">
                <text:p>72.1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7">
                <text:p>57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2">
                <text:p>72</text:p>
              </table:table-cell>
              <table:table-cell office:value-type="float" office:value="69.9166666666667">
                <text:p>69.9166666666667</text:p>
              </table:table-cell>
              <table:table-cell office:value-type="float" office:value="-2.41666666666666">
                <text:p>-2.4166666666666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5">
                <text:p>65</text:p>
              </table:table-cell>
              <table:table-cell office:value-type="float" office:value="71.0833333333333">
                <text:p>71.0833333333333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0">
                <text:p>70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9">
                <text:p>69</text:p>
              </table:table-cell>
              <table:table-cell office:value-type="float" office:value="70.25">
                <text:p>70.2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1">
                <text:p>61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-1.41666666666666">
                <text:p>-1.4166666666666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0">
                <text:p>70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1">
                <text:p>71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8">
                <text:p>78</text:p>
              </table:table-cell>
              <table:table-cell office:value-type="float" office:value="73.5">
                <text:p>73.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3">
                <text:p>83</text:p>
              </table:table-cell>
              <table:table-cell office:value-type="float" office:value="75.25">
                <text:p>75.25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3">
                <text:p>73</text:p>
              </table:table-cell>
              <table:table-cell office:value-type="float" office:value="77.1666666666667">
                <text:p>77.1666666666667</text:p>
              </table:table-cell>
              <table:table-cell office:value-type="float" office:value="6.08333333333334">
                <text:p>6.0833333333333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6">
                <text:p>76</text:p>
              </table:table-cell>
              <table:table-cell office:value-type="float" office:value="77.25">
                <text:p>77.25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938cm" svg:y="1.275cm" chart:style-name="ch3">
          <text:p>Nye artikler</text:p>
        </chart:subtitle>
        <chart:legend chart:legend-position="end" svg:x="11.481cm" svg:y="3.703cm" style:legend-expansion="high" chart:style-name="ch4"/>
        <chart:plot-area chart:style-name="ch5" table:cell-range-address="'Nye artikler'.A1:'Nye artikler'.D160" chart:data-source-has-labels="both" svg:x="1.331cm" svg:y="2.138cm" svg:width="9.83cm" svg:height="5.701cm">
          <chartooo:coordinate-region svg:x="2.243cm" svg:y="2.337cm" svg:width="8.918cm" svg:height="5.303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Nye artikler'.A2:'Nye artikler'.A160"/>
            <chart:grid chart:style-name="ch8" chart:class="major"/>
          </chart:axis>
          <chart:axis chart:dimension="y" chart:name="primary-y" chart:style-name="ch9">
            <chart:title svg:x="0.451cm" svg:y="5.548cm" chart:style-name="ch10">
              <text:p>Artikler</text:p>
            </chart:title>
            <chart:grid chart:style-name="ch8" chart:class="major"/>
          </chart:axis>
          <chart:series chart:style-name="ch11" chart:values-cell-range-address="'Nye artikler'.B2:'Nye artikler'.B160" chart:label-cell-address="'Nye artikler'.B1:'Nye artikler'.B1" chart:class="chart:line">
            <chart:data-point chart:repeated="159"/>
          </chart:series>
          <chart:series chart:style-name="ch12" chart:values-cell-range-address="'Nye artikler'.C2:'Nye artikler'.C160" chart:label-cell-address="'Nye artikler'.C1:'Nye artikler'.C1" chart:class="chart:line">
            <chart:data-point chart:repeated="159"/>
          </chart:series>
          <chart:series chart:style-name="ch13" chart:values-cell-range-address="'Nye artikler'.D2:'Nye artikler'.D160" chart:label-cell-address="'Nye artikler'.D1:'Nye artikl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ye artikler per dag</text:p>
                <draw:g>
                  <svg:desc>'Nye artikler'.B1:'Nye artikler'.B1</svg:desc>
                </draw:g>
              </table:table-cell>
              <table:table-cell office:value-type="string">
                <text:p>12-månedersvindu</text:p>
                <draw:g>
                  <svg:desc>'Nye artikler'.C1:'Nye artikler'.C1</svg:desc>
                </draw:g>
              </table:table-cell>
              <table:table-cell office:value-type="string">
                <text:p>12-månedersforskjell</text:p>
                <draw:g>
                  <svg:desc>'Nye artikler'.D1:'Nye artikl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ye artikler'.A2:'Nye artikler'.A160</svg:desc>
                </draw:g>
              </table:table-cell>
              <table:table-cell office:value-type="float" office:value="2">
                <text:p>2</text:p>
                <draw:g>
                  <svg:desc>'Nye artikler'.B2:'Nye artikler'.B160</svg:desc>
                </draw:g>
              </table:table-cell>
              <table:table-cell office:value-type="float" office:value="NaN">
                <text:p>NaN</text:p>
                <draw:g>
                  <svg:desc>'Nye artikler'.C2:'Nye artikler'.C160</svg:desc>
                </draw:g>
              </table:table-cell>
              <table:table-cell office:value-type="float" office:value="NaN">
                <text:p>NaN</text:p>
                <draw:g>
                  <svg:desc>'Nye artikler'.D2:'Nye artikler'.D160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5">
                <text:p>15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1">
                <text:p>31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19">
                <text:p>19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8">
                <text:p>28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3">
                <text:p>33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8">
                <text:p>48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7">
                <text:p>17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31">
                <text:p>31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9">
                <text:p>59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62">
                <text:p>62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69">
                <text:p>69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70">
                <text:p>70</text:p>
              </table:table-cell>
              <table:table-cell office:value-type="float" office:value="38.0833333333333">
                <text:p>38.08333333333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4">
                <text:p>54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82">
                <text:p>82</text:p>
              </table:table-cell>
              <table:table-cell office:value-type="float" office:value="46.0833333333333">
                <text:p>46.0833333333333</text:p>
              </table:table-cell>
              <table:table-cell office:value-type="float" office:value="39.8333333333333">
                <text:p>39.8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89">
                <text:p>89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91">
                <text:p>91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92">
                <text:p>92</text:p>
              </table:table-cell>
              <table:table-cell office:value-type="float" office:value="61.4166666666667">
                <text:p>61.4166666666667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0">
                <text:p>70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87">
                <text:p>87</text:p>
              </table:table-cell>
              <table:table-cell office:value-type="float" office:value="69.5">
                <text:p>69.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98">
                <text:p>98</text:p>
              </table:table-cell>
              <table:table-cell office:value-type="float" office:value="72.75">
                <text:p>72.75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15">
                <text:p>115</text:p>
              </table:table-cell>
              <table:table-cell office:value-type="float" office:value="79.5">
                <text:p>79.5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8">
                <text:p>78</text:p>
              </table:table-cell>
              <table:table-cell office:value-type="float" office:value="86.5">
                <text:p>86.5</text:p>
              </table:table-cell>
              <table:table-cell office:value-type="float" office:value="58.8333333333333">
                <text:p>58.83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5">
                <text:p>85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  <table:table-cell office:value-type="float" office:value="51.9166666666667">
                <text:p>51.91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05">
                <text:p>105</text:p>
              </table:table-cell>
              <table:table-cell office:value-type="float" office:value="94.0833333333333">
                <text:p>94.0833333333333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18">
                <text:p>118</text:p>
              </table:table-cell>
              <table:table-cell office:value-type="float" office:value="97">
                <text:p>97</text:p>
              </table:table-cell>
              <table:table-cell office:value-type="float" office:value="50.9166666666667">
                <text:p>50.91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8">
                <text:p>108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5">
                <text:p>115</text:p>
              </table:table-cell>
              <table:table-cell office:value-type="float" office:value="104.5">
                <text:p>104.5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8">
                <text:p>128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89">
                <text:p>89</text:p>
              </table:table-cell>
              <table:table-cell office:value-type="float" office:value="109.75">
                <text:p>109.75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6">
                <text:p>106</text:p>
              </table:table-cell>
              <table:table-cell office:value-type="float" office:value="109.5">
                <text:p>10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31">
                <text:p>131</text:p>
              </table:table-cell>
              <table:table-cell office:value-type="float" office:value="112.5">
                <text:p>112.5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8">
                <text:p>148</text:p>
              </table:table-cell>
              <table:table-cell office:value-type="float" office:value="116.166666666667">
                <text:p>116.166666666667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210">
                <text:p>210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33.8333333333333">
                <text:p>33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9">
                <text:p>139</text:p>
              </table:table-cell>
              <table:table-cell office:value-type="float" office:value="128.25">
                <text:p>128.25</text:p>
              </table:table-cell>
              <table:table-cell office:value-type="float" office:value="40.1666666666667">
                <text:p>40.16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37">
                <text:p>137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73">
                <text:p>173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43.5833333333333">
                <text:p>43.58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63">
                <text:p>163</text:p>
              </table:table-cell>
              <table:table-cell office:value-type="float" office:value="142.25">
                <text:p>142.2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22">
                <text:p>122</text:p>
              </table:table-cell>
              <table:table-cell office:value-type="float" office:value="147.083333333333">
                <text:p>147.08333333333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23">
                <text:p>123</text:p>
              </table:table-cell>
              <table:table-cell office:value-type="float" office:value="147.416666666667">
                <text:p>147.416666666667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3">
                <text:p>113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40">
                <text:p>140</text:p>
              </table:table-cell>
              <table:table-cell office:value-type="float" office:value="148.5">
                <text:p>148.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50">
                <text:p>250</text:p>
              </table:table-cell>
              <table:table-cell office:value-type="float" office:value="149.5">
                <text:p>14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62">
                <text:p>162</text:p>
              </table:table-cell>
              <table:table-cell office:value-type="float" office:value="162.916666666667">
                <text:p>162.916666666667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5">
                <text:p>105</text:p>
              </table:table-cell>
              <table:table-cell office:value-type="float" office:value="167.583333333333">
                <text:p>167.583333333333</text:p>
              </table:table-cell>
              <table:table-cell office:value-type="float" office:value="51.4166666666667">
                <text:p>51.41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52">
                <text:p>152</text:p>
              </table:table-cell>
              <table:table-cell office:value-type="float" office:value="165.416666666667">
                <text:p>165.416666666667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19">
                <text:p>119</text:p>
              </table:table-cell>
              <table:table-cell office:value-type="float" office:value="165.75">
                <text:p>165.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5">
                <text:p>155</text:p>
              </table:table-cell>
              <table:table-cell office:value-type="float" office:value="158.166666666667">
                <text:p>158.166666666667</text:p>
              </table:table-cell>
              <table:table-cell office:value-type="float" office:value="24.8333333333333">
                <text:p>24.8333333333333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1">
                <text:p>161</text:p>
              </table:table-cell>
              <table:table-cell office:value-type="float" office:value="159.5">
                <text:p>159.5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42">
                <text:p>142</text:p>
              </table:table-cell>
              <table:table-cell office:value-type="float" office:value="161.5">
                <text:p>161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46">
                <text:p>146</text:p>
              </table:table-cell>
              <table:table-cell office:value-type="float" office:value="158.916666666667">
                <text:p>158.916666666667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48">
                <text:p>148</text:p>
              </table:table-cell>
              <table:table-cell office:value-type="float" office:value="157.5">
                <text:p>157.5</text:p>
              </table:table-cell>
              <table:table-cell office:value-type="float" office:value="10.0833333333333">
                <text:p>10.08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5">
                <text:p>115</text:p>
              </table:table-cell>
              <table:table-cell office:value-type="float" office:value="160.833333333333">
                <text:p>160.833333333333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00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36">
                <text:p>136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23">
                <text:p>223</text:p>
              </table:table-cell>
              <table:table-cell office:value-type="float" office:value="148.166666666667">
                <text:p>148.166666666667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59">
                <text:p>259</text:p>
              </table:table-cell>
              <table:table-cell office:value-type="float" office:value="153.25">
                <text:p>153.25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71">
                <text:p>171</text:p>
              </table:table-cell>
              <table:table-cell office:value-type="float" office:value="166.083333333333">
                <text:p>166.083333333333</text:p>
              </table:table-cell>
              <table:table-cell office:value-type="float" office:value="0.333333333333343">
                <text:p>0.33333333333334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7">
                <text:p>117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09">
                <text:p>109</text:p>
              </table:table-cell>
              <table:table-cell office:value-type="float" office:value="167.5">
                <text:p>16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98">
                <text:p>98</text:p>
              </table:table-cell>
              <table:table-cell office:value-type="float" office:value="163.666666666667">
                <text:p>163.666666666667</text:p>
              </table:table-cell>
              <table:table-cell office:value-type="float" office:value="2.16666666666666">
                <text:p>2.16666666666666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07">
                <text:p>107</text:p>
              </table:table-cell>
              <table:table-cell office:value-type="float" office:value="158.416666666667">
                <text:p>158.41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7">
                <text:p>87</text:p>
              </table:table-cell>
              <table:table-cell office:value-type="float" office:value="155.5">
                <text:p>155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84">
                <text:p>84</text:p>
              </table:table-cell>
              <table:table-cell office:value-type="float" office:value="150.583333333333">
                <text:p>150.583333333333</text:p>
              </table:table-cell>
              <table:table-cell office:value-type="float" office:value="-9.08333333333331">
                <text:p>-9.0833333333333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5">
                <text:p>75</text:p>
              </table:table-cell>
              <table:table-cell office:value-type="float" office:value="145.25">
                <text:p>145.25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05">
                <text:p>105</text:p>
              </table:table-cell>
              <table:table-cell office:value-type="float" office:value="140.083333333333">
                <text:p>140.083333333333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15">
                <text:p>115</text:p>
              </table:table-cell>
              <table:table-cell office:value-type="float" office:value="139.25">
                <text:p>139.25</text:p>
              </table:table-cell>
              <table:table-cell office:value-type="float" office:value="-18.4166666666667">
                <text:p>-18.41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5">
                <text:p>125</text:p>
              </table:table-cell>
              <table:table-cell office:value-type="float" office:value="140.5">
                <text:p>140.5</text:p>
              </table:table-cell>
              <table:table-cell office:value-type="float" office:value="-7.66666666666666">
                <text:p>-7.66666666666666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33">
                <text:p>133</text:p>
              </table:table-cell>
              <table:table-cell office:value-type="float" office:value="139.583333333333">
                <text:p>139.583333333333</text:p>
              </table:table-cell>
              <table:table-cell office:value-type="float" office:value="-13.6666666666667">
                <text:p>-13.6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3">
                <text:p>133</text:p>
              </table:table-cell>
              <table:table-cell office:value-type="float" office:value="132.083333333333">
                <text:p>132.08333333333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5">
                <text:p>125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-46.0833333333333">
                <text:p>-46.0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6">
                <text:p>136</text:p>
              </table:table-cell>
              <table:table-cell office:value-type="float" office:value="117.75">
                <text:p>117.75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28">
                <text:p>128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-44.3333333333333">
                <text:p>-44.3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8">
                <text:p>108</text:p>
              </table:table-cell>
              <table:table-cell office:value-type="float" office:value="120.916666666667">
                <text:p>120.916666666667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39">
                <text:p>139</text:p>
              </table:table-cell>
              <table:table-cell office:value-type="float" office:value="121.75">
                <text:p>121.75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6">
                <text:p>126</text:p>
              </table:table-cell>
              <table:table-cell office:value-type="float" office:value="124.416666666667">
                <text:p>124.416666666667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3">
                <text:p>133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-17.5833333333333">
                <text:p>-17.58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15">
                <text:p>115</text:p>
              </table:table-cell>
              <table:table-cell office:value-type="float" office:value="131.75">
                <text:p>131.75</text:p>
              </table:table-cell>
              <table:table-cell office:value-type="float" office:value="-8.33333333333334">
                <text:p>-8.33333333333334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06">
                <text:p>106</text:p>
              </table:table-cell>
              <table:table-cell office:value-type="float" office:value="135.083333333333">
                <text:p>135.083333333333</text:p>
              </table:table-cell>
              <table:table-cell office:value-type="float" office:value="-4.16666666666666">
                <text:p>-4.16666666666666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13">
                <text:p>113</text:p>
              </table:table-cell>
              <table:table-cell office:value-type="float" office:value="135.166666666667">
                <text:p>135.166666666667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97">
                <text:p>97</text:p>
              </table:table-cell>
              <table:table-cell office:value-type="float" office:value="133.833333333333">
                <text:p>133.833333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24">
                <text:p>124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9.25000000000001">
                <text:p>9.25000000000001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24">
                <text:p>124</text:p>
              </table:table-cell>
              <table:table-cell office:value-type="float" office:value="130.083333333333">
                <text:p>130.083333333333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9">
                <text:p>109</text:p>
              </table:table-cell>
              <table:table-cell office:value-type="float" office:value="130">
                <text:p>13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01">
                <text:p>101</text:p>
              </table:table-cell>
              <table:table-cell office:value-type="float" office:value="127.75">
                <text:p>127.75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23">
                <text:p>123</text:p>
              </table:table-cell>
              <table:table-cell office:value-type="float" office:value="125.5">
                <text:p>125.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08">
                <text:p>108</text:p>
              </table:table-cell>
              <table:table-cell office:value-type="float" office:value="126.75">
                <text:p>126.75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88">
                <text:p>88</text:p>
              </table:table-cell>
              <table:table-cell office:value-type="float" office:value="124.166666666667">
                <text:p>124.16666666666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  <table:table-cell office:value-type="float" office:value="-18.0833333333333">
                <text:p>-18.083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3">
                <text:p>83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85">
                <text:p>85</text:p>
              </table:table-cell>
              <table:table-cell office:value-type="float" office:value="111.75">
                <text:p>111.7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96">
                <text:p>96</text:p>
              </table:table-cell>
              <table:table-cell office:value-type="float" office:value="109.416666666667">
                <text:p>109.416666666667</text:p>
              </table:table-cell>
              <table:table-cell office:value-type="float" office:value="-24.4166666666667">
                <text:p>-24.41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06">
                <text:p>106</text:p>
              </table:table-cell>
              <table:table-cell office:value-type="float" office:value="108.166666666667">
                <text:p>108.166666666667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4">
                <text:p>84</text:p>
              </table:table-cell>
              <table:table-cell office:value-type="float" office:value="108.916666666667">
                <text:p>108.916666666667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5">
                <text:p>75</text:p>
              </table:table-cell>
              <table:table-cell office:value-type="float" office:value="105.583333333333">
                <text:p>105.583333333333</text:p>
              </table:table-cell>
              <table:table-cell office:value-type="float" office:value="-24.4166666666667">
                <text:p>-24.41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4">
                <text:p>84</text:p>
              </table:table-cell>
              <table:table-cell office:value-type="float" office:value="101.5">
                <text:p>101.5</text:p>
              </table:table-cell>
              <table:table-cell office:value-type="float" office:value="-26.25">
                <text:p>-26.2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5">
                <text:p>75</text:p>
              </table:table-cell>
              <table:table-cell office:value-type="float" office:value="99.4166666666667">
                <text:p>99.4166666666667</text:p>
              </table:table-cell>
              <table:table-cell office:value-type="float" office:value="-26.0833333333333">
                <text:p>-26.08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00">
                <text:p>100</text:p>
              </table:table-cell>
              <table:table-cell office:value-type="float" office:value="97.25">
                <text:p>97.25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9">
                <text:p>69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-28.8333333333333">
                <text:p>-28.83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66">
                <text:p>66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-28.9166666666667">
                <text:p>-28.91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1">
                <text:p>71</text:p>
              </table:table-cell>
              <table:table-cell office:value-type="float" office:value="90.25">
                <text:p>90.25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74">
                <text:p>74</text:p>
              </table:table-cell>
              <table:table-cell office:value-type="float" office:value="89.0833333333333">
                <text:p>89.0833333333333</text:p>
              </table:table-cell>
              <table:table-cell office:value-type="float" office:value="-24.5833333333333">
                <text:p>-24.58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7">
                <text:p>77</text:p>
              </table:table-cell>
              <table:table-cell office:value-type="float" office:value="87.4166666666667">
                <text:p>87.416666666666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4">
                <text:p>74</text:p>
              </table:table-cell>
              <table:table-cell office:value-type="float" office:value="86.75">
                <text:p>86.75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2">
                <text:p>52</text:p>
              </table:table-cell>
              <table:table-cell office:value-type="float" office:value="84.9166666666667">
                <text:p>84.916666666666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84">
                <text:p>84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25.1666666666667">
                <text:p>-25.16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3">
                <text:p>53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66">
                <text:p>66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5">
                <text:p>85</text:p>
              </table:table-cell>
              <table:table-cell office:value-type="float" office:value="77.0833333333333">
                <text:p>77.0833333333333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9">
                <text:p>69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-17.4166666666667">
                <text:p>-17.41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86">
                <text:p>86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3">
                <text:p>63</text:p>
              </table:table-cell>
              <table:table-cell office:value-type="float" office:value="76.75">
                <text:p>76.7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5">
                <text:p>55</text:p>
              </table:table-cell>
              <table:table-cell office:value-type="float" office:value="76.5">
                <text:p>76.5</text:p>
              </table:table-cell>
              <table:table-cell office:value-type="float" office:value="-12.5833333333333">
                <text:p>-12.58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2">
                <text:p>62</text:p>
              </table:table-cell>
              <table:table-cell office:value-type="float" office:value="75.1666666666667">
                <text:p>75.1666666666667</text:p>
              </table:table-cell>
              <table:table-cell office:value-type="float" office:value="-13.8333333333333">
                <text:p>-13.83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8">
                <text:p>68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67">
                <text:p>167</text:p>
              </table:table-cell>
              <table:table-cell office:value-type="float" office:value="74.5">
                <text:p>74.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-2.91666666666667">
                <text:p>-2.9166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94">
                <text:p>94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86.9166666666667">
                <text:p>86.916666666666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2">
                <text:p>52</text:p>
              </table:table-cell>
              <table:table-cell office:value-type="float" office:value="84.25">
                <text:p>84.25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2">
                <text:p>62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7.08333333333334">
                <text:p>7.0833333333333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9">
                <text:p>59</text:p>
              </table:table-cell>
              <table:table-cell office:value-type="float" office:value="83.8333333333333">
                <text:p>83.8333333333333</text:p>
              </table:table-cell>
              <table:table-cell office:value-type="float" office:value="5.91666666666666">
                <text:p>5.9166666666666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51">
                <text:p>51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6.33333333333334">
                <text:p>6.3333333333333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86">
                <text:p>86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5">
                <text:p>55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2">
                <text:p>52</text:p>
              </table:table-cell>
              <table:table-cell office:value-type="float" office:value="79.5">
                <text:p>79.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79.25">
                <text:p>79.25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60">
                <text:p>60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2">
                <text:p>62</text:p>
              </table:table-cell>
              <table:table-cell office:value-type="float" office:value="78.4166666666667">
                <text:p>78.4166666666667</text:p>
              </table:table-cell>
              <table:table-cell office:value-type="float" office:value="-3.58333333333333">
                <text:p>-3.583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8">
                <text:p>78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1">
                <text:p>51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54">
                <text:p>54</text:p>
              </table:table-cell>
              <table:table-cell office:value-type="float" office:value="65.9166666666667">
                <text:p>65.9166666666667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6">
                <text:p>56</text:p>
              </table:table-cell>
              <table:table-cell office:value-type="float" office:value="66.0833333333333">
                <text:p>66.0833333333333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-16.0833333333333">
                <text:p>-16.0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03">
                <text:p>103</text:p>
              </table:table-cell>
              <table:table-cell office:value-type="float" office:value="66.25">
                <text:p>66.25</text:p>
              </table:table-cell>
              <table:table-cell office:value-type="float" office:value="-13.9166666666667">
                <text:p>-13.91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8">
                <text:p>68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8">
                <text:p>78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17">
                <text:p>117</text:p>
              </table:table-cell>
              <table:table-cell office:value-type="float" office:value="71">
                <text:p>71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4">
                <text:p>74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8">
                <text:p>68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-0.833333333333343">
                <text:p>-0.83333333333334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94">
                <text:p>94</text:p>
              </table:table-cell>
              <table:table-cell office:value-type="float" office:value="78.25">
                <text:p>78.25</text:p>
              </table:table-cell>
              <table:table-cell office:value-type="float" office:value="8.58333333333333">
                <text:p>8.58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5.72cm" svg:y="1.275cm" chart:style-name="ch3">
          <text:p>Midlere antall redigeringer</text:p>
        </chart:subtitle>
        <chart:legend chart:legend-position="end" svg:x="10.74cm" svg:y="3.703cm" style:legend-expansion="high" chart:style-name="ch4"/>
        <chart:plot-area chart:style-name="ch5" table:cell-range-address="'Midlere antall redigeringer'.A1:'Midlere antall redigeringer'.D160" chart:data-source-has-labels="both" svg:x="1.331cm" svg:y="2.138cm" svg:width="9.089cm" svg:height="5.701cm">
          <chartooo:coordinate-region svg:x="2.154cm" svg:y="2.337cm" svg:width="8.266cm" svg:height="5.303cm"/>
          <chart:axis chart:dimension="x" chart:name="primary-x" chart:style-name="ch6" chartooo:axis-type="auto">
            <chartooo:date-scale/>
            <chart:title svg:x="5.474cm" svg:y="8.019cm" chart:style-name="ch7">
              <text:p>Dato</text:p>
            </chart:title>
            <chart:categories table:cell-range-address="'Midlere antall redigeringer'.A2:'Midlere antall redigeringer'.A160"/>
            <chart:grid chart:style-name="ch8" chart:class="major"/>
          </chart:axis>
          <chart:axis chart:dimension="y" chart:name="primary-y" chart:style-name="ch9">
            <chart:title svg:x="0.451cm" svg:y="5.998cm" chart:style-name="ch10">
              <text:p>Redigeringer</text:p>
            </chart:title>
            <chart:grid chart:style-name="ch8" chart:class="major"/>
          </chart:axis>
          <chart:series chart:style-name="ch11" chart:values-cell-range-address="'Midlere antall redigeringer'.B2:'Midlere antall redigeringer'.B160" chart:label-cell-address="'Midlere antall redigeringer'.B1:'Midlere antall redigeringer'.B1" chart:class="chart:line">
            <chart:data-point chart:repeated="159"/>
          </chart:series>
          <chart:series chart:style-name="ch12" chart:values-cell-range-address="'Midlere antall redigeringer'.C2:'Midlere antall redigeringer'.C160" chart:label-cell-address="'Midlere antall redigeringer'.C1:'Midlere antall redigeringer'.C1" chart:class="chart:line">
            <chart:data-point chart:repeated="159"/>
          </chart:series>
          <chart:series chart:style-name="ch13" chart:values-cell-range-address="'Midlere antall redigeringer'.D2:'Midlere antall redigeringer'.D160" chart:label-cell-address="'Midlere antall redigeringer'.D1:'Midlere antall redigering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lere antall redigeringer</text:p>
                <draw:g>
                  <svg:desc>'Midlere antall redigeringer'.B1:'Midlere antall redigeringer'.B1</svg:desc>
                </draw:g>
              </table:table-cell>
              <table:table-cell office:value-type="string">
                <text:p>12-månedersvindu</text:p>
                <draw:g>
                  <svg:desc>'Midlere antall redigeringer'.C1:'Midlere antall redigeringer'.C1</svg:desc>
                </draw:g>
              </table:table-cell>
              <table:table-cell office:value-type="string">
                <text:p>12-månedersforskjell</text:p>
                <draw:g>
                  <svg:desc>'Midlere antall redigeringer'.D1:'Midlere antall redigering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Midlere antall redigeringer'.A2:'Midlere antall redigeringer'.A160</svg:desc>
                </draw:g>
              </table:table-cell>
              <table:table-cell office:value-type="float" office:value="1.8">
                <text:p>1.8</text:p>
                <draw:g>
                  <svg:desc>'Midlere antall redigeringer'.B2:'Midlere antall redigeringer'.B160</svg:desc>
                </draw:g>
              </table:table-cell>
              <table:table-cell office:value-type="float" office:value="NaN">
                <text:p>NaN</text:p>
                <draw:g>
                  <svg:desc>'Midlere antall redigeringer'.C2:'Midlere antall redigeringer'.C160</svg:desc>
                </draw:g>
              </table:table-cell>
              <table:table-cell office:value-type="float" office:value="NaN">
                <text:p>NaN</text:p>
                <draw:g>
                  <svg:desc>'Midlere antall redigeringer'.D2:'Midlere antall redigeringer'.D160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.4">
                <text:p>3.4</text:p>
              </table:table-cell>
              <table:table-cell office:value-type="float" office:value="2.10833333333333">
                <text:p>2.1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.2">
                <text:p>3.2</text:p>
              </table:table-cell>
              <table:table-cell office:value-type="float" office:value="2.39166666666667">
                <text:p>2.3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.5">
                <text:p>3.5</text:p>
              </table:table-cell>
              <table:table-cell office:value-type="float" office:value="2.50833333333333">
                <text:p>2.5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.3">
                <text:p>3.3</text:p>
              </table:table-cell>
              <table:table-cell office:value-type="float" office:value="2.64166666666667">
                <text:p>2.6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.2">
                <text:p>3.2</text:p>
              </table:table-cell>
              <table:table-cell office:value-type="float" office:value="2.75833333333333">
                <text:p>2.7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.6">
                <text:p>3.6</text:p>
              </table:table-cell>
              <table:table-cell office:value-type="float" office:value="2.85833333333333">
                <text:p>2.8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3.8">
                <text:p>3.8</text:p>
              </table:table-cell>
              <table:table-cell office:value-type="float" office:value="2.99166666666667">
                <text:p>2.9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.2">
                <text:p>4.2</text:p>
              </table:table-cell>
              <table:table-cell office:value-type="float" office:value="3.14166666666667">
                <text:p>3.1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.9">
                <text:p>4.9</text:p>
              </table:table-cell>
              <table:table-cell office:value-type="float" office:value="3.31666666666667">
                <text:p>3.3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.2">
                <text:p>5.2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5.5">
                <text:p>5.5</text:p>
              </table:table-cell>
              <table:table-cell office:value-type="float" office:value="3.80833333333333">
                <text:p>3.8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5.5">
                <text:p>5.5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5.7">
                <text:p>5.7</text:p>
              </table:table-cell>
              <table:table-cell office:value-type="float" office:value="4.35">
                <text:p>4.35</text:p>
              </table:table-cell>
              <table:table-cell office:value-type="float" office:value="2.24166666666667">
                <text:p>2.24166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6.3">
                <text:p>6.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2.19166666666667">
                <text:p>2.191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.5">
                <text:p>6.5</text:p>
              </table:table-cell>
              <table:table-cell office:value-type="float" office:value="4.825">
                <text:p>4.825</text:p>
              </table:table-cell>
              <table:table-cell office:value-type="float" office:value="2.31666666666667">
                <text:p>2.31666666666667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6.7">
                <text:p>6.7</text:p>
              </table:table-cell>
              <table:table-cell office:value-type="float" office:value="5.1">
                <text:p>5.1</text:p>
              </table:table-cell>
              <table:table-cell office:value-type="float" office:value="2.45833333333333">
                <text:p>2.458333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6.8">
                <text:p>6.8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2.60833333333333">
                <text:p>2.6083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6.9">
                <text:p>6.9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.3">
                <text:p>7.3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.7">
                <text:p>7.7</text:p>
              </table:table-cell>
              <table:table-cell office:value-type="float" office:value="6.275">
                <text:p>6.275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7.9">
                <text:p>7.9</text:p>
              </table:table-cell>
              <table:table-cell office:value-type="float" office:value="6.6">
                <text:p>6.6</text:p>
              </table:table-cell>
              <table:table-cell office:value-type="float" office:value="3.28333333333333">
                <text:p>3.2833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8">
                <text:p>8</text:p>
              </table:table-cell>
              <table:table-cell office:value-type="float" office:value="6.90833333333333">
                <text:p>6.90833333333333</text:p>
              </table:table-cell>
              <table:table-cell office:value-type="float" office:value="3.35833333333333">
                <text:p>3.358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8.3">
                <text:p>8.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.35833333333333">
                <text:p>3.358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.8">
                <text:p>8.8</text:p>
              </table:table-cell>
              <table:table-cell office:value-type="float" office:value="7.425">
                <text:p>7.425</text:p>
              </table:table-cell>
              <table:table-cell office:value-type="float" office:value="3.34166666666667">
                <text:p>3.341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9.3">
                <text:p>9.3</text:p>
              </table:table-cell>
              <table:table-cell office:value-type="float" office:value="7.7">
                <text:p>7.7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9.6">
                <text:p>9.6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.3">
                <text:p>10.3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3.51666666666666">
                <text:p>3.51666666666666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.8">
                <text:p>10.8</text:p>
              </table:table-cell>
              <table:table-cell office:value-type="float" office:value="8.675">
                <text:p>8.675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.4">
                <text:p>11.4</text:p>
              </table:table-cell>
              <table:table-cell office:value-type="float" office:value="9.03333333333333">
                <text:p>9.0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1.8">
                <text:p>11.8</text:p>
              </table:table-cell>
              <table:table-cell office:value-type="float" office:value="9.425">
                <text:p>9.425</text:p>
              </table:table-cell>
              <table:table-cell office:value-type="float" office:value="3.76666666666666">
                <text:p>3.76666666666666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2.3">
                <text:p>12.3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.6">
                <text:p>12.6</text:p>
              </table:table-cell>
              <table:table-cell office:value-type="float" office:value="10.2916666666667">
                <text:p>10.2916666666667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2.9">
                <text:p>12.9</text:p>
              </table:table-cell>
              <table:table-cell office:value-type="float" office:value="10.7333333333333">
                <text:p>10.7333333333333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3.1">
                <text:p>13.1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4.25833333333333">
                <text:p>4.258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3.2">
                <text:p>13.2</text:p>
              </table:table-cell>
              <table:table-cell office:value-type="float" office:value="11.6">
                <text:p>11.6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.5">
                <text:p>13.5</text:p>
              </table:table-cell>
              <table:table-cell office:value-type="float" office:value="12.0333333333333">
                <text:p>12.0333333333333</text:p>
              </table:table-cell>
              <table:table-cell office:value-type="float" office:value="4.60833333333333">
                <text:p>4.6083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4">
                <text:p>14</text:p>
              </table:table-cell>
              <table:table-cell office:value-type="float" office:value="12.4666666666667">
                <text:p>12.4666666666667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4.2">
                <text:p>14.2</text:p>
              </table:table-cell>
              <table:table-cell office:value-type="float" office:value="12.9">
                <text:p>12.9</text:p>
              </table:table-cell>
              <table:table-cell office:value-type="float" office:value="4.88333333333333">
                <text:p>4.883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4.6">
                <text:p>14.6</text:p>
              </table:table-cell>
              <table:table-cell office:value-type="float" office:value="13.3083333333333">
                <text:p>13.3083333333333</text:p>
              </table:table-cell>
              <table:table-cell office:value-type="float" office:value="4.96666666666667">
                <text:p>4.966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4.9">
                <text:p>14.9</text:p>
              </table:table-cell>
              <table:table-cell office:value-type="float" office:value="13.725">
                <text:p>13.72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5.3">
                <text:p>15.3</text:p>
              </table:table-cell>
              <table:table-cell office:value-type="float" office:value="14.1083333333333">
                <text:p>14.1083333333333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5.6">
                <text:p>15.6</text:p>
              </table:table-cell>
              <table:table-cell office:value-type="float" office:value="14.4833333333333">
                <text:p>14.4833333333333</text:p>
              </table:table-cell>
              <table:table-cell office:value-type="float" office:value="5.05833333333334">
                <text:p>5.05833333333334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5.9">
                <text:p>15.9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4.99166666666667">
                <text:p>4.991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5.6">
                <text:p>15.6</text:p>
              </table:table-cell>
              <table:table-cell office:value-type="float" office:value="15.175">
                <text:p>15.175</text:p>
              </table:table-cell>
              <table:table-cell office:value-type="float" office:value="4.88333333333334">
                <text:p>4.88333333333334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5.7">
                <text:p>15.7</text:p>
              </table:table-cell>
              <table:table-cell office:value-type="float" office:value="15.45">
                <text:p>15.45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6.1">
                <text:p>16.1</text:p>
              </table:table-cell>
              <table:table-cell office:value-type="float" office:value="15.7083333333333">
                <text:p>15.7083333333333</text:p>
              </table:table-cell>
              <table:table-cell office:value-type="float" office:value="4.54166666666667">
                <text:p>4.541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6.3">
                <text:p>16.3</text:p>
              </table:table-cell>
              <table:table-cell office:value-type="float" office:value="15.975">
                <text:p>15.97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6.5">
                <text:p>16.5</text:p>
              </table:table-cell>
              <table:table-cell office:value-type="float" office:value="16.2416666666667">
                <text:p>16.2416666666667</text:p>
              </table:table-cell>
              <table:table-cell office:value-type="float" office:value="4.20833333333333">
                <text:p>4.2083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6.7">
                <text:p>16.7</text:p>
              </table:table-cell>
              <table:table-cell office:value-type="float" office:value="16.5166666666667">
                <text:p>16.51666666666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.9">
                <text:p>16.9</text:p>
              </table:table-cell>
              <table:table-cell office:value-type="float" office:value="16.7833333333333">
                <text:p>16.7833333333333</text:p>
              </table:table-cell>
              <table:table-cell office:value-type="float" office:value="3.88333333333333">
                <text:p>3.88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.1">
                <text:p>17.1</text:p>
              </table:table-cell>
              <table:table-cell office:value-type="float" office:value="17.025">
                <text:p>17.025</text:p>
              </table:table-cell>
              <table:table-cell office:value-type="float" office:value="3.71666666666667">
                <text:p>3.7166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7.3">
                <text:p>17.3</text:p>
              </table:table-cell>
              <table:table-cell office:value-type="float" office:value="17.2666666666667">
                <text:p>17.2666666666667</text:p>
              </table:table-cell>
              <table:table-cell office:value-type="float" office:value="3.54166666666666">
                <text:p>3.5416666666666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7.5">
                <text:p>17.5</text:p>
              </table:table-cell>
              <table:table-cell office:value-type="float" office:value="17.4916666666667">
                <text:p>17.4916666666667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.7">
                <text:p>17.7</text:p>
              </table:table-cell>
              <table:table-cell office:value-type="float" office:value="17.7083333333333">
                <text:p>17.7083333333333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.9">
                <text:p>17.9</text:p>
              </table:table-cell>
              <table:table-cell office:value-type="float" office:value="17.9083333333333">
                <text:p>17.9083333333333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8.2">
                <text:p>18.2</text:p>
              </table:table-cell>
              <table:table-cell office:value-type="float" office:value="18.1">
                <text:p>18.1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.4">
                <text:p>18.4</text:p>
              </table:table-cell>
              <table:table-cell office:value-type="float" office:value="18.2916666666667">
                <text:p>18.2916666666667</text:p>
              </table:table-cell>
              <table:table-cell office:value-type="float" office:value="2.84166666666666">
                <text:p>2.84166666666666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8.4">
                <text:p>18.4</text:p>
              </table:table-cell>
              <table:table-cell office:value-type="float" office:value="18.525">
                <text:p>18.525</text:p>
              </table:table-cell>
              <table:table-cell office:value-type="float" office:value="2.81666666666666">
                <text:p>2.81666666666666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.1">
                <text:p>18.1</text:p>
              </table:table-cell>
              <table:table-cell office:value-type="float" office:value="18.75">
                <text:p>18.75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8.4">
                <text:p>18.4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8.7">
                <text:p>18.7</text:p>
              </table:table-cell>
              <table:table-cell office:value-type="float" office:value="19.0916666666667">
                <text:p>19.0916666666667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8.9">
                <text:p>18.9</text:p>
              </table:table-cell>
              <table:table-cell office:value-type="float" office:value="19.275">
                <text:p>19.275</text:p>
              </table:table-cell>
              <table:table-cell office:value-type="float" office:value="2.49166666666666">
                <text:p>2.49166666666666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9.1">
                <text:p>19.1</text:p>
              </table:table-cell>
              <table:table-cell office:value-type="float" office:value="19.4583333333333">
                <text:p>19.4583333333333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9.3">
                <text:p>19.3</text:p>
              </table:table-cell>
              <table:table-cell office:value-type="float" office:value="19.6416666666667">
                <text:p>19.641666666666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9.5">
                <text:p>19.5</text:p>
              </table:table-cell>
              <table:table-cell office:value-type="float" office:value="19.825">
                <text:p>19.825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9.7">
                <text:p>19.7</text:p>
              </table:table-cell>
              <table:table-cell office:value-type="float" office:value="20.0083333333333">
                <text:p>20.00833333333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9.9">
                <text:p>19.9</text:p>
              </table:table-cell>
              <table:table-cell office:value-type="float" office:value="20.1916666666667">
                <text:p>20.1916666666667</text:p>
              </table:table-cell>
              <table:table-cell office:value-type="float" office:value="2.28333333333333">
                <text:p>2.2833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0.1">
                <text:p>20.1</text:p>
              </table:table-cell>
              <table:table-cell office:value-type="float" office:value="20.375">
                <text:p>20.375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0.1">
                <text:p>20.1</text:p>
              </table:table-cell>
              <table:table-cell office:value-type="float" office:value="20.5583333333333">
                <text:p>20.5583333333333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0.2">
                <text:p>20.2</text:p>
              </table:table-cell>
              <table:table-cell office:value-type="float" office:value="20.7166666666667">
                <text:p>20.7166666666667</text:p>
              </table:table-cell>
              <table:table-cell office:value-type="float" office:value="2.19166666666667">
                <text:p>2.191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0.3">
                <text:p>20.3</text:p>
              </table:table-cell>
              <table:table-cell office:value-type="float" office:value="20.8666666666667">
                <text:p>20.8666666666667</text:p>
              </table:table-cell>
              <table:table-cell office:value-type="float" office:value="2.11666666666666">
                <text:p>2.1166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0.3">
                <text:p>20.3</text:p>
              </table:table-cell>
              <table:table-cell office:value-type="float" office:value="21.025">
                <text:p>21.025</text:p>
              </table:table-cell>
              <table:table-cell office:value-type="float" office:value="2.10833333333333">
                <text:p>2.1083333333333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0.5">
                <text:p>20.5</text:p>
              </table:table-cell>
              <table:table-cell office:value-type="float" office:value="21.2083333333333">
                <text:p>21.2083333333333</text:p>
              </table:table-cell>
              <table:table-cell office:value-type="float" office:value="2.11666666666667">
                <text:p>2.11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0.7">
                <text:p>20.7</text:p>
              </table:table-cell>
              <table:table-cell office:value-type="float" office:value="21.3833333333333">
                <text:p>21.3833333333333</text:p>
              </table:table-cell>
              <table:table-cell office:value-type="float" office:value="2.10833333333334">
                <text:p>2.10833333333334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0.7">
                <text:p>20.7</text:p>
              </table:table-cell>
              <table:table-cell office:value-type="float" office:value="21.55">
                <text:p>21.55</text:p>
              </table:table-cell>
              <table:table-cell office:value-type="float" office:value="2.09166666666666">
                <text:p>2.09166666666666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0.9">
                <text:p>20.9</text:p>
              </table:table-cell>
              <table:table-cell office:value-type="float" office:value="21.7">
                <text:p>21.7</text:p>
              </table:table-cell>
              <table:table-cell office:value-type="float" office:value="2.05833333333333">
                <text:p>2.058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1">
                <text:p>21</text:p>
              </table:table-cell>
              <table:table-cell office:value-type="float" office:value="21.85">
                <text:p>21.8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1.1">
                <text:p>21.1</text:p>
              </table:table-cell>
              <table:table-cell office:value-type="float" office:value="21.9916666666667">
                <text:p>21.9916666666667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1.1">
                <text:p>21.1</text:p>
              </table:table-cell>
              <table:table-cell office:value-type="float" office:value="22.125">
                <text:p>22.125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21.2">
                <text:p>21.2</text:p>
              </table:table-cell>
              <table:table-cell office:value-type="float" office:value="22.2416666666667">
                <text:p>22.2416666666667</text:p>
              </table:table-cell>
              <table:table-cell office:value-type="float" office:value="1.86666666666666">
                <text:p>1.86666666666666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21.3">
                <text:p>21.3</text:p>
              </table:table-cell>
              <table:table-cell office:value-type="float" office:value="22.35">
                <text:p>22.35</text:p>
              </table:table-cell>
              <table:table-cell office:value-type="float" office:value="1.79166666666666">
                <text:p>1.79166666666666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21.4">
                <text:p>21.4</text:p>
              </table:table-cell>
              <table:table-cell office:value-type="float" office:value="22.45">
                <text:p>22.45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1.5">
                <text:p>21.5</text:p>
              </table:table-cell>
              <table:table-cell office:value-type="float" office:value="22.5583333333333">
                <text:p>22.5583333333333</text:p>
              </table:table-cell>
              <table:table-cell office:value-type="float" office:value="1.69166666666667">
                <text:p>1.691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21.7">
                <text:p>21.7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.64166666666667">
                <text:p>1.641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1.7">
                <text:p>21.7</text:p>
              </table:table-cell>
              <table:table-cell office:value-type="float" office:value="22.7833333333333">
                <text:p>22.7833333333333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21.8">
                <text:p>21.8</text:p>
              </table:table-cell>
              <table:table-cell office:value-type="float" office:value="22.9">
                <text:p>22.9</text:p>
              </table:table-cell>
              <table:table-cell office:value-type="float" office:value="1.51666666666666">
                <text:p>1.51666666666666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2">
                <text:p>22</text:p>
              </table:table-cell>
              <table:table-cell office:value-type="float" office:value="23.0083333333333">
                <text:p>23.0083333333333</text:p>
              </table:table-cell>
              <table:table-cell office:value-type="float" office:value="1.45833333333333">
                <text:p>1.458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22.1">
                <text:p>22.1</text:p>
              </table:table-cell>
              <table:table-cell office:value-type="float" office:value="23.1166666666667">
                <text:p>23.1166666666667</text:p>
              </table:table-cell>
              <table:table-cell office:value-type="float" office:value="1.41666666666666">
                <text:p>1.41666666666666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22.2">
                <text:p>22.2</text:p>
              </table:table-cell>
              <table:table-cell office:value-type="float" office:value="23.2333333333333">
                <text:p>23.2333333333333</text:p>
              </table:table-cell>
              <table:table-cell office:value-type="float" office:value="1.38333333333333">
                <text:p>1.3833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22.3">
                <text:p>22.3</text:p>
              </table:table-cell>
              <table:table-cell office:value-type="float" office:value="23.3416666666667">
                <text:p>23.3416666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22.4">
                <text:p>22.4</text:p>
              </table:table-cell>
              <table:table-cell office:value-type="float" office:value="23.45">
                <text:p>23.4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22.5">
                <text:p>22.5</text:p>
              </table:table-cell>
              <table:table-cell office:value-type="float" office:value="23.5583333333333">
                <text:p>23.5583333333333</text:p>
              </table:table-cell>
              <table:table-cell office:value-type="float" office:value="1.31666666666667">
                <text:p>1.316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22.7">
                <text:p>22.7</text:p>
              </table:table-cell>
              <table:table-cell office:value-type="float" office:value="23.675">
                <text:p>23.67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22.8">
                <text:p>22.8</text:p>
              </table:table-cell>
              <table:table-cell office:value-type="float" office:value="23.8">
                <text:p>23.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23.1">
                <text:p>23.1</text:p>
              </table:table-cell>
              <table:table-cell office:value-type="float" office:value="23.925">
                <text:p>23.925</text:p>
              </table:table-cell>
              <table:table-cell office:value-type="float" office:value="1.36666666666666">
                <text:p>1.36666666666666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23.2">
                <text:p>23.2</text:p>
              </table:table-cell>
              <table:table-cell office:value-type="float" office:value="24.0666666666667">
                <text:p>24.066666666666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3.3">
                <text:p>23.3</text:p>
              </table:table-cell>
              <table:table-cell office:value-type="float" office:value="24.2083333333333">
                <text:p>24.2083333333333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3.4">
                <text:p>23.4</text:p>
              </table:table-cell>
              <table:table-cell office:value-type="float" office:value="24.3416666666667">
                <text:p>24.3416666666667</text:p>
              </table:table-cell>
              <table:table-cell office:value-type="float" office:value="1.44166666666667">
                <text:p>1.441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23.5">
                <text:p>23.5</text:p>
              </table:table-cell>
              <table:table-cell office:value-type="float" office:value="24.4833333333333">
                <text:p>24.4833333333333</text:p>
              </table:table-cell>
              <table:table-cell office:value-type="float" office:value="1.47500000000001">
                <text:p>1.47500000000001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.7">
                <text:p>23.7</text:p>
              </table:table-cell>
              <table:table-cell office:value-type="float" office:value="24.625">
                <text:p>24.625</text:p>
              </table:table-cell>
              <table:table-cell office:value-type="float" office:value="1.50833333333334">
                <text:p>1.508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4">
                <text:p>24</text:p>
              </table:table-cell>
              <table:table-cell office:value-type="float" office:value="24.7666666666667">
                <text:p>24.7666666666667</text:p>
              </table:table-cell>
              <table:table-cell office:value-type="float" office:value="1.53333333333334">
                <text:p>1.5333333333333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4.2">
                <text:p>24.2</text:p>
              </table:table-cell>
              <table:table-cell office:value-type="float" office:value="24.925">
                <text:p>24.925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4.4">
                <text:p>24.4</text:p>
              </table:table-cell>
              <table:table-cell office:value-type="float" office:value="25.0916666666667">
                <text:p>25.0916666666667</text:p>
              </table:table-cell>
              <table:table-cell office:value-type="float" office:value="1.64166666666667">
                <text:p>1.641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4.5">
                <text:p>24.5</text:p>
              </table:table-cell>
              <table:table-cell office:value-type="float" office:value="25.2666666666667">
                <text:p>25.2666666666667</text:p>
              </table:table-cell>
              <table:table-cell office:value-type="float" office:value="1.70833333333333">
                <text:p>1.7083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4.6">
                <text:p>24.6</text:p>
              </table:table-cell>
              <table:table-cell office:value-type="float" office:value="25.4416666666667">
                <text:p>25.4416666666667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4.6">
                <text:p>24.6</text:p>
              </table:table-cell>
              <table:table-cell office:value-type="float" office:value="25.6166666666667">
                <text:p>25.6166666666667</text:p>
              </table:table-cell>
              <table:table-cell office:value-type="float" office:value="1.81666666666667">
                <text:p>1.816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4.7">
                <text:p>24.7</text:p>
              </table:table-cell>
              <table:table-cell office:value-type="float" office:value="25.775">
                <text:p>25.775</text:p>
              </table:table-cell>
              <table:table-cell office:value-type="float" office:value="1.85000000000001">
                <text:p>1.85000000000001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4.8">
                <text:p>24.8</text:p>
              </table:table-cell>
              <table:table-cell office:value-type="float" office:value="25.9333333333333">
                <text:p>25.9333333333333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4.9">
                <text:p>24.9</text:p>
              </table:table-cell>
              <table:table-cell office:value-type="float" office:value="26.075">
                <text:p>26.075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1">
                <text:p>25.1</text:p>
              </table:table-cell>
              <table:table-cell office:value-type="float" office:value="26.2166666666667">
                <text:p>26.216666666666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4">
                <text:p>25.4</text:p>
              </table:table-cell>
              <table:table-cell office:value-type="float" office:value="26.3666666666667">
                <text:p>26.3666666666667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9">
                <text:p>25.9</text:p>
              </table:table-cell>
              <table:table-cell office:value-type="float" office:value="26.5333333333333">
                <text:p>26.5333333333333</text:p>
              </table:table-cell>
              <table:table-cell office:value-type="float" office:value="1.90833333333333">
                <text:p>1.908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5.9">
                <text:p>25.9</text:p>
              </table:table-cell>
              <table:table-cell office:value-type="float" office:value="26.7333333333333">
                <text:p>26.7333333333333</text:p>
              </table:table-cell>
              <table:table-cell office:value-type="float" office:value="1.96666666666666">
                <text:p>1.9666666666666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5.9">
                <text:p>25.9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1.99166666666666">
                <text:p>1.99166666666666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5.8">
                <text:p>25.8</text:p>
              </table:table-cell>
              <table:table-cell office:value-type="float" office:value="27.075">
                <text:p>27.075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5.8">
                <text:p>25.8</text:p>
              </table:table-cell>
              <table:table-cell office:value-type="float" office:value="27.2083333333333">
                <text:p>27.2083333333333</text:p>
              </table:table-cell>
              <table:table-cell office:value-type="float" office:value="1.94166666666667">
                <text:p>1.941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5.7">
                <text:p>25.7</text:p>
              </table:table-cell>
              <table:table-cell office:value-type="float" office:value="27.325">
                <text:p>27.325</text:p>
              </table:table-cell>
              <table:table-cell office:value-type="float" office:value="1.88333333333334">
                <text:p>1.8833333333333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5.7">
                <text:p>25.7</text:p>
              </table:table-cell>
              <table:table-cell office:value-type="float" office:value="27.425">
                <text:p>27.425</text:p>
              </table:table-cell>
              <table:table-cell office:value-type="float" office:value="1.80833333333333">
                <text:p>1.808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5.7">
                <text:p>25.7</text:p>
              </table:table-cell>
              <table:table-cell office:value-type="float" office:value="27.5166666666667">
                <text:p>27.5166666666667</text:p>
              </table:table-cell>
              <table:table-cell office:value-type="float" office:value="1.74166666666667">
                <text:p>1.741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5.7">
                <text:p>25.7</text:p>
              </table:table-cell>
              <table:table-cell office:value-type="float" office:value="27.6083333333333">
                <text:p>27.6083333333333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5">
                <text:p>25.5</text:p>
              </table:table-cell>
              <table:table-cell office:value-type="float" office:value="27.6916666666667">
                <text:p>27.6916666666667</text:p>
              </table:table-cell>
              <table:table-cell office:value-type="float" office:value="1.61666666666667">
                <text:p>1.61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5.4">
                <text:p>25.4</text:p>
              </table:table-cell>
              <table:table-cell office:value-type="float" office:value="27.75">
                <text:p>27.75</text:p>
              </table:table-cell>
              <table:table-cell office:value-type="float" office:value="1.53333333333334">
                <text:p>1.53333333333334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5.4">
                <text:p>25.4</text:p>
              </table:table-cell>
              <table:table-cell office:value-type="float" office:value="27.7916666666667">
                <text:p>27.7916666666667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4">
                <text:p>25.4</text:p>
              </table:table-cell>
              <table:table-cell office:value-type="float" office:value="27.8166666666667">
                <text:p>27.8166666666667</text:p>
              </table:table-cell>
              <table:table-cell office:value-type="float" office:value="1.28333333333332">
                <text:p>1.2833333333333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4">
                <text:p>25.4</text:p>
              </table:table-cell>
              <table:table-cell office:value-type="float" office:value="27.8166666666667">
                <text:p>27.81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5.4">
                <text:p>25.4</text:p>
              </table:table-cell>
              <table:table-cell office:value-type="float" office:value="27.775">
                <text:p>27.775</text:p>
              </table:table-cell>
              <table:table-cell office:value-type="float" office:value="0.858333333333331">
                <text:p>0.85833333333333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5.4">
                <text:p>25.4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0.658333333333324">
                <text:p>0.65833333333332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5.4">
                <text:p>25.4</text:p>
              </table:table-cell>
              <table:table-cell office:value-type="float" office:value="27.6916666666667">
                <text:p>27.6916666666667</text:p>
              </table:table-cell>
              <table:table-cell office:value-type="float" office:value="0.483333333333334">
                <text:p>0.48333333333333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5.4">
                <text:p>25.4</text:p>
              </table:table-cell>
              <table:table-cell office:value-type="float" office:value="27.6583333333333">
                <text:p>27.6583333333333</text:p>
              </table:table-cell>
              <table:table-cell office:value-type="float" office:value="0.333333333333332">
                <text:p>0.33333333333333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5.4">
                <text:p>25.4</text:p>
              </table:table-cell>
              <table:table-cell office:value-type="float" office:value="27.625">
                <text:p>27.625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5.4">
                <text:p>25.4</text:p>
              </table:table-cell>
              <table:table-cell office:value-type="float" office:value="27.6">
                <text:p>27.6</text:p>
              </table:table-cell>
              <table:table-cell office:value-type="float" office:value="0.0833333333333286">
                <text:p>0.083333333333328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5.4">
                <text:p>25.4</text:p>
              </table:table-cell>
              <table:table-cell office:value-type="float" office:value="27.575">
                <text:p>27.575</text:p>
              </table:table-cell>
              <table:table-cell office:value-type="float" office:value="-0.033333333333335">
                <text:p>-0.03333333333333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.4">
                <text:p>25.4</text:p>
              </table:table-cell>
              <table:table-cell office:value-type="float" office:value="27.55">
                <text:p>27.55</text:p>
              </table:table-cell>
              <table:table-cell office:value-type="float" office:value="-0.141666666666669">
                <text:p>-0.14166666666666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5.3">
                <text:p>25.3</text:p>
              </table:table-cell>
              <table:table-cell office:value-type="float" office:value="27.525">
                <text:p>27.525</text:p>
              </table:table-cell>
              <table:table-cell office:value-type="float" office:value="-0.224999999999998">
                <text:p>-0.224999999999998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5.3">
                <text:p>25.3</text:p>
              </table:table-cell>
              <table:table-cell office:value-type="float" office:value="27.5083333333333">
                <text:p>27.5083333333333</text:p>
              </table:table-cell>
              <table:table-cell office:value-type="float" office:value="-0.283333333333331">
                <text:p>-0.283333333333331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5.4">
                <text:p>25.4</text:p>
              </table:table-cell>
              <table:table-cell office:value-type="float" office:value="27.5">
                <text:p>27.5</text:p>
              </table:table-cell>
              <table:table-cell office:value-type="float" office:value="-0.316666666666652">
                <text:p>-0.31666666666665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5.4">
                <text:p>25.4</text:p>
              </table:table-cell>
              <table:table-cell office:value-type="float" office:value="27.5">
                <text:p>27.5</text:p>
              </table:table-cell>
              <table:table-cell office:value-type="float" office:value="-0.316666666666659">
                <text:p>-0.316666666666659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5.4">
                <text:p>25.4</text:p>
              </table:table-cell>
              <table:table-cell office:value-type="float" office:value="27.5">
                <text:p>27.5</text:p>
              </table:table-cell>
              <table:table-cell office:value-type="float" office:value="-0.274999999999991">
                <text:p>-0.274999999999991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  <table:table-cell office:value-type="float" office:value="-0.233333333333324">
                <text:p>-0.23333333333332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5.5">
                <text:p>25.5</text:p>
              </table:table-cell>
              <table:table-cell office:value-type="float" office:value="27.5083333333333">
                <text:p>27.5083333333333</text:p>
              </table:table-cell>
              <table:table-cell office:value-type="float" office:value="-0.18333333333333">
                <text:p>-0.18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6">
                <text:p>26</text:p>
              </table:table-cell>
              <table:table-cell office:value-type="float" office:value="27.5166666666667">
                <text:p>27.5166666666667</text:p>
              </table:table-cell>
              <table:table-cell office:value-type="float" office:value="-0.141666666666666">
                <text:p>-0.141666666666666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6.6">
                <text:p>26.6</text:p>
              </table:table-cell>
              <table:table-cell office:value-type="float" office:value="27.5666666666667">
                <text:p>27.5666666666667</text:p>
              </table:table-cell>
              <table:table-cell office:value-type="float" office:value="-0.0583333333333371">
                <text:p>-0.058333333333337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6.6">
                <text:p>26.6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0.06666666666667">
                <text:p>0.06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.1">
                <text:p>27.1</text:p>
              </table:table-cell>
              <table:table-cell office:value-type="float" office:value="27.7666666666667">
                <text:p>27.7666666666667</text:p>
              </table:table-cell>
              <table:table-cell office:value-type="float" office:value="0.191666666666666">
                <text:p>0.19166666666666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7.9">
                <text:p>27.9</text:p>
              </table:table-cell>
              <table:table-cell office:value-type="float" office:value="27.9083333333333">
                <text:p>27.9083333333333</text:p>
              </table:table-cell>
              <table:table-cell office:value-type="float" office:value="0.358333333333338">
                <text:p>0.358333333333338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7.9">
                <text:p>27.9</text:p>
              </table:table-cell>
              <table:table-cell office:value-type="float" office:value="28.1166666666667">
                <text:p>28.1166666666667</text:p>
              </table:table-cell>
              <table:table-cell office:value-type="float" office:value="0.591666666666661">
                <text:p>0.591666666666661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8.325">
                <text:p>28.325</text:p>
              </table:table-cell>
              <table:table-cell office:value-type="float" office:value="0.816666666666663">
                <text:p>0.8166666666666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382cm" svg:y="1.275cm" chart:style-name="ch3">
          <text:p>Antall redigeringer</text:p>
        </chart:subtitle>
        <chart:legend chart:legend-position="end" svg:x="11.481cm" svg:y="3.703cm" style:legend-expansion="high" chart:style-name="ch4"/>
        <chart:plot-area chart:style-name="ch5" table:cell-range-address="'Antall redigeringer'.A1:'Antall redigeringer'.D160" chart:data-source-has-labels="both" svg:x="1.331cm" svg:y="2.138cm" svg:width="9.83cm" svg:height="5.701cm">
          <chartooo:coordinate-region svg:x="2.799cm" svg:y="2.337cm" svg:width="8.362cm" svg:height="5.303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Antall redigeringer'.A2:'Antall redigeringer'.A160"/>
            <chart:grid chart:style-name="ch8" chart:class="major"/>
          </chart:axis>
          <chart:axis chart:dimension="y" chart:name="primary-y" chart:style-name="ch9">
            <chart:title svg:x="0.451cm" svg:y="5.998cm" chart:style-name="ch10">
              <text:p>Redigeringer</text:p>
            </chart:title>
            <chart:grid chart:style-name="ch8" chart:class="major"/>
          </chart:axis>
          <chart:series chart:style-name="ch11" chart:values-cell-range-address="'Antall redigeringer'.B2:'Antall redigeringer'.B160" chart:label-cell-address="'Antall redigeringer'.B1:'Antall redigeringer'.B1" chart:class="chart:line">
            <chart:data-point chart:repeated="159"/>
          </chart:series>
          <chart:series chart:style-name="ch12" chart:values-cell-range-address="'Antall redigeringer'.C2:'Antall redigeringer'.C160" chart:label-cell-address="'Antall redigeringer'.C1:'Antall redigeringer'.C1" chart:class="chart:line">
            <chart:data-point chart:repeated="159"/>
          </chart:series>
          <chart:series chart:style-name="ch13" chart:values-cell-range-address="'Antall redigeringer'.D2:'Antall redigeringer'.D160" chart:label-cell-address="'Antall redigeringer'.D1:'Antall redigering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all redigeringer</text:p>
                <draw:g>
                  <svg:desc>'Antall redigeringer'.B1:'Antall redigeringer'.B1</svg:desc>
                </draw:g>
              </table:table-cell>
              <table:table-cell office:value-type="string">
                <text:p>12-månedersvindu</text:p>
                <draw:g>
                  <svg:desc>'Antall redigeringer'.C1:'Antall redigeringer'.C1</svg:desc>
                </draw:g>
              </table:table-cell>
              <table:table-cell office:value-type="string">
                <text:p>12-månedersforskjell</text:p>
                <draw:g>
                  <svg:desc>'Antall redigeringer'.D1:'Antall redigering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Antall redigeringer'.A2:'Antall redigeringer'.A160</svg:desc>
                </draw:g>
              </table:table-cell>
              <table:table-cell office:value-type="float" office:value="125">
                <text:p>125</text:p>
                <draw:g>
                  <svg:desc>'Antall redigeringer'.B2:'Antall redigeringer'.B160</svg:desc>
                </draw:g>
              </table:table-cell>
              <table:table-cell office:value-type="float" office:value="NaN">
                <text:p>NaN</text:p>
                <draw:g>
                  <svg:desc>'Antall redigeringer'.C2:'Antall redigeringer'.C160</svg:desc>
                </draw:g>
              </table:table-cell>
              <table:table-cell office:value-type="float" office:value="NaN">
                <text:p>NaN</text:p>
                <draw:g>
                  <svg:desc>'Antall redigeringer'.D2:'Antall redigeringer'.D160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.3">
                <text:p>2.3</text:p>
              </table:table-cell>
              <table:table-cell office:value-type="float" office:value="117.483333333333">
                <text:p>117.4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.4">
                <text:p>2.4</text:p>
              </table:table-cell>
              <table:table-cell office:value-type="float" office:value="117.675">
                <text:p>117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.9">
                <text:p>2.9</text:p>
              </table:table-cell>
              <table:table-cell office:value-type="float" office:value="107.458333333333">
                <text:p>107.4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.1">
                <text:p>2.1</text:p>
              </table:table-cell>
              <table:table-cell office:value-type="float" office:value="96.7833333333333">
                <text:p>96.7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2.7">
                <text:p>2.7</text:p>
              </table:table-cell>
              <table:table-cell office:value-type="float" office:value="93.875">
                <text:p>9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5.7">
                <text:p>5.7</text:p>
              </table:table-cell>
              <table:table-cell office:value-type="float" office:value="81.7666666666667">
                <text:p>81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6.5">
                <text:p>6.5</text:p>
              </table:table-cell>
              <table:table-cell office:value-type="float" office:value="77.1583333333333">
                <text:p>77.15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.8">
                <text:p>5.8</text:p>
              </table:table-cell>
              <table:table-cell office:value-type="float" office:value="69.0333333333333">
                <text:p>69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000">
                <text:p>10000</text:p>
              </table:table-cell>
              <table:table-cell office:value-type="float" office:value="63.85">
                <text:p>6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2000">
                <text:p>12000</text:p>
              </table:table-cell>
              <table:table-cell office:value-type="float" office:value="881.766666666667">
                <text:p>881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3000">
                <text:p>13000</text:p>
              </table:table-cell>
              <table:table-cell office:value-type="float" office:value="1878.68333333333">
                <text:p>1878.6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3000">
                <text:p>13000</text:p>
              </table:table-cell>
              <table:table-cell office:value-type="float" office:value="2947.68333333333">
                <text:p>2947.6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5000">
                <text:p>15000</text:p>
              </table:table-cell>
              <table:table-cell office:value-type="float" office:value="4002.68333333333">
                <text:p>4002.68333333333</text:p>
              </table:table-cell>
              <table:table-cell office:value-type="float" office:value="3885.2">
                <text:p>3885.2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0000">
                <text:p>20000</text:p>
              </table:table-cell>
              <table:table-cell office:value-type="float" office:value="5252.53333333333">
                <text:p>5252.53333333333</text:p>
              </table:table-cell>
              <table:table-cell office:value-type="float" office:value="5134.85833333333">
                <text:p>5134.858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0000">
                <text:p>20000</text:p>
              </table:table-cell>
              <table:table-cell office:value-type="float" office:value="6919.00833333333">
                <text:p>6919.00833333333</text:p>
              </table:table-cell>
              <table:table-cell office:value-type="float" office:value="6811.55">
                <text:p>6811.5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3000">
                <text:p>23000</text:p>
              </table:table-cell>
              <table:table-cell office:value-type="float" office:value="8585.475">
                <text:p>8585.475</text:p>
              </table:table-cell>
              <table:table-cell office:value-type="float" office:value="8488.69166666667">
                <text:p>8488.691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1000">
                <text:p>21000</text:p>
              </table:table-cell>
              <table:table-cell office:value-type="float" office:value="10501.9">
                <text:p>10501.9</text:p>
              </table:table-cell>
              <table:table-cell office:value-type="float" office:value="10408.025">
                <text:p>10408.025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3000">
                <text:p>23000</text:p>
              </table:table-cell>
              <table:table-cell office:value-type="float" office:value="12251.725">
                <text:p>12251.725</text:p>
              </table:table-cell>
              <table:table-cell office:value-type="float" office:value="12169.9583333333">
                <text:p>12169.958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28000">
                <text:p>28000</text:p>
              </table:table-cell>
              <table:table-cell office:value-type="float" office:value="14168.1666666667">
                <text:p>14168.1666666667</text:p>
              </table:table-cell>
              <table:table-cell office:value-type="float" office:value="14091.0083333333">
                <text:p>14091.0083333333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2000">
                <text:p>32000</text:p>
              </table:table-cell>
              <table:table-cell office:value-type="float" office:value="16501.025">
                <text:p>16501.025</text:p>
              </table:table-cell>
              <table:table-cell office:value-type="float" office:value="16431.9916666667">
                <text:p>16431.991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3000">
                <text:p>33000</text:p>
              </table:table-cell>
              <table:table-cell office:value-type="float" office:value="19167.15">
                <text:p>19167.15</text:p>
              </table:table-cell>
              <table:table-cell office:value-type="float" office:value="19103.3">
                <text:p>19103.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32000">
                <text:p>32000</text:p>
              </table:table-cell>
              <table:table-cell office:value-type="float" office:value="21916.6666666667">
                <text:p>21916.6666666667</text:p>
              </table:table-cell>
              <table:table-cell office:value-type="float" office:value="21034.9">
                <text:p>21034.9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9000">
                <text:p>29000</text:p>
              </table:table-cell>
              <table:table-cell office:value-type="float" office:value="23750">
                <text:p>23750</text:p>
              </table:table-cell>
              <table:table-cell office:value-type="float" office:value="21871.3166666667">
                <text:p>21871.316666666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6000">
                <text:p>46000</text:p>
              </table:table-cell>
              <table:table-cell office:value-type="float" office:value="25166.6666666667">
                <text:p>25166.6666666667</text:p>
              </table:table-cell>
              <table:table-cell office:value-type="float" office:value="22218.9833333333">
                <text:p>22218.98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56000">
                <text:p>56000</text:p>
              </table:table-cell>
              <table:table-cell office:value-type="float" office:value="27916.6666666667">
                <text:p>27916.6666666667</text:p>
              </table:table-cell>
              <table:table-cell office:value-type="float" office:value="23913.9833333333">
                <text:p>23913.98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46000">
                <text:p>46000</text:p>
              </table:table-cell>
              <table:table-cell office:value-type="float" office:value="31500">
                <text:p>31500</text:p>
              </table:table-cell>
              <table:table-cell office:value-type="float" office:value="26247.4666666667">
                <text:p>26247.4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72000">
                <text:p>72000</text:p>
              </table:table-cell>
              <table:table-cell office:value-type="float" office:value="34083.3333333333">
                <text:p>34083.3333333333</text:p>
              </table:table-cell>
              <table:table-cell office:value-type="float" office:value="27164.325">
                <text:p>27164.325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67000">
                <text:p>67000</text:p>
              </table:table-cell>
              <table:table-cell office:value-type="float" office:value="38416.6666666667">
                <text:p>38416.6666666667</text:p>
              </table:table-cell>
              <table:table-cell office:value-type="float" office:value="29831.1916666667">
                <text:p>29831.191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76000">
                <text:p>76000</text:p>
              </table:table-cell>
              <table:table-cell office:value-type="float" office:value="42333.3333333333">
                <text:p>42333.3333333333</text:p>
              </table:table-cell>
              <table:table-cell office:value-type="float" office:value="31831.4333333333">
                <text:p>31831.4333333333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69000">
                <text:p>69000</text:p>
              </table:table-cell>
              <table:table-cell office:value-type="float" office:value="46750">
                <text:p>46750</text:p>
              </table:table-cell>
              <table:table-cell office:value-type="float" office:value="34498.275">
                <text:p>34498.27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64000">
                <text:p>64000</text:p>
              </table:table-cell>
              <table:table-cell office:value-type="float" office:value="50750">
                <text:p>50750</text:p>
              </table:table-cell>
              <table:table-cell office:value-type="float" office:value="36581.8333333333">
                <text:p>36581.8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66000">
                <text:p>66000</text:p>
              </table:table-cell>
              <table:table-cell office:value-type="float" office:value="54166.6666666667">
                <text:p>54166.6666666667</text:p>
              </table:table-cell>
              <table:table-cell office:value-type="float" office:value="37665.6416666667">
                <text:p>37665.641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72000">
                <text:p>72000</text:p>
              </table:table-cell>
              <table:table-cell office:value-type="float" office:value="57333.3333333333">
                <text:p>57333.3333333333</text:p>
              </table:table-cell>
              <table:table-cell office:value-type="float" office:value="38166.1833333333">
                <text:p>38166.18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76000">
                <text:p>76000</text:p>
              </table:table-cell>
              <table:table-cell office:value-type="float" office:value="60666.6666666667">
                <text:p>60666.6666666667</text:p>
              </table:table-cell>
              <table:table-cell office:value-type="float" office:value="38750">
                <text:p>38750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1000">
                <text:p>91000</text:p>
              </table:table-cell>
              <table:table-cell office:value-type="float" office:value="64250">
                <text:p>6425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84000">
                <text:p>84000</text:p>
              </table:table-cell>
              <table:table-cell office:value-type="float" office:value="69166.6666666667">
                <text:p>69166.6666666667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04000">
                <text:p>104000</text:p>
              </table:table-cell>
              <table:table-cell office:value-type="float" office:value="73750">
                <text:p>73750</text:p>
              </table:table-cell>
              <table:table-cell office:value-type="float" office:value="45833.3333333333">
                <text:p>45833.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87000">
                <text:p>87000</text:p>
              </table:table-cell>
              <table:table-cell office:value-type="float" office:value="78583.3333333333">
                <text:p>78583.3333333333</text:p>
              </table:table-cell>
              <table:table-cell office:value-type="float" office:value="47083.3333333333">
                <text:p>47083.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1000">
                <text:p>111000</text:p>
              </table:table-cell>
              <table:table-cell office:value-type="float" office:value="81166.6666666667">
                <text:p>81166.6666666667</text:p>
              </table:table-cell>
              <table:table-cell office:value-type="float" office:value="47083.3333333333">
                <text:p>47083.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93000">
                <text:p>93000</text:p>
              </table:table-cell>
              <table:table-cell office:value-type="float" office:value="86583.3333333333">
                <text:p>86583.3333333333</text:p>
              </table:table-cell>
              <table:table-cell office:value-type="float" office:value="48166.6666666667">
                <text:p>48166.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000">
                <text:p>103000</text:p>
              </table:table-cell>
              <table:table-cell office:value-type="float" office:value="88333.3333333333">
                <text:p>88333.3333333333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85000">
                <text:p>85000</text:p>
              </table:table-cell>
              <table:table-cell office:value-type="float" office:value="91333.3333333333">
                <text:p>91333.3333333333</text:p>
              </table:table-cell>
              <table:table-cell office:value-type="float" office:value="44583.3333333333">
                <text:p>44583.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98000">
                <text:p>98000</text:p>
              </table:table-cell>
              <table:table-cell office:value-type="float" office:value="92083.3333333333">
                <text:p>92083.3333333333</text:p>
              </table:table-cell>
              <table:table-cell office:value-type="float" office:value="41333.3333333333">
                <text:p>41333.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94000">
                <text:p>94000</text:p>
              </table:table-cell>
              <table:table-cell office:value-type="float" office:value="94500">
                <text:p>94500</text:p>
              </table:table-cell>
              <table:table-cell office:value-type="float" office:value="40333.3333333333">
                <text:p>40333.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0000">
                <text:p>90000</text:p>
              </table:table-cell>
              <table:table-cell office:value-type="float" office:value="97000">
                <text:p>97000</text:p>
              </table:table-cell>
              <table:table-cell office:value-type="float" office:value="39666.6666666667">
                <text:p>39666.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6000">
                <text:p>106000</text:p>
              </table:table-cell>
              <table:table-cell office:value-type="float" office:value="99000">
                <text:p>99000</text:p>
              </table:table-cell>
              <table:table-cell office:value-type="float" office:value="38333.3333333333">
                <text:p>38333.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95000">
                <text:p>95000</text:p>
              </table:table-cell>
              <table:table-cell office:value-type="float" office:value="101833.333333333">
                <text:p>101833.333333333</text:p>
              </table:table-cell>
              <table:table-cell office:value-type="float" office:value="37583.3333333333">
                <text:p>37583.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4000">
                <text:p>84000</text:p>
              </table:table-cell>
              <table:table-cell office:value-type="float" office:value="103416.666666667">
                <text:p>103416.666666667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15000">
                <text:p>115000</text:p>
              </table:table-cell>
              <table:table-cell office:value-type="float" office:value="102833.333333333">
                <text:p>102833.333333333</text:p>
              </table:table-cell>
              <table:table-cell office:value-type="float" office:value="29083.3333333333">
                <text:p>29083.3333333333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2000">
                <text:p>102000</text:p>
              </table:table-cell>
              <table:table-cell office:value-type="float" office:value="105416.666666667">
                <text:p>105416.666666667</text:p>
              </table:table-cell>
              <table:table-cell office:value-type="float" office:value="26833.3333333333">
                <text:p>26833.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0000">
                <text:p>110000</text:p>
              </table:table-cell>
              <table:table-cell office:value-type="float" office:value="105250">
                <text:p>105250</text:p>
              </table:table-cell>
              <table:table-cell office:value-type="float" office:value="24083.3333333333">
                <text:p>24083.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10000">
                <text:p>110000</text:p>
              </table:table-cell>
              <table:table-cell office:value-type="float" office:value="107166.666666667">
                <text:p>107166.666666667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13000">
                <text:p>113000</text:p>
              </table:table-cell>
              <table:table-cell office:value-type="float" office:value="107083.333333333">
                <text:p>107083.333333333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9000">
                <text:p>99000</text:p>
              </table:table-cell>
              <table:table-cell office:value-type="float" office:value="108750">
                <text:p>108750</text:p>
              </table:table-cell>
              <table:table-cell office:value-type="float" office:value="17416.6666666667">
                <text:p>17416.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9000">
                <text:p>99000</text:p>
              </table:table-cell>
              <table:table-cell office:value-type="float" office:value="108416.666666667">
                <text:p>108416.666666667</text:p>
              </table:table-cell>
              <table:table-cell office:value-type="float" office:value="16333.3333333333">
                <text:p>16333.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14000">
                <text:p>114000</text:p>
              </table:table-cell>
              <table:table-cell office:value-type="float" office:value="109583.333333333">
                <text:p>109583.333333333</text:p>
              </table:table-cell>
              <table:table-cell office:value-type="float" office:value="15083.3333333333">
                <text:p>15083.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16000">
                <text:p>116000</text:p>
              </table:table-cell>
              <table:table-cell office:value-type="float" office:value="110916.666666667">
                <text:p>110916.666666667</text:p>
              </table:table-cell>
              <table:table-cell office:value-type="float" office:value="13916.6666666667">
                <text:p>13916.666666666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16000">
                <text:p>116000</text:p>
              </table:table-cell>
              <table:table-cell office:value-type="float" office:value="112750">
                <text:p>112750</text:p>
              </table:table-cell>
              <table:table-cell office:value-type="float" office:value="13750">
                <text:p>13750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3000">
                <text:p>103000</text:p>
              </table:table-cell>
              <table:table-cell office:value-type="float" office:value="114916.666666667">
                <text:p>114916.666666667</text:p>
              </table:table-cell>
              <table:table-cell office:value-type="float" office:value="13083.3333333333">
                <text:p>13083.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51000">
                <text:p>151000</text:p>
              </table:table-cell>
              <table:table-cell office:value-type="float" office:value="114666.666666667">
                <text:p>114666.666666667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21000">
                <text:p>121000</text:p>
              </table:table-cell>
              <table:table-cell office:value-type="float" office:value="119333.333333333">
                <text:p>119333.333333333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6000">
                <text:p>96000</text:p>
              </table:table-cell>
              <table:table-cell office:value-type="float" office:value="122416.666666667">
                <text:p>122416.666666667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11000">
                <text:p>111000</text:p>
              </table:table-cell>
              <table:table-cell office:value-type="float" office:value="120833.333333333">
                <text:p>120833.333333333</text:p>
              </table:table-cell>
              <table:table-cell office:value-type="float" office:value="15583.3333333333">
                <text:p>15583.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4000">
                <text:p>94000</text:p>
              </table:table-cell>
              <table:table-cell office:value-type="float" office:value="121583.333333333">
                <text:p>121583.333333333</text:p>
              </table:table-cell>
              <table:table-cell office:value-type="float" office:value="14416.6666666667">
                <text:p>14416.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04000">
                <text:p>104000</text:p>
              </table:table-cell>
              <table:table-cell office:value-type="float" office:value="120250">
                <text:p>120250</text:p>
              </table:table-cell>
              <table:table-cell office:value-type="float" office:value="13166.6666666667">
                <text:p>13166.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95000">
                <text:p>95000</text:p>
              </table:table-cell>
              <table:table-cell office:value-type="float" office:value="119750">
                <text:p>11975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95000">
                <text:p>95000</text:p>
              </table:table-cell>
              <table:table-cell office:value-type="float" office:value="118250">
                <text:p>118250</text:p>
              </table:table-cell>
              <table:table-cell office:value-type="float" office:value="9833.33333333333">
                <text:p>9833.3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4000">
                <text:p>94000</text:p>
              </table:table-cell>
              <table:table-cell office:value-type="float" office:value="117916.666666667">
                <text:p>117916.666666667</text:p>
              </table:table-cell>
              <table:table-cell office:value-type="float" office:value="8333.33333333334">
                <text:p>8333.33333333334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91000">
                <text:p>91000</text:p>
              </table:table-cell>
              <table:table-cell office:value-type="float" office:value="117500">
                <text:p>117500</text:p>
              </table:table-cell>
              <table:table-cell office:value-type="float" office:value="6583.33333333333">
                <text:p>6583.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02000">
                <text:p>102000</text:p>
              </table:table-cell>
              <table:table-cell office:value-type="float" office:value="115583.333333333">
                <text:p>115583.333333333</text:p>
              </table:table-cell>
              <table:table-cell office:value-type="float" office:value="2833.33333333333">
                <text:p>2833.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97000">
                <text:p>97000</text:p>
              </table:table-cell>
              <table:table-cell office:value-type="float" office:value="114416.666666667">
                <text:p>114416.66666666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91000">
                <text:p>91000</text:p>
              </table:table-cell>
              <table:table-cell office:value-type="float" office:value="112833.333333333">
                <text:p>112833.333333333</text:p>
              </table:table-cell>
              <table:table-cell office:value-type="float" office:value="-1833.33333333334">
                <text:p>-1833.333333333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8000">
                <text:p>128000</text:p>
              </table:table-cell>
              <table:table-cell office:value-type="float" office:value="111833.333333333">
                <text:p>111833.333333333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4000">
                <text:p>104000</text:p>
              </table:table-cell>
              <table:table-cell office:value-type="float" office:value="109916.666666667">
                <text:p>109916.666666667</text:p>
              </table:table-cell>
              <table:table-cell office:value-type="float" office:value="-12500">
                <text:p>-12500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05000">
                <text:p>105000</text:p>
              </table:table-cell>
              <table:table-cell office:value-type="float" office:value="108500">
                <text:p>108500</text:p>
              </table:table-cell>
              <table:table-cell office:value-type="float" office:value="-12333.3333333333">
                <text:p>-12333.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0000">
                <text:p>100000</text:p>
              </table:table-cell>
              <table:table-cell office:value-type="float" office:value="109250">
                <text:p>109250</text:p>
              </table:table-cell>
              <table:table-cell office:value-type="float" office:value="-12333.3333333333">
                <text:p>-12333.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21000">
                <text:p>121000</text:p>
              </table:table-cell>
              <table:table-cell office:value-type="float" office:value="108333.333333333">
                <text:p>108333.333333333</text:p>
              </table:table-cell>
              <table:table-cell office:value-type="float" office:value="-11916.6666666667">
                <text:p>-11916.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4000">
                <text:p>104000</text:p>
              </table:table-cell>
              <table:table-cell office:value-type="float" office:value="110583.333333333">
                <text:p>110583.333333333</text:p>
              </table:table-cell>
              <table:table-cell office:value-type="float" office:value="-9166.66666666667">
                <text:p>-9166.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7000">
                <text:p>97000</text:p>
              </table:table-cell>
              <table:table-cell office:value-type="float" office:value="110583.333333333">
                <text:p>110583.333333333</text:p>
              </table:table-cell>
              <table:table-cell office:value-type="float" office:value="-7666.66666666667">
                <text:p>-7666.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05000">
                <text:p>105000</text:p>
              </table:table-cell>
              <table:table-cell office:value-type="float" office:value="110750">
                <text:p>110750</text:p>
              </table:table-cell>
              <table:table-cell office:value-type="float" office:value="-7166.66666666667">
                <text:p>-7166.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94000">
                <text:p>94000</text:p>
              </table:table-cell>
              <table:table-cell office:value-type="float" office:value="111583.333333333">
                <text:p>111583.333333333</text:p>
              </table:table-cell>
              <table:table-cell office:value-type="float" office:value="-5916.66666666667">
                <text:p>-5916.6666666666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85000">
                <text:p>85000</text:p>
              </table:table-cell>
              <table:table-cell office:value-type="float" office:value="111583.333333333">
                <text:p>111583.333333333</text:p>
              </table:table-cell>
              <table:table-cell office:value-type="float" office:value="-4000">
                <text:p>-4000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98000">
                <text:p>98000</text:p>
              </table:table-cell>
              <table:table-cell office:value-type="float" office:value="111083.333333333">
                <text:p>111083.333333333</text:p>
              </table:table-cell>
              <table:table-cell office:value-type="float" office:value="-3333.33333333334">
                <text:p>-3333.33333333334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21000">
                <text:p>121000</text:p>
              </table:table-cell>
              <table:table-cell office:value-type="float" office:value="110750">
                <text:p>110750</text:p>
              </table:table-cell>
              <table:table-cell office:value-type="float" office:value="-2083.33333333333">
                <text:p>-2083.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11000">
                <text:p>111000</text:p>
              </table:table-cell>
              <table:table-cell office:value-type="float" office:value="112750">
                <text:p>112750</text:p>
              </table:table-cell>
              <table:table-cell office:value-type="float" office:value="916.666666666672">
                <text:p>916.666666666672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04000">
                <text:p>104000</text:p>
              </table:table-cell>
              <table:table-cell office:value-type="float" office:value="114416.666666667">
                <text:p>114416.666666667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20000">
                <text:p>120000</text:p>
              </table:table-cell>
              <table:table-cell office:value-type="float" office:value="112416.666666667">
                <text:p>112416.666666667</text:p>
              </table:table-cell>
              <table:table-cell office:value-type="float" office:value="3916.66666666667">
                <text:p>3916.6666666666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92000">
                <text:p>92000</text:p>
              </table:table-cell>
              <table:table-cell office:value-type="float" office:value="113750">
                <text:p>11375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15000">
                <text:p>115000</text:p>
              </table:table-cell>
              <table:table-cell office:value-type="float" office:value="112666.666666667">
                <text:p>112666.666666667</text:p>
              </table:table-cell>
              <table:table-cell office:value-type="float" office:value="4333.33333333334">
                <text:p>4333.33333333334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10000">
                <text:p>110000</text:p>
              </table:table-cell>
              <table:table-cell office:value-type="float" office:value="113916.666666667">
                <text:p>113916.666666667</text:p>
              </table:table-cell>
              <table:table-cell office:value-type="float" office:value="3333.33333333334">
                <text:p>3333.33333333334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0000">
                <text:p>100000</text:p>
              </table:table-cell>
              <table:table-cell office:value-type="float" office:value="113000">
                <text:p>113000</text:p>
              </table:table-cell>
              <table:table-cell office:value-type="float" office:value="2416.66666666667">
                <text:p>2416.6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92000">
                <text:p>92000</text:p>
              </table:table-cell>
              <table:table-cell office:value-type="float" office:value="112666.666666667">
                <text:p>112666.666666667</text:p>
              </table:table-cell>
              <table:table-cell office:value-type="float" office:value="1916.66666666667">
                <text:p>1916.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95000">
                <text:p>95000</text:p>
              </table:table-cell>
              <table:table-cell office:value-type="float" office:value="112250">
                <text:p>112250</text:p>
              </table:table-cell>
              <table:table-cell office:value-type="float" office:value="666.666666666672">
                <text:p>666.666666666672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08000">
                <text:p>108000</text:p>
              </table:table-cell>
              <table:table-cell office:value-type="float" office:value="111416.666666667">
                <text:p>111416.666666667</text:p>
              </table:table-cell>
              <table:table-cell office:value-type="float" office:value="-166.666666666657">
                <text:p>-166.66666666665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44000">
                <text:p>144000</text:p>
              </table:table-cell>
              <table:table-cell office:value-type="float" office:value="112583.333333333">
                <text:p>112583.3333333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6000">
                <text:p>106000</text:p>
              </table:table-cell>
              <table:table-cell office:value-type="float" office:value="117500">
                <text:p>11750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13000">
                <text:p>113000</text:p>
              </table:table-cell>
              <table:table-cell office:value-type="float" office:value="118166.666666667">
                <text:p>118166.666666667</text:p>
              </table:table-cell>
              <table:table-cell office:value-type="float" office:value="5416.66666666667">
                <text:p>5416.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7000">
                <text:p>87000</text:p>
              </table:table-cell>
              <table:table-cell office:value-type="float" office:value="117500">
                <text:p>117500</text:p>
              </table:table-cell>
              <table:table-cell office:value-type="float" office:value="3083.33333333333">
                <text:p>3083.3333333333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91000">
                <text:p>91000</text:p>
              </table:table-cell>
              <table:table-cell office:value-type="float" office:value="115500">
                <text:p>115500</text:p>
              </table:table-cell>
              <table:table-cell office:value-type="float" office:value="3083.33333333333">
                <text:p>3083.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7000">
                <text:p>107000</text:p>
              </table:table-cell>
              <table:table-cell office:value-type="float" office:value="114416.666666667">
                <text:p>114416.666666667</text:p>
              </table:table-cell>
              <table:table-cell office:value-type="float" office:value="666.666666666672">
                <text:p>666.666666666672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57000">
                <text:p>157000</text:p>
              </table:table-cell>
              <table:table-cell office:value-type="float" office:value="113333.333333333">
                <text:p>113333.333333333</text:p>
              </table:table-cell>
              <table:table-cell office:value-type="float" office:value="666.666666666657">
                <text:p>666.66666666665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44000">
                <text:p>144000</text:p>
              </table:table-cell>
              <table:table-cell office:value-type="float" office:value="118750">
                <text:p>118750</text:p>
              </table:table-cell>
              <table:table-cell office:value-type="float" office:value="4833.33333333333">
                <text:p>4833.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4000">
                <text:p>104000</text:p>
              </table:table-cell>
              <table:table-cell office:value-type="float" office:value="121166.666666667">
                <text:p>121166.666666667</text:p>
              </table:table-cell>
              <table:table-cell office:value-type="float" office:value="8166.66666666667">
                <text:p>8166.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6000">
                <text:p>96000</text:p>
              </table:table-cell>
              <table:table-cell office:value-type="float" office:value="120666.666666667">
                <text:p>120666.666666667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81000">
                <text:p>81000</text:p>
              </table:table-cell>
              <table:table-cell office:value-type="float" office:value="120333.333333333">
                <text:p>120333.333333333</text:p>
              </table:table-cell>
              <table:table-cell office:value-type="float" office:value="8083.33333333333">
                <text:p>8083.333333333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82000">
                <text:p>82000</text:p>
              </table:table-cell>
              <table:table-cell office:value-type="float" office:value="119416.666666667">
                <text:p>119416.666666667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80000">
                <text:p>80000</text:p>
              </table:table-cell>
              <table:table-cell office:value-type="float" office:value="118333.333333333">
                <text:p>118333.333333333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85000">
                <text:p>85000</text:p>
              </table:table-cell>
              <table:table-cell office:value-type="float" office:value="116000">
                <text:p>1160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89000">
                <text:p>89000</text:p>
              </table:table-cell>
              <table:table-cell office:value-type="float" office:value="111083.333333333">
                <text:p>111083.333333333</text:p>
              </table:table-cell>
              <table:table-cell office:value-type="float" office:value="-7083.33333333334">
                <text:p>-7083.3333333333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89000">
                <text:p>89000</text:p>
              </table:table-cell>
              <table:table-cell office:value-type="float" office:value="109666.666666667">
                <text:p>109666.666666667</text:p>
              </table:table-cell>
              <table:table-cell office:value-type="float" office:value="-7833.33333333333">
                <text:p>-7833.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87000">
                <text:p>187000</text:p>
              </table:table-cell>
              <table:table-cell office:value-type="float" office:value="107666.666666667">
                <text:p>107666.666666667</text:p>
              </table:table-cell>
              <table:table-cell office:value-type="float" office:value="-7833.33333333333">
                <text:p>-7833.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04000">
                <text:p>204000</text:p>
              </table:table-cell>
              <table:table-cell office:value-type="float" office:value="116000">
                <text:p>116000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3000">
                <text:p>73000</text:p>
              </table:table-cell>
              <table:table-cell office:value-type="float" office:value="125416.666666667">
                <text:p>125416.666666667</text:p>
              </table:table-cell>
              <table:table-cell office:value-type="float" office:value="12083.3333333333">
                <text:p>12083.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5000">
                <text:p>45000</text:p>
              </table:table-cell>
              <table:table-cell office:value-type="float" office:value="122583.333333333">
                <text:p>122583.333333333</text:p>
              </table:table-cell>
              <table:table-cell office:value-type="float" office:value="3833.33333333333">
                <text:p>3833.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7000">
                <text:p>47000</text:p>
              </table:table-cell>
              <table:table-cell office:value-type="float" office:value="113250">
                <text:p>113250</text:p>
              </table:table-cell>
              <table:table-cell office:value-type="float" office:value="-7916.66666666667">
                <text:p>-7916.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000">
                <text:p>41000</text:p>
              </table:table-cell>
              <table:table-cell office:value-type="float" office:value="105166.666666667">
                <text:p>105166.666666667</text:p>
              </table:table-cell>
              <table:table-cell office:value-type="float" office:value="-15500">
                <text:p>-1550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38000">
                <text:p>38000</text:p>
              </table:table-cell>
              <table:table-cell office:value-type="float" office:value="99916.6666666667">
                <text:p>99916.6666666667</text:p>
              </table:table-cell>
              <table:table-cell office:value-type="float" office:value="-20416.6666666667">
                <text:p>-20416.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3000">
                <text:p>43000</text:p>
              </table:table-cell>
              <table:table-cell office:value-type="float" office:value="95083.3333333333">
                <text:p>95083.3333333333</text:p>
              </table:table-cell>
              <table:table-cell office:value-type="float" office:value="-24333.3333333333">
                <text:p>-24333.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0000">
                <text:p>40000</text:p>
              </table:table-cell>
              <table:table-cell office:value-type="float" office:value="91916.6666666667">
                <text:p>91916.6666666667</text:p>
              </table:table-cell>
              <table:table-cell office:value-type="float" office:value="-26416.6666666667">
                <text:p>-26416.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2000">
                <text:p>42000</text:p>
              </table:table-cell>
              <table:table-cell office:value-type="float" office:value="88416.6666666667">
                <text:p>88416.6666666667</text:p>
              </table:table-cell>
              <table:table-cell office:value-type="float" office:value="-27583.3333333333">
                <text:p>-27583.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0000">
                <text:p>60000</text:p>
              </table:table-cell>
              <table:table-cell office:value-type="float" office:value="85250">
                <text:p>85250</text:p>
              </table:table-cell>
              <table:table-cell office:value-type="float" office:value="-25833.3333333333">
                <text:p>-25833.333333333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4000">
                <text:p>44000</text:p>
              </table:table-cell>
              <table:table-cell office:value-type="float" office:value="83166.6666666667">
                <text:p>83166.6666666667</text:p>
              </table:table-cell>
              <table:table-cell office:value-type="float" office:value="-26500">
                <text:p>-265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9000">
                <text:p>49000</text:p>
              </table:table-cell>
              <table:table-cell office:value-type="float" office:value="79416.6666666667">
                <text:p>79416.6666666667</text:p>
              </table:table-cell>
              <table:table-cell office:value-type="float" office:value="-28250">
                <text:p>-2825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6000">
                <text:p>46000</text:p>
              </table:table-cell>
              <table:table-cell office:value-type="float" office:value="76083.3333333333">
                <text:p>76083.3333333333</text:p>
              </table:table-cell>
              <table:table-cell office:value-type="float" office:value="-39916.6666666667">
                <text:p>-3991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0000">
                <text:p>50000</text:p>
              </table:table-cell>
              <table:table-cell office:value-type="float" office:value="64333.3333333333">
                <text:p>64333.3333333333</text:p>
              </table:table-cell>
              <table:table-cell office:value-type="float" office:value="-61083.3333333333">
                <text:p>-61083.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000">
                <text:p>41000</text:p>
              </table:table-cell>
              <table:table-cell office:value-type="float" office:value="51500">
                <text:p>51500</text:p>
              </table:table-cell>
              <table:table-cell office:value-type="float" office:value="-71083.3333333333">
                <text:p>-71083.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0000">
                <text:p>40000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-64416.6666666667">
                <text:p>-64416.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8000">
                <text:p>68000</text:p>
              </table:table-cell>
              <table:table-cell office:value-type="float" office:value="48416.6666666667">
                <text:p>48416.6666666667</text:p>
              </table:table-cell>
              <table:table-cell office:value-type="float" office:value="-56750">
                <text:p>-5675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000">
                <text:p>41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49750">
                <text:p>-4975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4000">
                <text:p>44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44916.6666666667">
                <text:p>-44916.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8000">
                <text:p>38000</text:p>
              </table:table-cell>
              <table:table-cell office:value-type="float" office:value="50666.6666666667">
                <text:p>50666.6666666667</text:p>
              </table:table-cell>
              <table:table-cell office:value-type="float" office:value="-41250">
                <text:p>-4125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9000">
                <text:p>39000</text:p>
              </table:table-cell>
              <table:table-cell office:value-type="float" office:value="50250">
                <text:p>50250</text:p>
              </table:table-cell>
              <table:table-cell office:value-type="float" office:value="-38166.6666666667">
                <text:p>-38166.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6000">
                <text:p>46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35083.3333333333">
                <text:p>-35083.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00">
                <text:p>42000</text:p>
              </table:table-cell>
              <table:table-cell office:value-type="float" office:value="50500">
                <text:p>50500</text:p>
              </table:table-cell>
              <table:table-cell office:value-type="float" office:value="-32666.6666666667">
                <text:p>-32666.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51000">
                <text:p>51000</text:p>
              </table:table-cell>
              <table:table-cell office:value-type="float" office:value="49000">
                <text:p>49000</text:p>
              </table:table-cell>
              <table:table-cell office:value-type="float" office:value="-30416.6666666667">
                <text:p>-30416.666666666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6000">
                <text:p>56000</text:p>
              </table:table-cell>
              <table:table-cell office:value-type="float" office:value="49583.3333333333">
                <text:p>49583.3333333333</text:p>
              </table:table-cell>
              <table:table-cell office:value-type="float" office:value="-26500">
                <text:p>-265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50000">
                <text:p>50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14166.6666666667">
                <text:p>-14166.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6000">
                <text:p>46000</text:p>
              </table:table-cell>
              <table:table-cell office:value-type="float" office:value="50500">
                <text:p>505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76000">
                <text:p>76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3000">
                <text:p>53000</text:p>
              </table:table-cell>
              <table:table-cell office:value-type="float" office:value="53083.3333333333">
                <text:p>53083.3333333333</text:p>
              </table:table-cell>
              <table:table-cell office:value-type="float" office:value="4666.66666666667">
                <text:p>4666.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04000">
                <text:p>304000</text:p>
              </table:table-cell>
              <table:table-cell office:value-type="float" office:value="54166.6666666667">
                <text:p>54166.66666666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96000">
                <text:p>296000</text:p>
              </table:table-cell>
              <table:table-cell office:value-type="float" office:value="73833.3333333333">
                <text:p>73833.3333333333</text:p>
              </table:table-cell>
              <table:table-cell office:value-type="float" office:value="23666.6666666667">
                <text:p>23666.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0000">
                <text:p>60000</text:p>
              </table:table-cell>
              <table:table-cell office:value-type="float" office:value="95083.3333333333">
                <text:p>95083.3333333333</text:p>
              </table:table-cell>
              <table:table-cell office:value-type="float" office:value="44416.6666666667">
                <text:p>44416.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44000">
                <text:p>344000</text:p>
              </table:table-cell>
              <table:table-cell office:value-type="float" office:value="96416.6666666667">
                <text:p>96416.6666666667</text:p>
              </table:table-cell>
              <table:table-cell office:value-type="float" office:value="46166.6666666667">
                <text:p>46166.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90000">
                <text:p>390000</text:p>
              </table:table-cell>
              <table:table-cell office:value-type="float" office:value="121916.666666667">
                <text:p>121916.666666667</text:p>
              </table:table-cell>
              <table:table-cell office:value-type="float" office:value="71750">
                <text:p>7175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4000">
                <text:p>74000</text:p>
              </table:table-cell>
              <table:table-cell office:value-type="float" office:value="151166.666666667">
                <text:p>151166.666666667</text:p>
              </table:table-cell>
              <table:table-cell office:value-type="float" office:value="100666.666666667">
                <text:p>100666.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05000">
                <text:p>305000</text:p>
              </table:table-cell>
              <table:table-cell office:value-type="float" office:value="153500">
                <text:p>153500</text:p>
              </table:table-cell>
              <table:table-cell office:value-type="float" office:value="104500">
                <text:p>104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17cm" svg:y="1.275cm" chart:style-name="ch3">
          <text:p>Antall omdirigeringer</text:p>
        </chart:subtitle>
        <chart:legend chart:legend-position="end" svg:x="11.481cm" svg:y="3.703cm" style:legend-expansion="high" chart:style-name="ch4"/>
        <chart:plot-area chart:style-name="ch5" table:cell-range-address="'Antall omdirigeringer'.A1:'Antall omdirigeringer'.D160" chart:data-source-has-labels="both" svg:x="1.331cm" svg:y="2.138cm" svg:width="9.83cm" svg:height="5.701cm">
          <chartooo:coordinate-region svg:x="2.693cm" svg:y="2.337cm" svg:width="8.468cm" svg:height="5.303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Antall omdirigeringer'.A2:'Antall omdirigeringer'.A160"/>
            <chart:grid chart:style-name="ch8" chart:class="major"/>
          </chart:axis>
          <chart:axis chart:dimension="y" chart:name="primary-y" chart:style-name="ch9">
            <chart:title svg:x="0.451cm" svg:y="6.13cm" chart:style-name="ch10">
              <text:p>Omdirigeringer</text:p>
            </chart:title>
            <chart:grid chart:style-name="ch8" chart:class="major"/>
          </chart:axis>
          <chart:series chart:style-name="ch11" chart:values-cell-range-address="'Antall omdirigeringer'.B2:'Antall omdirigeringer'.B160" chart:label-cell-address="'Antall omdirigeringer'.B1:'Antall omdirigeringer'.B1" chart:class="chart:line">
            <chart:data-point chart:repeated="159"/>
          </chart:series>
          <chart:series chart:style-name="ch12" chart:values-cell-range-address="'Antall omdirigeringer'.C2:'Antall omdirigeringer'.C160" chart:label-cell-address="'Antall omdirigeringer'.C1:'Antall omdirigeringer'.C1" chart:class="chart:line">
            <chart:data-point chart:repeated="159"/>
          </chart:series>
          <chart:series chart:style-name="ch13" chart:values-cell-range-address="'Antall omdirigeringer'.D2:'Antall omdirigeringer'.D160" chart:label-cell-address="'Antall omdirigeringer'.D1:'Antall omdirigering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all omdirigeringer</text:p>
                <draw:g>
                  <svg:desc>'Antall omdirigeringer'.B1:'Antall omdirigeringer'.B1</svg:desc>
                </draw:g>
              </table:table-cell>
              <table:table-cell office:value-type="string">
                <text:p>12-månedersvindu</text:p>
                <draw:g>
                  <svg:desc>'Antall omdirigeringer'.C1:'Antall omdirigeringer'.C1</svg:desc>
                </draw:g>
              </table:table-cell>
              <table:table-cell office:value-type="string">
                <text:p>12-månedersforskjell</text:p>
                <draw:g>
                  <svg:desc>'Antall omdirigeringer'.D1:'Antall omdirigering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Antall omdirigeringer'.A2:'Antall omdirigeringer'.A160</svg:desc>
                </draw:g>
              </table:table-cell>
              <table:table-cell office:value-type="float" office:value="31">
                <text:p>31</text:p>
                <draw:g>
                  <svg:desc>'Antall omdirigeringer'.B2:'Antall omdirigeringer'.B160</svg:desc>
                </draw:g>
              </table:table-cell>
              <table:table-cell office:value-type="float" office:value="NaN">
                <text:p>NaN</text:p>
                <draw:g>
                  <svg:desc>'Antall omdirigeringer'.C2:'Antall omdirigeringer'.C160</svg:desc>
                </draw:g>
              </table:table-cell>
              <table:table-cell office:value-type="float" office:value="NaN">
                <text:p>NaN</text:p>
                <draw:g>
                  <svg:desc>'Antall omdirigeringer'.D2:'Antall omdirigeringer'.D160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48">
                <text:p>248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88">
                <text:p>288</text:p>
              </table:table-cell>
              <table:table-cell office:value-type="float" office:value="76.75">
                <text:p>7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70">
                <text:p>370</text:p>
              </table:table-cell>
              <table:table-cell office:value-type="float" office:value="98.1666666666667">
                <text:p>9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98">
                <text:p>398</text:p>
              </table:table-cell>
              <table:table-cell office:value-type="float" office:value="126.166666666667">
                <text:p>126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471">
                <text:p>471</text:p>
              </table:table-cell>
              <table:table-cell office:value-type="float" office:value="156.5">
                <text:p>15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778">
                <text:p>778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">
                <text:p>1</text:p>
              </table:table-cell>
              <table:table-cell office:value-type="float" office:value="253.666666666667">
                <text:p>253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.4">
                <text:p>1.4</text:p>
              </table:table-cell>
              <table:table-cell office:value-type="float" office:value="250.25">
                <text:p>25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.8">
                <text:p>1.8</text:p>
              </table:table-cell>
              <table:table-cell office:value-type="float" office:value="246.783333333333">
                <text:p>246.7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2.5">
                <text:p>2.5</text:p>
              </table:table-cell>
              <table:table-cell office:value-type="float" office:value="242.85">
                <text:p>24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.1">
                <text:p>3.1</text:p>
              </table:table-cell>
              <table:table-cell office:value-type="float" office:value="238.975">
                <text:p>238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3.8">
                <text:p>3.8</text:p>
              </table:table-cell>
              <table:table-cell office:value-type="float" office:value="234.483333333333">
                <text:p>234.4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.5">
                <text:p>4.5</text:p>
              </table:table-cell>
              <table:table-cell office:value-type="float" office:value="228.133333333333">
                <text:p>228.133333333333</text:p>
              </table:table-cell>
              <table:table-cell office:value-type="float" office:value="172.05">
                <text:p>172.0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.1">
                <text:p>5.1</text:p>
              </table:table-cell>
              <table:table-cell office:value-type="float" office:value="214.258333333333">
                <text:p>214.258333333333</text:p>
              </table:table-cell>
              <table:table-cell office:value-type="float" office:value="137.508333333333">
                <text:p>137.508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.1">
                <text:p>6.1</text:p>
              </table:table-cell>
              <table:table-cell office:value-type="float" office:value="194.016666666667">
                <text:p>194.016666666667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7.1">
                <text:p>7.1</text:p>
              </table:table-cell>
              <table:table-cell office:value-type="float" office:value="170.525">
                <text:p>170.525</text:p>
              </table:table-cell>
              <table:table-cell office:value-type="float" office:value="44.3583333333333">
                <text:p>44.35833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8">
                <text:p>8</text:p>
              </table:table-cell>
              <table:table-cell office:value-type="float" office:value="140.283333333333">
                <text:p>140.283333333333</text:p>
              </table:table-cell>
              <table:table-cell office:value-type="float" office:value="-16.2166666666667">
                <text:p>-16.2166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8.9">
                <text:p>8.9</text:p>
              </table:table-cell>
              <table:table-cell office:value-type="float" office:value="107.783333333333">
                <text:p>107.783333333333</text:p>
              </table:table-cell>
              <table:table-cell office:value-type="float" office:value="-84.55">
                <text:p>-84.5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9.8">
                <text:p>9.8</text:p>
              </table:table-cell>
              <table:table-cell office:value-type="float" office:value="69.275">
                <text:p>69.275</text:p>
              </table:table-cell>
              <table:table-cell office:value-type="float" office:value="-184.391666666667">
                <text:p>-184.391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11000">
                <text:p>11000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-244.991666666667">
                <text:p>-244.991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2000">
                <text:p>12000</text:p>
              </table:table-cell>
              <table:table-cell office:value-type="float" office:value="921.841666666667">
                <text:p>921.841666666667</text:p>
              </table:table-cell>
              <table:table-cell office:value-type="float" office:value="675.058333333333">
                <text:p>675.058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4000">
                <text:p>14000</text:p>
              </table:table-cell>
              <table:table-cell office:value-type="float" office:value="1921.725">
                <text:p>1921.725</text:p>
              </table:table-cell>
              <table:table-cell office:value-type="float" office:value="1678.875">
                <text:p>1678.87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15000">
                <text:p>15000</text:p>
              </table:table-cell>
              <table:table-cell office:value-type="float" office:value="3088.24166666667">
                <text:p>3088.24166666667</text:p>
              </table:table-cell>
              <table:table-cell office:value-type="float" office:value="2849.26666666667">
                <text:p>2849.2666666666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17000">
                <text:p>17000</text:p>
              </table:table-cell>
              <table:table-cell office:value-type="float" office:value="4338.03333333333">
                <text:p>4338.03333333333</text:p>
              </table:table-cell>
              <table:table-cell office:value-type="float" office:value="4103.55">
                <text:p>4103.55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8000">
                <text:p>18000</text:p>
              </table:table-cell>
              <table:table-cell office:value-type="float" office:value="5754.44166666667">
                <text:p>5754.44166666667</text:p>
              </table:table-cell>
              <table:table-cell office:value-type="float" office:value="5526.30833333333">
                <text:p>5526.308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20000">
                <text:p>20000</text:p>
              </table:table-cell>
              <table:table-cell office:value-type="float" office:value="7254.125">
                <text:p>7254.125</text:p>
              </table:table-cell>
              <table:table-cell office:value-type="float" office:value="7039.86666666667">
                <text:p>7039.8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22000">
                <text:p>22000</text:p>
              </table:table-cell>
              <table:table-cell office:value-type="float" office:value="8920.41666666667">
                <text:p>8920.41666666667</text:p>
              </table:table-cell>
              <table:table-cell office:value-type="float" office:value="8726.4">
                <text:p>8726.4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24000">
                <text:p>24000</text:p>
              </table:table-cell>
              <table:table-cell office:value-type="float" office:value="10753.325">
                <text:p>10753.325</text:p>
              </table:table-cell>
              <table:table-cell office:value-type="float" office:value="10582.8">
                <text:p>10582.8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26000">
                <text:p>26000</text:p>
              </table:table-cell>
              <table:table-cell office:value-type="float" office:value="12752.8166666667">
                <text:p>12752.8166666667</text:p>
              </table:table-cell>
              <table:table-cell office:value-type="float" office:value="12612.5333333333">
                <text:p>12612.5333333333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28000">
                <text:p>28000</text:p>
              </table:table-cell>
              <table:table-cell office:value-type="float" office:value="14918.8916666667">
                <text:p>14918.8916666667</text:p>
              </table:table-cell>
              <table:table-cell office:value-type="float" office:value="14811.1083333333">
                <text:p>14811.108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29000">
                <text:p>29000</text:p>
              </table:table-cell>
              <table:table-cell office:value-type="float" office:value="17251.5583333333">
                <text:p>17251.5583333333</text:p>
              </table:table-cell>
              <table:table-cell office:value-type="float" office:value="17182.2833333333">
                <text:p>17182.28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31000">
                <text:p>31000</text:p>
              </table:table-cell>
              <table:table-cell office:value-type="float" office:value="19667.4833333333">
                <text:p>19667.4833333333</text:p>
              </table:table-cell>
              <table:table-cell office:value-type="float" office:value="19662.225">
                <text:p>19662.22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34000">
                <text:p>34000</text:p>
              </table:table-cell>
              <table:table-cell office:value-type="float" office:value="22250">
                <text:p>22250</text:p>
              </table:table-cell>
              <table:table-cell office:value-type="float" office:value="21328.1583333333">
                <text:p>21328.158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37000">
                <text:p>37000</text:p>
              </table:table-cell>
              <table:table-cell office:value-type="float" office:value="24166.6666666667">
                <text:p>24166.6666666667</text:p>
              </table:table-cell>
              <table:table-cell office:value-type="float" office:value="22244.9416666667">
                <text:p>22244.941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40000">
                <text:p>40000</text:p>
              </table:table-cell>
              <table:table-cell office:value-type="float" office:value="26250">
                <text:p>26250</text:p>
              </table:table-cell>
              <table:table-cell office:value-type="float" office:value="23161.7583333333">
                <text:p>23161.758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42000">
                <text:p>42000</text:p>
              </table:table-cell>
              <table:table-cell office:value-type="float" office:value="28416.6666666667">
                <text:p>28416.6666666667</text:p>
              </table:table-cell>
              <table:table-cell office:value-type="float" office:value="24078.6333333333">
                <text:p>24078.6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5000">
                <text:p>45000</text:p>
              </table:table-cell>
              <table:table-cell office:value-type="float" office:value="30666.6666666667">
                <text:p>30666.6666666667</text:p>
              </table:table-cell>
              <table:table-cell office:value-type="float" office:value="24912.225">
                <text:p>24912.22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47000">
                <text:p>47000</text:p>
              </table:table-cell>
              <table:table-cell office:value-type="float" office:value="33000">
                <text:p>33000</text:p>
              </table:table-cell>
              <table:table-cell office:value-type="float" office:value="25745.875">
                <text:p>25745.87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50000">
                <text:p>50000</text:p>
              </table:table-cell>
              <table:table-cell office:value-type="float" office:value="35416.6666666667">
                <text:p>35416.6666666667</text:p>
              </table:table-cell>
              <table:table-cell office:value-type="float" office:value="26496.25">
                <text:p>26496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54000">
                <text:p>54000</text:p>
              </table:table-cell>
              <table:table-cell office:value-type="float" office:value="37916.6666666667">
                <text:p>37916.6666666667</text:p>
              </table:table-cell>
              <table:table-cell office:value-type="float" office:value="27163.3416666667">
                <text:p>27163.341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59000">
                <text:p>59000</text:p>
              </table:table-cell>
              <table:table-cell office:value-type="float" office:value="40583.3333333333">
                <text:p>40583.3333333333</text:p>
              </table:table-cell>
              <table:table-cell office:value-type="float" office:value="27830.5166666667">
                <text:p>27830.51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62000">
                <text:p>62000</text:p>
              </table:table-cell>
              <table:table-cell office:value-type="float" office:value="43500">
                <text:p>43500</text:p>
              </table:table-cell>
              <table:table-cell office:value-type="float" office:value="28581.1083333333">
                <text:p>28581.108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64000">
                <text:p>64000</text:p>
              </table:table-cell>
              <table:table-cell office:value-type="float" office:value="46500">
                <text:p>46500</text:p>
              </table:table-cell>
              <table:table-cell office:value-type="float" office:value="29248.4416666667">
                <text:p>29248.441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67000">
                <text:p>67000</text:p>
              </table:table-cell>
              <table:table-cell office:value-type="float" office:value="49500">
                <text:p>49500</text:p>
              </table:table-cell>
              <table:table-cell office:value-type="float" office:value="29832.5166666667">
                <text:p>29832.51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69000">
                <text:p>69000</text:p>
              </table:table-cell>
              <table:table-cell office:value-type="float" office:value="52666.6666666667">
                <text:p>52666.6666666667</text:p>
              </table:table-cell>
              <table:table-cell office:value-type="float" office:value="30416.6666666667">
                <text:p>30416.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71000">
                <text:p>71000</text:p>
              </table:table-cell>
              <table:table-cell office:value-type="float" office:value="55833.3333333333">
                <text:p>55833.3333333333</text:p>
              </table:table-cell>
              <table:table-cell office:value-type="float" office:value="31666.6666666667">
                <text:p>31666.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74000">
                <text:p>74000</text:p>
              </table:table-cell>
              <table:table-cell office:value-type="float" office:value="58916.6666666667">
                <text:p>58916.6666666667</text:p>
              </table:table-cell>
              <table:table-cell office:value-type="float" office:value="32666.6666666667">
                <text:p>32666.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76000">
                <text:p>76000</text:p>
              </table:table-cell>
              <table:table-cell office:value-type="float" office:value="62000">
                <text:p>62000</text:p>
              </table:table-cell>
              <table:table-cell office:value-type="float" office:value="33583.3333333333">
                <text:p>33583.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79000">
                <text:p>79000</text:p>
              </table:table-cell>
              <table:table-cell office:value-type="float" office:value="65000">
                <text:p>65000</text:p>
              </table:table-cell>
              <table:table-cell office:value-type="float" office:value="34333.3333333333">
                <text:p>34333.3333333333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82000">
                <text:p>82000</text:p>
              </table:table-cell>
              <table:table-cell office:value-type="float" office:value="68083.3333333333">
                <text:p>68083.3333333333</text:p>
              </table:table-cell>
              <table:table-cell office:value-type="float" office:value="35083.3333333333">
                <text:p>35083.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85000">
                <text:p>85000</text:p>
              </table:table-cell>
              <table:table-cell office:value-type="float" office:value="71166.6666666667">
                <text:p>71166.6666666667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89000">
                <text:p>89000</text:p>
              </table:table-cell>
              <table:table-cell office:value-type="float" office:value="74333.3333333333">
                <text:p>74333.3333333333</text:p>
              </table:table-cell>
              <table:table-cell office:value-type="float" office:value="36416.6666666667">
                <text:p>36416.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92000">
                <text:p>92000</text:p>
              </table:table-cell>
              <table:table-cell office:value-type="float" office:value="77583.3333333333">
                <text:p>77583.3333333333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5000">
                <text:p>95000</text:p>
              </table:table-cell>
              <table:table-cell office:value-type="float" office:value="80750">
                <text:p>80750</text:p>
              </table:table-cell>
              <table:table-cell office:value-type="float" office:value="37250">
                <text:p>37250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7000">
                <text:p>97000</text:p>
              </table:table-cell>
              <table:table-cell office:value-type="float" office:value="83750">
                <text:p>83750</text:p>
              </table:table-cell>
              <table:table-cell office:value-type="float" office:value="37250">
                <text:p>37250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9000">
                <text:p>99000</text:p>
              </table:table-cell>
              <table:table-cell office:value-type="float" office:value="86666.6666666667">
                <text:p>86666.6666666667</text:p>
              </table:table-cell>
              <table:table-cell office:value-type="float" office:value="37166.6666666667">
                <text:p>37166.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01000">
                <text:p>101000</text:p>
              </table:table-cell>
              <table:table-cell office:value-type="float" office:value="89583.3333333333">
                <text:p>89583.3333333333</text:p>
              </table:table-cell>
              <table:table-cell office:value-type="float" office:value="36916.6666666667">
                <text:p>36916.666666666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3000">
                <text:p>103000</text:p>
              </table:table-cell>
              <table:table-cell office:value-type="float" office:value="92416.6666666667">
                <text:p>92416.6666666667</text:p>
              </table:table-cell>
              <table:table-cell office:value-type="float" office:value="36583.3333333333">
                <text:p>36583.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6000">
                <text:p>106000</text:p>
              </table:table-cell>
              <table:table-cell office:value-type="float" office:value="95250">
                <text:p>95250</text:p>
              </table:table-cell>
              <table:table-cell office:value-type="float" office:value="36333.3333333333">
                <text:p>36333.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9000">
                <text:p>109000</text:p>
              </table:table-cell>
              <table:table-cell office:value-type="float" office:value="98166.6666666667">
                <text:p>98166.6666666667</text:p>
              </table:table-cell>
              <table:table-cell office:value-type="float" office:value="36166.6666666667">
                <text:p>36166.6666666667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1000">
                <text:p>111000</text:p>
              </table:table-cell>
              <table:table-cell office:value-type="float" office:value="101083.333333333">
                <text:p>101083.333333333</text:p>
              </table:table-cell>
              <table:table-cell office:value-type="float" office:value="36083.3333333333">
                <text:p>36083.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13000">
                <text:p>113000</text:p>
              </table:table-cell>
              <table:table-cell office:value-type="float" office:value="104000">
                <text:p>104000</text:p>
              </table:table-cell>
              <table:table-cell office:value-type="float" office:value="35916.6666666667">
                <text:p>35916.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14000">
                <text:p>114000</text:p>
              </table:table-cell>
              <table:table-cell office:value-type="float" office:value="106833.333333333">
                <text:p>106833.333333333</text:p>
              </table:table-cell>
              <table:table-cell office:value-type="float" office:value="35666.6666666667">
                <text:p>35666.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16000">
                <text:p>116000</text:p>
              </table:table-cell>
              <table:table-cell office:value-type="float" office:value="109500">
                <text:p>109500</text:p>
              </table:table-cell>
              <table:table-cell office:value-type="float" office:value="35166.6666666667">
                <text:p>35166.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18000">
                <text:p>118000</text:p>
              </table:table-cell>
              <table:table-cell office:value-type="float" office:value="112083.333333333">
                <text:p>112083.333333333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20000">
                <text:p>120000</text:p>
              </table:table-cell>
              <table:table-cell office:value-type="float" office:value="114500">
                <text:p>114500</text:p>
              </table:table-cell>
              <table:table-cell office:value-type="float" office:value="33750">
                <text:p>33750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21000">
                <text:p>121000</text:p>
              </table:table-cell>
              <table:table-cell office:value-type="float" office:value="116833.333333333">
                <text:p>116833.333333333</text:p>
              </table:table-cell>
              <table:table-cell office:value-type="float" office:value="33083.3333333333">
                <text:p>33083.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23000">
                <text:p>123000</text:p>
              </table:table-cell>
              <table:table-cell office:value-type="float" office:value="119000">
                <text:p>119000</text:p>
              </table:table-cell>
              <table:table-cell office:value-type="float" office:value="32333.3333333333">
                <text:p>32333.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25000">
                <text:p>125000</text:p>
              </table:table-cell>
              <table:table-cell office:value-type="float" office:value="121166.666666667">
                <text:p>121166.666666667</text:p>
              </table:table-cell>
              <table:table-cell office:value-type="float" office:value="31583.3333333333">
                <text:p>31583.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7000">
                <text:p>127000</text:p>
              </table:table-cell>
              <table:table-cell office:value-type="float" office:value="123333.333333333">
                <text:p>123333.333333333</text:p>
              </table:table-cell>
              <table:table-cell office:value-type="float" office:value="30916.6666666667">
                <text:p>30916.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29000">
                <text:p>129000</text:p>
              </table:table-cell>
              <table:table-cell office:value-type="float" office:value="125500">
                <text:p>125500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1000">
                <text:p>131000</text:p>
              </table:table-cell>
              <table:table-cell office:value-type="float" office:value="127666.666666667">
                <text:p>127666.666666667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33000">
                <text:p>133000</text:p>
              </table:table-cell>
              <table:table-cell office:value-type="float" office:value="129750">
                <text:p>129750</text:p>
              </table:table-cell>
              <table:table-cell office:value-type="float" office:value="28666.6666666667">
                <text:p>28666.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5000">
                <text:p>135000</text:p>
              </table:table-cell>
              <table:table-cell office:value-type="float" office:value="131750">
                <text:p>131750</text:p>
              </table:table-cell>
              <table:table-cell office:value-type="float" office:value="27750">
                <text:p>27750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37000">
                <text:p>137000</text:p>
              </table:table-cell>
              <table:table-cell office:value-type="float" office:value="133750">
                <text:p>133750</text:p>
              </table:table-cell>
              <table:table-cell office:value-type="float" office:value="26916.6666666667">
                <text:p>26916.6666666667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38000">
                <text:p>138000</text:p>
              </table:table-cell>
              <table:table-cell office:value-type="float" office:value="135750">
                <text:p>135750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41000">
                <text:p>141000</text:p>
              </table:table-cell>
              <table:table-cell office:value-type="float" office:value="137750">
                <text:p>137750</text:p>
              </table:table-cell>
              <table:table-cell office:value-type="float" office:value="25666.6666666667">
                <text:p>25666.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42000">
                <text:p>142000</text:p>
              </table:table-cell>
              <table:table-cell office:value-type="float" office:value="139833.333333333">
                <text:p>139833.333333333</text:p>
              </table:table-cell>
              <table:table-cell office:value-type="float" office:value="25333.3333333333">
                <text:p>25333.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45000">
                <text:p>145000</text:p>
              </table:table-cell>
              <table:table-cell office:value-type="float" office:value="141833.333333333">
                <text:p>141833.333333333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46000">
                <text:p>146000</text:p>
              </table:table-cell>
              <table:table-cell office:value-type="float" office:value="143916.666666667">
                <text:p>143916.666666667</text:p>
              </table:table-cell>
              <table:table-cell office:value-type="float" office:value="24916.6666666667">
                <text:p>24916.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47000">
                <text:p>147000</text:p>
              </table:table-cell>
              <table:table-cell office:value-type="float" office:value="146000">
                <text:p>146000</text:p>
              </table:table-cell>
              <table:table-cell office:value-type="float" office:value="24833.3333333333">
                <text:p>24833.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50000">
                <text:p>150000</text:p>
              </table:table-cell>
              <table:table-cell office:value-type="float" office:value="148000">
                <text:p>148000</text:p>
              </table:table-cell>
              <table:table-cell office:value-type="float" office:value="24666.6666666667">
                <text:p>24666.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51000">
                <text:p>151000</text:p>
              </table:table-cell>
              <table:table-cell office:value-type="float" office:value="150083.333333333">
                <text:p>150083.333333333</text:p>
              </table:table-cell>
              <table:table-cell office:value-type="float" office:value="24583.3333333333">
                <text:p>24583.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53000">
                <text:p>153000</text:p>
              </table:table-cell>
              <table:table-cell office:value-type="float" office:value="152083.333333333">
                <text:p>152083.333333333</text:p>
              </table:table-cell>
              <table:table-cell office:value-type="float" office:value="24416.6666666667">
                <text:p>24416.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5000">
                <text:p>155000</text:p>
              </table:table-cell>
              <table:table-cell office:value-type="float" office:value="154083.333333333">
                <text:p>154083.333333333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57000">
                <text:p>157000</text:p>
              </table:table-cell>
              <table:table-cell office:value-type="float" office:value="156083.333333333">
                <text:p>156083.333333333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8000">
                <text:p>158000</text:p>
              </table:table-cell>
              <table:table-cell office:value-type="float" office:value="158083.333333333">
                <text:p>158083.333333333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61000">
                <text:p>161000</text:p>
              </table:table-cell>
              <table:table-cell office:value-type="float" office:value="161916.666666667">
                <text:p>161916.666666667</text:p>
              </table:table-cell>
              <table:table-cell office:value-type="float" office:value="24166.6666666667">
                <text:p>24166.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64000">
                <text:p>164000</text:p>
              </table:table-cell>
              <table:table-cell office:value-type="float" office:value="163833.333333333">
                <text:p>163833.333333333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65000">
                <text:p>165000</text:p>
              </table:table-cell>
              <table:table-cell office:value-type="float" office:value="165750">
                <text:p>165750</text:p>
              </table:table-cell>
              <table:table-cell office:value-type="float" office:value="23916.6666666667">
                <text:p>23916.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68000">
                <text:p>168000</text:p>
              </table:table-cell>
              <table:table-cell office:value-type="float" office:value="167666.666666667">
                <text:p>167666.666666667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70000">
                <text:p>170000</text:p>
              </table:table-cell>
              <table:table-cell office:value-type="float" office:value="169583.333333333">
                <text:p>169583.333333333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72000">
                <text:p>172000</text:p>
              </table:table-cell>
              <table:table-cell office:value-type="float" office:value="171583.333333333">
                <text:p>171583.333333333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73000">
                <text:p>173000</text:p>
              </table:table-cell>
              <table:table-cell office:value-type="float" office:value="173666.666666667">
                <text:p>173666.666666667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75000">
                <text:p>175000</text:p>
              </table:table-cell>
              <table:table-cell office:value-type="float" office:value="175583.333333333">
                <text:p>175583.33333333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77000">
                <text:p>177000</text:p>
              </table:table-cell>
              <table:table-cell office:value-type="float" office:value="177583.333333333">
                <text:p>177583.33333333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8000">
                <text:p>178000</text:p>
              </table:table-cell>
              <table:table-cell office:value-type="float" office:value="179583.333333333">
                <text:p>179583.33333333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79000">
                <text:p>179000</text:p>
              </table:table-cell>
              <table:table-cell office:value-type="float" office:value="181500">
                <text:p>181500</text:p>
              </table:table-cell>
              <table:table-cell office:value-type="float" office:value="23416.6666666667">
                <text:p>23416.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81000">
                <text:p>181000</text:p>
              </table:table-cell>
              <table:table-cell office:value-type="float" office:value="183333.333333333">
                <text:p>183333.333333333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83000">
                <text:p>183000</text:p>
              </table:table-cell>
              <table:table-cell office:value-type="float" office:value="185250">
                <text:p>185250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84000">
                <text:p>184000</text:p>
              </table:table-cell>
              <table:table-cell office:value-type="float" office:value="187166.666666667">
                <text:p>187166.666666667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86000">
                <text:p>186000</text:p>
              </table:table-cell>
              <table:table-cell office:value-type="float" office:value="189083.333333333">
                <text:p>189083.333333333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87000">
                <text:p>187000</text:p>
              </table:table-cell>
              <table:table-cell office:value-type="float" office:value="190916.666666667">
                <text:p>190916.666666667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89000">
                <text:p>189000</text:p>
              </table:table-cell>
              <table:table-cell office:value-type="float" office:value="192750">
                <text:p>192750</text:p>
              </table:table-cell>
              <table:table-cell office:value-type="float" office:value="23166.6666666667">
                <text:p>23166.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90000">
                <text:p>190000</text:p>
              </table:table-cell>
              <table:table-cell office:value-type="float" office:value="194500">
                <text:p>194500</text:p>
              </table:table-cell>
              <table:table-cell office:value-type="float" office:value="22916.6666666667">
                <text:p>22916.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91000">
                <text:p>191000</text:p>
              </table:table-cell>
              <table:table-cell office:value-type="float" office:value="196166.666666667">
                <text:p>196166.666666667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92000">
                <text:p>192000</text:p>
              </table:table-cell>
              <table:table-cell office:value-type="float" office:value="197750">
                <text:p>197750</text:p>
              </table:table-cell>
              <table:table-cell office:value-type="float" office:value="22166.6666666667">
                <text:p>22166.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93000">
                <text:p>193000</text:p>
              </table:table-cell>
              <table:table-cell office:value-type="float" office:value="199333.333333333">
                <text:p>199333.333333333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4000">
                <text:p>194000</text:p>
              </table:table-cell>
              <table:table-cell office:value-type="float" office:value="200833.333333333">
                <text:p>200833.333333333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95000">
                <text:p>195000</text:p>
              </table:table-cell>
              <table:table-cell office:value-type="float" office:value="202250">
                <text:p>202250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96000">
                <text:p>196000</text:p>
              </table:table-cell>
              <table:table-cell office:value-type="float" office:value="203666.666666667">
                <text:p>203666.666666667</text:p>
              </table:table-cell>
              <table:table-cell office:value-type="float" office:value="20333.3333333333">
                <text:p>20333.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98000">
                <text:p>198000</text:p>
              </table:table-cell>
              <table:table-cell office:value-type="float" office:value="205083.333333333">
                <text:p>205083.333333333</text:p>
              </table:table-cell>
              <table:table-cell office:value-type="float" office:value="19833.3333333333">
                <text:p>19833.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99000">
                <text:p>199000</text:p>
              </table:table-cell>
              <table:table-cell office:value-type="float" office:value="206500">
                <text:p>206500</text:p>
              </table:table-cell>
              <table:table-cell office:value-type="float" office:value="19333.3333333333">
                <text:p>19333.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2000">
                <text:p>202000</text:p>
              </table:table-cell>
              <table:table-cell office:value-type="float" office:value="207833.333333333">
                <text:p>207833.333333333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06000">
                <text:p>206000</text:p>
              </table:table-cell>
              <table:table-cell office:value-type="float" office:value="209333.333333333">
                <text:p>209333.333333333</text:p>
              </table:table-cell>
              <table:table-cell office:value-type="float" office:value="18416.6666666667">
                <text:p>18416.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08000">
                <text:p>208000</text:p>
              </table:table-cell>
              <table:table-cell office:value-type="float" office:value="211000">
                <text:p>211000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09000">
                <text:p>209000</text:p>
              </table:table-cell>
              <table:table-cell office:value-type="float" office:value="212750">
                <text:p>212750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10000">
                <text:p>210000</text:p>
              </table:table-cell>
              <table:table-cell office:value-type="float" office:value="214416.666666667">
                <text:p>214416.666666667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12000">
                <text:p>212000</text:p>
              </table:table-cell>
              <table:table-cell office:value-type="float" office:value="216083.333333333">
                <text:p>216083.333333333</text:p>
              </table:table-cell>
              <table:table-cell office:value-type="float" office:value="18333.3333333333">
                <text:p>18333.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14000">
                <text:p>214000</text:p>
              </table:table-cell>
              <table:table-cell office:value-type="float" office:value="217833.333333333">
                <text:p>217833.333333333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15000">
                <text:p>215000</text:p>
              </table:table-cell>
              <table:table-cell office:value-type="float" office:value="219666.666666667">
                <text:p>219666.666666667</text:p>
              </table:table-cell>
              <table:table-cell office:value-type="float" office:value="18833.3333333333">
                <text:p>18833.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16000">
                <text:p>216000</text:p>
              </table:table-cell>
              <table:table-cell office:value-type="float" office:value="221500">
                <text:p>221500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17000">
                <text:p>217000</text:p>
              </table:table-cell>
              <table:table-cell office:value-type="float" office:value="223333.333333333">
                <text:p>223333.333333333</text:p>
              </table:table-cell>
              <table:table-cell office:value-type="float" office:value="19666.6666666667">
                <text:p>1966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19000">
                <text:p>219000</text:p>
              </table:table-cell>
              <table:table-cell office:value-type="float" office:value="225166.666666667">
                <text:p>225166.666666667</text:p>
              </table:table-cell>
              <table:table-cell office:value-type="float" office:value="20083.3333333333">
                <text:p>20083.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20000">
                <text:p>220000</text:p>
              </table:table-cell>
              <table:table-cell office:value-type="float" office:value="227083.333333333">
                <text:p>227083.333333333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1000">
                <text:p>221000</text:p>
              </table:table-cell>
              <table:table-cell office:value-type="float" office:value="228916.666666667">
                <text:p>228916.666666667</text:p>
              </table:table-cell>
              <table:table-cell office:value-type="float" office:value="21083.3333333333">
                <text:p>21083.3333333333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23000">
                <text:p>223000</text:p>
              </table:table-cell>
              <table:table-cell office:value-type="float" office:value="230750">
                <text:p>230750</text:p>
              </table:table-cell>
              <table:table-cell office:value-type="float" office:value="21416.6666666667">
                <text:p>21416.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24000">
                <text:p>224000</text:p>
              </table:table-cell>
              <table:table-cell office:value-type="float" office:value="232500">
                <text:p>232500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25000">
                <text:p>225000</text:p>
              </table:table-cell>
              <table:table-cell office:value-type="float" office:value="234000">
                <text:p>23400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26000">
                <text:p>226000</text:p>
              </table:table-cell>
              <table:table-cell office:value-type="float" office:value="235416.666666667">
                <text:p>235416.666666667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28000">
                <text:p>228000</text:p>
              </table:table-cell>
              <table:table-cell office:value-type="float" office:value="236833.333333333">
                <text:p>236833.333333333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29000">
                <text:p>229000</text:p>
              </table:table-cell>
              <table:table-cell office:value-type="float" office:value="238333.333333333">
                <text:p>238333.333333333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30000">
                <text:p>230000</text:p>
              </table:table-cell>
              <table:table-cell office:value-type="float" office:value="239750">
                <text:p>239750</text:p>
              </table:table-cell>
              <table:table-cell office:value-type="float" office:value="20083.3333333333">
                <text:p>20083.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31000">
                <text:p>231000</text:p>
              </table:table-cell>
              <table:table-cell office:value-type="float" office:value="241083.333333333">
                <text:p>241083.333333333</text:p>
              </table:table-cell>
              <table:table-cell office:value-type="float" office:value="19583.3333333333">
                <text:p>19583.333333333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32000">
                <text:p>232000</text:p>
              </table:table-cell>
              <table:table-cell office:value-type="float" office:value="242416.666666667">
                <text:p>242416.666666667</text:p>
              </table:table-cell>
              <table:table-cell office:value-type="float" office:value="19083.3333333333">
                <text:p>19083.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34000">
                <text:p>234000</text:p>
              </table:table-cell>
              <table:table-cell office:value-type="float" office:value="243750">
                <text:p>243750</text:p>
              </table:table-cell>
              <table:table-cell office:value-type="float" office:value="18583.3333333333">
                <text:p>18583.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35000">
                <text:p>235000</text:p>
              </table:table-cell>
              <table:table-cell office:value-type="float" office:value="245166.666666667">
                <text:p>245166.666666667</text:p>
              </table:table-cell>
              <table:table-cell office:value-type="float" office:value="18083.3333333333">
                <text:p>18083.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37000">
                <text:p>237000</text:p>
              </table:table-cell>
              <table:table-cell office:value-type="float" office:value="246500">
                <text:p>246500</text:p>
              </table:table-cell>
              <table:table-cell office:value-type="float" office:value="17583.3333333333">
                <text:p>17583.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38000">
                <text:p>238000</text:p>
              </table:table-cell>
              <table:table-cell office:value-type="float" office:value="247916.666666667">
                <text:p>247916.666666667</text:p>
              </table:table-cell>
              <table:table-cell office:value-type="float" office:value="17166.6666666667">
                <text:p>17166.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40000">
                <text:p>240000</text:p>
              </table:table-cell>
              <table:table-cell office:value-type="float" office:value="249333.333333333">
                <text:p>249333.333333333</text:p>
              </table:table-cell>
              <table:table-cell office:value-type="float" office:value="16833.3333333333">
                <text:p>16833.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41000">
                <text:p>241000</text:p>
              </table:table-cell>
              <table:table-cell office:value-type="float" office:value="250750">
                <text:p>250750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42000">
                <text:p>242000</text:p>
              </table:table-cell>
              <table:table-cell office:value-type="float" office:value="252166.666666667">
                <text:p>252166.666666667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44000">
                <text:p>244000</text:p>
              </table:table-cell>
              <table:table-cell office:value-type="float" office:value="253583.333333333">
                <text:p>253583.333333333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45000">
                <text:p>245000</text:p>
              </table:table-cell>
              <table:table-cell office:value-type="float" office:value="255083.333333333">
                <text:p>255083.333333333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46000">
                <text:p>246000</text:p>
              </table:table-cell>
              <table:table-cell office:value-type="float" office:value="256500">
                <text:p>256500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48000">
                <text:p>248000</text:p>
              </table:table-cell>
              <table:table-cell office:value-type="float" office:value="257916.666666667">
                <text:p>257916.666666667</text:p>
              </table:table-cell>
              <table:table-cell office:value-type="float" office:value="16833.3333333333">
                <text:p>16833.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